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7.3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78.55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348.41pt"/>
    </style:style>
    <style:style style:name="co11" style:family="table-column">
      <style:table-column-properties fo:break-before="auto" style:column-width="141.31pt"/>
    </style:style>
    <style:style style:name="co12" style:family="table-column">
      <style:table-column-properties fo:break-before="auto" style:column-width="139.66pt"/>
    </style:style>
    <style:style style:name="co13" style:family="table-column">
      <style:table-column-properties fo:break-before="auto" style:column-width="56.3pt"/>
    </style:style>
    <style:style style:name="co14" style:family="table-column">
      <style:table-column-properties fo:break-before="auto" style:column-width="732.61pt"/>
    </style:style>
    <style:style style:name="co15" style:family="table-column">
      <style:table-column-properties fo:break-before="auto" style:column-width="50.74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223.85pt"/>
    </style:style>
    <style:style style:name="co18" style:family="table-column">
      <style:table-column-properties fo:break-before="auto" style:column-width="85.69pt"/>
    </style:style>
    <style:style style:name="co19" style:family="table-column">
      <style:table-column-properties fo:break-before="auto" style:column-width="331.74pt"/>
    </style:style>
    <style:style style:name="co20" style:family="table-column">
      <style:table-column-properties fo:break-before="auto" style:column-width="252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ta1" style:family="table" style:master-page-name="PageStyle_5f_RQ2_20_operator_20_efficacy_20_O_20_x_20_T">
      <style:table-properties table:display="true" style:writing-mode="lr-tb"/>
    </style:style>
    <style:style style:name="ta2" style:family="table" style:master-page-name="PageStyle_5f_RQ2_20_operator_20_efficacy_20_O_20_x_20_T_20_x_20_I_20_">
      <style:table-properties table:display="true" style:writing-mode="lr-tb"/>
    </style:style>
    <style:style style:name="ta3" style:family="table" style:master-page-name="PageStyle_5f_RQ2_20_operator_20_efficacy">
      <style:table-properties table:display="true" style:writing-mode="lr-tb"/>
    </style:style>
    <style:style style:name="ta4" style:family="table" style:master-page-name="PageStyle_5f_RQ1_20_results_20_summary">
      <style:table-properties table:display="true" style:writing-mode="lr-tb"/>
    </style:style>
    <style:style style:name="ta5" style:family="table" style:master-page-name="PageStyle_5f_RQ1_20_all_20_results">
      <style:table-properties table:display="true" style:writing-mode="lr-tb"/>
    </style:style>
    <style:style style:name="ta6" style:family="table" style:master-page-name="PageStyle_5f_unique_20_patches_20_initial_20_setup">
      <style:table-properties table:display="true" style:writing-mode="lr-tb"/>
    </style:style>
    <style:style style:name="ta7" style:family="table" style:master-page-name="PageStyle_5f_unique_20_patches_20_uniform_20_strategy">
      <style:table-properties table:display="true" style:writing-mode="lr-tb"/>
    </style:style>
    <style:style style:name="ta8" style:family="table" style:master-page-name="PageStyle_5f_patches_20_initial_20_setup">
      <style:table-properties table:display="true" style:writing-mode="lr-tb"/>
    </style:style>
    <style:style style:name="ta9" style:family="table" style:master-page-name="PageStyle_5f_patches_20_uniform_20_strategy">
      <style:table-properties table:display="true" style:writing-mode="lr-tb"/>
    </style:style>
    <style:style style:name="ta10" style:family="table" style:master-page-name="PageStyle_5f_quixbugs_20_inf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.75" style:apply-style-name="ConditionalStyle_5f_1" style:base-cell-address="'RQ2 operator efficacy O x T'.E2"/>
    </style:style>
    <style:style style:name="ce7" style:family="table-cell" style:parent-style-name="Default">
      <style:map style:condition="cell-content()&gt;0.75" style:apply-style-name="ConditionalStyle_5f_1" style:base-cell-address="'RQ2 operator efficacy O x T'.E2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map style:condition="is-true-formula(LEN(TRIM([.B8]))&gt;0)" style:apply-style-name="ConditionalStyle_5f_2" style:base-cell-address="'RQ2 operator efficacy'.B8"/>
    </style:style>
    <style:style style:name="ce1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27">
      <style:table-cell-properties fo:background-color="#f3f3f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27">
      <style:table-cell-properties fo:background-color="#c9daf8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Q2 operator efficacy O x 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better + same fitness</text:p>
          </table:table-cell>
          <table:table-cell table:style-name="ce1" office:value-type="string" calcext:value-type="string">
            <text:p>number of iterations</text:p>
          </table:table-cell>
          <table:table-cell table:style-name="ce1" office:value-type="string" calcext:value-type="string">
            <text:p>parse error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better fitness</text:p>
          </table:table-cell>
          <table:table-cell table:style-name="ce1" office:value-type="string" calcext:value-type="string">
            <text:p>worse fitness</text:p>
          </table:table-cell>
          <table:table-cell table:style-name="ce1" office:value-type="string" calcext:value-type="string">
            <text:p>same fitness</text:p>
          </table:table-cell>
          <table:table-cell table:style-name="ce1" office:value-type="string" calcext:value-type="string">
            <text:p>same output</text:p>
          </table:table-cell>
          <table:table-cell table:style-name="ce1" office:value-type="string" calcext:value-type="string">
            <text:p>parse error + worse fitness</text:p>
          </table:table-cell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expr_stmt</text:p>
          </table:table-cell>
          <table:table-cell table:style-name="ce4" table:formula="of:=[.G2]+[.I2]" office:value-type="percentage" office:value="0.3312" calcext:value-type="percentage">
            <text:p>33.12%</text:p>
          </table:table-cell>
          <table:table-cell table:style-name="ce2" office:value-type="float" office:value="21809" calcext:value-type="float">
            <text:p>21809</text:p>
          </table:table-cell>
          <table:table-cell table:style-name="ce6" office:value-type="percentage" office:value="0.5924" calcext:value-type="percentage">
            <text:p>59.24%</text:p>
          </table:table-cell>
          <table:table-cell table:style-name="ce4" office:value-type="percentage" office:value="0.4076" calcext:value-type="percentage">
            <text:p>40.76%</text:p>
          </table:table-cell>
          <table:table-cell table:style-name="ce4" office:value-type="percentage" office:value="0.0075" calcext:value-type="percentage">
            <text:p>0.75%</text:p>
          </table:table-cell>
          <table:table-cell table:style-name="ce4" office:value-type="percentage" office:value="0.0764" calcext:value-type="percentage">
            <text:p>7.64%</text:p>
          </table:table-cell>
          <table:table-cell table:style-name="ce4" office:value-type="percentage" office:value="0.3237" calcext:value-type="percentage">
            <text:p>32.37%</text:p>
          </table:table-cell>
          <table:table-cell table:style-name="ce4" office:value-type="percentage" office:value="0.1414" calcext:value-type="percentage">
            <text:p>14.14%</text:p>
          </table:table-cell>
          <table:table-cell table:style-name="ce4" table:formula="of:=[.E2]+[.H2]" office:value-type="percentage" office:value="0.6688" calcext:value-type="percentage">
            <text:p>66.88%</text:p>
          </table:table-cell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decl_stmt</text:p>
          </table:table-cell>
          <table:table-cell table:style-name="ce4" table:formula="of:=[.G3]+[.I3]" office:value-type="percentage" office:value="0.1082" calcext:value-type="percentage">
            <text:p>10.82%</text:p>
          </table:table-cell>
          <table:table-cell table:style-name="ce2" office:value-type="float" office:value="19413" calcext:value-type="float">
            <text:p>19413</text:p>
          </table:table-cell>
          <table:table-cell table:style-name="ce6" office:value-type="percentage" office:value="0.8698" calcext:value-type="percentage">
            <text:p>86.98%</text:p>
          </table:table-cell>
          <table:table-cell table:style-name="ce4" office:value-type="percentage" office:value="0.1302" calcext:value-type="percentage">
            <text:p>13.02%</text:p>
          </table:table-cell>
          <table:table-cell table:style-name="ce4" office:value-type="percentage" office:value="0.0004" calcext:value-type="percentage">
            <text:p>0.04%</text:p>
          </table:table-cell>
          <table:table-cell table:style-name="ce4" office:value-type="percentage" office:value="0.022" calcext:value-type="percentage">
            <text:p>2.20%</text:p>
          </table:table-cell>
          <table:table-cell table:style-name="ce4" office:value-type="percentage" office:value="0.1078" calcext:value-type="percentage">
            <text:p>10.78%</text:p>
          </table:table-cell>
          <table:table-cell table:style-name="ce4" office:value-type="percentage" office:value="0.0516" calcext:value-type="percentage">
            <text:p>5.16%</text:p>
          </table:table-cell>
          <table:table-cell table:style-name="ce4" table:formula="of:=[.E3]+[.H3]" office:value-type="percentage" office:value="0.8918" calcext:value-type="percentage">
            <text:p>89.18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if</text:p>
          </table:table-cell>
          <table:table-cell table:style-name="ce4" table:formula="of:=[.G4]+[.I4]" office:value-type="percentage" office:value="0.2397" calcext:value-type="percentage">
            <text:p>23.97%</text:p>
          </table:table-cell>
          <table:table-cell table:style-name="ce2" office:value-type="float" office:value="13325" calcext:value-type="float">
            <text:p>13325</text:p>
          </table:table-cell>
          <table:table-cell table:style-name="ce6" office:value-type="percentage" office:value="0.7046" calcext:value-type="percentage">
            <text:p>70.46%</text:p>
          </table:table-cell>
          <table:table-cell table:style-name="ce4" office:value-type="percentage" office:value="0.2954" calcext:value-type="percentage">
            <text:p>29.54%</text:p>
          </table:table-cell>
          <table:table-cell table:style-name="ce4" office:value-type="percentage" office:value="0.0105" calcext:value-type="percentage">
            <text:p>1.05%</text:p>
          </table:table-cell>
          <table:table-cell table:style-name="ce4" office:value-type="percentage" office:value="0.0557" calcext:value-type="percentage">
            <text:p>5.57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4" office:value-type="percentage" office:value="0.1076" calcext:value-type="percentage">
            <text:p>10.76%</text:p>
          </table:table-cell>
          <table:table-cell table:style-name="ce4" table:formula="of:=[.E4]+[.H4]" office:value-type="percentage" office:value="0.7603" calcext:value-type="percentage">
            <text:p>76.03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for</text:p>
          </table:table-cell>
          <table:table-cell table:style-name="ce4" table:formula="of:=[.G5]+[.I5]" office:value-type="percentage" office:value="0.1962" calcext:value-type="percentage">
            <text:p>19.62%</text:p>
          </table:table-cell>
          <table:table-cell table:style-name="ce2" office:value-type="float" office:value="8695" calcext:value-type="float">
            <text:p>8695</text:p>
          </table:table-cell>
          <table:table-cell table:style-name="ce6" office:value-type="percentage" office:value="0.7541" calcext:value-type="percentage">
            <text:p>75.41%</text:p>
          </table:table-cell>
          <table:table-cell table:style-name="ce4" office:value-type="percentage" office:value="0.2459" calcext:value-type="percentage">
            <text:p>24.59%</text:p>
          </table:table-cell>
          <table:table-cell table:style-name="ce4" office:value-type="percentage" office:value="0.004" calcext:value-type="percentage">
            <text:p>0.40%</text:p>
          </table:table-cell>
          <table:table-cell table:style-name="ce4" office:value-type="percentage" office:value="0.0497" calcext:value-type="percentage">
            <text:p>4.97%</text:p>
          </table:table-cell>
          <table:table-cell table:style-name="ce4" office:value-type="percentage" office:value="0.1922" calcext:value-type="percentage">
            <text:p>19.22%</text:p>
          </table:table-cell>
          <table:table-cell table:style-name="ce4" office:value-type="percentage" office:value="0.0959" calcext:value-type="percentage">
            <text:p>9.59%</text:p>
          </table:table-cell>
          <table:table-cell table:style-name="ce4" table:formula="of:=[.E5]+[.H5]" office:value-type="percentage" office:value="0.8038" calcext:value-type="percentage">
            <text:p>80.38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return</text:p>
          </table:table-cell>
          <table:table-cell table:style-name="ce4" table:formula="of:=[.G6]+[.I6]" office:value-type="percentage" office:value="0.2861" calcext:value-type="percentage">
            <text:p>28.61%</text:p>
          </table:table-cell>
          <table:table-cell table:style-name="ce2" office:value-type="float" office:value="16072" calcext:value-type="float">
            <text:p>16072</text:p>
          </table:table-cell>
          <table:table-cell table:style-name="ce6" office:value-type="percentage" office:value="0.682" calcext:value-type="percentage">
            <text:p>68.20%</text:p>
          </table:table-cell>
          <table:table-cell table:style-name="ce4" office:value-type="percentage" office:value="0.318" calcext:value-type="percentage">
            <text:p>31.80%</text:p>
          </table:table-cell>
          <table:table-cell table:style-name="ce4" office:value-type="percentage" office:value="0.0114" calcext:value-type="percentage">
            <text:p>1.14%</text:p>
          </table:table-cell>
          <table:table-cell table:style-name="ce4" office:value-type="percentage" office:value="0.0319" calcext:value-type="percentage">
            <text:p>3.19%</text:p>
          </table:table-cell>
          <table:table-cell table:style-name="ce4" office:value-type="percentage" office:value="0.2747" calcext:value-type="percentage">
            <text:p>27.47%</text:p>
          </table:table-cell>
          <table:table-cell table:style-name="ce4" office:value-type="percentage" office:value="0.1249" calcext:value-type="percentage">
            <text:p>12.49%</text:p>
          </table:table-cell>
          <table:table-cell table:style-name="ce4" table:formula="of:=[.E6]+[.H6]" office:value-type="percentage" office:value="0.7139" calcext:value-type="percentage">
            <text:p>71.39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while</text:p>
          </table:table-cell>
          <table:table-cell table:style-name="ce4" table:formula="of:=[.G7]+[.I7]" office:value-type="percentage" office:value="0.1898" calcext:value-type="percentage">
            <text:p>18.98%</text:p>
          </table:table-cell>
          <table:table-cell table:style-name="ce2" office:value-type="float" office:value="1633" calcext:value-type="float">
            <text:p>1633</text:p>
          </table:table-cell>
          <table:table-cell table:style-name="ce6" office:value-type="percentage" office:value="0.6314" calcext:value-type="percentage">
            <text:p>63.14%</text:p>
          </table:table-cell>
          <table:table-cell table:style-name="ce4" office:value-type="percentage" office:value="0.3686" calcext:value-type="percentage">
            <text:p>36.86%</text:p>
          </table:table-cell>
          <table:table-cell table:style-name="ce4" office:value-type="percentage" office:value="0.0024" calcext:value-type="percentage">
            <text:p>0.24%</text:p>
          </table:table-cell>
          <table:table-cell table:style-name="ce4" office:value-type="percentage" office:value="0.1788" calcext:value-type="percentage">
            <text:p>17.88%</text:p>
          </table:table-cell>
          <table:table-cell table:style-name="ce4" office:value-type="percentage" office:value="0.1874" calcext:value-type="percentage">
            <text:p>18.74%</text:p>
          </table:table-cell>
          <table:table-cell table:style-name="ce4" office:value-type="percentage" office:value="0.0796" calcext:value-type="percentage">
            <text:p>7.96%</text:p>
          </table:table-cell>
          <table:table-cell table:style-name="ce4" table:formula="of:=[.E7]+[.H7]" office:value-type="percentage" office:value="0.8102" calcext:value-type="percentage">
            <text:p>81.02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string" calcext:value-type="string">
            <text:p>continue</text:p>
          </table:table-cell>
          <table:table-cell table:style-name="ce4" table:formula="of:=[.G8]+[.I8]" office:value-type="percentage" office:value="0.4294" calcext:value-type="percentage">
            <text:p>42.94%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percentage" office:value="0.5706" calcext:value-type="percentage">
            <text:p>57.06%</text:p>
          </table:table-cell>
          <table:table-cell table:style-name="ce4" office:value-type="percentage" office:value="0.4294" calcext:value-type="percentage">
            <text:p>42.9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4294" calcext:value-type="percentage">
            <text:p>42.94%</text:p>
          </table:table-cell>
          <table:table-cell table:style-name="ce4" office:value-type="percentage" office:value="0.2086" calcext:value-type="percentage">
            <text:p>20.86%</text:p>
          </table:table-cell>
          <table:table-cell table:style-name="ce4" table:formula="of:=[.E8]+[.H8]" office:value-type="percentage" office:value="0.5706" calcext:value-type="percentage">
            <text:p>57.06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expr_stmt</text:p>
          </table:table-cell>
          <table:table-cell table:style-name="ce4" table:formula="of:=[.G9]+[.I9]" office:value-type="percentage" office:value="0.2385" calcext:value-type="percentage">
            <text:p>23.85%</text:p>
          </table:table-cell>
          <table:table-cell table:style-name="ce2" office:value-type="float" office:value="20020" calcext:value-type="float">
            <text:p>20020</text:p>
          </table:table-cell>
          <table:table-cell table:style-name="ce6" office:value-type="percentage" office:value="0.621" calcext:value-type="percentage">
            <text:p>62.10%</text:p>
          </table:table-cell>
          <table:table-cell table:style-name="ce4" office:value-type="percentage" office:value="0.379" calcext:value-type="percentage">
            <text:p>37.90%</text:p>
          </table:table-cell>
          <table:table-cell table:style-name="ce4" office:value-type="percentage" office:value="0.0211" calcext:value-type="percentage">
            <text:p>2.11%</text:p>
          </table:table-cell>
          <table:table-cell table:style-name="ce4" office:value-type="percentage" office:value="0.1405" calcext:value-type="percentage">
            <text:p>14.05%</text:p>
          </table:table-cell>
          <table:table-cell table:style-name="ce4" office:value-type="percentage" office:value="0.2174" calcext:value-type="percentage">
            <text:p>21.74%</text:p>
          </table:table-cell>
          <table:table-cell table:style-name="ce4" office:value-type="percentage" office:value="0.0933" calcext:value-type="percentage">
            <text:p>9.33%</text:p>
          </table:table-cell>
          <table:table-cell table:style-name="ce4" table:formula="of:=[.E9]+[.H9]" office:value-type="percentage" office:value="0.7615" calcext:value-type="percentage">
            <text:p>76.15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decl_stmt</text:p>
          </table:table-cell>
          <table:table-cell table:style-name="ce4" table:formula="of:=[.G10]+[.I10]" office:value-type="percentage" office:value="0.0314" calcext:value-type="percentage">
            <text:p>3.14%</text:p>
          </table:table-cell>
          <table:table-cell table:style-name="ce2" office:value-type="float" office:value="17841" calcext:value-type="float">
            <text:p>17841</text:p>
          </table:table-cell>
          <table:table-cell table:style-name="ce6" office:value-type="percentage" office:value="0.9686" calcext:value-type="percentage">
            <text:p>96.86%</text:p>
          </table:table-cell>
          <table:table-cell table:style-name="ce4" office:value-type="percentage" office:value="0.0314" calcext:value-type="percentage">
            <text:p>3.14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1" calcext:value-type="percentage">
            <text:p>0.01%</text:p>
          </table:table-cell>
          <table:table-cell table:style-name="ce4" office:value-type="percentage" office:value="0.0314" calcext:value-type="percentage">
            <text:p>3.14%</text:p>
          </table:table-cell>
          <table:table-cell table:style-name="ce4" office:value-type="percentage" office:value="0.0256" calcext:value-type="percentage">
            <text:p>2.56%</text:p>
          </table:table-cell>
          <table:table-cell table:style-name="ce4" table:formula="of:=[.E10]+[.H10]" office:value-type="percentage" office:value="0.9687" calcext:value-type="percentage">
            <text:p>96.87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if</text:p>
          </table:table-cell>
          <table:table-cell table:style-name="ce4" table:formula="of:=[.G11]+[.I11]" office:value-type="percentage" office:value="0.1183" calcext:value-type="percentage">
            <text:p>11.83%</text:p>
          </table:table-cell>
          <table:table-cell table:style-name="ce2" office:value-type="float" office:value="12293" calcext:value-type="float">
            <text:p>12293</text:p>
          </table:table-cell>
          <table:table-cell table:style-name="ce6" office:value-type="percentage" office:value="0.7998" calcext:value-type="percentage">
            <text:p>79.98%</text:p>
          </table:table-cell>
          <table:table-cell table:style-name="ce4" office:value-type="percentage" office:value="0.2002" calcext:value-type="percentage">
            <text:p>20.02%</text:p>
          </table:table-cell>
          <table:table-cell table:style-name="ce4" office:value-type="percentage" office:value="0.0217" calcext:value-type="percentage">
            <text:p>2.17%</text:p>
          </table:table-cell>
          <table:table-cell table:style-name="ce4" office:value-type="percentage" office:value="0.0818" calcext:value-type="percentage">
            <text:p>8.18%</text:p>
          </table:table-cell>
          <table:table-cell table:style-name="ce4" office:value-type="percentage" office:value="0.0966" calcext:value-type="percentage">
            <text:p>9.66%</text:p>
          </table:table-cell>
          <table:table-cell table:style-name="ce4" office:value-type="percentage" office:value="0.0499" calcext:value-type="percentage">
            <text:p>4.99%</text:p>
          </table:table-cell>
          <table:table-cell table:style-name="ce4" table:formula="of:=[.E11]+[.H11]" office:value-type="percentage" office:value="0.8816" calcext:value-type="percentage">
            <text:p>88.16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for</text:p>
          </table:table-cell>
          <table:table-cell table:style-name="ce4" table:formula="of:=[.G12]+[.I12]" office:value-type="percentage" office:value="0.1336" calcext:value-type="percentage">
            <text:p>13.36%</text:p>
          </table:table-cell>
          <table:table-cell table:style-name="ce2" office:value-type="float" office:value="8044" calcext:value-type="float">
            <text:p>8044</text:p>
          </table:table-cell>
          <table:table-cell table:style-name="ce4" office:value-type="percentage" office:value="0.7817" calcext:value-type="percentage">
            <text:p>78.17%</text:p>
          </table:table-cell>
          <table:table-cell table:style-name="ce4" office:value-type="percentage" office:value="0.2183" calcext:value-type="percentage">
            <text:p>21.83%</text:p>
          </table:table-cell>
          <table:table-cell table:style-name="ce4" office:value-type="percentage" office:value="0.0148" calcext:value-type="percentage">
            <text:p>1.48%</text:p>
          </table:table-cell>
          <table:table-cell table:style-name="ce4" office:value-type="percentage" office:value="0.0847" calcext:value-type="percentage">
            <text:p>8.47%</text:p>
          </table:table-cell>
          <table:table-cell table:style-name="ce4" office:value-type="percentage" office:value="0.1188" calcext:value-type="percentage">
            <text:p>11.88%</text:p>
          </table:table-cell>
          <table:table-cell table:style-name="ce4" office:value-type="percentage" office:value="0.062" calcext:value-type="percentage">
            <text:p>6.20%</text:p>
          </table:table-cell>
          <table:table-cell table:style-name="ce4" table:formula="of:=[.E12]+[.H12]" office:value-type="percentage" office:value="0.8664" calcext:value-type="percentage">
            <text:p>86.64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return</text:p>
          </table:table-cell>
          <table:table-cell table:style-name="ce4" table:formula="of:=[.G13]+[.I13]" office:value-type="percentage" office:value="0.1823" calcext:value-type="percentage">
            <text:p>18.23%</text:p>
          </table:table-cell>
          <table:table-cell table:style-name="ce2" office:value-type="float" office:value="14526" calcext:value-type="float">
            <text:p>14526</text:p>
          </table:table-cell>
          <table:table-cell table:style-name="ce6" office:value-type="percentage" office:value="0.7178" calcext:value-type="percentage">
            <text:p>71.78%</text:p>
          </table:table-cell>
          <table:table-cell table:style-name="ce4" office:value-type="percentage" office:value="0.2822" calcext:value-type="percentage">
            <text:p>28.22%</text:p>
          </table:table-cell>
          <table:table-cell table:style-name="ce4" office:value-type="percentage" office:value="0.0203" calcext:value-type="percentage">
            <text:p>2.03%</text:p>
          </table:table-cell>
          <table:table-cell table:style-name="ce4" office:value-type="percentage" office:value="0.0999" calcext:value-type="percentage">
            <text:p>9.99%</text:p>
          </table:table-cell>
          <table:table-cell table:style-name="ce4" office:value-type="percentage" office:value="0.162" calcext:value-type="percentage">
            <text:p>16.20%</text:p>
          </table:table-cell>
          <table:table-cell table:style-name="ce4" office:value-type="percentage" office:value="0.0821" calcext:value-type="percentage">
            <text:p>8.21%</text:p>
          </table:table-cell>
          <table:table-cell table:style-name="ce4" table:formula="of:=[.E13]+[.H13]" office:value-type="percentage" office:value="0.8177" calcext:value-type="percentage">
            <text:p>81.77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while</text:p>
          </table:table-cell>
          <table:table-cell table:style-name="ce4" table:formula="of:=[.G14]+[.I14]" office:value-type="percentage" office:value="0.0919" calcext:value-type="percentage">
            <text:p>9.19%</text:p>
          </table:table-cell>
          <table:table-cell table:style-name="ce2" office:value-type="float" office:value="1436" calcext:value-type="float">
            <text:p>1436</text:p>
          </table:table-cell>
          <table:table-cell table:style-name="ce6" office:value-type="percentage" office:value="0.6915" calcext:value-type="percentage">
            <text:p>69.15%</text:p>
          </table:table-cell>
          <table:table-cell table:style-name="ce4" office:value-type="percentage" office:value="0.3085" calcext:value-type="percentage">
            <text:p>30.85%</text:p>
          </table:table-cell>
          <table:table-cell table:style-name="ce4" office:value-type="percentage" office:value="0.0028" calcext:value-type="percentage">
            <text:p>0.28%</text:p>
          </table:table-cell>
          <table:table-cell table:style-name="ce4" office:value-type="percentage" office:value="0.2166" calcext:value-type="percentage">
            <text:p>21.66%</text:p>
          </table:table-cell>
          <table:table-cell table:style-name="ce4" office:value-type="percentage" office:value="0.0891" calcext:value-type="percentage">
            <text:p>8.91%</text:p>
          </table:table-cell>
          <table:table-cell table:style-name="ce4" office:value-type="percentage" office:value="0.0334" calcext:value-type="percentage">
            <text:p>3.34%</text:p>
          </table:table-cell>
          <table:table-cell table:style-name="ce4" table:formula="of:=[.E14]+[.H14]" office:value-type="percentage" office:value="0.9081" calcext:value-type="percentage">
            <text:p>90.81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string" calcext:value-type="string">
            <text:p>continue</text:p>
          </table:table-cell>
          <table:table-cell table:style-name="ce4" table:formula="of:=[.G15]+[.I15]" office:value-type="percentage" office:value="0.4615" calcext:value-type="percentage">
            <text:p>46.15%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percentage" office:value="0.5385" calcext:value-type="percentage">
            <text:p>53.85%</text:p>
          </table:table-cell>
          <table:table-cell table:style-name="ce4" office:value-type="percentage" office:value="0.4615" calcext:value-type="percentage">
            <text:p>46.15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4615" calcext:value-type="percentage">
            <text:p>46.15%</text:p>
          </table:table-cell>
          <table:table-cell table:style-name="ce4" office:value-type="percentage" office:value="0.2238" calcext:value-type="percentage">
            <text:p>22.38%</text:p>
          </table:table-cell>
          <table:table-cell table:style-name="ce4" table:formula="of:=[.E15]+[.H15]" office:value-type="percentage" office:value="0.5385" calcext:value-type="percentage">
            <text:p>53.85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expr_stmt</text:p>
          </table:table-cell>
          <table:table-cell table:style-name="ce4" table:formula="of:=[.G16]+[.I16]" office:value-type="percentage" office:value="0.5003" calcext:value-type="percentage">
            <text:p>50.03%</text:p>
          </table:table-cell>
          <table:table-cell table:style-name="ce2" office:value-type="float" office:value="1645" calcext:value-type="float">
            <text:p>1645</text:p>
          </table:table-cell>
          <table:table-cell table:style-name="ce6" office:value-type="percentage" office:value="0.11" calcext:value-type="percentage">
            <text:p>11.00%</text:p>
          </table:table-cell>
          <table:table-cell table:style-name="ce4" office:value-type="percentage" office:value="0.89" calcext:value-type="percentage">
            <text:p>89.00%</text:p>
          </table:table-cell>
          <table:table-cell table:style-name="ce4" office:value-type="percentage" office:value="0.0517" calcext:value-type="percentage">
            <text:p>5.17%</text:p>
          </table:table-cell>
          <table:table-cell table:style-name="ce4" office:value-type="percentage" office:value="0.3897" calcext:value-type="percentage">
            <text:p>38.97%</text:p>
          </table:table-cell>
          <table:table-cell table:style-name="ce4" office:value-type="percentage" office:value="0.4486" calcext:value-type="percentage">
            <text:p>44.86%</text:p>
          </table:table-cell>
          <table:table-cell table:style-name="ce4" office:value-type="percentage" office:value="0.1653" calcext:value-type="percentage">
            <text:p>16.53%</text:p>
          </table:table-cell>
          <table:table-cell table:style-name="ce4" table:formula="of:=[.E16]+[.H16]" office:value-type="percentage" office:value="0.4997" calcext:value-type="percentage">
            <text:p>49.97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decl_stmt</text:p>
          </table:table-cell>
          <table:table-cell table:style-name="ce4" table:formula="of:=[.G17]+[.I17]" office:value-type="percentage" office:value="0.0316" calcext:value-type="percentage">
            <text:p>3.16%</text:p>
          </table:table-cell>
          <table:table-cell table:style-name="ce2" office:value-type="float" office:value="1615" calcext:value-type="float">
            <text:p>1615</text:p>
          </table:table-cell>
          <table:table-cell table:style-name="ce6" office:value-type="percentage" office:value="0.9684" calcext:value-type="percentage">
            <text:p>96.84%</text:p>
          </table:table-cell>
          <table:table-cell table:style-name="ce4" office:value-type="percentage" office:value="0.0316" calcext:value-type="percentage">
            <text:p>3.16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316" calcext:value-type="percentage">
            <text:p>3.16%</text:p>
          </table:table-cell>
          <table:table-cell table:style-name="ce4" office:value-type="percentage" office:value="0.0241" calcext:value-type="percentage">
            <text:p>2.41%</text:p>
          </table:table-cell>
          <table:table-cell table:style-name="ce4" table:formula="of:=[.E17]+[.H17]" office:value-type="percentage" office:value="0.9684" calcext:value-type="percentage">
            <text:p>96.84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if</text:p>
          </table:table-cell>
          <table:table-cell table:style-name="ce4" table:formula="of:=[.G18]+[.I18]" office:value-type="percentage" office:value="0.3502" calcext:value-type="percentage">
            <text:p>35.02%</text:p>
          </table:table-cell>
          <table:table-cell table:style-name="ce2" office:value-type="float" office:value="1342" calcext:value-type="float">
            <text:p>1342</text:p>
          </table:table-cell>
          <table:table-cell table:style-name="ce6" office:value-type="percentage" office:value="0.4404" calcext:value-type="percentage">
            <text:p>44.04%</text:p>
          </table:table-cell>
          <table:table-cell table:style-name="ce4" office:value-type="percentage" office:value="0.5596" calcext:value-type="percentage">
            <text:p>55.96%</text:p>
          </table:table-cell>
          <table:table-cell table:style-name="ce4" office:value-type="percentage" office:value="0.1021" calcext:value-type="percentage">
            <text:p>10.21%</text:p>
          </table:table-cell>
          <table:table-cell table:style-name="ce4" office:value-type="percentage" office:value="0.2094" calcext:value-type="percentage">
            <text:p>20.94%</text:p>
          </table:table-cell>
          <table:table-cell table:style-name="ce4" office:value-type="percentage" office:value="0.2481" calcext:value-type="percentage">
            <text:p>24.81%</text:p>
          </table:table-cell>
          <table:table-cell table:style-name="ce4" office:value-type="percentage" office:value="0.1021" calcext:value-type="percentage">
            <text:p>10.21%</text:p>
          </table:table-cell>
          <table:table-cell table:style-name="ce4" table:formula="of:=[.E18]+[.H18]" office:value-type="percentage" office:value="0.6498" calcext:value-type="percentage">
            <text:p>64.98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for</text:p>
          </table:table-cell>
          <table:table-cell table:style-name="ce4" table:formula="of:=[.G19]+[.I19]" office:value-type="percentage" office:value="0.52" calcext:value-type="percentage">
            <text:p>52.00%</text:p>
          </table:table-cell>
          <table:table-cell table:style-name="ce2" office:value-type="float" office:value="700" calcext:value-type="float">
            <text:p>700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686" calcext:value-type="percentage">
            <text:p>6.86%</text:p>
          </table:table-cell>
          <table:table-cell table:style-name="ce4" office:value-type="percentage" office:value="0.48" calcext:value-type="percentage">
            <text:p>48.00%</text:p>
          </table:table-cell>
          <table:table-cell table:style-name="ce4" office:value-type="percentage" office:value="0.4514" calcext:value-type="percentage">
            <text:p>45.14%</text:p>
          </table:table-cell>
          <table:table-cell table:style-name="ce4" office:value-type="percentage" office:value="0.16" calcext:value-type="percentage">
            <text:p>16.00%</text:p>
          </table:table-cell>
          <table:table-cell table:style-name="ce4" table:formula="of:=[.E19]+[.H19]" office:value-type="percentage" office:value="0.48" calcext:value-type="percentage">
            <text:p>48.00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return</text:p>
          </table:table-cell>
          <table:table-cell table:style-name="ce4" table:formula="of:=[.G20]+[.I20]" office:value-type="percentage" office:value="0.1299" calcext:value-type="percentage">
            <text:p>12.99%</text:p>
          </table:table-cell>
          <table:table-cell table:style-name="ce2" office:value-type="float" office:value="1733" calcext:value-type="float">
            <text:p>1733</text:p>
          </table:table-cell>
          <table:table-cell table:style-name="ce6" office:value-type="percentage" office:value="0.7726" calcext:value-type="percentage">
            <text:p>77.26%</text:p>
          </table:table-cell>
          <table:table-cell table:style-name="ce4" office:value-type="percentage" office:value="0.2274" calcext:value-type="percentage">
            <text:p>22.74%</text:p>
          </table:table-cell>
          <table:table-cell table:style-name="ce4" office:value-type="percentage" office:value="0.0058" calcext:value-type="percentage">
            <text:p>0.58%</text:p>
          </table:table-cell>
          <table:table-cell table:style-name="ce4" office:value-type="percentage" office:value="0.0975" calcext:value-type="percentage">
            <text:p>9.75%</text:p>
          </table:table-cell>
          <table:table-cell table:style-name="ce4" office:value-type="percentage" office:value="0.1241" calcext:value-type="percentage">
            <text:p>12.41%</text:p>
          </table:table-cell>
          <table:table-cell table:style-name="ce4" office:value-type="percentage" office:value="0.0652" calcext:value-type="percentage">
            <text:p>6.52%</text:p>
          </table:table-cell>
          <table:table-cell table:style-name="ce4" table:formula="of:=[.E20]+[.H20]" office:value-type="percentage" office:value="0.8701" calcext:value-type="percentage">
            <text:p>87.01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while</text:p>
          </table:table-cell>
          <table:table-cell table:style-name="ce4" table:formula="of:=[.G21]+[.I21]" office:value-type="percentage" office:value="0.3267" calcext:value-type="percentage">
            <text:p>32.67%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percentage" office:value="0.5133" calcext:value-type="percentage">
            <text:p>51.33%</text:p>
          </table:table-cell>
          <table:table-cell table:style-name="ce4" office:value-type="percentage" office:value="0.4867" calcext:value-type="percentage">
            <text:p>48.67%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4" office:value-type="percentage" office:value="0.16" calcext:value-type="percentage">
            <text:p>16.00%</text:p>
          </table:table-cell>
          <table:table-cell table:style-name="ce4" office:value-type="percentage" office:value="0.3067" calcext:value-type="percentage">
            <text:p>30.67%</text:p>
          </table:table-cell>
          <table:table-cell table:style-name="ce4" office:value-type="percentage" office:value="0.0733" calcext:value-type="percentage">
            <text:p>7.33%</text:p>
          </table:table-cell>
          <table:table-cell table:style-name="ce4" table:formula="of:=[.E21]+[.H21]" office:value-type="percentage" office:value="0.6733" calcext:value-type="percentage">
            <text:p>67.33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string" calcext:value-type="string">
            <text:p>continue</text:p>
          </table:table-cell>
          <table:table-cell table:style-name="ce4" table:formula="of:=[.G22]+[.I22]" office:value-type="percentage" office:value="1" calcext:value-type="percentage">
            <text:p>100.00%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table:formula="of:=[.E22]+[.H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&lt;</text:p>
          </table:table-cell>
          <table:table-cell table:style-name="ce4" table:formula="of:=[.G23]+[.I23]" office:value-type="percentage" office:value="0.464" calcext:value-type="percentage">
            <text:p>46.40%</text:p>
          </table:table-cell>
          <table:table-cell table:style-name="ce2" office:value-type="float" office:value="1901" calcext:value-type="float">
            <text:p>1901</text:p>
          </table:table-cell>
          <table:table-cell table:style-name="ce6" office:value-type="percentage" office:value="0.0479" calcext:value-type="percentage">
            <text:p>4.79%</text:p>
          </table:table-cell>
          <table:table-cell table:style-name="ce4" office:value-type="percentage" office:value="0.9521" calcext:value-type="percentage">
            <text:p>95.21%</text:p>
          </table:table-cell>
          <table:table-cell table:style-name="ce4" office:value-type="percentage" office:value="0.0805" calcext:value-type="percentage">
            <text:p>8.05%</text:p>
          </table:table-cell>
          <table:table-cell table:style-name="ce4" office:value-type="percentage" office:value="0.4882" calcext:value-type="percentage">
            <text:p>48.82%</text:p>
          </table:table-cell>
          <table:table-cell table:style-name="ce4" office:value-type="percentage" office:value="0.3835" calcext:value-type="percentage">
            <text:p>38.35%</text:p>
          </table:table-cell>
          <table:table-cell table:style-name="ce4" office:value-type="percentage" office:value="0.1857" calcext:value-type="percentage">
            <text:p>18.57%</text:p>
          </table:table-cell>
          <table:table-cell table:style-name="ce4" table:formula="of:=[.E23]+[.H23]" office:value-type="percentage" office:value="0.5361" calcext:value-type="percentage">
            <text:p>53.61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==</text:p>
          </table:table-cell>
          <table:table-cell table:style-name="ce4" table:formula="of:=[.G24]+[.I24]" office:value-type="percentage" office:value="0.5356" calcext:value-type="percentage">
            <text:p>53.56%</text:p>
          </table:table-cell>
          <table:table-cell table:style-name="ce2" office:value-type="float" office:value="2276" calcext:value-type="float">
            <text:p>2276</text:p>
          </table:table-cell>
          <table:table-cell table:style-name="ce6" office:value-type="percentage" office:value="0.2127" calcext:value-type="percentage">
            <text:p>21.27%</text:p>
          </table:table-cell>
          <table:table-cell table:style-name="ce4" office:value-type="percentage" office:value="0.7873" calcext:value-type="percentage">
            <text:p>78.73%</text:p>
          </table:table-cell>
          <table:table-cell table:style-name="ce4" office:value-type="percentage" office:value="0.0984" calcext:value-type="percentage">
            <text:p>9.84%</text:p>
          </table:table-cell>
          <table:table-cell table:style-name="ce4" office:value-type="percentage" office:value="0.2518" calcext:value-type="percentage">
            <text:p>25.18%</text:p>
          </table:table-cell>
          <table:table-cell table:style-name="ce4" office:value-type="percentage" office:value="0.4372" calcext:value-type="percentage">
            <text:p>43.72%</text:p>
          </table:table-cell>
          <table:table-cell table:style-name="ce4" office:value-type="percentage" office:value="0.2069" calcext:value-type="percentage">
            <text:p>20.69%</text:p>
          </table:table-cell>
          <table:table-cell table:style-name="ce4" table:formula="of:=[.E24]+[.H24]" office:value-type="percentage" office:value="0.4645" calcext:value-type="percentage">
            <text:p>46.45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&gt;</text:p>
          </table:table-cell>
          <table:table-cell table:style-name="ce4" table:formula="of:=[.G25]+[.I25]" office:value-type="percentage" office:value="0.431" calcext:value-type="percentage">
            <text:p>43.10%</text:p>
          </table:table-cell>
          <table:table-cell table:style-name="ce2" office:value-type="float" office:value="355" calcext:value-type="float">
            <text:p>355</text:p>
          </table:table-cell>
          <table:table-cell table:style-name="ce6" office:value-type="percentage" office:value="0.0085" calcext:value-type="percentage">
            <text:p>0.85%</text:p>
          </table:table-cell>
          <table:table-cell table:style-name="ce4" office:value-type="percentage" office:value="0.9915" calcext:value-type="percentage">
            <text:p>99.15%</text:p>
          </table:table-cell>
          <table:table-cell table:style-name="ce4" office:value-type="percentage" office:value="0.0197" calcext:value-type="percentage">
            <text:p>1.97%</text:p>
          </table:table-cell>
          <table:table-cell table:style-name="ce4" office:value-type="percentage" office:value="0.5606" calcext:value-type="percentage">
            <text:p>56.06%</text:p>
          </table:table-cell>
          <table:table-cell table:style-name="ce4" office:value-type="percentage" office:value="0.4113" calcext:value-type="percentage">
            <text:p>41.13%</text:p>
          </table:table-cell>
          <table:table-cell table:style-name="ce4" office:value-type="percentage" office:value="0.1887" calcext:value-type="percentage">
            <text:p>18.87%</text:p>
          </table:table-cell>
          <table:table-cell table:style-name="ce4" table:formula="of:=[.E25]+[.H25]" office:value-type="percentage" office:value="0.5691" calcext:value-type="percentage">
            <text:p>56.91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&lt;=</text:p>
          </table:table-cell>
          <table:table-cell table:style-name="ce4" table:formula="of:=[.G26]+[.I26]" office:value-type="percentage" office:value="0.9592" calcext:value-type="percentage">
            <text:p>95.92%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7891" calcext:value-type="percentage">
            <text:p>78.91%</text:p>
          </table:table-cell>
          <table:table-cell table:style-name="ce4" office:value-type="percentage" office:value="0.0408" calcext:value-type="percentage">
            <text:p>4.08%</text:p>
          </table:table-cell>
          <table:table-cell table:style-name="ce4" office:value-type="percentage" office:value="0.1701" calcext:value-type="percentage">
            <text:p>17.01%</text:p>
          </table:table-cell>
          <table:table-cell table:style-name="ce4" office:value-type="percentage" office:value="0.0952" calcext:value-type="percentage">
            <text:p>9.52%</text:p>
          </table:table-cell>
          <table:table-cell table:style-name="ce4" table:formula="of:=[.E26]+[.H26]" office:value-type="percentage" office:value="0.0408" calcext:value-type="percentage">
            <text:p>4.08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&gt;=</text:p>
          </table:table-cell>
          <table:table-cell table:style-name="ce4" table:formula="of:=[.G27]+[.I27]" office:value-type="percentage" office:value="0.7018" calcext:value-type="percentage">
            <text:p>70.18%</text:p>
          </table:table-cell>
          <table:table-cell table:style-name="ce2" office:value-type="float" office:value="493" calcext:value-type="float">
            <text:p>493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4341" calcext:value-type="percentage">
            <text:p>43.41%</text:p>
          </table:table-cell>
          <table:table-cell table:style-name="ce4" office:value-type="percentage" office:value="0.2982" calcext:value-type="percentage">
            <text:p>29.82%</text:p>
          </table:table-cell>
          <table:table-cell table:style-name="ce4" office:value-type="percentage" office:value="0.2677" calcext:value-type="percentage">
            <text:p>26.77%</text:p>
          </table:table-cell>
          <table:table-cell table:style-name="ce4" office:value-type="percentage" office:value="0.0467" calcext:value-type="percentage">
            <text:p>4.67%</text:p>
          </table:table-cell>
          <table:table-cell table:style-name="ce4" table:formula="of:=[.E27]+[.H27]" office:value-type="percentage" office:value="0.2982" calcext:value-type="percentage">
            <text:p>29.82%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string" calcext:value-type="string">
            <text:p>!=</text:p>
          </table:table-cell>
          <table:table-cell table:style-name="ce4" table:formula="of:=[.G28]+[.I28]" office:value-type="percentage" office:value="0.5286" calcext:value-type="percentage">
            <text:p>52.86%</text:p>
          </table:table-cell>
          <table:table-cell table:style-name="ce2" office:value-type="float" office:value="157" calcext:value-type="float">
            <text:p>157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573" calcext:value-type="percentage">
            <text:p>5.73%</text:p>
          </table:table-cell>
          <table:table-cell table:number-columns-repeated="2" table:style-name="ce4" office:value-type="percentage" office:value="0.4713" calcext:value-type="percentage">
            <text:p>47.13%</text:p>
          </table:table-cell>
          <table:table-cell table:style-name="ce4" office:value-type="percentage" office:value="0.1592" calcext:value-type="percentage">
            <text:p>15.92%</text:p>
          </table:table-cell>
          <table:table-cell table:style-name="ce4" table:formula="of:=[.E28]+[.H28]" office:value-type="percentage" office:value="0.4713" calcext:value-type="percentage">
            <text:p>47.13%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2">
          <table:table-cell>
            <draw:frame table:end-cell-address="'RQ2 operator efficacy O x T'.C44" table:end-x="108.14pt" table:end-y="2.24pt" draw:z-index="0" draw:name="Chart 1" draw:style-name="gr1" draw:text-style-name="P1" svg:width="305.23pt" svg:height="188.99pt" svg:x="5.24pt" svg:y="2.24pt">
              <draw:object draw:notify-on-update-of-ranges="'RQ2 operator efficacy O x T'.B16:'RQ2 operator efficacy O x T'.B21 'RQ2 operator efficacy O x T'.J16:'RQ2 operator efficacy O x T'.J21 'RQ2 operator efficacy O x T'.J16:'RQ2 operator efficacy O x T'.J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RQ2 operator efficacy O x T'.F44" table:end-x="100.66pt" table:end-y="2.24pt" draw:z-index="1" draw:name="Chart 2" draw:style-name="gr1" draw:text-style-name="P1" svg:width="305.23pt" svg:height="188.99pt" svg:x="25.51pt" svg:y="2.24pt">
              <draw:object draw:notify-on-update-of-ranges="'RQ2 operator efficacy O x T'.B2:'RQ2 operator efficacy O x T'.B7 'RQ2 operator efficacy O x T'.J2:'RQ2 operator efficacy O x T'.J7 'RQ2 operator efficacy O x T'.J2:'RQ2 operator efficacy O x T'.J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7"/>
          <table:table-cell/>
          <table:table-cell>
            <draw:frame table:end-cell-address="'RQ2 operator efficacy O x T'.I44" table:end-x="101.4pt" table:end-y="2.24pt" draw:z-index="2" draw:name="Chart 3" draw:style-name="gr1" draw:text-style-name="P1" svg:width="302.23pt" svg:height="188.99pt" svg:x="29.25pt" svg:y="2.24pt">
              <draw:object draw:notify-on-update-of-ranges="'RQ2 operator efficacy O x T'.B9:'RQ2 operator efficacy O x T'.B14 'RQ2 operator efficacy O x T'.J9:'RQ2 operator efficacy O x T'.J14 'RQ2 operator efficacy O x T'.J9:'RQ2 operator efficacy O x T'.J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2">
          <table:table-cell table:number-columns-repeated="4"/>
          <table:table-cell table:style-name="ce7"/>
          <table:table-cell table:number-columns-repeated="1019"/>
        </table:table-row>
        <table:table-row table:style-name="ro2">
          <table:table-cell>
            <draw:frame table:end-cell-address="'RQ2 operator efficacy O x T'.C58" table:end-x="105.14pt" table:end-y="10.49pt" draw:z-index="3" draw:name="Chart 4" draw:style-name="gr1" draw:text-style-name="P1" svg:width="302.23pt" svg:height="203.98pt" svg:x="5.24pt" svg:y="11.25pt">
              <draw:object draw:notify-on-update-of-ranges="'RQ2 operator efficacy O x T'.B16:'RQ2 operator efficacy O x T'.B21 'RQ2 operator efficacy O x T'.C16:'RQ2 operator efficacy O x T'.C21 'RQ2 operator efficacy O x T'.C16:'RQ2 operator efficacy O x T'.C21 'RQ2 operator efficacy O x T'.G16:'RQ2 operator efficacy O x T'.G21 'RQ2 operator efficacy O x T'.G16:'RQ2 operator efficacy O x T'.G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'RQ2 operator efficacy O x T'.F58" table:end-x="104.4pt" table:end-y="10.49pt" draw:z-index="4" draw:name="Chart 5" draw:style-name="gr1" draw:text-style-name="P1" svg:width="305.23pt" svg:height="203.98pt" svg:x="29.25pt" svg:y="11.25pt">
              <draw:object draw:notify-on-update-of-ranges="'RQ2 operator efficacy O x T'.B2:'RQ2 operator efficacy O x T'.B7 'RQ2 operator efficacy O x T'.C2:'RQ2 operator efficacy O x T'.C7 'RQ2 operator efficacy O x T'.C2:'RQ2 operator efficacy O x T'.C7 'RQ2 operator efficacy O x T'.G2:'RQ2 operator efficacy O x T'.G7 'RQ2 operator efficacy O x T'.G2:'RQ2 operator efficacy O x T'.G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7"/>
          <table:table-cell/>
          <table:table-cell>
            <draw:frame table:end-cell-address="'RQ2 operator efficacy O x T'.I58" table:end-x="99.89pt" table:end-y="10.49pt" draw:z-index="5" draw:name="Chart 6" draw:style-name="gr1" draw:text-style-name="P1" svg:width="302.23pt" svg:height="203.98pt" svg:x="27.75pt" svg:y="11.25pt">
              <draw:object draw:notify-on-update-of-ranges="'RQ2 operator efficacy O x T'.B9:'RQ2 operator efficacy O x T'.B14 'RQ2 operator efficacy O x T'.C9:'RQ2 operator efficacy O x T'.C14 'RQ2 operator efficacy O x T'.C9:'RQ2 operator efficacy O x T'.C14 'RQ2 operator efficacy O x T'.G9:'RQ2 operator efficacy O x T'.G14 'RQ2 operator efficacy O x T'.G9:'RQ2 operator efficacy O x T'.G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3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expr_stmt</text:p>
          </table:table-cell>
          <table:table-cell table:style-name="ce3" office:value-type="string" calcext:value-type="string">
            <text:p>decl_stm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contin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eletion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733" calcext:value-type="float">
            <text:p>17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nsertion</text:p>
          </table:table-cell>
          <table:table-cell table:style-name="ce2" office:value-type="float" office:value="21809" calcext:value-type="float">
            <text:p>21809</text:p>
          </table:table-cell>
          <table:table-cell table:style-name="ce2" office:value-type="float" office:value="19413" calcext:value-type="float">
            <text:p>19413</text:p>
          </table:table-cell>
          <table:table-cell table:style-name="ce2" office:value-type="float" office:value="13325" calcext:value-type="float">
            <text:p>13325</text:p>
          </table:table-cell>
          <table:table-cell table:style-name="ce2" office:value-type="float" office:value="8695" calcext:value-type="float">
            <text:p>8695</text:p>
          </table:table-cell>
          <table:table-cell table:style-name="ce2" office:value-type="float" office:value="16072" calcext:value-type="float">
            <text:p>16072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Replacement</text:p>
          </table:table-cell>
          <table:table-cell table:style-name="ce2" office:value-type="float" office:value="20020" calcext:value-type="float">
            <text:p>20020</text:p>
          </table:table-cell>
          <table:table-cell table:style-name="ce2" office:value-type="float" office:value="17841" calcext:value-type="float">
            <text:p>17841</text:p>
          </table:table-cell>
          <table:table-cell table:style-name="ce2" office:value-type="float" office:value="12293" calcext:value-type="float">
            <text:p>12293</text:p>
          </table:table-cell>
          <table:table-cell table:style-name="ce2" office:value-type="float" office:value="8044" calcext:value-type="float">
            <text:p>8044</text:p>
          </table:table-cell>
          <table:table-cell table:style-name="ce2" office:value-type="float" office:value="14526" calcext:value-type="float">
            <text:p>14526</text:p>
          </table:table-cell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varianc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eletion</text:p>
          </table:table-cell>
          <table:table-cell table:style-name="ce5" table:formula="of:=VAR([.C16:.C22])" office:value-type="percentage" office:value="0.1000822248" calcext:value-type="percentage">
            <text:p>10.01%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Insertion</text:p>
          </table:table-cell>
          <table:table-cell table:style-name="ce5" table:formula="of:=VAR([.C2:.C8])" office:value-type="percentage" office:value="0.01111317571" calcext:value-type="percentage">
            <text:p>1.11%</text:p>
          </table:table-cell>
          <table:table-cell/>
          <table:table-cell table:style-name="ce7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Replacement</text:p>
          </table:table-cell>
          <table:table-cell table:style-name="ce5" table:formula="of:=VAR([.C9:.C15])" office:value-type="percentage" office:value="0.01974538619" calcext:value-type="percentage">
            <text:p>1.97%</text:p>
          </table:table-cell>
          <table:table-cell/>
          <table:table-cell table:style-name="ce7"/>
          <table:table-cell table:number-columns-repeated="1019"/>
        </table:table-row>
        <table:table-row table:style-name="ro2" table:number-rows-repeated="926">
          <table:table-cell table:number-columns-repeated="4"/>
          <table:table-cell table:style-name="ce7"/>
          <table:table-cell table:number-columns-repeated="1019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RQ2 operator efficacy O x T'.$A$1" table:cell-range-address="$'RQ2 operator efficacy O x T'.$A$1:.$W$993"/>
        </table:named-expressions>
        <calcext:conditional-formats>
          <calcext:conditional-format calcext:target-range-address="'RQ2 operator efficacy O x T'.E2:'RQ2 operator efficacy O x T'.E11 'RQ2 operator efficacy O x T'.E13:'RQ2 operator efficacy O x T'.E28 'RQ2 operator efficacy O x T'.E30:'RQ2 operator efficacy O x T'.E58 'RQ2 operator efficacy O x T'.E65:'RQ2 operator efficacy O x T'.E993">
            <calcext:condition calcext:apply-style-name="ConditionalStyle_1" calcext:value="&gt;0.75" calcext:base-cell-address="'RQ2 operator efficacy O x T'.E2"/>
          </calcext:conditional-format>
        </calcext:conditional-formats>
      </table:table>
      <table:table table:name="RQ2 operator efficacy O x T x I " table:style-name="ta2">
        <table:table-column table:style-name="co4" table:number-columns-repeated="4" table:default-cell-style-name="Default"/>
        <table:table-column table:style-name="co4" table:visibility="collapse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1" table:default-cell-style-name="Default"/>
        <table:table-row table:style-name="ro1">
          <table:table-cell table:style-name="ce3" office:value-type="string" calcext:value-type="string">
            <text:p>operator</text:p>
          </table:table-cell>
          <table:table-cell table:style-name="ce3"/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ingredient</text:p>
          </table:table-cell>
          <table:table-cell table:style-name="ce3"/>
          <table:table-cell table:style-name="ce3" office:value-type="string" calcext:value-type="string">
            <text:p>number of iterations</text:p>
          </table:table-cell>
          <table:table-cell table:style-name="ce1" office:value-type="string" calcext:value-type="string">
            <text:p>parse error</text:p>
          </table:table-cell>
          <table:table-cell table:style-name="ce1" office:value-type="string" calcext:value-type="string">
            <text:p>success</text:p>
          </table:table-cell>
          <table:table-cell table:style-name="ce11" office:value-type="string" calcext:value-type="string">
            <text:p>better fitness</text:p>
          </table:table-cell>
          <table:table-cell table:style-name="ce11" office:value-type="string" calcext:value-type="string">
            <text:p>worse fitness</text:p>
          </table:table-cell>
          <table:table-cell table:style-name="ce11" office:value-type="string" calcext:value-type="string">
            <text:p>same fitness</text:p>
          </table:table-cell>
          <table:table-cell table:style-name="ce3" office:value-type="string" calcext:value-type="string">
            <text:p>same output</text:p>
          </table:table-cell>
          <table:table-cell table:style-name="ce2" office:value-type="string" calcext:value-type="string">
            <text:p>better and same</text:p>
          </table:table-cell>
          <table:table-cell table:style-name="ce12" table:number-columns-repeated="15"/>
          <table:table-cell table:number-columns-repeated="996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]; &quot; to &quot;; [.D2])" office:value-type="string" office:string-value="expr_stmt to for" calcext:value-type="string">
            <text:p>expr_stmt to for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2535" calcext:value-type="float">
            <text:p>2535</text:p>
          </table:table-cell>
          <table:table-cell table:style-name="ce4" office:value-type="percentage" office:value="0.7751" calcext:value-type="percentage">
            <text:p>77.51%</text:p>
          </table:table-cell>
          <table:table-cell table:style-name="ce4" office:value-type="percentage" office:value="0.2249" calcext:value-type="percentage">
            <text:p>22.49%</text:p>
          </table:table-cell>
          <table:table-cell table:style-name="ce4" office:value-type="percentage" office:value="0.0036" calcext:value-type="percentage">
            <text:p>0.36%</text:p>
          </table:table-cell>
          <table:table-cell table:style-name="ce4" office:value-type="percentage" office:value="0.0201" calcext:value-type="percentage">
            <text:p>2.01%</text:p>
          </table:table-cell>
          <table:table-cell table:style-name="ce4" office:value-type="percentage" office:value="0.2012" calcext:value-type="percentage">
            <text:p>20.12%</text:p>
          </table:table-cell>
          <table:table-cell table:style-name="ce4" office:value-type="percentage" office:value="0.0986" calcext:value-type="percentage">
            <office:annotation draw:style-name="gr2" draw:text-style-name="P3" svg:width="334.89pt" svg:height="42.75pt" svg:x="1242.99pt" svg:y="39pt" draw:caption-point-x="-11.54pt" draw:caption-point-y="-22.99pt">
              <dc:date>2021-01-10T00:00:00</dc:date>
              <text:p text:style-name="P2">exact same run info, meaning the same test cases failed the same way</text:p>
              <text:p text:style-name="P2"><text:tab/>-Marta Śmigielska</text:p>
            </office:annotation>
            <text:p>9.86%</text:p>
          </table:table-cell>
          <table:table-cell table:style-name="ce5" table:formula="of:=[.I2]+[.K2]" office:value-type="percentage" office:value="0.2048" calcext:value-type="percentage">
            <text:p>20.48%</text:p>
          </table:table-cell>
          <table:table-cell table:style-name="ce12" table:number-columns-repeated="15"/>
          <table:table-cell table:number-columns-repeated="996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]; &quot; to &quot;; [.D3])" office:value-type="string" office:string-value="expr_stmt to expr_stmt" calcext:value-type="string">
            <text:p>expr_stmt to expr_stmt</text:p>
          </table:table-cell>
          <table:table-cell table:number-columns-repeated="2"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7298" calcext:value-type="float">
            <text:p>7298</text:p>
          </table:table-cell>
          <table:table-cell table:style-name="ce4" office:value-type="percentage" office:value="0.2901" calcext:value-type="percentage">
            <text:p>29.01%</text:p>
          </table:table-cell>
          <table:table-cell table:style-name="ce4" office:value-type="percentage" office:value="0.7099" calcext:value-type="percentage">
            <text:p>70.99%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4" office:value-type="percentage" office:value="0.1903" calcext:value-type="percentage">
            <text:p>19.03%</text:p>
          </table:table-cell>
          <table:table-cell table:style-name="ce4" office:value-type="percentage" office:value="0.4996" calcext:value-type="percentage">
            <text:p>49.96%</text:p>
          </table:table-cell>
          <table:table-cell table:style-name="ce4" office:value-type="percentage" office:value="0.1936" calcext:value-type="percentage">
            <text:p>19.36%</text:p>
          </table:table-cell>
          <table:table-cell table:style-name="ce5" table:formula="of:=[.I3]+[.K3]" office:value-type="percentage" office:value="0.5196" calcext:value-type="percentage">
            <text:p>51.96%</text:p>
          </table:table-cell>
          <table:table-cell table:style-name="ce12" table:number-columns-repeated="15"/>
          <table:table-cell table:number-columns-repeated="996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]; &quot; to &quot;; [.D4])" office:value-type="string" office:string-value="expr_stmt to decl_stmt" calcext:value-type="string">
            <text:p>expr_stmt to decl_stmt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5616" calcext:value-type="float">
            <text:p>5616</text:p>
          </table:table-cell>
          <table:table-cell table:style-name="ce4" office:value-type="percentage" office:value="0.8132" calcext:value-type="percentage">
            <text:p>81.32%</text:p>
          </table:table-cell>
          <table:table-cell table:style-name="ce4" office:value-type="percentage" office:value="0.1868" calcext:value-type="percentage">
            <text:p>18.68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46" calcext:value-type="percentage">
            <text:p>0.46%</text:p>
          </table:table-cell>
          <table:table-cell table:style-name="ce4" office:value-type="percentage" office:value="0.1822" calcext:value-type="percentage">
            <text:p>18.22%</text:p>
          </table:table-cell>
          <table:table-cell table:style-name="ce4" office:value-type="percentage" office:value="0.088" calcext:value-type="percentage">
            <text:p>8.80%</text:p>
          </table:table-cell>
          <table:table-cell table:style-name="ce5" table:formula="of:=[.I4]+[.K4]" office:value-type="percentage" office:value="0.1822" calcext:value-type="percentage">
            <text:p>18.2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5]; &quot; to &quot;; [.D5])" office:value-type="string" office:string-value="expr_stmt to return" calcext:value-type="string">
            <text:p>expr_stmt to return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2915" calcext:value-type="float">
            <text:p>2915</text:p>
          </table:table-cell>
          <table:table-cell table:style-name="ce4" office:value-type="percentage" office:value="0.9166" calcext:value-type="percentage">
            <text:p>91.66%</text:p>
          </table:table-cell>
          <table:table-cell table:style-name="ce4" office:value-type="percentage" office:value="0.0834" calcext:value-type="percentage">
            <text:p>8.3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834" calcext:value-type="percentage">
            <text:p>8.34%</text:p>
          </table:table-cell>
          <table:table-cell table:style-name="ce4" office:value-type="percentage" office:value="0.07" calcext:value-type="percentage">
            <text:p>7.00%</text:p>
          </table:table-cell>
          <table:table-cell table:style-name="ce5" table:formula="of:=[.I5]+[.K5]" office:value-type="percentage" office:value="0.0834" calcext:value-type="percentage">
            <text:p>8.3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6]; &quot; to &quot;; [.D6])" office:value-type="string" office:string-value="expr_stmt to if" calcext:value-type="string">
            <text:p>expr_stmt to if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867" calcext:value-type="float">
            <text:p>2867</text:p>
          </table:table-cell>
          <table:table-cell table:style-name="ce4" office:value-type="percentage" office:value="0.4503" calcext:value-type="percentage">
            <text:p>45.03%</text:p>
          </table:table-cell>
          <table:table-cell table:style-name="ce4" office:value-type="percentage" office:value="0.5497" calcext:value-type="percentage">
            <text:p>54.97%</text:p>
          </table:table-cell>
          <table:table-cell table:style-name="ce4" office:value-type="percentage" office:value="0.0021" calcext:value-type="percentage">
            <text:p>0.21%</text:p>
          </table:table-cell>
          <table:table-cell table:style-name="ce4" office:value-type="percentage" office:value="0.0495" calcext:value-type="percentage">
            <text:p>4.95%</text:p>
          </table:table-cell>
          <table:table-cell table:style-name="ce4" office:value-type="percentage" office:value="0.4981" calcext:value-type="percentage">
            <text:p>49.81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5" table:formula="of:=[.I6]+[.K6]" office:value-type="percentage" office:value="0.5002" calcext:value-type="percentage">
            <text:p>50.0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7]; &quot; to &quot;; [.D7])" office:value-type="string" office:string-value="expr_stmt to while" calcext:value-type="string">
            <text:p>expr_stmt to while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530" calcext:value-type="float">
            <text:p>530</text:p>
          </table:table-cell>
          <table:table-cell table:style-name="ce4" office:value-type="percentage" office:value="0.4925" calcext:value-type="percentage">
            <text:p>49.25%</text:p>
          </table:table-cell>
          <table:table-cell table:style-name="ce4" office:value-type="percentage" office:value="0.5075" calcext:value-type="percentage">
            <text:p>50.75%</text:p>
          </table:table-cell>
          <table:table-cell table:style-name="ce4" office:value-type="percentage" office:value="0.0038" calcext:value-type="percentage">
            <text:p>0.38%</text:p>
          </table:table-cell>
          <table:table-cell table:style-name="ce4" office:value-type="percentage" office:value="0.1094" calcext:value-type="percentage">
            <text:p>10.94%</text:p>
          </table:table-cell>
          <table:table-cell table:style-name="ce4" office:value-type="percentage" office:value="0.3943" calcext:value-type="percentage">
            <text:p>39.43%</text:p>
          </table:table-cell>
          <table:table-cell table:style-name="ce4" office:value-type="percentage" office:value="0.1226" calcext:value-type="percentage">
            <text:p>12.26%</text:p>
          </table:table-cell>
          <table:table-cell table:style-name="ce5" table:formula="of:=[.I7]+[.K7]" office:value-type="percentage" office:value="0.3981" calcext:value-type="percentage">
            <text:p>39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8]; &quot; to &quot;; [.D8])" office:value-type="string" office:string-value="expr_stmt to continue" calcext:value-type="string">
            <text:p>expr_stmt to continue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4" office:value-type="percentage" office:value="0.9792" calcext:value-type="percentage">
            <text:p>97.92%</text:p>
          </table:table-cell>
          <table:table-cell table:style-name="ce4" office:value-type="percentage" office:value="0.0208" calcext:value-type="percentage">
            <text:p>2.08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208" calcext:value-type="percentage">
            <text:p>2.08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5" table:formula="of:=[.I8]+[.K8]" office:value-type="percentage" office:value="0.0208" calcext:value-type="percentage">
            <text:p>2.0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9]; &quot; to &quot;; [.D9])" office:value-type="string" office:string-value="decl_stmt to decl_stmt" calcext:value-type="string">
            <text:p>decl_stmt to decl_stmt</text:p>
          </table:table-cell>
          <table:table-cell table:number-columns-repeated="2"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4" office:value-type="percentage" office:value="0.897" calcext:value-type="percentage">
            <text:p>89.70%</text:p>
          </table:table-cell>
          <table:table-cell table:style-name="ce4" office:value-type="percentage" office:value="0.103" calcext:value-type="percentage">
            <text:p>10.3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49" calcext:value-type="percentage">
            <text:p>0.49%</text:p>
          </table:table-cell>
          <table:table-cell table:style-name="ce4" office:value-type="percentage" office:value="0.0981" calcext:value-type="percentage">
            <text:p>9.81%</text:p>
          </table:table-cell>
          <table:table-cell table:style-name="ce4" office:value-type="percentage" office:value="0.0484" calcext:value-type="percentage">
            <text:p>4.84%</text:p>
          </table:table-cell>
          <table:table-cell table:style-name="ce5" table:formula="of:=[.I9]+[.K9]" office:value-type="percentage" office:value="0.0981" calcext:value-type="percentage">
            <text:p>9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0]; &quot; to &quot;; [.D10])" office:value-type="string" office:string-value="decl_stmt to expr_stmt" calcext:value-type="string">
            <text:p>decl_stmt to expr_stmt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558" calcext:value-type="float">
            <text:p>5558</text:p>
          </table:table-cell>
          <table:table-cell table:style-name="ce4" office:value-type="percentage" office:value="0.8375" calcext:value-type="percentage">
            <text:p>83.75%</text:p>
          </table:table-cell>
          <table:table-cell table:style-name="ce4" office:value-type="percentage" office:value="0.1625" calcext:value-type="percentage">
            <text:p>16.25%</text:p>
          </table:table-cell>
          <table:table-cell table:style-name="ce4" office:value-type="percentage" office:value="0.0011" calcext:value-type="percentage">
            <text:p>0.11%</text:p>
          </table:table-cell>
          <table:table-cell table:style-name="ce4" office:value-type="percentage" office:value="0.0578" calcext:value-type="percentage">
            <text:p>5.78%</text:p>
          </table:table-cell>
          <table:table-cell table:style-name="ce4" office:value-type="percentage" office:value="0.1036" calcext:value-type="percentage">
            <text:p>10.36%</text:p>
          </table:table-cell>
          <table:table-cell table:style-name="ce4" office:value-type="percentage" office:value="0.0417" calcext:value-type="percentage">
            <text:p>4.17%</text:p>
          </table:table-cell>
          <table:table-cell table:style-name="ce5" table:formula="of:=[.I10]+[.K10]" office:value-type="percentage" office:value="0.1047" calcext:value-type="percentage">
            <text:p>10.4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1]; &quot; to &quot;; [.D11])" office:value-type="string" office:string-value="decl_stmt to for" calcext:value-type="string">
            <text:p>decl_stmt to for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2208" calcext:value-type="float">
            <text:p>2208</text:p>
          </table:table-cell>
          <table:table-cell table:style-name="ce4" office:value-type="percentage" office:value="0.8859" calcext:value-type="percentage">
            <text:p>88.59%</text:p>
          </table:table-cell>
          <table:table-cell table:style-name="ce4" office:value-type="percentage" office:value="0.1141" calcext:value-type="percentage">
            <text:p>11.41%</text:p>
          </table:table-cell>
          <table:table-cell table:style-name="ce4" office:value-type="percentage" office:value="0.0005" calcext:value-type="percentage">
            <text:p>0.05%</text:p>
          </table:table-cell>
          <table:table-cell table:style-name="ce4" office:value-type="percentage" office:value="0.0213" calcext:value-type="percentage">
            <text:p>2.13%</text:p>
          </table:table-cell>
          <table:table-cell table:style-name="ce4" office:value-type="percentage" office:value="0.0924" calcext:value-type="percentage">
            <text:p>9.24%</text:p>
          </table:table-cell>
          <table:table-cell table:style-name="ce4" office:value-type="percentage" office:value="0.0485" calcext:value-type="percentage">
            <text:p>4.85%</text:p>
          </table:table-cell>
          <table:table-cell table:style-name="ce5" table:formula="of:=[.I11]+[.K11]" office:value-type="percentage" office:value="0.0929" calcext:value-type="percentage">
            <text:p>9.2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2]; &quot; to &quot;; [.D12])" office:value-type="string" office:string-value="decl_stmt to if" calcext:value-type="string">
            <text:p>decl_stmt to if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881" calcext:value-type="float">
            <text:p>2881</text:p>
          </table:table-cell>
          <table:table-cell table:style-name="ce4" office:value-type="percentage" office:value="0.7543" calcext:value-type="percentage">
            <text:p>75.43%</text:p>
          </table:table-cell>
          <table:table-cell table:style-name="ce4" office:value-type="percentage" office:value="0.2457" calcext:value-type="percentage">
            <text:p>24.57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7" calcext:value-type="percentage">
            <text:p>0.07%</text:p>
          </table:table-cell>
          <table:table-cell table:style-name="ce4" office:value-type="percentage" office:value="0.2451" calcext:value-type="percentage">
            <text:p>24.51%</text:p>
          </table:table-cell>
          <table:table-cell table:style-name="ce4" office:value-type="percentage" office:value="0.1156" calcext:value-type="percentage">
            <text:p>11.56%</text:p>
          </table:table-cell>
          <table:table-cell table:style-name="ce5" table:formula="of:=[.I12]+[.K12]" office:value-type="percentage" office:value="0.2451" calcext:value-type="percentage">
            <text:p>24.5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3]; &quot; to &quot;; [.D13])" office:value-type="string" office:string-value="decl_stmt to return" calcext:value-type="string">
            <text:p>decl_stmt to return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3224" calcext:value-type="float">
            <text:p>3224</text:p>
          </table:table-cell>
          <table:table-cell table:style-name="ce4" office:value-type="percentage" office:value="0.9746" calcext:value-type="percentage">
            <text:p>97.46%</text:p>
          </table:table-cell>
          <table:table-cell table:style-name="ce4" office:value-type="percentage" office:value="0.0254" calcext:value-type="percentage">
            <text:p>2.5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254" calcext:value-type="percentage">
            <text:p>2.54%</text:p>
          </table:table-cell>
          <table:table-cell table:style-name="ce4" office:value-type="percentage" office:value="0.0223" calcext:value-type="percentage">
            <text:p>2.23%</text:p>
          </table:table-cell>
          <table:table-cell table:style-name="ce5" table:formula="of:=[.I13]+[.K13]" office:value-type="percentage" office:value="0.0254" calcext:value-type="percentage">
            <text:p>2.5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4]; &quot; to &quot;; [.D14])" office:value-type="string" office:string-value="decl_stmt to while" calcext:value-type="string">
            <text:p>decl_stmt to while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383" calcext:value-type="float">
            <text:p>383</text:p>
          </table:table-cell>
          <table:table-cell table:style-name="ce4" office:value-type="percentage" office:value="0.8538" calcext:value-type="percentage">
            <text:p>85.38%</text:p>
          </table:table-cell>
          <table:table-cell table:style-name="ce4" office:value-type="percentage" office:value="0.1462" calcext:value-type="percentage">
            <text:p>14.62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836" calcext:value-type="percentage">
            <text:p>8.36%</text:p>
          </table:table-cell>
          <table:table-cell table:style-name="ce4" office:value-type="percentage" office:value="0.0627" calcext:value-type="percentage">
            <text:p>6.27%</text:p>
          </table:table-cell>
          <table:table-cell table:style-name="ce4" office:value-type="percentage" office:value="0.0261" calcext:value-type="percentage">
            <text:p>2.61%</text:p>
          </table:table-cell>
          <table:table-cell table:style-name="ce5" table:formula="of:=[.I14]+[.K14]" office:value-type="percentage" office:value="0.0627" calcext:value-type="percentage">
            <text:p>6.2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5]; &quot; to &quot;; [.D15])" office:value-type="string" office:string-value="decl_stmt to continue" calcext:value-type="string">
            <text:p>decl_stmt to continue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15]+[.K15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6]; &quot; to &quot;; [.D16])" office:value-type="string" office:string-value="if to decl_stmt" calcext:value-type="string">
            <text:p>if to decl_stm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2728" calcext:value-type="float">
            <text:p>2728</text:p>
          </table:table-cell>
          <table:table-cell table:style-name="ce4" office:value-type="percentage" office:value="0.8787" calcext:value-type="percentage">
            <text:p>87.87%</text:p>
          </table:table-cell>
          <table:table-cell table:style-name="ce4" office:value-type="percentage" office:value="0.1213" calcext:value-type="percentage">
            <text:p>12.13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1213" calcext:value-type="percentage">
            <text:p>12.13%</text:p>
          </table:table-cell>
          <table:table-cell table:style-name="ce4" office:value-type="percentage" office:value="0.0612" calcext:value-type="percentage">
            <text:p>6.12%</text:p>
          </table:table-cell>
          <table:table-cell table:style-name="ce5" table:formula="of:=[.I16]+[.K16]" office:value-type="percentage" office:value="0.1213" calcext:value-type="percentage">
            <text:p>12.1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7]; &quot; to &quot;; [.D17])" office:value-type="string" office:string-value="if to return" calcext:value-type="string">
            <text:p>if to retur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3540" calcext:value-type="float">
            <text:p>3540</text:p>
          </table:table-cell>
          <table:table-cell table:style-name="ce4" office:value-type="percentage" office:value="0.9718" calcext:value-type="percentage">
            <text:p>97.18%</text:p>
          </table:table-cell>
          <table:table-cell table:style-name="ce4" office:value-type="percentage" office:value="0.0282" calcext:value-type="percentage">
            <text:p>2.8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282" calcext:value-type="percentage">
            <text:p>2.82%</text:p>
          </table:table-cell>
          <table:table-cell table:style-name="ce4" office:value-type="percentage" office:value="0.0254" calcext:value-type="percentage">
            <text:p>2.54%</text:p>
          </table:table-cell>
          <table:table-cell table:style-name="ce5" table:formula="of:=[.I17]+[.K17]" office:value-type="percentage" office:value="0.0282" calcext:value-type="percentage">
            <text:p>2.8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8]; &quot; to &quot;; [.D18])" office:value-type="string" office:string-value="if to if" calcext:value-type="string">
            <text:p>if to if</text:p>
          </table:table-cell>
          <table:table-cell table:number-columns-repeated="2"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845" calcext:value-type="float">
            <text:p>2845</text:p>
          </table:table-cell>
          <table:table-cell table:style-name="ce4" office:value-type="percentage" office:value="0.2938" calcext:value-type="percentage">
            <text:p>29.38%</text:p>
          </table:table-cell>
          <table:table-cell table:style-name="ce4" office:value-type="percentage" office:value="0.7062" calcext:value-type="percentage">
            <text:p>70.62%</text:p>
          </table:table-cell>
          <table:table-cell table:style-name="ce4" office:value-type="percentage" office:value="0.0088" calcext:value-type="percentage">
            <text:p>0.88%</text:p>
          </table:table-cell>
          <table:table-cell table:style-name="ce4" office:value-type="percentage" office:value="0.0489" calcext:value-type="percentage">
            <text:p>4.89%</text:p>
          </table:table-cell>
          <table:table-cell table:style-name="ce4" office:value-type="percentage" office:value="0.6485" calcext:value-type="percentage">
            <text:p>64.85%</text:p>
          </table:table-cell>
          <table:table-cell table:style-name="ce4" office:value-type="percentage" office:value="0.2815" calcext:value-type="percentage">
            <text:p>28.15%</text:p>
          </table:table-cell>
          <table:table-cell table:style-name="ce5" table:formula="of:=[.I18]+[.K18]" office:value-type="percentage" office:value="0.6573" calcext:value-type="percentage">
            <text:p>65.7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19]; &quot; to &quot;; [.D19])" office:value-type="string" office:string-value="if to expr_stmt" calcext:value-type="string">
            <text:p>if to expr_stm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833" calcext:value-type="float">
            <text:p>2833</text:p>
          </table:table-cell>
          <table:table-cell table:style-name="ce4" office:value-type="percentage" office:value="0.5415" calcext:value-type="percentage">
            <text:p>54.15%</text:p>
          </table:table-cell>
          <table:table-cell table:style-name="ce4" office:value-type="percentage" office:value="0.4585" calcext:value-type="percentage">
            <text:p>45.85%</text:p>
          </table:table-cell>
          <table:table-cell table:style-name="ce4" office:value-type="percentage" office:value="0.0399" calcext:value-type="percentage">
            <text:p>3.99%</text:p>
          </table:table-cell>
          <table:table-cell table:style-name="ce4" office:value-type="percentage" office:value="0.2019" calcext:value-type="percentage">
            <text:p>20.19%</text:p>
          </table:table-cell>
          <table:table-cell table:style-name="ce4" office:value-type="percentage" office:value="0.2167" calcext:value-type="percentage">
            <text:p>21.67%</text:p>
          </table:table-cell>
          <table:table-cell table:style-name="ce4" office:value-type="percentage" office:value="0.1002" calcext:value-type="percentage">
            <text:p>10.02%</text:p>
          </table:table-cell>
          <table:table-cell table:style-name="ce5" table:formula="of:=[.I19]+[.K19]" office:value-type="percentage" office:value="0.2566" calcext:value-type="percentage">
            <text:p>25.6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0]; &quot; to &quot;; [.D20])" office:value-type="string" office:string-value="if to for" calcext:value-type="string">
            <text:p>if to for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116" calcext:value-type="float">
            <text:p>1116</text:p>
          </table:table-cell>
          <table:table-cell table:style-name="ce4" office:value-type="percentage" office:value="0.8638" calcext:value-type="percentage">
            <text:p>86.38%</text:p>
          </table:table-cell>
          <table:table-cell table:style-name="ce4" office:value-type="percentage" office:value="0.1362" calcext:value-type="percentage">
            <text:p>13.62%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4" office:value-type="percentage" office:value="0.009" calcext:value-type="percentage">
            <text:p>0.90%</text:p>
          </table:table-cell>
          <table:table-cell table:style-name="ce4" office:value-type="percentage" office:value="0.1254" calcext:value-type="percentage">
            <text:p>12.54%</text:p>
          </table:table-cell>
          <table:table-cell table:style-name="ce4" office:value-type="percentage" office:value="0.0726" calcext:value-type="percentage">
            <text:p>7.26%</text:p>
          </table:table-cell>
          <table:table-cell table:style-name="ce5" table:formula="of:=[.I20]+[.K20]" office:value-type="percentage" office:value="0.1272" calcext:value-type="percentage">
            <text:p>12.7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1]; &quot; to &quot;; [.D21])" office:value-type="string" office:string-value="if to while" calcext:value-type="string">
            <text:p>if to while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239" calcext:value-type="float">
            <text:p>239</text:p>
          </table:table-cell>
          <table:table-cell table:style-name="ce4" office:value-type="percentage" office:value="0.8117" calcext:value-type="percentage">
            <text:p>81.17%</text:p>
          </table:table-cell>
          <table:table-cell table:style-name="ce4" office:value-type="percentage" office:value="0.1883" calcext:value-type="percentage">
            <text:p>18.83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879" calcext:value-type="percentage">
            <text:p>8.79%</text:p>
          </table:table-cell>
          <table:table-cell table:style-name="ce4" office:value-type="percentage" office:value="0.1004" calcext:value-type="percentage">
            <text:p>10.04%</text:p>
          </table:table-cell>
          <table:table-cell table:style-name="ce4" office:value-type="percentage" office:value="0.046" calcext:value-type="percentage">
            <text:p>4.60%</text:p>
          </table:table-cell>
          <table:table-cell table:style-name="ce5" table:formula="of:=[.I21]+[.K21]" office:value-type="percentage" office:value="0.1004" calcext:value-type="percentage">
            <text:p>10.0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2]; &quot; to &quot;; [.D22])" office:value-type="string" office:string-value="if to continue" calcext:value-type="string">
            <text:p>if to continue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22]+[.K22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3]; &quot; to &quot;; [.D23])" office:value-type="string" office:string-value="for to expr_stmt" calcext:value-type="string">
            <text:p>for to expr_stmt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506" calcext:value-type="float">
            <text:p>2506</text:p>
          </table:table-cell>
          <table:table-cell table:style-name="ce4" office:value-type="percentage" office:value="0.7486" calcext:value-type="percentage">
            <text:p>74.86%</text:p>
          </table:table-cell>
          <table:table-cell table:style-name="ce4" office:value-type="percentage" office:value="0.2514" calcext:value-type="percentage">
            <text:p>25.14%</text:p>
          </table:table-cell>
          <table:table-cell table:style-name="ce4" office:value-type="percentage" office:value="0.0112" calcext:value-type="percentage">
            <text:p>1.12%</text:p>
          </table:table-cell>
          <table:table-cell table:style-name="ce4" office:value-type="percentage" office:value="0.0706" calcext:value-type="percentage">
            <text:p>7.06%</text:p>
          </table:table-cell>
          <table:table-cell table:style-name="ce4" office:value-type="percentage" office:value="0.1696" calcext:value-type="percentage">
            <text:p>16.96%</text:p>
          </table:table-cell>
          <table:table-cell table:style-name="ce4" office:value-type="percentage" office:value="0.0846" calcext:value-type="percentage">
            <text:p>8.46%</text:p>
          </table:table-cell>
          <table:table-cell table:style-name="ce5" table:formula="of:=[.I23]+[.K23]" office:value-type="percentage" office:value="0.1808" calcext:value-type="percentage">
            <text:p>18.0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4]; &quot; to &quot;; [.D24])" office:value-type="string" office:string-value="for to for" calcext:value-type="string">
            <text:p>for to for</text:p>
          </table:table-cell>
          <table:table-cell table:number-columns-repeated="2"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498" calcext:value-type="float">
            <text:p>1498</text:p>
          </table:table-cell>
          <table:table-cell table:style-name="ce4" office:value-type="percentage" office:value="0.4032" calcext:value-type="percentage">
            <text:p>40.32%</text:p>
          </table:table-cell>
          <table:table-cell table:style-name="ce4" office:value-type="percentage" office:value="0.5968" calcext:value-type="percentage">
            <text:p>59.68%</text:p>
          </table:table-cell>
          <table:table-cell table:style-name="ce4" office:value-type="percentage" office:value="0.0047" calcext:value-type="percentage">
            <text:p>0.47%</text:p>
          </table:table-cell>
          <table:table-cell table:style-name="ce4" office:value-type="percentage" office:value="0.1615" calcext:value-type="percentage">
            <text:p>16.15%</text:p>
          </table:table-cell>
          <table:table-cell table:style-name="ce4" office:value-type="percentage" office:value="0.4306" calcext:value-type="percentage">
            <text:p>43.06%</text:p>
          </table:table-cell>
          <table:table-cell table:style-name="ce4" office:value-type="percentage" office:value="0.1829" calcext:value-type="percentage">
            <text:p>18.29%</text:p>
          </table:table-cell>
          <table:table-cell table:style-name="ce5" table:formula="of:=[.I24]+[.K24]" office:value-type="percentage" office:value="0.4353" calcext:value-type="percentage">
            <text:p>43.5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5]; &quot; to &quot;; [.D25])" office:value-type="string" office:string-value="for to return" calcext:value-type="string">
            <text:p>for to return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1285" calcext:value-type="float">
            <text:p>1285</text:p>
          </table:table-cell>
          <table:table-cell table:style-name="ce4" office:value-type="percentage" office:value="0.944" calcext:value-type="percentage">
            <text:p>94.40%</text:p>
          </table:table-cell>
          <table:table-cell table:style-name="ce4" office:value-type="percentage" office:value="0.056" calcext:value-type="percentage">
            <text:p>5.6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56" calcext:value-type="percentage">
            <text:p>5.60%</text:p>
          </table:table-cell>
          <table:table-cell table:style-name="ce4" office:value-type="percentage" office:value="0.049" calcext:value-type="percentage">
            <text:p>4.90%</text:p>
          </table:table-cell>
          <table:table-cell table:style-name="ce5" table:formula="of:=[.I25]+[.K25]" office:value-type="percentage" office:value="0.056" calcext:value-type="percentage">
            <text:p>5.6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6]; &quot; to &quot;; [.D26])" office:value-type="string" office:string-value="for to if" calcext:value-type="string">
            <text:p>for to if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4" office:value-type="percentage" office:value="0.7605" calcext:value-type="percentage">
            <text:p>76.05%</text:p>
          </table:table-cell>
          <table:table-cell table:style-name="ce4" office:value-type="percentage" office:value="0.2395" calcext:value-type="percentage">
            <text:p>23.95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114" calcext:value-type="percentage">
            <text:p>1.14%</text:p>
          </table:table-cell>
          <table:table-cell table:style-name="ce4" office:value-type="percentage" office:value="0.2281" calcext:value-type="percentage">
            <text:p>22.81%</text:p>
          </table:table-cell>
          <table:table-cell table:style-name="ce4" office:value-type="percentage" office:value="0.1202" calcext:value-type="percentage">
            <text:p>12.02%</text:p>
          </table:table-cell>
          <table:table-cell table:style-name="ce5" table:formula="of:=[.I26]+[.K26]" office:value-type="percentage" office:value="0.2281" calcext:value-type="percentage">
            <text:p>22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7]; &quot; to &quot;; [.D27])" office:value-type="string" office:string-value="for to decl_stmt" calcext:value-type="string">
            <text:p>for to decl_stmt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2169" calcext:value-type="float">
            <text:p>2169</text:p>
          </table:table-cell>
          <table:table-cell table:style-name="ce4" office:value-type="percentage" office:value="0.8884" calcext:value-type="percentage">
            <text:p>88.84%</text:p>
          </table:table-cell>
          <table:table-cell table:style-name="ce4" office:value-type="percentage" office:value="0.1116" calcext:value-type="percentage">
            <text:p>11.16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1116" calcext:value-type="percentage">
            <text:p>11.16%</text:p>
          </table:table-cell>
          <table:table-cell table:style-name="ce4" office:value-type="percentage" office:value="0.0664" calcext:value-type="percentage">
            <text:p>6.64%</text:p>
          </table:table-cell>
          <table:table-cell table:style-name="ce5" table:formula="of:=[.I27]+[.K27]" office:value-type="percentage" office:value="0.1116" calcext:value-type="percentage">
            <text:p>11.1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8]; &quot; to &quot;; [.D28])" office:value-type="string" office:string-value="for to while" calcext:value-type="string">
            <text:p>for to while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4" office:value-type="percentage" office:value="0.6786" calcext:value-type="percentage">
            <text:p>67.86%</text:p>
          </table:table-cell>
          <table:table-cell table:style-name="ce4" office:value-type="percentage" office:value="0.3214" calcext:value-type="percentage">
            <text:p>32.1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3214" calcext:value-type="percentage">
            <text:p>32.14%</text:p>
          </table:table-cell>
          <table:table-cell table:style-name="ce4" office:value-type="percentage" office:value="0.0476" calcext:value-type="percentage">
            <text:p>4.76%</text:p>
          </table:table-cell>
          <table:table-cell table:style-name="ce5" table:formula="of:=[.I28]+[.K28]" office:value-type="percentage" office:value="0.3214" calcext:value-type="percentage">
            <text:p>32.1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29]; &quot; to &quot;; [.D29])" office:value-type="string" office:string-value="for to continue" calcext:value-type="string">
            <text:p>for to continue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29]+[.K29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0]; &quot; to &quot;; [.D30])" office:value-type="string" office:string-value="return to for" calcext:value-type="string">
            <text:p>return to for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283" calcext:value-type="float">
            <text:p>1283</text:p>
          </table:table-cell>
          <table:table-cell table:style-name="ce4" office:value-type="percentage" office:value="0.4638" calcext:value-type="percentage">
            <text:p>46.38%</text:p>
          </table:table-cell>
          <table:table-cell table:style-name="ce4" office:value-type="percentage" office:value="0.5362" calcext:value-type="percentage">
            <text:p>53.62%</text:p>
          </table:table-cell>
          <table:table-cell table:style-name="ce4" office:value-type="percentage" office:value="0.0109" calcext:value-type="percentage">
            <text:p>1.09%</text:p>
          </table:table-cell>
          <table:table-cell table:style-name="ce4" office:value-type="percentage" office:value="0.1294" calcext:value-type="percentage">
            <text:p>12.94%</text:p>
          </table:table-cell>
          <table:table-cell table:style-name="ce4" office:value-type="percentage" office:value="0.3959" calcext:value-type="percentage">
            <text:p>39.59%</text:p>
          </table:table-cell>
          <table:table-cell table:style-name="ce4" office:value-type="percentage" office:value="0.1559" calcext:value-type="percentage">
            <text:p>15.59%</text:p>
          </table:table-cell>
          <table:table-cell table:style-name="ce5" table:formula="of:=[.I30]+[.K30]" office:value-type="percentage" office:value="0.4068" calcext:value-type="percentage">
            <text:p>40.6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1]; &quot; to &quot;; [.D31])" office:value-type="string" office:string-value="return to decl_stmt" calcext:value-type="string">
            <text:p>return to decl_stm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3250" calcext:value-type="float">
            <text:p>3250</text:p>
          </table:table-cell>
          <table:table-cell table:style-name="ce4" office:value-type="percentage" office:value="0.6222" calcext:value-type="percentage">
            <text:p>62.22%</text:p>
          </table:table-cell>
          <table:table-cell table:style-name="ce4" office:value-type="percentage" office:value="0.3778" calcext:value-type="percentage">
            <text:p>37.78%</text:p>
          </table:table-cell>
          <table:table-cell table:style-name="ce4" office:value-type="percentage" office:value="0.0452" calcext:value-type="percentage">
            <text:p>4.52%</text:p>
          </table:table-cell>
          <table:table-cell table:style-name="ce4" office:value-type="percentage" office:value="0.0102" calcext:value-type="percentage">
            <text:p>1.02%</text:p>
          </table:table-cell>
          <table:table-cell table:style-name="ce4" office:value-type="percentage" office:value="0.3225" calcext:value-type="percentage">
            <text:p>32.25%</text:p>
          </table:table-cell>
          <table:table-cell table:style-name="ce4" office:value-type="percentage" office:value="0.1338" calcext:value-type="percentage">
            <text:p>13.38%</text:p>
          </table:table-cell>
          <table:table-cell table:style-name="ce5" table:formula="of:=[.I31]+[.K31]" office:value-type="percentage" office:value="0.3677" calcext:value-type="percentage">
            <text:p>36.7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2]; &quot; to &quot;; [.D32])" office:value-type="string" office:string-value="return to return" calcext:value-type="string">
            <text:p>return to return</text:p>
          </table:table-cell>
          <table:table-cell table:number-columns-repeated="2"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4906" calcext:value-type="float">
            <text:p>4906</text:p>
          </table:table-cell>
          <table:table-cell table:style-name="ce4" office:value-type="percentage" office:value="0.9466" calcext:value-type="percentage">
            <text:p>94.66%</text:p>
          </table:table-cell>
          <table:table-cell table:style-name="ce4" office:value-type="percentage" office:value="0.0534" calcext:value-type="percentage">
            <text:p>5.34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2" calcext:value-type="percentage">
            <text:p>0.02%</text:p>
          </table:table-cell>
          <table:table-cell table:style-name="ce4" office:value-type="percentage" office:value="0.0532" calcext:value-type="percentage">
            <text:p>5.32%</text:p>
          </table:table-cell>
          <table:table-cell table:style-name="ce4" office:value-type="percentage" office:value="0.0432" calcext:value-type="percentage">
            <text:p>4.32%</text:p>
          </table:table-cell>
          <table:table-cell table:style-name="ce5" table:formula="of:=[.I32]+[.K32]" office:value-type="percentage" office:value="0.0532" calcext:value-type="percentage">
            <text:p>5.3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3]; &quot; to &quot;; [.D33])" office:value-type="string" office:string-value="return to expr_stmt" calcext:value-type="string">
            <text:p>return to expr_stm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870" calcext:value-type="float">
            <text:p>2870</text:p>
          </table:table-cell>
          <table:table-cell table:style-name="ce4" office:value-type="percentage" office:value="0.5864" calcext:value-type="percentage">
            <text:p>58.64%</text:p>
          </table:table-cell>
          <table:table-cell table:style-name="ce4" office:value-type="percentage" office:value="0.4136" calcext:value-type="percentage">
            <text:p>41.36%</text:p>
          </table:table-cell>
          <table:table-cell table:style-name="ce4" office:value-type="percentage" office:value="0.0077" calcext:value-type="percentage">
            <text:p>0.77%</text:p>
          </table:table-cell>
          <table:table-cell table:style-name="ce4" office:value-type="percentage" office:value="0.0826" calcext:value-type="percentage">
            <text:p>8.26%</text:p>
          </table:table-cell>
          <table:table-cell table:style-name="ce4" office:value-type="percentage" office:value="0.3233" calcext:value-type="percentage">
            <text:p>32.33%</text:p>
          </table:table-cell>
          <table:table-cell table:style-name="ce4" office:value-type="percentage" office:value="0.1286" calcext:value-type="percentage">
            <text:p>12.86%</text:p>
          </table:table-cell>
          <table:table-cell table:style-name="ce5" table:formula="of:=[.I33]+[.K33]" office:value-type="percentage" office:value="0.331" calcext:value-type="percentage">
            <text:p>33.1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4]; &quot; to &quot;; [.D34])" office:value-type="string" office:string-value="return to if" calcext:value-type="string">
            <text:p>return to if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3530" calcext:value-type="float">
            <text:p>3530</text:p>
          </table:table-cell>
          <table:table-cell table:style-name="ce4" office:value-type="percentage" office:value="0.5272" calcext:value-type="percentage">
            <text:p>52.72%</text:p>
          </table:table-cell>
          <table:table-cell table:style-name="ce4" office:value-type="percentage" office:value="0.4728" calcext:value-type="percentage">
            <text:p>47.28%</text:p>
          </table:table-cell>
          <table:table-cell table:style-name="ce4" office:value-type="percentage" office:value="0.0003" calcext:value-type="percentage">
            <text:p>0.03%</text:p>
          </table:table-cell>
          <table:table-cell table:style-name="ce4" office:value-type="percentage" office:value="0.0184" calcext:value-type="percentage">
            <text:p>1.84%</text:p>
          </table:table-cell>
          <table:table-cell table:style-name="ce4" office:value-type="percentage" office:value="0.4541" calcext:value-type="percentage">
            <text:p>45.41%</text:p>
          </table:table-cell>
          <table:table-cell table:style-name="ce4" office:value-type="percentage" office:value="0.2122" calcext:value-type="percentage">
            <text:p>21.22%</text:p>
          </table:table-cell>
          <table:table-cell table:style-name="ce5" table:formula="of:=[.I34]+[.K34]" office:value-type="percentage" office:value="0.4544" calcext:value-type="percentage">
            <text:p>45.4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5]; &quot; to &quot;; [.D35])" office:value-type="string" office:string-value="return to while" calcext:value-type="string">
            <text:p>return to while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4" office:value-type="percentage" office:value="0.6333" calcext:value-type="percentage">
            <text:p>63.33%</text:p>
          </table:table-cell>
          <table:table-cell table:style-name="ce4" office:value-type="percentage" office:value="0.3667" calcext:value-type="percentage">
            <text:p>36.67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476" calcext:value-type="percentage">
            <text:p>4.76%</text:p>
          </table:table-cell>
          <table:table-cell table:style-name="ce4" office:value-type="percentage" office:value="0.319" calcext:value-type="percentage">
            <text:p>31.90%</text:p>
          </table:table-cell>
          <table:table-cell table:style-name="ce4" office:value-type="percentage" office:value="0.2048" calcext:value-type="percentage">
            <text:p>20.48%</text:p>
          </table:table-cell>
          <table:table-cell table:style-name="ce5" table:formula="of:=[.I35]+[.K35]" office:value-type="percentage" office:value="0.319" calcext:value-type="percentage">
            <text:p>31.9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6]; &quot; to &quot;; [.D36])" office:value-type="string" office:string-value="return to continue" calcext:value-type="string">
            <text:p>return to continue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36]+[.K36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7]; &quot; to &quot;; [.D37])" office:value-type="string" office:string-value="while to decl_stmt" calcext:value-type="string">
            <text:p>while to decl_stmt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402" calcext:value-type="float">
            <text:p>402</text:p>
          </table:table-cell>
          <table:table-cell table:style-name="ce4" office:value-type="percentage" office:value="0.8557" calcext:value-type="percentage">
            <text:p>85.57%</text:p>
          </table:table-cell>
          <table:table-cell table:style-name="ce4" office:value-type="percentage" office:value="0.1443" calcext:value-type="percentage">
            <text:p>14.43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1443" calcext:value-type="percentage">
            <text:p>14.43%</text:p>
          </table:table-cell>
          <table:table-cell table:style-name="ce4" office:value-type="percentage" office:value="0.0423" calcext:value-type="percentage">
            <text:p>4.23%</text:p>
          </table:table-cell>
          <table:table-cell table:style-name="ce5" table:formula="of:=[.I37]+[.K37]" office:value-type="percentage" office:value="0.1443" calcext:value-type="percentage">
            <text:p>14.4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8]; &quot; to &quot;; [.D38])" office:value-type="string" office:string-value="while to return" calcext:value-type="string">
            <text:p>while to return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227" calcext:value-type="float">
            <text:p>227</text:p>
          </table:table-cell>
          <table:table-cell table:style-name="ce4" office:value-type="percentage" office:value="0.9427" calcext:value-type="percentage">
            <text:p>94.27%</text:p>
          </table:table-cell>
          <table:table-cell table:style-name="ce4" office:value-type="percentage" office:value="0.0573" calcext:value-type="percentage">
            <text:p>5.73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573" calcext:value-type="percentage">
            <text:p>5.73%</text:p>
          </table:table-cell>
          <table:table-cell table:style-name="ce4" office:value-type="percentage" office:value="0.0485" calcext:value-type="percentage">
            <text:p>4.85%</text:p>
          </table:table-cell>
          <table:table-cell table:style-name="ce5" table:formula="of:=[.I38]+[.K38]" office:value-type="percentage" office:value="0.0573" calcext:value-type="percentage">
            <text:p>5.7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39]; &quot; to &quot;; [.D39])" office:value-type="string" office:string-value="while to expr_stmt" calcext:value-type="string">
            <text:p>while to expr_stmt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45" calcext:value-type="float">
            <text:p>545</text:p>
          </table:table-cell>
          <table:table-cell table:style-name="ce4" office:value-type="percentage" office:value="0.4862" calcext:value-type="percentage">
            <text:p>48.62%</text:p>
          </table:table-cell>
          <table:table-cell table:style-name="ce4" office:value-type="percentage" office:value="0.5138" calcext:value-type="percentage">
            <text:p>51.38%</text:p>
          </table:table-cell>
          <table:table-cell table:style-name="ce4" office:value-type="percentage" office:value="0.0073" calcext:value-type="percentage">
            <text:p>0.73%</text:p>
          </table:table-cell>
          <table:table-cell table:style-name="ce4" office:value-type="percentage" office:value="0.3761" calcext:value-type="percentage">
            <text:p>37.61%</text:p>
          </table:table-cell>
          <table:table-cell table:style-name="ce4" office:value-type="percentage" office:value="0.1303" calcext:value-type="percentage">
            <text:p>13.03%</text:p>
          </table:table-cell>
          <table:table-cell table:style-name="ce4" office:value-type="percentage" office:value="0.0789" calcext:value-type="percentage">
            <text:p>7.89%</text:p>
          </table:table-cell>
          <table:table-cell table:style-name="ce5" table:formula="of:=[.I39]+[.K39]" office:value-type="percentage" office:value="0.1376" calcext:value-type="percentage">
            <text:p>13.7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0]; &quot; to &quot;; [.D40])" office:value-type="string" office:string-value="while to if" calcext:value-type="string">
            <text:p>while to if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05" calcext:value-type="float">
            <text:p>205</text:p>
          </table:table-cell>
          <table:table-cell table:style-name="ce4" office:value-type="percentage" office:value="0.4293" calcext:value-type="percentage">
            <text:p>42.93%</text:p>
          </table:table-cell>
          <table:table-cell table:style-name="ce4" office:value-type="percentage" office:value="0.5707" calcext:value-type="percentage">
            <text:p>57.07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2585" calcext:value-type="percentage">
            <text:p>25.85%</text:p>
          </table:table-cell>
          <table:table-cell table:style-name="ce4" office:value-type="percentage" office:value="0.3122" calcext:value-type="percentage">
            <text:p>31.22%</text:p>
          </table:table-cell>
          <table:table-cell table:style-name="ce4" office:value-type="percentage" office:value="0.161" calcext:value-type="percentage">
            <text:p>16.10%</text:p>
          </table:table-cell>
          <table:table-cell table:style-name="ce5" table:formula="of:=[.I40]+[.K40]" office:value-type="percentage" office:value="0.3122" calcext:value-type="percentage">
            <text:p>31.2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1]; &quot; to &quot;; [.D41])" office:value-type="string" office:string-value="while to while" calcext:value-type="string">
            <text:p>while to while</text:p>
          </table:table-cell>
          <table:table-cell table:number-columns-repeated="2"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4" office:value-type="percentage" office:value="0.5071" calcext:value-type="percentage">
            <text:p>50.71%</text:p>
          </table:table-cell>
          <table:table-cell table:style-name="ce4" office:value-type="percentage" office:value="0.4929" calcext:value-type="percentage">
            <text:p>49.29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4929" calcext:value-type="percentage">
            <text:p>49.29%</text:p>
          </table:table-cell>
          <table:table-cell table:style-name="ce4" office:value-type="percentage" office:value="0.1714" calcext:value-type="percentage">
            <text:p>17.14%</text:p>
          </table:table-cell>
          <table:table-cell table:style-name="ce5" table:formula="of:=[.I41]+[.K41]" office:value-type="percentage" office:value="0.4929" calcext:value-type="percentage">
            <text:p>49.2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2]; &quot; to &quot;; [.D42])" office:value-type="string" office:string-value="while to for" calcext:value-type="string">
            <text:p>while to for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4" office:value-type="percentage" office:value="0.381" calcext:value-type="percentage">
            <text:p>38.10%</text:p>
          </table:table-cell>
          <table:table-cell table:style-name="ce4" office:value-type="percentage" office:value="0.619" calcext:value-type="percentage">
            <text:p>61.9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3238" calcext:value-type="percentage">
            <text:p>32.38%</text:p>
          </table:table-cell>
          <table:table-cell table:style-name="ce4" office:value-type="percentage" office:value="0.2952" calcext:value-type="percentage">
            <text:p>29.52%</text:p>
          </table:table-cell>
          <table:table-cell table:style-name="ce4" office:value-type="percentage" office:value="0.019" calcext:value-type="percentage">
            <text:p>1.90%</text:p>
          </table:table-cell>
          <table:table-cell table:style-name="ce5" table:formula="of:=[.I42]+[.K42]" office:value-type="percentage" office:value="0.2952" calcext:value-type="percentage">
            <text:p>29.5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3]; &quot; to &quot;; [.D43])" office:value-type="string" office:string-value="while to continue" calcext:value-type="string">
            <text:p>while to continu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43]+[.K43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4]; &quot; to &quot;; [.D44])" office:value-type="string" office:string-value="continue to expr_stmt" calcext:value-type="string">
            <text:p>continue to expr_stmt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4" office:value-type="percentage" office:value="0.3148" calcext:value-type="percentage">
            <text:p>31.48%</text:p>
          </table:table-cell>
          <table:table-cell table:style-name="ce4" office:value-type="percentage" office:value="0.6852" calcext:value-type="percentage">
            <text:p>68.5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6852" calcext:value-type="percentage">
            <text:p>68.52%</text:p>
          </table:table-cell>
          <table:table-cell table:style-name="ce4" office:value-type="percentage" office:value="0.3148" calcext:value-type="percentage">
            <text:p>31.48%</text:p>
          </table:table-cell>
          <table:table-cell table:style-name="ce5" table:formula="of:=[.I44]+[.K44]" office:value-type="percentage" office:value="0.6852" calcext:value-type="percentage">
            <text:p>68.5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5]; &quot; to &quot;; [.D45])" office:value-type="string" office:string-value="continue to return" calcext:value-type="string">
            <text:p>continue to return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4" office:value-type="percentage" office:value="0.8636" calcext:value-type="percentage">
            <text:p>86.36%</text:p>
          </table:table-cell>
          <table:table-cell table:style-name="ce4" office:value-type="percentage" office:value="0.1364" calcext:value-type="percentage">
            <text:p>13.6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1364" calcext:value-type="percentage">
            <text:p>13.64%</text:p>
          </table:table-cell>
          <table:table-cell table:style-name="ce4" office:value-type="percentage" office:value="0.0909" calcext:value-type="percentage">
            <text:p>9.09%</text:p>
          </table:table-cell>
          <table:table-cell table:style-name="ce5" table:formula="of:=[.I45]+[.K45]" office:value-type="percentage" office:value="0.1364" calcext:value-type="percentage">
            <text:p>13.6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6]; &quot; to &quot;; [.D46])" office:value-type="string" office:string-value="continue to for" calcext:value-type="string">
            <text:p>continue to for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46]+[.K46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7]; &quot; to &quot;; [.D47])" office:value-type="string" office:string-value="continue to if" calcext:value-type="string">
            <text:p>continue to if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4" office:value-type="percentage" office:value="0.0714" calcext:value-type="percentage">
            <text:p>7.14%</text:p>
          </table:table-cell>
          <table:table-cell table:style-name="ce4" office:value-type="percentage" office:value="0.9286" calcext:value-type="percentage">
            <text:p>92.86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9286" calcext:value-type="percentage">
            <text:p>92.86%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5" table:formula="of:=[.I47]+[.K47]" office:value-type="percentage" office:value="0.9286" calcext:value-type="percentage">
            <text:p>92.8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8]; &quot; to &quot;; [.D48])" office:value-type="string" office:string-value="continue to decl_stmt" calcext:value-type="string">
            <text:p>continue to decl_stmt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4" office:value-type="percentage" office:value="0.6458" calcext:value-type="percentage">
            <text:p>64.58%</text:p>
          </table:table-cell>
          <table:table-cell table:style-name="ce4" office:value-type="percentage" office:value="0.3542" calcext:value-type="percentage">
            <text:p>35.4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3542" calcext:value-type="percentage">
            <text:p>35.42%</text:p>
          </table:table-cell>
          <table:table-cell table:style-name="ce4" office:value-type="percentage" office:value="0.1667" calcext:value-type="percentage">
            <text:p>16.67%</text:p>
          </table:table-cell>
          <table:table-cell table:style-name="ce5" table:formula="of:=[.I48]+[.K48]" office:value-type="percentage" office:value="0.3542" calcext:value-type="percentage">
            <text:p>35.4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49]; &quot; to &quot;; [.D49])" office:value-type="string" office:string-value="continue to while" calcext:value-type="string">
            <text:p>continue to while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49]+[.K49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8" table:formula="of:=CONCATENATE([.C50]; &quot; to &quot;; [.D50])" office:value-type="string" office:string-value="continue to continue" calcext:value-type="string">
            <text:p>continue to continue</text:p>
          </table:table-cell>
          <table:table-cell table:number-columns-repeated="2"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50]+[.K50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1]; &quot; to &quot;; [.D51])" office:value-type="string" office:string-value="decl_stmt to decl_stmt" calcext:value-type="string">
            <text:p>decl_stmt to decl_stmt</text:p>
          </table:table-cell>
          <table:table-cell table:number-columns-repeated="2"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3588" calcext:value-type="float">
            <text:p>3588</text:p>
          </table:table-cell>
          <table:table-cell table:style-name="ce4" office:value-type="percentage" office:value="0.9596" calcext:value-type="percentage">
            <text:p>95.96%</text:p>
          </table:table-cell>
          <table:table-cell table:style-name="ce4" office:value-type="percentage" office:value="0.0404" calcext:value-type="percentage">
            <text:p>4.0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404" calcext:value-type="percentage">
            <text:p>4.04%</text:p>
          </table:table-cell>
          <table:table-cell table:style-name="ce4" office:value-type="percentage" office:value="0.0279" calcext:value-type="percentage">
            <text:p>2.79%</text:p>
          </table:table-cell>
          <table:table-cell table:style-name="ce5" table:formula="of:=[.I51]+[.K51]" office:value-type="percentage" office:value="0.0404" calcext:value-type="percentage">
            <text:p>4.0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2]; &quot; to &quot;; [.D52])" office:value-type="string" office:string-value="decl_stmt to if" calcext:value-type="string">
            <text:p>decl_stmt to if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831" calcext:value-type="float">
            <text:p>2831</text:p>
          </table:table-cell>
          <table:table-cell table:style-name="ce4" office:value-type="percentage" office:value="0.9728" calcext:value-type="percentage">
            <text:p>97.28%</text:p>
          </table:table-cell>
          <table:table-cell table:style-name="ce4" office:value-type="percentage" office:value="0.0272" calcext:value-type="percentage">
            <text:p>2.7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272" calcext:value-type="percentage">
            <text:p>2.72%</text:p>
          </table:table-cell>
          <table:table-cell table:style-name="ce4" office:value-type="percentage" office:value="0.0223" calcext:value-type="percentage">
            <text:p>2.23%</text:p>
          </table:table-cell>
          <table:table-cell table:style-name="ce5" table:formula="of:=[.I52]+[.K52]" office:value-type="percentage" office:value="0.0272" calcext:value-type="percentage">
            <text:p>2.7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3]; &quot; to &quot;; [.D53])" office:value-type="string" office:string-value="decl_stmt to expr_stmt" calcext:value-type="string">
            <text:p>decl_stmt to expr_stmt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565" calcext:value-type="float">
            <text:p>5565</text:p>
          </table:table-cell>
          <table:table-cell table:style-name="ce4" office:value-type="percentage" office:value="0.9727" calcext:value-type="percentage">
            <text:p>97.27%</text:p>
          </table:table-cell>
          <table:table-cell table:style-name="ce4" office:value-type="percentage" office:value="0.0273" calcext:value-type="percentage">
            <text:p>2.73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002" calcext:value-type="percentage">
            <text:p>0.02%</text:p>
          </table:table-cell>
          <table:table-cell table:style-name="ce4" office:value-type="percentage" office:value="0.0271" calcext:value-type="percentage">
            <text:p>2.71%</text:p>
          </table:table-cell>
          <table:table-cell table:style-name="ce4" office:value-type="percentage" office:value="0.0243" calcext:value-type="percentage">
            <text:p>2.43%</text:p>
          </table:table-cell>
          <table:table-cell table:style-name="ce5" table:formula="of:=[.I53]+[.K53]" office:value-type="percentage" office:value="0.0271" calcext:value-type="percentage">
            <text:p>2.7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4]; &quot; to &quot;; [.D54])" office:value-type="string" office:string-value="decl_stmt to return" calcext:value-type="string">
            <text:p>decl_stmt to return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3187" calcext:value-type="float">
            <text:p>3187</text:p>
          </table:table-cell>
          <table:table-cell table:style-name="ce4" office:value-type="percentage" office:value="0.9718" calcext:value-type="percentage">
            <text:p>97.18%</text:p>
          </table:table-cell>
          <table:table-cell table:style-name="ce4" office:value-type="percentage" office:value="0.0282" calcext:value-type="percentage">
            <text:p>2.82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282" calcext:value-type="percentage">
            <text:p>2.82%</text:p>
          </table:table-cell>
          <table:table-cell table:style-name="ce4" office:value-type="percentage" office:value="0.022" calcext:value-type="percentage">
            <text:p>2.20%</text:p>
          </table:table-cell>
          <table:table-cell table:style-name="ce5" table:formula="of:=[.I54]+[.K54]" office:value-type="percentage" office:value="0.0282" calcext:value-type="percentage">
            <text:p>2.8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5]; &quot; to &quot;; [.D55])" office:value-type="string" office:string-value="decl_stmt to for" calcext:value-type="string">
            <text:p>decl_stmt to for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2198" calcext:value-type="float">
            <text:p>2198</text:p>
          </table:table-cell>
          <table:table-cell table:style-name="ce4" office:value-type="percentage" office:value="0.9563" calcext:value-type="percentage">
            <text:p>95.63%</text:p>
          </table:table-cell>
          <table:table-cell table:style-name="ce4" office:value-type="percentage" office:value="0.0437" calcext:value-type="percentage">
            <text:p>4.37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437" calcext:value-type="percentage">
            <text:p>4.37%</text:p>
          </table:table-cell>
          <table:table-cell table:style-name="ce4" office:value-type="percentage" office:value="0.04" calcext:value-type="percentage">
            <text:p>4.00%</text:p>
          </table:table-cell>
          <table:table-cell table:style-name="ce5" table:formula="of:=[.I55]+[.K55]" office:value-type="percentage" office:value="0.0437" calcext:value-type="percentage">
            <text:p>4.3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6]; &quot; to &quot;; [.D56])" office:value-type="string" office:string-value="decl_stmt to while" calcext:value-type="string">
            <text:p>decl_stmt to while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422" calcext:value-type="float">
            <text:p>422</text:p>
          </table:table-cell>
          <table:table-cell table:style-name="ce4" office:value-type="percentage" office:value="0.9976" calcext:value-type="percentage">
            <text:p>99.76%</text:p>
          </table:table-cell>
          <table:table-cell table:style-name="ce4" office:value-type="percentage" office:value="0.0024" calcext:value-type="percentage">
            <text:p>0.2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number-columns-repeated="2" table:style-name="ce4" office:value-type="percentage" office:value="0.0024" calcext:value-type="percentage">
            <text:p>0.24%</text:p>
          </table:table-cell>
          <table:table-cell table:style-name="ce5" table:formula="of:=[.I56]+[.K56]" office:value-type="percentage" office:value="0.0024" calcext:value-type="percentage">
            <text:p>0.2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7]; &quot; to &quot;; [.D57])" office:value-type="string" office:string-value="decl_stmt to continue" calcext:value-type="string">
            <text:p>decl_stmt to continue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57]+[.K57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8]; &quot; to &quot;; [.D58])" office:value-type="string" office:string-value="for to expr_stmt" calcext:value-type="string">
            <text:p>for to expr_stmt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450" calcext:value-type="float">
            <text:p>2450</text:p>
          </table:table-cell>
          <table:table-cell table:style-name="ce4" office:value-type="percentage" office:value="0.7502" calcext:value-type="percentage">
            <text:p>75.02%</text:p>
          </table:table-cell>
          <table:table-cell table:style-name="ce4" office:value-type="percentage" office:value="0.2498" calcext:value-type="percentage">
            <text:p>24.98%</text:p>
          </table:table-cell>
          <table:table-cell table:style-name="ce4" office:value-type="percentage" office:value="0.0167" calcext:value-type="percentage">
            <text:p>1.67%</text:p>
          </table:table-cell>
          <table:table-cell table:style-name="ce4" office:value-type="percentage" office:value="0.1229" calcext:value-type="percentage">
            <text:p>12.29%</text:p>
          </table:table-cell>
          <table:table-cell table:style-name="ce4" office:value-type="percentage" office:value="0.1102" calcext:value-type="percentage">
            <text:p>11.02%</text:p>
          </table:table-cell>
          <table:table-cell table:style-name="ce4" office:value-type="percentage" office:value="0.0547" calcext:value-type="percentage">
            <text:p>5.47%</text:p>
          </table:table-cell>
          <table:table-cell table:style-name="ce5" table:formula="of:=[.I58]+[.K58]" office:value-type="percentage" office:value="0.1269" calcext:value-type="percentage">
            <text:p>12.6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59]; &quot; to &quot;; [.D59])" office:value-type="string" office:string-value="for to if" calcext:value-type="string">
            <text:p>for to if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1098" calcext:value-type="float">
            <text:p>1098</text:p>
          </table:table-cell>
          <table:table-cell table:style-name="ce4" office:value-type="percentage" office:value="0.755" calcext:value-type="percentage">
            <text:p>75.50%</text:p>
          </table:table-cell>
          <table:table-cell table:style-name="ce4" office:value-type="percentage" office:value="0.245" calcext:value-type="percentage">
            <text:p>24.50%</text:p>
          </table:table-cell>
          <table:table-cell table:style-name="ce4" office:value-type="percentage" office:value="0.0291" calcext:value-type="percentage">
            <text:p>2.91%</text:p>
          </table:table-cell>
          <table:table-cell table:style-name="ce4" office:value-type="percentage" office:value="0.0783" calcext:value-type="percentage">
            <text:p>7.83%</text:p>
          </table:table-cell>
          <table:table-cell table:style-name="ce4" office:value-type="percentage" office:value="0.1375" calcext:value-type="percentage">
            <text:p>13.75%</text:p>
          </table:table-cell>
          <table:table-cell table:style-name="ce4" office:value-type="percentage" office:value="0.0856" calcext:value-type="percentage">
            <text:p>8.56%</text:p>
          </table:table-cell>
          <table:table-cell table:style-name="ce5" table:formula="of:=[.I59]+[.K59]" office:value-type="percentage" office:value="0.1666" calcext:value-type="percentage">
            <text:p>16.6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0]; &quot; to &quot;; [.D60])" office:value-type="string" office:string-value="for to decl_stmt" calcext:value-type="string">
            <text:p>for to decl_stmt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2201" calcext:value-type="float">
            <text:p>2201</text:p>
          </table:table-cell>
          <table:table-cell table:style-name="ce4" office:value-type="percentage" office:value="0.7896" calcext:value-type="percentage">
            <text:p>78.96%</text:p>
          </table:table-cell>
          <table:table-cell table:style-name="ce4" office:value-type="percentage" office:value="0.2104" calcext:value-type="percentage">
            <text:p>21.04%</text:p>
          </table:table-cell>
          <table:table-cell table:style-name="ce4" office:value-type="percentage" office:value="0.0132" calcext:value-type="percentage">
            <text:p>1.32%</text:p>
          </table:table-cell>
          <table:table-cell table:style-name="ce4" office:value-type="percentage" office:value="0.0722" calcext:value-type="percentage">
            <text:p>7.22%</text:p>
          </table:table-cell>
          <table:table-cell table:style-name="ce4" office:value-type="percentage" office:value="0.1249" calcext:value-type="percentage">
            <text:p>12.49%</text:p>
          </table:table-cell>
          <table:table-cell table:style-name="ce4" office:value-type="percentage" office:value="0.0622" calcext:value-type="percentage">
            <text:p>6.22%</text:p>
          </table:table-cell>
          <table:table-cell table:style-name="ce5" table:formula="of:=[.I60]+[.K60]" office:value-type="percentage" office:value="0.1381" calcext:value-type="percentage">
            <text:p>13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1]; &quot; to &quot;; [.D61])" office:value-type="string" office:string-value="for to for" calcext:value-type="string">
            <text:p>for to for</text:p>
          </table:table-cell>
          <table:table-cell table:number-columns-repeated="2"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838" calcext:value-type="float">
            <text:p>838</text:p>
          </table:table-cell>
          <table:table-cell table:style-name="ce4" office:value-type="percentage" office:value="0.7745" calcext:value-type="percentage">
            <text:p>77.45%</text:p>
          </table:table-cell>
          <table:table-cell table:style-name="ce4" office:value-type="percentage" office:value="0.2255" calcext:value-type="percentage">
            <text:p>22.55%</text:p>
          </table:table-cell>
          <table:table-cell table:style-name="ce4" office:value-type="percentage" office:value="0.0036" calcext:value-type="percentage">
            <text:p>0.36%</text:p>
          </table:table-cell>
          <table:table-cell table:style-name="ce4" office:value-type="percentage" office:value="0.0847" calcext:value-type="percentage">
            <text:p>8.47%</text:p>
          </table:table-cell>
          <table:table-cell table:style-name="ce4" office:value-type="percentage" office:value="0.1372" calcext:value-type="percentage">
            <text:p>13.72%</text:p>
          </table:table-cell>
          <table:table-cell table:style-name="ce4" office:value-type="percentage" office:value="0.068" calcext:value-type="percentage">
            <text:p>6.80%</text:p>
          </table:table-cell>
          <table:table-cell table:style-name="ce5" table:formula="of:=[.I61]+[.K61]" office:value-type="percentage" office:value="0.1408" calcext:value-type="percentage">
            <text:p>14.0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2]; &quot; to &quot;; [.D62])" office:value-type="string" office:string-value="for to return" calcext:value-type="string">
            <text:p>for to return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1333" calcext:value-type="float">
            <text:p>1333</text:p>
          </table:table-cell>
          <table:table-cell table:style-name="ce4" office:value-type="percentage" office:value="0.868" calcext:value-type="percentage">
            <text:p>86.80%</text:p>
          </table:table-cell>
          <table:table-cell table:style-name="ce4" office:value-type="percentage" office:value="0.132" calcext:value-type="percentage">
            <text:p>13.20%</text:p>
          </table:table-cell>
          <table:table-cell table:style-name="ce4" office:value-type="percentage" office:value="0.0105" calcext:value-type="percentage">
            <text:p>1.05%</text:p>
          </table:table-cell>
          <table:table-cell table:style-name="ce4" office:value-type="percentage" office:value="0.0173" calcext:value-type="percentage">
            <text:p>1.73%</text:p>
          </table:table-cell>
          <table:table-cell table:style-name="ce4" office:value-type="percentage" office:value="0.1043" calcext:value-type="percentage">
            <text:p>10.43%</text:p>
          </table:table-cell>
          <table:table-cell table:style-name="ce4" office:value-type="percentage" office:value="0.057" calcext:value-type="percentage">
            <text:p>5.70%</text:p>
          </table:table-cell>
          <table:table-cell table:style-name="ce5" table:formula="of:=[.I62]+[.K62]" office:value-type="percentage" office:value="0.1148" calcext:value-type="percentage">
            <text:p>11.4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3]; &quot; to &quot;; [.D63])" office:value-type="string" office:string-value="for to while" calcext:value-type="string">
            <text:p>for to while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4" office:value-type="percentage" office:value="0.6228" calcext:value-type="percentage">
            <text:p>62.28%</text:p>
          </table:table-cell>
          <table:table-cell table:style-name="ce4" office:value-type="percentage" office:value="0.3772" calcext:value-type="percentage">
            <text:p>37.72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3596" calcext:value-type="percentage">
            <text:p>35.96%</text:p>
          </table:table-cell>
          <table:table-cell table:style-name="ce4" office:value-type="percentage" office:value="0.0175" calcext:value-type="percentage">
            <text:p>1.75%</text:p>
          </table:table-cell>
          <table:table-cell table:style-name="ce4" office:value-type="percentage" office:value="0.0088" calcext:value-type="percentage">
            <text:p>0.88%</text:p>
          </table:table-cell>
          <table:table-cell table:style-name="ce5" table:formula="of:=[.I63]+[.K63]" office:value-type="percentage" office:value="0.0175" calcext:value-type="percentage">
            <text:p>1.7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4]; &quot; to &quot;; [.D64])" office:value-type="string" office:string-value="for to continue" calcext:value-type="string">
            <text:p>for to continue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4" office:value-type="percentage" office:value="0.6" calcext:value-type="percentage">
            <text:p>60.00%</text:p>
          </table:table-cell>
          <table:table-cell table:style-name="ce4" office:value-type="percentage" office:value="0.4" calcext:value-type="percentage">
            <text:p>40.0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4" calcext:value-type="percentage">
            <text:p>4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5" table:formula="of:=[.I64]+[.K64]" office:value-type="percentage" office:value="0.4" calcext:value-type="percentage">
            <text:p>4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5]; &quot; to &quot;; [.D65])" office:value-type="string" office:string-value="expr_stmt to decl_stmt" calcext:value-type="string">
            <text:p>expr_stmt to decl_stmt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5539" calcext:value-type="float">
            <text:p>5539</text:p>
          </table:table-cell>
          <table:table-cell table:style-name="ce4" office:value-type="percentage" office:value="0.8202" calcext:value-type="percentage">
            <text:p>82.02%</text:p>
          </table:table-cell>
          <table:table-cell table:style-name="ce4" office:value-type="percentage" office:value="0.1798" calcext:value-type="percentage">
            <text:p>17.98%</text:p>
          </table:table-cell>
          <table:table-cell table:style-name="ce4" office:value-type="percentage" office:value="0.0032" calcext:value-type="percentage">
            <text:p>0.32%</text:p>
          </table:table-cell>
          <table:table-cell table:style-name="ce4" office:value-type="percentage" office:value="0.0403" calcext:value-type="percentage">
            <text:p>4.03%</text:p>
          </table:table-cell>
          <table:table-cell table:style-name="ce4" office:value-type="percentage" office:value="0.1363" calcext:value-type="percentage">
            <text:p>13.63%</text:p>
          </table:table-cell>
          <table:table-cell table:style-name="ce4" office:value-type="percentage" office:value="0.0682" calcext:value-type="percentage">
            <text:p>6.82%</text:p>
          </table:table-cell>
          <table:table-cell table:style-name="ce5" table:formula="of:=[.I65]+[.K65]" office:value-type="percentage" office:value="0.1395" calcext:value-type="percentage">
            <text:p>13.9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6]; &quot; to &quot;; [.D66])" office:value-type="string" office:string-value="expr_stmt to if" calcext:value-type="string">
            <text:p>expr_stmt to if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853" calcext:value-type="float">
            <text:p>2853</text:p>
          </table:table-cell>
          <table:table-cell table:style-name="ce4" office:value-type="percentage" office:value="0.5331" calcext:value-type="percentage">
            <text:p>53.31%</text:p>
          </table:table-cell>
          <table:table-cell table:style-name="ce4" office:value-type="percentage" office:value="0.4669" calcext:value-type="percentage">
            <text:p>46.69%</text:p>
          </table:table-cell>
          <table:table-cell table:style-name="ce4" office:value-type="percentage" office:value="0.0196" calcext:value-type="percentage">
            <text:p>1.96%</text:p>
          </table:table-cell>
          <table:table-cell table:style-name="ce4" office:value-type="percentage" office:value="0.149" calcext:value-type="percentage">
            <text:p>14.90%</text:p>
          </table:table-cell>
          <table:table-cell table:style-name="ce4" office:value-type="percentage" office:value="0.2983" calcext:value-type="percentage">
            <text:p>29.83%</text:p>
          </table:table-cell>
          <table:table-cell table:style-name="ce4" office:value-type="percentage" office:value="0.1349" calcext:value-type="percentage">
            <text:p>13.49%</text:p>
          </table:table-cell>
          <table:table-cell table:style-name="ce5" table:formula="of:=[.I66]+[.K66]" office:value-type="percentage" office:value="0.3179" calcext:value-type="percentage">
            <text:p>31.7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7]; &quot; to &quot;; [.D67])" office:value-type="string" office:string-value="expr_stmt to expr_stmt" calcext:value-type="string">
            <text:p>expr_stmt to expr_stmt</text:p>
          </table:table-cell>
          <table:table-cell table:number-columns-repeated="2"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607" calcext:value-type="float">
            <text:p>5607</text:p>
          </table:table-cell>
          <table:table-cell table:style-name="ce4" office:value-type="percentage" office:value="0.4268" calcext:value-type="percentage">
            <text:p>42.68%</text:p>
          </table:table-cell>
          <table:table-cell table:style-name="ce4" office:value-type="percentage" office:value="0.5732" calcext:value-type="percentage">
            <text:p>57.32%</text:p>
          </table:table-cell>
          <table:table-cell table:style-name="ce4" office:value-type="percentage" office:value="0.0428" calcext:value-type="percentage">
            <text:p>4.28%</text:p>
          </table:table-cell>
          <table:table-cell table:style-name="ce4" office:value-type="percentage" office:value="0.2622" calcext:value-type="percentage">
            <text:p>26.22%</text:p>
          </table:table-cell>
          <table:table-cell table:style-name="ce4" office:value-type="percentage" office:value="0.2682" calcext:value-type="percentage">
            <text:p>26.82%</text:p>
          </table:table-cell>
          <table:table-cell table:style-name="ce4" office:value-type="percentage" office:value="0.0958" calcext:value-type="percentage">
            <text:p>9.58%</text:p>
          </table:table-cell>
          <table:table-cell table:style-name="ce5" table:formula="of:=[.I67]+[.K67]" office:value-type="percentage" office:value="0.311" calcext:value-type="percentage">
            <text:p>31.1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8]; &quot; to &quot;; [.D68])" office:value-type="string" office:string-value="expr_stmt to return" calcext:value-type="string">
            <text:p>expr_stmt to return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2934" calcext:value-type="float">
            <text:p>2934</text:p>
          </table:table-cell>
          <table:table-cell table:style-name="ce4" office:value-type="percentage" office:value="0.5791" calcext:value-type="percentage">
            <text:p>57.91%</text:p>
          </table:table-cell>
          <table:table-cell table:style-name="ce4" office:value-type="percentage" office:value="0.4209" calcext:value-type="percentage">
            <text:p>42.09%</text:p>
          </table:table-cell>
          <table:table-cell table:style-name="ce4" office:value-type="percentage" office:value="0.0232" calcext:value-type="percentage">
            <text:p>2.32%</text:p>
          </table:table-cell>
          <table:table-cell table:style-name="ce4" office:value-type="percentage" office:value="0.138" calcext:value-type="percentage">
            <text:p>13.80%</text:p>
          </table:table-cell>
          <table:table-cell table:style-name="ce4" office:value-type="percentage" office:value="0.2597" calcext:value-type="percentage">
            <text:p>25.97%</text:p>
          </table:table-cell>
          <table:table-cell table:style-name="ce4" office:value-type="percentage" office:value="0.1108" calcext:value-type="percentage">
            <text:p>11.08%</text:p>
          </table:table-cell>
          <table:table-cell table:style-name="ce5" table:formula="of:=[.I68]+[.K68]" office:value-type="percentage" office:value="0.2829" calcext:value-type="percentage">
            <text:p>28.2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69]; &quot; to &quot;; [.D69])" office:value-type="string" office:string-value="expr_stmt to for" calcext:value-type="string">
            <text:p>expr_stmt to for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2499" calcext:value-type="float">
            <text:p>2499</text:p>
          </table:table-cell>
          <table:table-cell table:style-name="ce4" office:value-type="percentage" office:value="0.7859" calcext:value-type="percentage">
            <text:p>78.59%</text:p>
          </table:table-cell>
          <table:table-cell table:style-name="ce4" office:value-type="percentage" office:value="0.2141" calcext:value-type="percentage">
            <text:p>21.41%</text:p>
          </table:table-cell>
          <table:table-cell table:style-name="ce4" office:value-type="percentage" office:value="0.016" calcext:value-type="percentage">
            <text:p>1.60%</text:p>
          </table:table-cell>
          <table:table-cell table:style-name="ce4" office:value-type="percentage" office:value="0.066" calcext:value-type="percentage">
            <text:p>6.60%</text:p>
          </table:table-cell>
          <table:table-cell table:style-name="ce4" office:value-type="percentage" office:value="0.1321" calcext:value-type="percentage">
            <text:p>13.21%</text:p>
          </table:table-cell>
          <table:table-cell table:style-name="ce4" office:value-type="percentage" office:value="0.0844" calcext:value-type="percentage">
            <text:p>8.44%</text:p>
          </table:table-cell>
          <table:table-cell table:style-name="ce5" table:formula="of:=[.I69]+[.K69]" office:value-type="percentage" office:value="0.1481" calcext:value-type="percentage">
            <text:p>14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0]; &quot; to &quot;; [.D70])" office:value-type="string" office:string-value="expr_stmt to while" calcext:value-type="string">
            <text:p>expr_stmt to while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546" calcext:value-type="float">
            <text:p>546</text:p>
          </table:table-cell>
          <table:table-cell table:style-name="ce4" office:value-type="percentage" office:value="0.5385" calcext:value-type="percentage">
            <text:p>53.85%</text:p>
          </table:table-cell>
          <table:table-cell table:style-name="ce4" office:value-type="percentage" office:value="0.4615" calcext:value-type="percentage">
            <text:p>46.15%</text:p>
          </table:table-cell>
          <table:table-cell table:style-name="ce4" office:value-type="percentage" office:value="0.0018" calcext:value-type="percentage">
            <text:p>0.18%</text:p>
          </table:table-cell>
          <table:table-cell table:style-name="ce4" office:value-type="percentage" office:value="0.2125" calcext:value-type="percentage">
            <text:p>21.25%</text:p>
          </table:table-cell>
          <table:table-cell table:style-name="ce4" office:value-type="percentage" office:value="0.2473" calcext:value-type="percentage">
            <text:p>24.73%</text:p>
          </table:table-cell>
          <table:table-cell table:style-name="ce4" office:value-type="percentage" office:value="0.0531" calcext:value-type="percentage">
            <text:p>5.31%</text:p>
          </table:table-cell>
          <table:table-cell table:style-name="ce5" table:formula="of:=[.I70]+[.K70]" office:value-type="percentage" office:value="0.2491" calcext:value-type="percentage">
            <text:p>24.9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1]; &quot; to &quot;; [.D71])" office:value-type="string" office:string-value="expr_stmt to continue" calcext:value-type="string">
            <text:p>expr_stmt to continue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4" office:value-type="percentage" office:value="0.4286" calcext:value-type="percentage">
            <text:p>42.86%</text:p>
          </table:table-cell>
          <table:table-cell table:style-name="ce4" office:value-type="percentage" office:value="0.5714" calcext:value-type="percentage">
            <text:p>57.14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1905" calcext:value-type="percentage">
            <text:p>19.05%</text:p>
          </table:table-cell>
          <table:table-cell table:style-name="ce4" office:value-type="percentage" office:value="0.381" calcext:value-type="percentage">
            <text:p>38.10%</text:p>
          </table:table-cell>
          <table:table-cell table:style-name="ce4" office:value-type="percentage" office:value="0.0476" calcext:value-type="percentage">
            <text:p>4.76%</text:p>
          </table:table-cell>
          <table:table-cell table:style-name="ce5" table:formula="of:=[.I71]+[.K71]" office:value-type="percentage" office:value="0.381" calcext:value-type="percentage">
            <text:p>38.1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2]; &quot; to &quot;; [.D72])" office:value-type="string" office:string-value="if to return" calcext:value-type="string">
            <text:p>if to retur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3540" calcext:value-type="float">
            <text:p>3540</text:p>
          </table:table-cell>
          <table:table-cell table:style-name="ce4" office:value-type="percentage" office:value="0.8449" calcext:value-type="percentage">
            <text:p>84.49%</text:p>
          </table:table-cell>
          <table:table-cell table:style-name="ce4" office:value-type="percentage" office:value="0.1551" calcext:value-type="percentage">
            <text:p>15.51%</text:p>
          </table:table-cell>
          <table:table-cell table:style-name="ce4" office:value-type="percentage" office:value="0.0167" calcext:value-type="percentage">
            <text:p>1.67%</text:p>
          </table:table-cell>
          <table:table-cell table:style-name="ce4" office:value-type="percentage" office:value="0.0675" calcext:value-type="percentage">
            <text:p>6.75%</text:p>
          </table:table-cell>
          <table:table-cell table:style-name="ce4" office:value-type="percentage" office:value="0.0709" calcext:value-type="percentage">
            <text:p>7.09%</text:p>
          </table:table-cell>
          <table:table-cell table:style-name="ce4" office:value-type="percentage" office:value="0.0401" calcext:value-type="percentage">
            <text:p>4.01%</text:p>
          </table:table-cell>
          <table:table-cell table:style-name="ce5" table:formula="of:=[.I72]+[.K72]" office:value-type="percentage" office:value="0.0876" calcext:value-type="percentage">
            <text:p>8.7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3]; &quot; to &quot;; [.D73])" office:value-type="string" office:string-value="if to decl_stmt" calcext:value-type="string">
            <text:p>if to decl_stm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2884" calcext:value-type="float">
            <text:p>2884</text:p>
          </table:table-cell>
          <table:table-cell table:style-name="ce4" office:value-type="percentage" office:value="0.8516" calcext:value-type="percentage">
            <text:p>85.16%</text:p>
          </table:table-cell>
          <table:table-cell table:style-name="ce4" office:value-type="percentage" office:value="0.1484" calcext:value-type="percentage">
            <text:p>14.84%</text:p>
          </table:table-cell>
          <table:table-cell table:style-name="ce4" office:value-type="percentage" office:value="0.0139" calcext:value-type="percentage">
            <text:p>1.39%</text:p>
          </table:table-cell>
          <table:table-cell table:style-name="ce4" office:value-type="percentage" office:value="0.0444" calcext:value-type="percentage">
            <text:p>4.44%</text:p>
          </table:table-cell>
          <table:table-cell table:style-name="ce4" office:value-type="percentage" office:value="0.0902" calcext:value-type="percentage">
            <text:p>9.02%</text:p>
          </table:table-cell>
          <table:table-cell table:style-name="ce4" office:value-type="percentage" office:value="0.0447" calcext:value-type="percentage">
            <text:p>4.47%</text:p>
          </table:table-cell>
          <table:table-cell table:style-name="ce5" table:formula="of:=[.I73]+[.K73]" office:value-type="percentage" office:value="0.1041" calcext:value-type="percentage">
            <text:p>10.4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4]; &quot; to &quot;; [.D74])" office:value-type="string" office:string-value="if to for" calcext:value-type="string">
            <text:p>if to for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165" calcext:value-type="float">
            <text:p>1165</text:p>
          </table:table-cell>
          <table:table-cell table:style-name="ce4" office:value-type="percentage" office:value="0.9193" calcext:value-type="percentage">
            <text:p>91.93%</text:p>
          </table:table-cell>
          <table:table-cell table:style-name="ce4" office:value-type="percentage" office:value="0.0807" calcext:value-type="percentage">
            <text:p>8.07%</text:p>
          </table:table-cell>
          <table:table-cell table:style-name="ce4" office:value-type="percentage" office:value="0.0155" calcext:value-type="percentage">
            <text:p>1.55%</text:p>
          </table:table-cell>
          <table:table-cell table:style-name="ce4" office:value-type="percentage" office:value="0.0086" calcext:value-type="percentage">
            <text:p>0.86%</text:p>
          </table:table-cell>
          <table:table-cell table:style-name="ce4" office:value-type="percentage" office:value="0.0567" calcext:value-type="percentage">
            <text:p>5.67%</text:p>
          </table:table-cell>
          <table:table-cell table:style-name="ce4" office:value-type="percentage" office:value="0.0455" calcext:value-type="percentage">
            <text:p>4.55%</text:p>
          </table:table-cell>
          <table:table-cell table:style-name="ce5" table:formula="of:=[.I74]+[.K74]" office:value-type="percentage" office:value="0.0722" calcext:value-type="percentage">
            <text:p>7.2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5]; &quot; to &quot;; [.D75])" office:value-type="string" office:string-value="if to expr_stmt" calcext:value-type="string">
            <text:p>if to expr_stm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890" calcext:value-type="float">
            <text:p>2890</text:p>
          </table:table-cell>
          <table:table-cell table:style-name="ce4" office:value-type="percentage" office:value="0.7689" calcext:value-type="percentage">
            <text:p>76.89%</text:p>
          </table:table-cell>
          <table:table-cell table:style-name="ce4" office:value-type="percentage" office:value="0.2311" calcext:value-type="percentage">
            <text:p>23.11%</text:p>
          </table:table-cell>
          <table:table-cell table:style-name="ce4" office:value-type="percentage" office:value="0.0093" calcext:value-type="percentage">
            <text:p>0.93%</text:p>
          </table:table-cell>
          <table:table-cell table:style-name="ce4" office:value-type="percentage" office:value="0.1325" calcext:value-type="percentage">
            <text:p>13.25%</text:p>
          </table:table-cell>
          <table:table-cell table:style-name="ce4" office:value-type="percentage" office:value="0.0893" calcext:value-type="percentage">
            <text:p>8.93%</text:p>
          </table:table-cell>
          <table:table-cell table:style-name="ce4" office:value-type="percentage" office:value="0.0498" calcext:value-type="percentage">
            <text:p>4.98%</text:p>
          </table:table-cell>
          <table:table-cell table:style-name="ce5" table:formula="of:=[.I75]+[.K75]" office:value-type="percentage" office:value="0.0986" calcext:value-type="percentage">
            <text:p>9.8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6]; &quot; to &quot;; [.D76])" office:value-type="string" office:string-value="if to if" calcext:value-type="string">
            <text:p>if to if</text:p>
          </table:table-cell>
          <table:table-cell table:number-columns-repeated="2"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1604" calcext:value-type="float">
            <text:p>1604</text:p>
          </table:table-cell>
          <table:table-cell table:style-name="ce4" office:value-type="percentage" office:value="0.5854" calcext:value-type="percentage">
            <text:p>58.54%</text:p>
          </table:table-cell>
          <table:table-cell table:style-name="ce4" office:value-type="percentage" office:value="0.4146" calcext:value-type="percentage">
            <text:p>41.46%</text:p>
          </table:table-cell>
          <table:table-cell table:style-name="ce4" office:value-type="percentage" office:value="0.0767" calcext:value-type="percentage">
            <text:p>7.67%</text:p>
          </table:table-cell>
          <table:table-cell table:style-name="ce4" office:value-type="percentage" office:value="0.1459" calcext:value-type="percentage">
            <text:p>14.59%</text:p>
          </table:table-cell>
          <table:table-cell table:style-name="ce4" office:value-type="percentage" office:value="0.192" calcext:value-type="percentage">
            <text:p>19.20%</text:p>
          </table:table-cell>
          <table:table-cell table:style-name="ce4" office:value-type="percentage" office:value="0.0761" calcext:value-type="percentage">
            <text:p>7.61%</text:p>
          </table:table-cell>
          <table:table-cell table:style-name="ce5" table:formula="of:=[.I76]+[.K76]" office:value-type="percentage" office:value="0.2687" calcext:value-type="percentage">
            <text:p>26.8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7]; &quot; to &quot;; [.D77])" office:value-type="string" office:string-value="if to while" calcext:value-type="string">
            <text:p>if to while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189" calcext:value-type="float">
            <text:p>189</text:p>
          </table:table-cell>
          <table:table-cell table:style-name="ce4" office:value-type="percentage" office:value="0.7249" calcext:value-type="percentage">
            <text:p>72.49%</text:p>
          </table:table-cell>
          <table:table-cell table:style-name="ce4" office:value-type="percentage" office:value="0.2751" calcext:value-type="percentage">
            <text:p>27.51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423" calcext:value-type="percentage">
            <text:p>4.23%</text:p>
          </table:table-cell>
          <table:table-cell table:style-name="ce4" office:value-type="percentage" office:value="0.2328" calcext:value-type="percentage">
            <text:p>23.28%</text:p>
          </table:table-cell>
          <table:table-cell table:style-name="ce4" office:value-type="percentage" office:value="0.1164" calcext:value-type="percentage">
            <text:p>11.64%</text:p>
          </table:table-cell>
          <table:table-cell table:style-name="ce5" table:formula="of:=[.I77]+[.K77]" office:value-type="percentage" office:value="0.2328" calcext:value-type="percentage">
            <text:p>23.2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8]; &quot; to &quot;; [.D78])" office:value-type="string" office:string-value="if to continue" calcext:value-type="string">
            <text:p>if to continue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4" office:value-type="percentage" office:value="0.7619" calcext:value-type="percentage">
            <text:p>76.19%</text:p>
          </table:table-cell>
          <table:table-cell table:style-name="ce4" office:value-type="percentage" office:value="0.2381" calcext:value-type="percentage">
            <text:p>23.81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1905" calcext:value-type="percentage">
            <text:p>19.05%</text:p>
          </table:table-cell>
          <table:table-cell table:number-columns-repeated="2" table:style-name="ce4" office:value-type="percentage" office:value="0.0476" calcext:value-type="percentage">
            <text:p>4.76%</text:p>
          </table:table-cell>
          <table:table-cell table:style-name="ce5" table:formula="of:=[.I78]+[.K78]" office:value-type="percentage" office:value="0.0476" calcext:value-type="percentage">
            <text:p>4.7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79]; &quot; to &quot;; [.D79])" office:value-type="string" office:string-value="return to decl_stmt" calcext:value-type="string">
            <text:p>return to decl_stm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3329" calcext:value-type="float">
            <text:p>3329</text:p>
          </table:table-cell>
          <table:table-cell table:style-name="ce4" office:value-type="percentage" office:value="0.8645" calcext:value-type="percentage">
            <text:p>86.45%</text:p>
          </table:table-cell>
          <table:table-cell table:style-name="ce4" office:value-type="percentage" office:value="0.1355" calcext:value-type="percentage">
            <text:p>13.55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394" calcext:value-type="percentage">
            <text:p>3.94%</text:p>
          </table:table-cell>
          <table:table-cell table:style-name="ce4" office:value-type="percentage" office:value="0.0961" calcext:value-type="percentage">
            <text:p>9.61%</text:p>
          </table:table-cell>
          <table:table-cell table:style-name="ce4" office:value-type="percentage" office:value="0.0526" calcext:value-type="percentage">
            <text:p>5.26%</text:p>
          </table:table-cell>
          <table:table-cell table:style-name="ce5" table:formula="of:=[.I79]+[.K79]" office:value-type="percentage" office:value="0.0961" calcext:value-type="percentage">
            <text:p>9.6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0]; &quot; to &quot;; [.D80])" office:value-type="string" office:string-value="return to expr_stmt" calcext:value-type="string">
            <text:p>return to expr_stm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2962" calcext:value-type="float">
            <text:p>2962</text:p>
          </table:table-cell>
          <table:table-cell table:style-name="ce4" office:value-type="percentage" office:value="0.8504" calcext:value-type="percentage">
            <text:p>85.04%</text:p>
          </table:table-cell>
          <table:table-cell table:style-name="ce4" office:value-type="percentage" office:value="0.1496" calcext:value-type="percentage">
            <text:p>14.96%</text:p>
          </table:table-cell>
          <table:table-cell table:style-name="ce4" office:value-type="percentage" office:value="0.0068" calcext:value-type="percentage">
            <text:p>0.68%</text:p>
          </table:table-cell>
          <table:table-cell table:style-name="ce4" office:value-type="percentage" office:value="0.0766" calcext:value-type="percentage">
            <text:p>7.66%</text:p>
          </table:table-cell>
          <table:table-cell table:style-name="ce4" office:value-type="percentage" office:value="0.0662" calcext:value-type="percentage">
            <text:p>6.62%</text:p>
          </table:table-cell>
          <table:table-cell table:style-name="ce4" office:value-type="percentage" office:value="0.0425" calcext:value-type="percentage">
            <text:p>4.25%</text:p>
          </table:table-cell>
          <table:table-cell table:style-name="ce5" table:formula="of:=[.I80]+[.K80]" office:value-type="percentage" office:value="0.073" calcext:value-type="percentage">
            <text:p>7.3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1]; &quot; to &quot;; [.D81])" office:value-type="string" office:string-value="return to for" calcext:value-type="string">
            <text:p>return to for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1308" calcext:value-type="float">
            <text:p>1308</text:p>
          </table:table-cell>
          <table:table-cell table:style-name="ce4" office:value-type="percentage" office:value="0.8891" calcext:value-type="percentage">
            <text:p>88.91%</text:p>
          </table:table-cell>
          <table:table-cell table:style-name="ce4" office:value-type="percentage" office:value="0.1109" calcext:value-type="percentage">
            <text:p>11.09%</text:p>
          </table:table-cell>
          <table:table-cell table:style-name="ce4" office:value-type="percentage" office:value="0.0015" calcext:value-type="percentage">
            <text:p>0.15%</text:p>
          </table:table-cell>
          <table:table-cell table:style-name="ce4" office:value-type="percentage" office:value="0.0359" calcext:value-type="percentage">
            <text:p>3.59%</text:p>
          </table:table-cell>
          <table:table-cell table:style-name="ce4" office:value-type="percentage" office:value="0.0734" calcext:value-type="percentage">
            <text:p>7.34%</text:p>
          </table:table-cell>
          <table:table-cell table:style-name="ce4" office:value-type="percentage" office:value="0.0528" calcext:value-type="percentage">
            <text:p>5.28%</text:p>
          </table:table-cell>
          <table:table-cell table:style-name="ce5" table:formula="of:=[.I81]+[.K81]" office:value-type="percentage" office:value="0.0749" calcext:value-type="percentage">
            <text:p>7.4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2]; &quot; to &quot;; [.D82])" office:value-type="string" office:string-value="return to if" calcext:value-type="string">
            <text:p>return to if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3475" calcext:value-type="float">
            <text:p>3475</text:p>
          </table:table-cell>
          <table:table-cell table:style-name="ce4" office:value-type="percentage" office:value="0.8256" calcext:value-type="percentage">
            <text:p>82.56%</text:p>
          </table:table-cell>
          <table:table-cell table:style-name="ce4" office:value-type="percentage" office:value="0.1744" calcext:value-type="percentage">
            <text:p>17.44%</text:p>
          </table:table-cell>
          <table:table-cell table:style-name="ce4" office:value-type="percentage" office:value="0.0012" calcext:value-type="percentage">
            <text:p>0.12%</text:p>
          </table:table-cell>
          <table:table-cell table:style-name="ce4" office:value-type="percentage" office:value="0.0305" calcext:value-type="percentage">
            <text:p>3.05%</text:p>
          </table:table-cell>
          <table:table-cell table:style-name="ce4" office:value-type="percentage" office:value="0.1427" calcext:value-type="percentage">
            <text:p>14.27%</text:p>
          </table:table-cell>
          <table:table-cell table:style-name="ce4" office:value-type="percentage" office:value="0.0783" calcext:value-type="percentage">
            <text:p>7.83%</text:p>
          </table:table-cell>
          <table:table-cell table:style-name="ce5" table:formula="of:=[.I82]+[.K82]" office:value-type="percentage" office:value="0.1439" calcext:value-type="percentage">
            <text:p>14.3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3]; &quot; to &quot;; [.D83])" office:value-type="string" office:string-value="return to return" calcext:value-type="string">
            <text:p>return to return</text:p>
          </table:table-cell>
          <table:table-cell table:number-columns-repeated="2"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3211" calcext:value-type="float">
            <text:p>3211</text:p>
          </table:table-cell>
          <table:table-cell table:style-name="ce4" office:value-type="percentage" office:value="0.2756" calcext:value-type="percentage">
            <text:p>27.56%</text:p>
          </table:table-cell>
          <table:table-cell table:style-name="ce4" office:value-type="percentage" office:value="0.7244" calcext:value-type="percentage">
            <text:p>72.44%</text:p>
          </table:table-cell>
          <table:table-cell table:style-name="ce4" office:value-type="percentage" office:value="0.0838" calcext:value-type="percentage">
            <text:p>8.38%</text:p>
          </table:table-cell>
          <table:table-cell table:style-name="ce4" office:value-type="percentage" office:value="0.2862" calcext:value-type="percentage">
            <text:p>28.62%</text:p>
          </table:table-cell>
          <table:table-cell table:style-name="ce4" office:value-type="percentage" office:value="0.3544" calcext:value-type="percentage">
            <text:p>35.44%</text:p>
          </table:table-cell>
          <table:table-cell table:style-name="ce4" office:value-type="percentage" office:value="0.1542" calcext:value-type="percentage">
            <text:p>15.42%</text:p>
          </table:table-cell>
          <table:table-cell table:style-name="ce5" table:formula="of:=[.I83]+[.K83]" office:value-type="percentage" office:value="0.4382" calcext:value-type="percentage">
            <text:p>43.8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4]; &quot; to &quot;; [.D84])" office:value-type="string" office:string-value="return to while" calcext:value-type="string">
            <text:p>return to while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222" calcext:value-type="float">
            <text:p>222</text:p>
          </table:table-cell>
          <table:table-cell table:style-name="ce4" office:value-type="percentage" office:value="0.455" calcext:value-type="percentage">
            <text:p>45.50%</text:p>
          </table:table-cell>
          <table:table-cell table:style-name="ce4" office:value-type="percentage" office:value="0.545" calcext:value-type="percentage">
            <text:p>54.5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631" calcext:value-type="percentage">
            <text:p>6.31%</text:p>
          </table:table-cell>
          <table:table-cell table:style-name="ce4" office:value-type="percentage" office:value="0.482" calcext:value-type="percentage">
            <text:p>48.20%</text:p>
          </table:table-cell>
          <table:table-cell table:style-name="ce4" office:value-type="percentage" office:value="0.2523" calcext:value-type="percentage">
            <text:p>25.23%</text:p>
          </table:table-cell>
          <table:table-cell table:style-name="ce5" table:formula="of:=[.I84]+[.K84]" office:value-type="percentage" office:value="0.482" calcext:value-type="percentage">
            <text:p>48.2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5]; &quot; to &quot;; [.D85])" office:value-type="string" office:string-value="return to continue" calcext:value-type="string">
            <text:p>return to continue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4" office:value-type="percentage" office:value="0.6316" calcext:value-type="percentage">
            <text:p>63.16%</text:p>
          </table:table-cell>
          <table:table-cell table:style-name="ce4" office:value-type="percentage" office:value="0.3684" calcext:value-type="percentage">
            <text:p>36.84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3684" calcext:value-type="percentage">
            <text:p>36.84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5" table:formula="of:=[.I85]+[.K85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6]; &quot; to &quot;; [.D86])" office:value-type="string" office:string-value="while to if" calcext:value-type="string">
            <text:p>while to if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4" office:value-type="percentage" office:value="0.802" calcext:value-type="percentage">
            <text:p>80.20%</text:p>
          </table:table-cell>
          <table:table-cell table:style-name="ce4" office:value-type="percentage" office:value="0.198" calcext:value-type="percentage">
            <text:p>19.8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1675" calcext:value-type="percentage">
            <text:p>16.75%</text:p>
          </table:table-cell>
          <table:table-cell table:number-columns-repeated="2" table:style-name="ce4" office:value-type="percentage" office:value="0.0305" calcext:value-type="percentage">
            <text:p>3.05%</text:p>
          </table:table-cell>
          <table:table-cell table:style-name="ce5" table:formula="of:=[.I86]+[.K86]" office:value-type="percentage" office:value="0.0305" calcext:value-type="percentage">
            <text:p>3.0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7]; &quot; to &quot;; [.D87])" office:value-type="string" office:string-value="while to decl_stmt" calcext:value-type="string">
            <text:p>while to decl_stmt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378" calcext:value-type="float">
            <text:p>378</text:p>
          </table:table-cell>
          <table:table-cell table:style-name="ce4" office:value-type="percentage" office:value="0.836" calcext:value-type="percentage">
            <text:p>83.60%</text:p>
          </table:table-cell>
          <table:table-cell table:style-name="ce4" office:value-type="percentage" office:value="0.164" calcext:value-type="percentage">
            <text:p>16.4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45" calcext:value-type="percentage">
            <text:p>4.50%</text:p>
          </table:table-cell>
          <table:table-cell table:style-name="ce4" office:value-type="percentage" office:value="0.119" calcext:value-type="percentage">
            <text:p>11.90%</text:p>
          </table:table-cell>
          <table:table-cell table:style-name="ce4" office:value-type="percentage" office:value="0.0265" calcext:value-type="percentage">
            <text:p>2.65%</text:p>
          </table:table-cell>
          <table:table-cell table:style-name="ce5" table:formula="of:=[.I87]+[.K87]" office:value-type="percentage" office:value="0.119" calcext:value-type="percentage">
            <text:p>11.9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8]; &quot; to &quot;; [.D88])" office:value-type="string" office:string-value="while to expr_stmt" calcext:value-type="string">
            <text:p>while to expr_stmt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563" calcext:value-type="float">
            <text:p>563</text:p>
          </table:table-cell>
          <table:table-cell table:style-name="ce4" office:value-type="percentage" office:value="0.6874" calcext:value-type="percentage">
            <text:p>68.74%</text:p>
          </table:table-cell>
          <table:table-cell table:style-name="ce4" office:value-type="percentage" office:value="0.3126" calcext:value-type="percentage">
            <text:p>31.26%</text:p>
          </table:table-cell>
          <table:table-cell table:style-name="ce4" office:value-type="percentage" office:value="0.0071" calcext:value-type="percentage">
            <text:p>0.71%</text:p>
          </table:table-cell>
          <table:table-cell table:style-name="ce4" office:value-type="percentage" office:value="0.2789" calcext:value-type="percentage">
            <text:p>27.89%</text:p>
          </table:table-cell>
          <table:table-cell table:style-name="ce4" office:value-type="percentage" office:value="0.0266" calcext:value-type="percentage">
            <text:p>2.66%</text:p>
          </table:table-cell>
          <table:table-cell table:style-name="ce4" office:value-type="percentage" office:value="0.0231" calcext:value-type="percentage">
            <text:p>2.31%</text:p>
          </table:table-cell>
          <table:table-cell table:style-name="ce5" table:formula="of:=[.I88]+[.K88]" office:value-type="percentage" office:value="0.0337" calcext:value-type="percentage">
            <text:p>3.3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89]; &quot; to &quot;; [.D89])" office:value-type="string" office:string-value="while to return" calcext:value-type="string">
            <text:p>while to return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4" office:value-type="percentage" office:value="0.4444" calcext:value-type="percentage">
            <text:p>44.44%</text:p>
          </table:table-cell>
          <table:table-cell table:style-name="ce4" office:value-type="percentage" office:value="0.5556" calcext:value-type="percentage">
            <text:p>55.56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4293" calcext:value-type="percentage">
            <text:p>42.93%</text:p>
          </table:table-cell>
          <table:table-cell table:style-name="ce4" office:value-type="percentage" office:value="0.1263" calcext:value-type="percentage">
            <text:p>12.63%</text:p>
          </table:table-cell>
          <table:table-cell table:style-name="ce4" office:value-type="percentage" office:value="0.0455" calcext:value-type="percentage">
            <text:p>4.55%</text:p>
          </table:table-cell>
          <table:table-cell table:style-name="ce5" table:formula="of:=[.I89]+[.K89]" office:value-type="percentage" office:value="0.1263" calcext:value-type="percentage">
            <text:p>12.6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0]; &quot; to &quot;; [.D90])" office:value-type="string" office:string-value="while to for" calcext:value-type="string">
            <text:p>while to for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4" office:value-type="percentage" office:value="0.4167" calcext:value-type="percentage">
            <text:p>41.67%</text:p>
          </table:table-cell>
          <table:table-cell table:style-name="ce4" office:value-type="percentage" office:value="0.5833" calcext:value-type="percentage">
            <text:p>58.33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1979" calcext:value-type="percentage">
            <text:p>19.79%</text:p>
          </table:table-cell>
          <table:table-cell table:style-name="ce4" office:value-type="percentage" office:value="0.3854" calcext:value-type="percentage">
            <text:p>38.54%</text:p>
          </table:table-cell>
          <table:table-cell table:style-name="ce4" office:value-type="percentage" office:value="0.1042" calcext:value-type="percentage">
            <text:p>10.42%</text:p>
          </table:table-cell>
          <table:table-cell table:style-name="ce5" table:formula="of:=[.I90]+[.K90]" office:value-type="percentage" office:value="0.3854" calcext:value-type="percentage">
            <text:p>38.5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1]; &quot; to &quot;; [.D91])" office:value-type="string" office:string-value="while to continue" calcext:value-type="string">
            <text:p>while to continu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continu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91]+[.K91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2]; &quot; to &quot;; [.D92])" office:value-type="string" office:string-value="continue to expr_stmt" calcext:value-type="string">
            <text:p>continue to expr_stmt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expr_stmt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4" office:value-type="percentage" office:value="0.375" calcext:value-type="percentage">
            <text:p>37.50%</text:p>
          </table:table-cell>
          <table:table-cell table:style-name="ce4" office:value-type="percentage" office:value="0.625" calcext:value-type="percentage">
            <text:p>62.5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625" calcext:value-type="percentage">
            <text:p>62.50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5" table:formula="of:=[.I92]+[.K92]" office:value-type="percentage" office:value="0.625" calcext:value-type="percentage">
            <text:p>62.5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3]; &quot; to &quot;; [.D93])" office:value-type="string" office:string-value="continue to if" calcext:value-type="string">
            <text:p>continue to if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if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4" office:value-type="percentage" office:value="0.2381" calcext:value-type="percentage">
            <text:p>23.81%</text:p>
          </table:table-cell>
          <table:table-cell table:style-name="ce4" office:value-type="percentage" office:value="0.7619" calcext:value-type="percentage">
            <text:p>76.19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7619" calcext:value-type="percentage">
            <text:p>76.19%</text:p>
          </table:table-cell>
          <table:table-cell table:style-name="ce4" office:value-type="percentage" office:value="0.5238" calcext:value-type="percentage">
            <text:p>52.38%</text:p>
          </table:table-cell>
          <table:table-cell table:style-name="ce5" table:formula="of:=[.I93]+[.K93]" office:value-type="percentage" office:value="0.7619" calcext:value-type="percentage">
            <text:p>76.1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4]; &quot; to &quot;; [.D94])" office:value-type="string" office:string-value="continue to decl_stmt" calcext:value-type="string">
            <text:p>continue to decl_stmt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decl_stmt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4" office:value-type="percentage" office:value="0.881" calcext:value-type="percentage">
            <text:p>88.10%</text:p>
          </table:table-cell>
          <table:table-cell table:style-name="ce4" office:value-type="percentage" office:value="0.119" calcext:value-type="percentage">
            <text:p>11.9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119" calcext:value-type="percentage">
            <text:p>11.90%</text:p>
          </table:table-cell>
          <table:table-cell table:style-name="ce4" office:value-type="percentage" office:value="0.0952" calcext:value-type="percentage">
            <text:p>9.52%</text:p>
          </table:table-cell>
          <table:table-cell table:style-name="ce5" table:formula="of:=[.I94]+[.K94]" office:value-type="percentage" office:value="0.119" calcext:value-type="percentage">
            <text:p>11.9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5]; &quot; to &quot;; [.D95])" office:value-type="string" office:string-value="continue to return" calcext:value-type="string">
            <text:p>continue to return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return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4" office:value-type="percentage" office:value="0.1667" calcext:value-type="percentage">
            <text:p>16.67%</text:p>
          </table:table-cell>
          <table:table-cell table:style-name="ce4" office:value-type="percentage" office:value="0.8333" calcext:value-type="percentage">
            <text:p>83.33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8333" calcext:value-type="percentage">
            <text:p>83.33%</text:p>
          </table:table-cell>
          <table:table-cell table:style-name="ce4" office:value-type="percentage" office:value="0.3333" calcext:value-type="percentage">
            <text:p>33.33%</text:p>
          </table:table-cell>
          <table:table-cell table:style-name="ce5" table:formula="of:=[.I95]+[.K95]" office:value-type="percentage" office:value="0.8333" calcext:value-type="percentage">
            <text:p>83.3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6]; &quot; to &quot;; [.D96])" office:value-type="string" office:string-value="continue to while" calcext:value-type="string">
            <text:p>continue to while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while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96]+[.K96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8" table:formula="of:=CONCATENATE([.C97]; &quot; to &quot;; [.D97])" office:value-type="string" office:string-value="continue to for" calcext:value-type="string">
            <text:p>continue to for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for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5" table:style-name="ce4" office:value-type="percentage" office:value="0" calcext:value-type="percentage">
            <text:p>0.00%</text:p>
          </table:table-cell>
          <table:table-cell table:style-name="ce5" table:formula="of:=[.I97]+[.K97]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98]; &quot; to &quot;; [.D98])" office:value-type="string" office:string-value="expr_stmt to N" calcext:value-type="string">
            <text:p>expr_stmt to N</text:p>
          </table:table-cell>
          <table:table-cell table:style-name="ce2" office:value-type="string" calcext:value-type="string">
            <text:p>expr_stmt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1645" calcext:value-type="float">
            <text:p>1645</text:p>
          </table:table-cell>
          <table:table-cell table:style-name="ce4" office:value-type="percentage" office:value="0.11" calcext:value-type="percentage">
            <text:p>11.00%</text:p>
          </table:table-cell>
          <table:table-cell table:style-name="ce4" office:value-type="percentage" office:value="0.89" calcext:value-type="percentage">
            <text:p>89.00%</text:p>
          </table:table-cell>
          <table:table-cell table:style-name="ce4" office:value-type="percentage" office:value="0.0517" calcext:value-type="percentage">
            <text:p>5.17%</text:p>
          </table:table-cell>
          <table:table-cell table:style-name="ce4" office:value-type="percentage" office:value="0.3897" calcext:value-type="percentage">
            <text:p>38.97%</text:p>
          </table:table-cell>
          <table:table-cell table:style-name="ce4" office:value-type="percentage" office:value="0.4486" calcext:value-type="percentage">
            <text:p>44.86%</text:p>
          </table:table-cell>
          <table:table-cell table:style-name="ce4" office:value-type="percentage" office:value="0.1653" calcext:value-type="percentage">
            <text:p>16.53%</text:p>
          </table:table-cell>
          <table:table-cell table:style-name="ce5" table:formula="of:=[.I98]+[.K98]" office:value-type="percentage" office:value="0.5003" calcext:value-type="percentage">
            <text:p>50.0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99]; &quot; to &quot;; [.D99])" office:value-type="string" office:string-value="decl_stmt to N" calcext:value-type="string">
            <text:p>decl_stmt to N</text:p>
          </table:table-cell>
          <table:table-cell table:style-name="ce2" office:value-type="string" calcext:value-type="string">
            <text:p>decl_stmt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1615" calcext:value-type="float">
            <text:p>1615</text:p>
          </table:table-cell>
          <table:table-cell table:style-name="ce4" office:value-type="percentage" office:value="0.9684" calcext:value-type="percentage">
            <text:p>96.84%</text:p>
          </table:table-cell>
          <table:table-cell table:style-name="ce4" office:value-type="percentage" office:value="0.0316" calcext:value-type="percentage">
            <text:p>3.16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0.0316" calcext:value-type="percentage">
            <text:p>3.16%</text:p>
          </table:table-cell>
          <table:table-cell table:style-name="ce4" office:value-type="percentage" office:value="0.0241" calcext:value-type="percentage">
            <text:p>2.41%</text:p>
          </table:table-cell>
          <table:table-cell table:style-name="ce5" table:formula="of:=[.I99]+[.K99]" office:value-type="percentage" office:value="0.0316" calcext:value-type="percentage">
            <text:p>3.16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100]; &quot; to &quot;; [.D100])" office:value-type="string" office:string-value="if to N" calcext:value-type="string">
            <text:p>if to 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4" office:value-type="percentage" office:value="0.4404" calcext:value-type="percentage">
            <text:p>44.04%</text:p>
          </table:table-cell>
          <table:table-cell table:style-name="ce4" office:value-type="percentage" office:value="0.5596" calcext:value-type="percentage">
            <text:p>55.96%</text:p>
          </table:table-cell>
          <table:table-cell table:style-name="ce4" office:value-type="percentage" office:value="0.1021" calcext:value-type="percentage">
            <text:p>10.21%</text:p>
          </table:table-cell>
          <table:table-cell table:style-name="ce4" office:value-type="percentage" office:value="0.2094" calcext:value-type="percentage">
            <text:p>20.94%</text:p>
          </table:table-cell>
          <table:table-cell table:style-name="ce4" office:value-type="percentage" office:value="0.2481" calcext:value-type="percentage">
            <text:p>24.81%</text:p>
          </table:table-cell>
          <table:table-cell table:style-name="ce4" office:value-type="percentage" office:value="0.1021" calcext:value-type="percentage">
            <text:p>10.21%</text:p>
          </table:table-cell>
          <table:table-cell table:style-name="ce5" table:formula="of:=[.I100]+[.K100]" office:value-type="percentage" office:value="0.3502" calcext:value-type="percentage">
            <text:p>35.0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101]; &quot; to &quot;; [.D101])" office:value-type="string" office:string-value="for to N" calcext:value-type="string">
            <text:p>for to N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686" calcext:value-type="percentage">
            <text:p>6.86%</text:p>
          </table:table-cell>
          <table:table-cell table:style-name="ce4" office:value-type="percentage" office:value="0.48" calcext:value-type="percentage">
            <text:p>48.00%</text:p>
          </table:table-cell>
          <table:table-cell table:style-name="ce4" office:value-type="percentage" office:value="0.4514" calcext:value-type="percentage">
            <text:p>45.14%</text:p>
          </table:table-cell>
          <table:table-cell table:style-name="ce4" office:value-type="percentage" office:value="0.16" calcext:value-type="percentage">
            <text:p>16.00%</text:p>
          </table:table-cell>
          <table:table-cell table:style-name="ce5" table:formula="of:=[.I101]+[.K101]" office:value-type="percentage" office:value="0.52" calcext:value-type="percentage">
            <text:p>52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102]; &quot; to &quot;; [.D102])" office:value-type="string" office:string-value="return to N" calcext:value-type="string">
            <text:p>return to N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1733" calcext:value-type="float">
            <text:p>1733</text:p>
          </table:table-cell>
          <table:table-cell table:style-name="ce4" office:value-type="percentage" office:value="0.7726" calcext:value-type="percentage">
            <text:p>77.26%</text:p>
          </table:table-cell>
          <table:table-cell table:style-name="ce4" office:value-type="percentage" office:value="0.2274" calcext:value-type="percentage">
            <text:p>22.74%</text:p>
          </table:table-cell>
          <table:table-cell table:style-name="ce4" office:value-type="percentage" office:value="0.0058" calcext:value-type="percentage">
            <text:p>0.58%</text:p>
          </table:table-cell>
          <table:table-cell table:style-name="ce4" office:value-type="percentage" office:value="0.0975" calcext:value-type="percentage">
            <text:p>9.75%</text:p>
          </table:table-cell>
          <table:table-cell table:style-name="ce4" office:value-type="percentage" office:value="0.1241" calcext:value-type="percentage">
            <text:p>12.41%</text:p>
          </table:table-cell>
          <table:table-cell table:style-name="ce4" office:value-type="percentage" office:value="0.0652" calcext:value-type="percentage">
            <text:p>6.52%</text:p>
          </table:table-cell>
          <table:table-cell table:style-name="ce5" table:formula="of:=[.I102]+[.K102]" office:value-type="percentage" office:value="0.1299" calcext:value-type="percentage">
            <text:p>12.9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103]; &quot; to &quot;; [.D103])" office:value-type="string" office:string-value="while to N" calcext:value-type="string">
            <text:p>while to N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4" office:value-type="percentage" office:value="0.5133" calcext:value-type="percentage">
            <text:p>51.33%</text:p>
          </table:table-cell>
          <table:table-cell table:style-name="ce4" office:value-type="percentage" office:value="0.4867" calcext:value-type="percentage">
            <text:p>48.67%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4" office:value-type="percentage" office:value="0.16" calcext:value-type="percentage">
            <text:p>16.00%</text:p>
          </table:table-cell>
          <table:table-cell table:style-name="ce4" office:value-type="percentage" office:value="0.3067" calcext:value-type="percentage">
            <text:p>30.67%</text:p>
          </table:table-cell>
          <table:table-cell table:style-name="ce4" office:value-type="percentage" office:value="0.0733" calcext:value-type="percentage">
            <text:p>7.33%</text:p>
          </table:table-cell>
          <table:table-cell table:style-name="ce5" table:formula="of:=[.I103]+[.K103]" office:value-type="percentage" office:value="0.3267" calcext:value-type="percentage">
            <text:p>32.6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8" table:formula="of:=CONCATENATE([.C104]; &quot; to &quot;; [.D104])" office:value-type="string" office:string-value="continue to N" calcext:value-type="string">
            <text:p>continue to N</text:p>
          </table:table-cell>
          <table:table-cell table:style-name="ce2" office:value-type="string" calcext:value-type="string">
            <text:p>continue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5" table:formula="of:=[.I104]+[.K104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05]; &quot; to &quot;; [.D105])" office:value-type="string" office:string-value="== to !=" calcext:value-type="string">
            <text:p>== to !=</text:p>
          </table:table-cell>
          <table:table-cell table:style-name="ce2" office:value-type="string" calcext:value-type="string">
            <text:p>==</text:p>
          </table:table-cell>
          <table:table-cell table:style-name="ce2" office:value-type="string" calcext:value-type="string">
            <text:p>!=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4" office:value-type="percentage" office:value="0.0023" calcext:value-type="percentage">
            <text:p>0.23%</text:p>
          </table:table-cell>
          <table:table-cell table:style-name="ce4" office:value-type="percentage" office:value="0.9977" calcext:value-type="percentage">
            <text:p>99.77%</text:p>
          </table:table-cell>
          <table:table-cell table:style-name="ce4" office:value-type="percentage" office:value="0.1054" calcext:value-type="percentage">
            <text:p>10.54%</text:p>
          </table:table-cell>
          <table:table-cell table:style-name="ce4" office:value-type="percentage" office:value="0.4988" calcext:value-type="percentage">
            <text:p>49.88%</text:p>
          </table:table-cell>
          <table:table-cell table:style-name="ce4" office:value-type="percentage" office:value="0.3934" calcext:value-type="percentage">
            <text:p>39.34%</text:p>
          </table:table-cell>
          <table:table-cell table:style-name="ce4" office:value-type="percentage" office:value="0.185" calcext:value-type="percentage">
            <text:p>18.50%</text:p>
          </table:table-cell>
          <table:table-cell table:style-name="ce5" table:formula="of:=[.I105]+[.K105]" office:value-type="percentage" office:value="0.4988" calcext:value-type="percentage">
            <text:p>49.8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06]; &quot; to &quot;; [.D106])" office:value-type="string" office:string-value="== to &lt;" calcext:value-type="string">
            <text:p>== to &lt;</text:p>
          </table:table-cell>
          <table:table-cell table:style-name="ce2" office:value-type="string" calcext:value-type="string">
            <text:p>==</text:p>
          </table:table-cell>
          <table:table-cell table:style-name="ce2" office:value-type="string" calcext:value-type="string">
            <text:p>&lt;</text:p>
          </table:table-cell>
          <table:table-cell table:style-name="ce2"/>
          <table:table-cell table:style-name="ce2" office:value-type="float" office:value="469" calcext:value-type="float">
            <text:p>469</text:p>
          </table:table-cell>
          <table:table-cell table:style-name="ce4" office:value-type="percentage" office:value="0.29" calcext:value-type="percentage">
            <text:p>29.00%</text:p>
          </table:table-cell>
          <table:table-cell table:style-name="ce4" office:value-type="percentage" office:value="0.71" calcext:value-type="percentage">
            <text:p>71.00%</text:p>
          </table:table-cell>
          <table:table-cell table:style-name="ce4" office:value-type="percentage" office:value="0.0384" calcext:value-type="percentage">
            <text:p>3.84%</text:p>
          </table:table-cell>
          <table:table-cell table:style-name="ce4" office:value-type="percentage" office:value="0.2687" calcext:value-type="percentage">
            <text:p>26.87%</text:p>
          </table:table-cell>
          <table:table-cell table:style-name="ce4" office:value-type="percentage" office:value="0.403" calcext:value-type="percentage">
            <text:p>40.30%</text:p>
          </table:table-cell>
          <table:table-cell table:style-name="ce4" office:value-type="percentage" office:value="0.1983" calcext:value-type="percentage">
            <text:p>19.83%</text:p>
          </table:table-cell>
          <table:table-cell table:style-name="ce5" table:formula="of:=[.I106]+[.K106]" office:value-type="percentage" office:value="0.4414" calcext:value-type="percentage">
            <text:p>44.14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07]; &quot; to &quot;; [.D107])" office:value-type="string" office:string-value="== to &lt;=" calcext:value-type="string">
            <text:p>== to &lt;=</text:p>
          </table:table-cell>
          <table:table-cell table:style-name="ce2" office:value-type="string" calcext:value-type="string">
            <text:p>==</text:p>
          </table:table-cell>
          <table:table-cell table:style-name="ce2" office:value-type="string" calcext:value-type="string">
            <text:p>&lt;=</text:p>
          </table:table-cell>
          <table:table-cell table:style-name="ce2"/>
          <table:table-cell table:style-name="ce2" office:value-type="float" office:value="454" calcext:value-type="float">
            <text:p>454</text:p>
          </table:table-cell>
          <table:table-cell table:style-name="ce4" office:value-type="percentage" office:value="0.2555" calcext:value-type="percentage">
            <text:p>25.55%</text:p>
          </table:table-cell>
          <table:table-cell table:style-name="ce4" office:value-type="percentage" office:value="0.7445" calcext:value-type="percentage">
            <text:p>74.45%</text:p>
          </table:table-cell>
          <table:table-cell table:style-name="ce4" office:value-type="percentage" office:value="0.011" calcext:value-type="percentage">
            <text:p>1.10%</text:p>
          </table:table-cell>
          <table:table-cell table:style-name="ce4" office:value-type="percentage" office:value="0.2335" calcext:value-type="percentage">
            <text:p>23.35%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4" office:value-type="percentage" office:value="0.2401" calcext:value-type="percentage">
            <text:p>24.01%</text:p>
          </table:table-cell>
          <table:table-cell table:style-name="ce5" table:formula="of:=[.I107]+[.K107]" office:value-type="percentage" office:value="0.511" calcext:value-type="percentage">
            <text:p>51.1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08]; &quot; to &quot;; [.D108])" office:value-type="string" office:string-value="== to &gt;" calcext:value-type="string">
            <text:p>== to &gt;</text:p>
          </table:table-cell>
          <table:table-cell table:style-name="ce2" office:value-type="string" calcext:value-type="string">
            <text:p>==</text:p>
          </table:table-cell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471" calcext:value-type="float">
            <text:p>471</text:p>
          </table:table-cell>
          <table:table-cell table:style-name="ce4" office:value-type="percentage" office:value="0.2611" calcext:value-type="percentage">
            <text:p>26.11%</text:p>
          </table:table-cell>
          <table:table-cell table:style-name="ce4" office:value-type="percentage" office:value="0.7389" calcext:value-type="percentage">
            <text:p>73.89%</text:p>
          </table:table-cell>
          <table:table-cell table:style-name="ce4" office:value-type="percentage" office:value="0.2399" calcext:value-type="percentage">
            <text:p>23.99%</text:p>
          </table:table-cell>
          <table:table-cell table:style-name="ce4" office:value-type="percentage" office:value="0.1019" calcext:value-type="percentage">
            <text:p>10.19%</text:p>
          </table:table-cell>
          <table:table-cell table:style-name="ce4" office:value-type="percentage" office:value="0.397" calcext:value-type="percentage">
            <text:p>39.70%</text:p>
          </table:table-cell>
          <table:table-cell table:style-name="ce4" office:value-type="percentage" office:value="0.1656" calcext:value-type="percentage">
            <text:p>16.56%</text:p>
          </table:table-cell>
          <table:table-cell table:style-name="ce5" table:formula="of:=[.I108]+[.K108]" office:value-type="percentage" office:value="0.6369" calcext:value-type="percentage">
            <text:p>63.6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09]; &quot; to &quot;; [.D109])" office:value-type="string" office:string-value="== to &gt;=" calcext:value-type="string">
            <text:p>== to &gt;=</text:p>
          </table:table-cell>
          <table:table-cell table:style-name="ce2" office:value-type="string" calcext:value-type="string">
            <text:p>==</text:p>
          </table:table-cell>
          <table:table-cell table:style-name="ce2" office:value-type="string" calcext:value-type="string">
            <text:p>&gt;=</text:p>
          </table:table-cell>
          <table:table-cell table:style-name="ce2"/>
          <table:table-cell table:style-name="ce2" office:value-type="float" office:value="455" calcext:value-type="float">
            <text:p>455</text:p>
          </table:table-cell>
          <table:table-cell table:style-name="ce4" office:value-type="percentage" office:value="0.2374" calcext:value-type="percentage">
            <text:p>23.74%</text:p>
          </table:table-cell>
          <table:table-cell table:style-name="ce4" office:value-type="percentage" office:value="0.7626" calcext:value-type="percentage">
            <text:p>76.26%</text:p>
          </table:table-cell>
          <table:table-cell table:style-name="ce4" office:value-type="percentage" office:value="0.0945" calcext:value-type="percentage">
            <text:p>9.45%</text:p>
          </table:table-cell>
          <table:table-cell table:style-name="ce4" office:value-type="percentage" office:value="0.1758" calcext:value-type="percentage">
            <text:p>17.58%</text:p>
          </table:table-cell>
          <table:table-cell table:style-name="ce4" office:value-type="percentage" office:value="0.4923" calcext:value-type="percentage">
            <text:p>49.23%</text:p>
          </table:table-cell>
          <table:table-cell table:style-name="ce4" office:value-type="percentage" office:value="0.2462" calcext:value-type="percentage">
            <text:p>24.62%</text:p>
          </table:table-cell>
          <table:table-cell table:style-name="ce5" table:formula="of:=[.I109]+[.K109]" office:value-type="percentage" office:value="0.5868" calcext:value-type="percentage">
            <text:p>58.6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0]; &quot; to &quot;; [.D110])" office:value-type="string" office:string-value="!= to ==" calcext:value-type="string">
            <text:p>!= to ==</text:p>
          </table:table-cell>
          <table:table-cell table:style-name="ce2" office:value-type="string" calcext:value-type="string">
            <text:p>!=</text:p>
          </table:table-cell>
          <table:table-cell table:style-name="ce9" office:value-type="string" calcext:value-type="string">
            <text:p>==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789" calcext:value-type="percentage">
            <text:p>7.89%</text:p>
          </table:table-cell>
          <table:table-cell table:style-name="ce4" office:value-type="percentage" office:value="0.5526" calcext:value-type="percentage">
            <text:p>55.26%</text:p>
          </table:table-cell>
          <table:table-cell table:style-name="ce4" office:value-type="percentage" office:value="0.3684" calcext:value-type="percentage">
            <text:p>36.84%</text:p>
          </table:table-cell>
          <table:table-cell table:style-name="ce4" office:value-type="percentage" office:value="0.1316" calcext:value-type="percentage">
            <text:p>13.16%</text:p>
          </table:table-cell>
          <table:table-cell table:style-name="ce5" table:formula="of:=[.I110]+[.K110]" office:value-type="percentage" office:value="0.4473" calcext:value-type="percentage">
            <text:p>44.7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1]; &quot; to &quot;; [.D111])" office:value-type="string" office:string-value="!= to &lt;" calcext:value-type="string">
            <text:p>!= to &lt;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lt;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87" calcext:value-type="percentage">
            <text:p>8.70%</text:p>
          </table:table-cell>
          <table:table-cell table:style-name="ce4" office:value-type="percentage" office:value="0.1739" calcext:value-type="percentage">
            <text:p>17.39%</text:p>
          </table:table-cell>
          <table:table-cell table:style-name="ce4" office:value-type="percentage" office:value="0.7391" calcext:value-type="percentage">
            <text:p>73.91%</text:p>
          </table:table-cell>
          <table:table-cell table:style-name="ce4" office:value-type="percentage" office:value="0.2174" calcext:value-type="percentage">
            <text:p>21.74%</text:p>
          </table:table-cell>
          <table:table-cell table:style-name="ce5" table:formula="of:=[.I111]+[.K111]" office:value-type="percentage" office:value="0.8261" calcext:value-type="percentage">
            <text:p>82.6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2]; &quot; to &quot;; [.D112])" office:value-type="string" office:string-value="!= to &lt;=" calcext:value-type="string">
            <text:p>!= to &lt;=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lt;=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1034" calcext:value-type="percentage">
            <text:p>10.34%</text:p>
          </table:table-cell>
          <table:table-cell table:style-name="ce4" office:value-type="percentage" office:value="0.6207" calcext:value-type="percentage">
            <text:p>62.07%</text:p>
          </table:table-cell>
          <table:table-cell table:style-name="ce4" office:value-type="percentage" office:value="0.2759" calcext:value-type="percentage">
            <text:p>27.59%</text:p>
          </table:table-cell>
          <table:table-cell table:style-name="ce4" office:value-type="percentage" office:value="0.1379" calcext:value-type="percentage">
            <text:p>13.79%</text:p>
          </table:table-cell>
          <table:table-cell table:style-name="ce5" table:formula="of:=[.I112]+[.K112]" office:value-type="percentage" office:value="0.3793" calcext:value-type="percentage">
            <text:p>37.9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3]; &quot; to &quot;; [.D113])" office:value-type="string" office:string-value="!= to &gt;" calcext:value-type="string">
            <text:p>!= to &gt;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3333" calcext:value-type="percentage">
            <text:p>33.33%</text:p>
          </table:table-cell>
          <table:table-cell table:style-name="ce4" office:value-type="percentage" office:value="0.6667" calcext:value-type="percentage">
            <text:p>66.67%</text:p>
          </table:table-cell>
          <table:table-cell table:style-name="ce4" office:value-type="percentage" office:value="0.1818" calcext:value-type="percentage">
            <text:p>18.18%</text:p>
          </table:table-cell>
          <table:table-cell table:style-name="ce5" table:formula="of:=[.I113]+[.K113]" office:value-type="percentage" office:value="0.6667" calcext:value-type="percentage">
            <text:p>66.6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4]; &quot; to &quot;; [.D114])" office:value-type="string" office:string-value="!= to &gt;=" calcext:value-type="string">
            <text:p>!= to &gt;=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gt;=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294" calcext:value-type="percentage">
            <text:p>2.94%</text:p>
          </table:table-cell>
          <table:table-cell table:style-name="ce4" office:value-type="percentage" office:value="0.5882" calcext:value-type="percentage">
            <text:p>58.82%</text:p>
          </table:table-cell>
          <table:table-cell table:style-name="ce4" office:value-type="percentage" office:value="0.3824" calcext:value-type="percentage">
            <text:p>38.24%</text:p>
          </table:table-cell>
          <table:table-cell table:style-name="ce4" office:value-type="percentage" office:value="0.1471" calcext:value-type="percentage">
            <text:p>14.71%</text:p>
          </table:table-cell>
          <table:table-cell table:style-name="ce5" table:formula="of:=[.I114]+[.K114]" office:value-type="percentage" office:value="0.4118" calcext:value-type="percentage">
            <text:p>41.1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5]; &quot; to &quot;; [.D115])" office:value-type="string" office:string-value="&lt; to ==" calcext:value-type="string">
            <text:p>&lt; to ==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==</text:p>
          </table:table-cell>
          <table:table-cell table:style-name="ce2"/>
          <table:table-cell table:style-name="ce2" office:value-type="float" office:value="409" calcext:value-type="float">
            <text:p>409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611" calcext:value-type="percentage">
            <text:p>6.11%</text:p>
          </table:table-cell>
          <table:table-cell table:style-name="ce4" office:value-type="percentage" office:value="0.6137" calcext:value-type="percentage">
            <text:p>61.37%</text:p>
          </table:table-cell>
          <table:table-cell table:style-name="ce4" office:value-type="percentage" office:value="0.3252" calcext:value-type="percentage">
            <text:p>32.52%</text:p>
          </table:table-cell>
          <table:table-cell table:style-name="ce4" office:value-type="percentage" office:value="0.1589" calcext:value-type="percentage">
            <text:p>15.89%</text:p>
          </table:table-cell>
          <table:table-cell table:style-name="ce5" table:formula="of:=[.I115]+[.K115]" office:value-type="percentage" office:value="0.3863" calcext:value-type="percentage">
            <text:p>38.63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6]; &quot; to &quot;; [.D116])" office:value-type="string" office:string-value="&lt; to !=" calcext:value-type="string">
            <text:p>&lt; to !=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!=</text:p>
          </table:table-cell>
          <table:table-cell table:style-name="ce2"/>
          <table:table-cell table:style-name="ce2" office:value-type="float" office:value="379" calcext:value-type="float">
            <text:p>379</text:p>
          </table:table-cell>
          <table:table-cell table:style-name="ce4" office:value-type="percentage" office:value="0.0739" calcext:value-type="percentage">
            <text:p>7.39%</text:p>
          </table:table-cell>
          <table:table-cell table:style-name="ce4" office:value-type="percentage" office:value="0.9261" calcext:value-type="percentage">
            <text:p>92.61%</text:p>
          </table:table-cell>
          <table:table-cell table:style-name="ce4" office:value-type="percentage" office:value="0.0818" calcext:value-type="percentage">
            <text:p>8.18%</text:p>
          </table:table-cell>
          <table:table-cell table:style-name="ce4" office:value-type="percentage" office:value="0.1926" calcext:value-type="percentage">
            <text:p>19.26%</text:p>
          </table:table-cell>
          <table:table-cell table:style-name="ce4" office:value-type="percentage" office:value="0.6517" calcext:value-type="percentage">
            <text:p>65.17%</text:p>
          </table:table-cell>
          <table:table-cell table:style-name="ce4" office:value-type="percentage" office:value="0.2929" calcext:value-type="percentage">
            <text:p>29.29%</text:p>
          </table:table-cell>
          <table:table-cell table:style-name="ce5" table:formula="of:=[.I116]+[.K116]" office:value-type="percentage" office:value="0.7335" calcext:value-type="percentage">
            <text:p>73.3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7]; &quot; to &quot;; [.D117])" office:value-type="string" office:string-value="&lt; to &lt;=" calcext:value-type="string">
            <text:p>&lt; to &lt;=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lt;=</text:p>
          </table:table-cell>
          <table:table-cell table:style-name="ce2"/>
          <table:table-cell table:style-name="ce2" office:value-type="float" office:value="357" calcext:value-type="float">
            <text:p>357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952" calcext:value-type="percentage">
            <text:p>9.52%</text:p>
          </table:table-cell>
          <table:table-cell table:style-name="ce4" office:value-type="percentage" office:value="0.5098" calcext:value-type="percentage">
            <text:p>50.98%</text:p>
          </table:table-cell>
          <table:table-cell table:style-name="ce4" office:value-type="percentage" office:value="0.395" calcext:value-type="percentage">
            <text:p>39.50%</text:p>
          </table:table-cell>
          <table:table-cell table:style-name="ce4" office:value-type="percentage" office:value="0.1933" calcext:value-type="percentage">
            <text:p>19.33%</text:p>
          </table:table-cell>
          <table:table-cell table:style-name="ce5" table:formula="of:=[.I117]+[.K117]" office:value-type="percentage" office:value="0.4902" calcext:value-type="percentage">
            <text:p>49.0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8]; &quot; to &quot;; [.D118])" office:value-type="string" office:string-value="&lt; to &gt;" calcext:value-type="string">
            <text:p>&lt; to &gt;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368" calcext:value-type="float">
            <text:p>368</text:p>
          </table:table-cell>
          <table:table-cell table:style-name="ce4" office:value-type="percentage" office:value="0.0543" calcext:value-type="percentage">
            <text:p>5.43%</text:p>
          </table:table-cell>
          <table:table-cell table:style-name="ce4" office:value-type="percentage" office:value="0.9457" calcext:value-type="percentage">
            <text:p>94.57%</text:p>
          </table:table-cell>
          <table:table-cell table:style-name="ce4" office:value-type="percentage" office:value="0.0815" calcext:value-type="percentage">
            <text:p>8.15%</text:p>
          </table:table-cell>
          <table:table-cell table:style-name="ce4" office:value-type="percentage" office:value="0.5707" calcext:value-type="percentage">
            <text:p>57.07%</text:p>
          </table:table-cell>
          <table:table-cell table:style-name="ce4" office:value-type="percentage" office:value="0.2935" calcext:value-type="percentage">
            <text:p>29.35%</text:p>
          </table:table-cell>
          <table:table-cell table:style-name="ce4" office:value-type="percentage" office:value="0.144" calcext:value-type="percentage">
            <text:p>14.40%</text:p>
          </table:table-cell>
          <table:table-cell table:style-name="ce5" table:formula="of:=[.I118]+[.K118]" office:value-type="percentage" office:value="0.375" calcext:value-type="percentage">
            <text:p>37.5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19]; &quot; to &quot;; [.D119])" office:value-type="string" office:string-value="&lt; to &gt;=" calcext:value-type="string">
            <text:p>&lt; to &gt;=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=</text:p>
          </table:table-cell>
          <table:table-cell table:style-name="ce2"/>
          <table:table-cell table:style-name="ce2" office:value-type="float" office:value="388" calcext:value-type="float">
            <text:p>388</text:p>
          </table:table-cell>
          <table:table-cell table:style-name="ce4" office:value-type="percentage" office:value="0.1108" calcext:value-type="percentage">
            <text:p>11.08%</text:p>
          </table:table-cell>
          <table:table-cell table:style-name="ce4" office:value-type="percentage" office:value="0.8892" calcext:value-type="percentage">
            <text:p>88.92%</text:p>
          </table:table-cell>
          <table:table-cell table:style-name="ce4" office:value-type="percentage" office:value="0.0851" calcext:value-type="percentage">
            <text:p>8.51%</text:p>
          </table:table-cell>
          <table:table-cell table:style-name="ce4" office:value-type="percentage" office:value="0.5464" calcext:value-type="percentage">
            <text:p>54.64%</text:p>
          </table:table-cell>
          <table:table-cell table:style-name="ce4" office:value-type="percentage" office:value="0.2577" calcext:value-type="percentage">
            <text:p>25.77%</text:p>
          </table:table-cell>
          <table:table-cell table:style-name="ce4" office:value-type="percentage" office:value="0.1418" calcext:value-type="percentage">
            <text:p>14.18%</text:p>
          </table:table-cell>
          <table:table-cell table:style-name="ce5" table:formula="of:=[.I119]+[.K119]" office:value-type="percentage" office:value="0.3428" calcext:value-type="percentage">
            <text:p>34.2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0]; &quot; to &quot;; [.D120])" office:value-type="string" office:string-value="&lt;= to ==" calcext:value-type="string">
            <text:p>&lt;= to ==</text:p>
          </table:table-cell>
          <table:table-cell table:style-name="ce2" office:value-type="string" calcext:value-type="string">
            <text:p>&lt;=</text:p>
          </table:table-cell>
          <table:table-cell table:style-name="ce9" office:value-type="string" calcext:value-type="string">
            <text:p>==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8529" calcext:value-type="percentage">
            <text:p>85.29%</text:p>
          </table:table-cell>
          <table:table-cell table:style-name="ce4" office:value-type="percentage" office:value="0.0588" calcext:value-type="percentage">
            <text:p>5.88%</text:p>
          </table:table-cell>
          <table:table-cell table:style-name="ce4" office:value-type="percentage" office:value="0.0882" calcext:value-type="percentage">
            <text:p>8.82%</text:p>
          </table:table-cell>
          <table:table-cell table:style-name="ce4" office:value-type="percentage" office:value="0.0588" calcext:value-type="percentage">
            <text:p>5.88%</text:p>
          </table:table-cell>
          <table:table-cell table:style-name="ce5" table:formula="of:=[.I120]+[.K120]" office:value-type="percentage" office:value="0.9411" calcext:value-type="percentage">
            <text:p>94.1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1]; &quot; to &quot;; [.D121])" office:value-type="string" office:string-value="&lt;= to !=" calcext:value-type="string">
            <text:p>&lt;= to !=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!=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8" calcext:value-type="percentage">
            <text:p>80.00%</text:p>
          </table:table-cell>
          <table:table-cell table:style-name="ce4" office:value-type="percentage" office:value="0.0333" calcext:value-type="percentage">
            <text:p>3.33%</text:p>
          </table:table-cell>
          <table:table-cell table:style-name="ce4" office:value-type="percentage" office:value="0.1667" calcext:value-type="percentage">
            <text:p>16.67%</text:p>
          </table:table-cell>
          <table:table-cell table:style-name="ce4" office:value-type="percentage" office:value="0.0333" calcext:value-type="percentage">
            <text:p>3.33%</text:p>
          </table:table-cell>
          <table:table-cell table:style-name="ce5" table:formula="of:=[.I121]+[.K121]" office:value-type="percentage" office:value="0.9667" calcext:value-type="percentage">
            <text:p>96.6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2]; &quot; to &quot;; [.D122])" office:value-type="string" office:string-value="&lt;= to &lt;" calcext:value-type="string">
            <text:p>&lt;= to &l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lt;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8" calcext:value-type="percentage">
            <text:p>8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0667" calcext:value-type="percentage">
            <text:p>6.67%</text:p>
          </table:table-cell>
          <table:table-cell table:style-name="ce5" table:formula="of:=[.I122]+[.K122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3]; &quot; to &quot;; [.D123])" office:value-type="string" office:string-value="&lt;= to &gt;" calcext:value-type="string">
            <text:p>&lt;= to 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7241" calcext:value-type="percentage">
            <text:p>72.41%</text:p>
          </table:table-cell>
          <table:table-cell table:style-name="ce4" office:value-type="percentage" office:value="0.0345" calcext:value-type="percentage">
            <text:p>3.45%</text:p>
          </table:table-cell>
          <table:table-cell table:style-name="ce4" office:value-type="percentage" office:value="0.2414" calcext:value-type="percentage">
            <text:p>24.14%</text:p>
          </table:table-cell>
          <table:table-cell table:style-name="ce4" office:value-type="percentage" office:value="0.1724" calcext:value-type="percentage">
            <text:p>17.24%</text:p>
          </table:table-cell>
          <table:table-cell table:style-name="ce5" table:formula="of:=[.I123]+[.K123]" office:value-type="percentage" office:value="0.9655" calcext:value-type="percentage">
            <text:p>96.5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4]; &quot; to &quot;; [.D124])" office:value-type="string" office:string-value="&lt;= to &gt;=" calcext:value-type="string">
            <text:p>&lt;= to &gt;=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75" calcext:value-type="percentage">
            <text:p>75.00%</text:p>
          </table:table-cell>
          <table:table-cell table:style-name="ce4" office:value-type="percentage" office:value="0.0833" calcext:value-type="percentage">
            <text:p>8.33%</text:p>
          </table:table-cell>
          <table:table-cell table:number-columns-repeated="2" table:style-name="ce4" office:value-type="percentage" office:value="0.1667" calcext:value-type="percentage">
            <text:p>16.67%</text:p>
          </table:table-cell>
          <table:table-cell table:style-name="ce5" table:formula="of:=[.I124]+[.K124]" office:value-type="percentage" office:value="0.9167" calcext:value-type="percentage">
            <text:p>91.6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5]; &quot; to &quot;; [.D125])" office:value-type="string" office:string-value="&gt; to ==" calcext:value-type="string">
            <text:p>&gt; to ==</text:p>
          </table:table-cell>
          <table:table-cell table:style-name="ce2" office:value-type="string" calcext:value-type="string">
            <text:p>&gt;</text:p>
          </table:table-cell>
          <table:table-cell table:style-name="ce9" office:value-type="string" calcext:value-type="string">
            <text:p>==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8971" calcext:value-type="percentage">
            <text:p>89.71%</text:p>
          </table:table-cell>
          <table:table-cell table:style-name="ce4" office:value-type="percentage" office:value="0.1029" calcext:value-type="percentage">
            <text:p>10.29%</text:p>
          </table:table-cell>
          <table:table-cell table:style-name="ce4" office:value-type="percentage" office:value="0.0735" calcext:value-type="percentage">
            <text:p>7.35%</text:p>
          </table:table-cell>
          <table:table-cell table:style-name="ce5" table:formula="of:=[.I125]+[.K125]" office:value-type="percentage" office:value="0.1029" calcext:value-type="percentage">
            <text:p>10.29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6]; &quot; to &quot;; [.D126])" office:value-type="string" office:string-value="&gt; to !=" calcext:value-type="string">
            <text:p>&gt; to !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!=</text:p>
          </table:table-cell>
          <table:table-cell table:style-name="ce2"/>
          <table:table-cell table:style-name="ce2" office:value-type="float" office:value="81" calcext:value-type="float">
            <text:p>81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4568" calcext:value-type="percentage">
            <text:p>45.68%</text:p>
          </table:table-cell>
          <table:table-cell table:style-name="ce5" table:formula="of:=[.I126]+[.K126]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7]; &quot; to &quot;; [.D127])" office:value-type="string" office:string-value="&gt; to &lt;" calcext:value-type="string">
            <text:p>&gt; to 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5652" calcext:value-type="percentage">
            <text:p>56.52%</text:p>
          </table:table-cell>
          <table:table-cell table:style-name="ce4" office:value-type="percentage" office:value="0.4348" calcext:value-type="percentage">
            <text:p>43.48%</text:p>
          </table:table-cell>
          <table:table-cell table:style-name="ce4" office:value-type="percentage" office:value="0.2174" calcext:value-type="percentage">
            <text:p>21.74%</text:p>
          </table:table-cell>
          <table:table-cell table:style-name="ce5" table:formula="of:=[.I127]+[.K127]" office:value-type="percentage" office:value="0.4348" calcext:value-type="percentage">
            <text:p>43.4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8]; &quot; to &quot;; [.D128])" office:value-type="string" office:string-value="&gt; to &lt;=" calcext:value-type="string">
            <text:p>&gt; to 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8413" calcext:value-type="percentage">
            <text:p>84.13%</text:p>
          </table:table-cell>
          <table:table-cell table:style-name="ce4" office:value-type="percentage" office:value="0.1587" calcext:value-type="percentage">
            <text:p>15.87%</text:p>
          </table:table-cell>
          <table:table-cell table:style-name="ce4" office:value-type="percentage" office:value="0.0476" calcext:value-type="percentage">
            <text:p>4.76%</text:p>
          </table:table-cell>
          <table:table-cell table:style-name="ce5" table:formula="of:=[.I128]+[.K128]" office:value-type="percentage" office:value="0.1587" calcext:value-type="percentage">
            <text:p>15.87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29]; &quot; to &quot;; [.D129])" office:value-type="string" office:string-value="&gt; to &gt;=" calcext:value-type="string">
            <text:p>&gt; to &g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gt;=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4" office:value-type="percentage" office:value="0.0405" calcext:value-type="percentage">
            <text:p>4.05%</text:p>
          </table:table-cell>
          <table:table-cell table:style-name="ce4" office:value-type="percentage" office:value="0.9595" calcext:value-type="percentage">
            <text:p>95.95%</text:p>
          </table:table-cell>
          <table:table-cell table:style-name="ce4" office:value-type="percentage" office:value="0.0946" calcext:value-type="percentage">
            <text:p>9.46%</text:p>
          </table:table-cell>
          <table:table-cell table:style-name="ce4" office:value-type="percentage" office:value="0.6216" calcext:value-type="percentage">
            <text:p>62.16%</text:p>
          </table:table-cell>
          <table:table-cell table:style-name="ce4" office:value-type="percentage" office:value="0.2432" calcext:value-type="percentage">
            <text:p>24.32%</text:p>
          </table:table-cell>
          <table:table-cell table:style-name="ce4" office:value-type="percentage" office:value="0.0946" calcext:value-type="percentage">
            <text:p>9.46%</text:p>
          </table:table-cell>
          <table:table-cell table:style-name="ce5" table:formula="of:=[.I129]+[.K129]" office:value-type="percentage" office:value="0.3378" calcext:value-type="percentage">
            <text:p>33.78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30]; &quot; to &quot;; [.D130])" office:value-type="string" office:string-value="&gt;= to ==" calcext:value-type="string">
            <text:p>&gt;= to =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==</text:p>
          </table:table-cell>
          <table:table-cell table:style-name="ce2"/>
          <table:table-cell table:style-name="ce2" office:value-type="float" office:value="91" calcext:value-type="float">
            <text:p>91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6484" calcext:value-type="percentage">
            <text:p>64.84%</text:p>
          </table:table-cell>
          <table:table-cell table:number-columns-repeated="2" table:style-name="ce4" office:value-type="percentage" office:value="0.1758" calcext:value-type="percentage">
            <text:p>17.58%</text:p>
          </table:table-cell>
          <table:table-cell table:style-name="ce4" office:value-type="percentage" office:value="0.022" calcext:value-type="percentage">
            <text:p>2.20%</text:p>
          </table:table-cell>
          <table:table-cell table:style-name="ce5" table:formula="of:=[.I130]+[.K130]" office:value-type="percentage" office:value="0.8242" calcext:value-type="percentage">
            <text:p>82.4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31]; &quot; to &quot;; [.D131])" office:value-type="string" office:string-value="&gt;= to !=" calcext:value-type="string">
            <text:p>&gt;= to !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!=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09" calcext:value-type="percentage">
            <text:p>9.00%</text:p>
          </table:table-cell>
          <table:table-cell table:style-name="ce4" office:value-type="percentage" office:value="0.76" calcext:value-type="percentage">
            <text:p>76.00%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4" office:value-type="percentage" office:value="0.04" calcext:value-type="percentage">
            <text:p>4.00%</text:p>
          </table:table-cell>
          <table:table-cell table:style-name="ce5" table:formula="of:=[.I131]+[.K131]" office:value-type="percentage" office:value="0.24" calcext:value-type="percentage">
            <text:p>24.00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32]; &quot; to &quot;; [.D132])" office:value-type="string" office:string-value="&gt;= to &lt;" calcext:value-type="string">
            <text:p>&gt;= to &lt;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&lt;</text:p>
          </table:table-cell>
          <table:table-cell table:style-name="ce2"/>
          <table:table-cell table:style-name="ce2" office:value-type="float" office:value="94" calcext:value-type="float">
            <text:p>94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7766" calcext:value-type="percentage">
            <text:p>77.66%</text:p>
          </table:table-cell>
          <table:table-cell table:style-name="ce4" office:value-type="percentage" office:value="0.2128" calcext:value-type="percentage">
            <text:p>21.28%</text:p>
          </table:table-cell>
          <table:table-cell table:number-columns-repeated="2" table:style-name="ce4" office:value-type="percentage" office:value="0.0106" calcext:value-type="percentage">
            <text:p>1.06%</text:p>
          </table:table-cell>
          <table:table-cell table:style-name="ce5" table:formula="of:=[.I132]+[.K132]" office:value-type="percentage" office:value="0.7872" calcext:value-type="percentage">
            <text:p>78.72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33]; &quot; to &quot;; [.D133])" office:value-type="string" office:string-value="&gt;= to &lt;=" calcext:value-type="string">
            <text:p>&gt;= to 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&lt;=</text:p>
          </table:table-cell>
          <table:table-cell table:style-name="ce2"/>
          <table:table-cell table:style-name="ce2" office:value-type="float" office:value="103" calcext:value-type="float">
            <text:p>103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7087" calcext:value-type="percentage">
            <text:p>70.87%</text:p>
          </table:table-cell>
          <table:table-cell table:style-name="ce4" office:value-type="percentage" office:value="0.2718" calcext:value-type="percentage">
            <text:p>27.18%</text:p>
          </table:table-cell>
          <table:table-cell table:style-name="ce4" office:value-type="percentage" office:value="0.0194" calcext:value-type="percentage">
            <text:p>1.94%</text:p>
          </table:table-cell>
          <table:table-cell table:style-name="ce4" office:value-type="percentage" office:value="0.0097" calcext:value-type="percentage">
            <text:p>0.97%</text:p>
          </table:table-cell>
          <table:table-cell table:style-name="ce5" table:formula="of:=[.I133]+[.K133]" office:value-type="percentage" office:value="0.7281" calcext:value-type="percentage">
            <text:p>72.81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8" table:formula="of:=CONCATENATE([.C134]; &quot; to &quot;; [.D134])" office:value-type="string" office:string-value="&gt;= to &gt;" calcext:value-type="string">
            <text:p>&gt;= to &gt;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4" office:value-type="percentage" office:value="0.0667" calcext:value-type="percentage">
            <text:p>6.67%</text:p>
          </table:table-cell>
          <table:table-cell table:style-name="ce4" office:value-type="percentage" office:value="0.9333" calcext:value-type="percentage">
            <text:p>93.33%</text:p>
          </table:table-cell>
          <table:table-cell table:style-name="ce4" office:value-type="percentage" office:value="0.1429" calcext:value-type="percentage">
            <text:p>14.29%</text:p>
          </table:table-cell>
          <table:table-cell table:style-name="ce5" table:formula="of:=[.I134]+[.K134]" office:value-type="percentage" office:value="0.9333" calcext:value-type="percentage">
            <text:p>93.33%</text:p>
          </table:table-cell>
          <table:table-cell table:number-columns-repeated="1011"/>
        </table:table-row>
        <table:table-row table:style-name="ro1" table:number-rows-repeated="3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1">
          <table:table-cell>
            <draw:frame table:end-cell-address="'RQ2 operator efficacy O x T x I '.H156" table:end-x="44.84pt" table:end-y="5.98pt" draw:z-index="0" draw:name="Chart 7" draw:style-name="gr1" draw:text-style-name="P1" svg:width="639.72pt" svg:height="278.22pt" svg:x="76.51pt" svg:y="11.25pt">
              <draw:object draw:notify-on-update-of-ranges="'RQ2 operator efficacy O x T x I '.B105:'RQ2 operator efficacy O x T x I '.B134 'RQ2 operator efficacy O x T x I '.M105:'RQ2 operator efficacy O x T x I '.M134 'RQ2 operator efficacy O x T x I '.F105:'RQ2 operator efficacy O x T x I '.F13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 table:style-name="ce10" table:number-columns-repeated="2"/>
          <table:table-cell table:number-columns-repeated="1018"/>
        </table:table-row>
        <table:table-row table:style-name="ro1" table:number-rows-repeated="18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1">
          <table:table-cell>
            <draw:frame table:end-cell-address="'RQ2 operator efficacy O x T x I '.I190" table:end-x="7.94pt" table:end-y="2.95pt" draw:z-index="1" draw:name="Chart 8" draw:style-name="gr1" draw:text-style-name="P1" svg:width="714.73pt" svg:height="510.72pt" svg:x="76.51pt" svg:y="11.99pt">
              <draw:object draw:notify-on-update-of-ranges="'RQ2 operator efficacy O x T x I '.B2:'RQ2 operator efficacy O x T x I '.B50 'RQ2 operator efficacy O x T x I '.M2:'RQ2 operator efficacy O x T x I '.M50 'RQ2 operator efficacy O x T x I '.F2:'RQ2 operator efficacy O x T x I '.F5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 table:style-name="ce10" table:number-columns-repeated="2"/>
          <table:table-cell table:number-columns-repeated="2"/>
          <table:table-cell>
            <draw:frame table:end-cell-address="'RQ2 operator efficacy O x T x I '.P190" table:end-x="46.03pt" table:end-y="2.95pt" draw:z-index="3" draw:name="Chart 10" draw:style-name="gr1" draw:text-style-name="P1" svg:width="714.73pt" svg:height="510.72pt" svg:x="34.5pt" svg:y="11.99pt">
              <draw:object draw:notify-on-update-of-ranges="'RQ2 operator efficacy O x T x I '.B2:'RQ2 operator efficacy O x T x I '.B50 'RQ2 operator efficacy O x T x I '.L2:'RQ2 operator efficacy O x T x I '.L50 'RQ2 operator efficacy O x T x I '.F2:'RQ2 operator efficacy O x T x I '.F5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32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1">
          <table:table-cell>
            <draw:frame table:end-cell-address="'RQ2 operator efficacy O x T x I '.I222" table:end-x="7.94pt" table:end-y="4.48pt" draw:z-index="2" draw:name="Chart 9" draw:style-name="gr1" draw:text-style-name="P1" svg:width="714.73pt" svg:height="500.23pt" svg:x="76.51pt" svg:y="8.25pt">
              <draw:object draw:notify-on-update-of-ranges="'RQ2 operator efficacy O x T x I '.B51:'RQ2 operator efficacy O x T x I '.B97 'RQ2 operator efficacy O x T x I '.M51:'RQ2 operator efficacy O x T x I '.M97 'RQ2 operator efficacy O x T x I '.F2:'RQ2 operator efficacy O x T x I '.F5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 table:style-name="ce10" table:number-columns-repeated="2"/>
          <table:table-cell table:number-columns-repeated="2"/>
          <table:table-cell>
            <draw:frame table:end-cell-address="'RQ2 operator efficacy O x T x I '.P222" table:end-x="46.03pt" table:end-y="4.48pt" draw:z-index="4" draw:name="Chart 11" draw:style-name="gr1" draw:text-style-name="P1" svg:width="714.73pt" svg:height="500.23pt" svg:x="34.5pt" svg:y="8.25pt">
              <draw:object draw:notify-on-update-of-ranges="'RQ2 operator efficacy O x T x I '.B51:'RQ2 operator efficacy O x T x I '.B97 'RQ2 operator efficacy O x T x I '.L51:'RQ2 operator efficacy O x T x I '.L97 'RQ2 operator efficacy O x T x I '.F2:'RQ2 operator efficacy O x T x I '.F5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818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RQ2 operator efficacy O x T'.$A$1" table:cell-range-address="$'RQ2 operator efficacy O x T x I '.$A$1:.$AB$1008"/>
        </table:named-expressions>
      </table:table>
      <table:table table:name="RQ2 operator efficacy" table:style-name="ta3">
        <table:table-column table:style-name="co4" table:number-columns-repeated="8" table:default-cell-style-name="Default"/>
        <table:table-column table:style-name="co3" table:number-columns-repeated="1016" table:default-cell-style-name="Default"/>
        <table:table-row table:style-name="ro1">
          <table:table-cell table:style-name="ce13" office:value-type="string" calcext:value-type="string">
            <text:p>operator</text:p>
          </table:table-cell>
          <table:table-cell table:style-name="ce13" office:value-type="string" calcext:value-type="string">
            <text:p>iterations</text:p>
          </table:table-cell>
          <table:table-cell table:style-name="ce16" office:value-type="string" calcext:value-type="string">
            <text:p>parse error</text:p>
          </table:table-cell>
          <table:table-cell table:style-name="ce16" office:value-type="string" calcext:value-type="string">
            <text:p>success</text:p>
          </table:table-cell>
          <table:table-cell table:style-name="ce18" office:value-type="string" calcext:value-type="string">
            <text:p>better fitness</text:p>
          </table:table-cell>
          <table:table-cell table:style-name="ce18" office:value-type="string" calcext:value-type="string">
            <text:p>worse fitness</text:p>
          </table:table-cell>
          <table:table-cell table:style-name="ce18" office:value-type="string" calcext:value-type="string">
            <text:p>same fitness</text:p>
          </table:table-cell>
          <table:table-cell table:style-name="ce13" office:value-type="string" calcext:value-type="string">
            <text:p>neutral variants</text:p>
          </table:table-cell>
          <table:table-cell table:style-name="ce17"/>
          <table:table-cell table:style-name="ce13" table:number-columns-repeated="9"/>
          <table:table-cell table:style-name="ce14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StmtInsertion</text:p>
          </table:table-cell>
          <table:table-cell table:style-name="ce2" office:value-type="float" office:value="81110" calcext:value-type="float">
            <text:p>81110</text:p>
          </table:table-cell>
          <table:table-cell table:style-name="ce4" office:value-type="percentage" office:value="0.7131" calcext:value-type="percentage">
            <text:p>71.31%</text:p>
          </table:table-cell>
          <table:table-cell table:style-name="ce4" office:value-type="percentage" office:value="0.2869" calcext:value-type="percentage">
            <text:p>28.69%</text:p>
          </table:table-cell>
          <table:table-cell table:style-name="ce4" office:value-type="percentage" office:value="0.0066" calcext:value-type="percentage">
            <text:p>0.66%</text:p>
          </table:table-cell>
          <table:table-cell table:style-name="ce4" office:value-type="percentage" office:value="0.0502" calcext:value-type="percentage">
            <text:p>5.02%</text:p>
          </table:table-cell>
          <table:table-cell table:style-name="ce4" office:value-type="percentage" office:value="0.2302" calcext:value-type="percentage">
            <text:p>23.02%</text:p>
          </table:table-cell>
          <table:table-cell table:style-name="ce4" office:value-type="percentage" office:value="0.1051" calcext:value-type="percentage">
            <text:p>10.51%</text:p>
          </table:table-cell>
          <table:table-cell table:style-name="ce17"/>
          <table:table-cell table:style-name="ce13" table:number-columns-repeated="9"/>
          <table:table-cell table:style-name="ce14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StmtReplacement</text:p>
          </table:table-cell>
          <table:table-cell table:style-name="ce2" office:value-type="float" office:value="74303" calcext:value-type="float">
            <text:p>74303</text:p>
          </table:table-cell>
          <table:table-cell table:style-name="ce4" office:value-type="percentage" office:value="0.7716" calcext:value-type="percentage">
            <text:p>77.16%</text:p>
          </table:table-cell>
          <table:table-cell table:style-name="ce4" office:value-type="percentage" office:value="0.2284" calcext:value-type="percentage">
            <text:p>22.84%</text:p>
          </table:table-cell>
          <table:table-cell table:style-name="ce4" office:value-type="percentage" office:value="0.0149" calcext:value-type="percentage">
            <text:p>1.49%</text:p>
          </table:table-cell>
          <table:table-cell table:style-name="ce4" office:value-type="percentage" office:value="0.0843" calcext:value-type="percentage">
            <text:p>8.43%</text:p>
          </table:table-cell>
          <table:table-cell table:style-name="ce4" office:value-type="percentage" office:value="0.1293" calcext:value-type="percentage">
            <text:p>12.93%</text:p>
          </table:table-cell>
          <table:table-cell table:style-name="ce4" office:value-type="percentage" office:value="0.0634" calcext:value-type="percentage">
            <text:p>6.34%</text:p>
          </table:table-cell>
          <table:table-cell table:style-name="ce17"/>
          <table:table-cell table:style-name="ce13" table:number-columns-repeated="9"/>
          <table:table-cell table:style-name="ce14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StmtDeletion</text:p>
          </table:table-cell>
          <table:table-cell table:style-name="ce2" office:value-type="float" office:value="7189" calcext:value-type="float">
            <text:p>7189</text:p>
          </table:table-cell>
          <table:table-cell table:style-name="ce4" office:value-type="percentage" office:value="0.5219" calcext:value-type="percentage">
            <text:p>52.19%</text:p>
          </table:table-cell>
          <table:table-cell table:style-name="ce4" office:value-type="percentage" office:value="0.4781" calcext:value-type="percentage">
            <text:p>47.81%</text:p>
          </table:table-cell>
          <table:table-cell table:style-name="ce4" office:value-type="percentage" office:value="0.0394" calcext:value-type="percentage">
            <text:p>3.94%</text:p>
          </table:table-cell>
          <table:table-cell table:style-name="ce4" office:value-type="percentage" office:value="0.2018" calcext:value-type="percentage">
            <text:p>20.18%</text:p>
          </table:table-cell>
          <table:table-cell table:style-name="ce4" office:value-type="percentage" office:value="0.2369" calcext:value-type="percentage">
            <text:p>23.69%</text:p>
          </table:table-cell>
          <table:table-cell table:style-name="ce4" office:value-type="percentage" office:value="0.0953" calcext:value-type="percentage">
            <text:p>9.53%</text:p>
          </table:table-cell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ComparisonOperator</text:p>
          </table:table-cell>
          <table:table-cell table:style-name="ce2" office:value-type="float" office:value="5329" calcext:value-type="float">
            <text:p>5329</text:p>
          </table:table-cell>
          <table:table-cell table:style-name="ce4" office:value-type="percentage" office:value="0.1085" calcext:value-type="percentage">
            <text:p>10.85%</text:p>
          </table:table-cell>
          <table:table-cell table:style-name="ce4" office:value-type="percentage" office:value="0.8915" calcext:value-type="percentage">
            <text:p>89.15%</text:p>
          </table:table-cell>
          <table:table-cell table:style-name="ce4" office:value-type="percentage" office:value="0.1357" calcext:value-type="percentage">
            <text:p>13.57%</text:p>
          </table:table-cell>
          <table:table-cell table:style-name="ce4" office:value-type="percentage" office:value="0.3616" calcext:value-type="percentage">
            <text:p>36.16%</text:p>
          </table:table-cell>
          <table:table-cell table:style-name="ce4" office:value-type="percentage" office:value="0.3943" calcext:value-type="percentage">
            <text:p>39.43%</text:p>
          </table:table-cell>
          <table:table-cell table:style-name="ce4" office:value-type="percentage" office:value="0.1788" calcext:value-type="percentage">
            <text:p>17.88%</text:p>
          </table:table-cell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2" table:formula="of:=SUM([.B2:.B5])" office:value-type="float" office:value="167931" calcext:value-type="float">
            <text:p>167931</text:p>
          </table:table-cell>
          <table:table-cell table:style-name="ce4" table:number-columns-repeated="6"/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1">
          <table:table-cell table:style-name="ce14" table:number-columns-repeated="2"/>
          <table:table-cell table:style-name="ce17" table:number-columns-repeated="7"/>
          <table:table-cell table:style-name="ce14" table:number-columns-repeated="17"/>
          <table:table-cell table:number-columns-repeated="998"/>
        </table:table-row>
        <table:table-row table:style-name="ro1">
          <table:table-cell/>
          <table:table-cell table:style-name="ce15"/>
          <table:table-cell table:number-columns-repeated="6"/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1" table:number-rows-repeated="2">
          <table:table-cell table:number-columns-repeated="8"/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1" table:number-rows-repeated="993">
          <table:table-cell table:style-name="ce14" table:number-columns-repeated="8"/>
          <table:table-cell table:style-name="ce17"/>
          <table:table-cell table:style-name="ce14" table:number-columns-repeated="17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Q2 operator efficacy'.B8:'RQ2 operator efficacy'.B8">
            <calcext:condition calcext:apply-style-name="ConditionalStyle_2" calcext:value="formula-is(LEN(TRIM([.B8]))&gt;0)" calcext:base-cell-address="'RQ2 operator efficacy'.B8"/>
          </calcext:conditional-format>
        </calcext:conditional-formats>
      </table:table>
      <table:table table:name="RQ1 results summary" table:style-name="ta4"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3" table:number-columns-repeated="1015" table:default-cell-style-name="Default"/>
        <table:table-row table:style-name="ro1">
          <table:table-cell table:style-name="ce19" table:number-columns-repeated="28"/>
          <table:table-cell table:number-columns-repeated="996"/>
        </table:table-row>
        <table:table-row table:style-name="ro1">
          <table:table-cell table:style-name="ce19" table:number-columns-repeated="4"/>
          <table:table-cell table:style-name="ce27" office:value-type="string" calcext:value-type="string">
            <text:p>patches found</text:p>
          </table:table-cell>
          <table:table-cell table:style-name="ce27" office:value-type="string" calcext:value-type="string">
            <text:p>syntactically unique patches found</text:p>
          </table:table-cell>
          <table:table-cell table:style-name="ce27" office:value-type="string" calcext:value-type="string">
            <text:p>average iterations in succesfull epochs</text:p>
          </table:table-cell>
          <table:table-cell table:style-name="ce27" office:value-type="string" calcext:value-type="string">
            <text:p>other tools that found a patch (from A Comprehensive Study of Automatic Program</text:p>
            <text:p>Repair on the QuixBugs Benchmark)</text:p>
          </table:table-cell>
          <table:table-cell table:style-name="ce21" office:value-type="string" calcext:value-type="string">
            <text:p>Defect type</text:p>
          </table:table-cell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table-cell table:style-name="ce23" office:value-type="string" calcext:value-type="string" table:number-columns-spanned="1" table:number-rows-spanned="2">
            <text:p>DFS</text:p>
          </table:table-cell>
          <table:table-cell table:style-name="ce21" office:value-type="string" calcext:value-type="string">
            <text:p>initial setup</text:p>
          </table:table-cell>
          <table:table-cell table:style-name="ce21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2" calcext:value-type="float">
            <text:p>192</text:p>
          </table:table-cell>
          <table:table-cell table:style-name="ce30" office:value-type="float" office:value="4" calcext:value-type="float" table:number-columns-spanned="1" table:number-rows-spanned="2">
            <text:p>4</text:p>
          </table:table-cell>
          <table:table-cell table:style-name="ce30" office:value-type="string" calcext:value-type="string" table:number-columns-spanned="1" table:number-rows-spanned="2">
            <text:p>Missing function call</text:p>
          </table:table-cell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covered-table-cell/>
          <table:table-cell table:style-name="ce21" office:value-type="string" calcext:value-type="string">
            <text:p>uniform sampling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3" calcext:value-type="float">
            <text:p>83</text:p>
          </table:table-cell>
          <table:covered-table-cell table:number-columns-repeated="2"/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table-cell table:style-name="ce24" office:value-type="string" calcext:value-type="string" table:number-columns-spanned="1" table:number-rows-spanned="2">
            <text:p>KHEAP</text:p>
            <text:p>SORT</text:p>
          </table:table-cell>
          <table:table-cell table:style-name="ce22" office:value-type="string" calcext:value-type="string">
            <text:p>initial setup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63" calcext:value-type="float">
            <text:p>63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 table:number-columns-spanned="1" table:number-rows-spanned="2">
            <text:p>Incorrect array slice</text:p>
          </table:table-cell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covered-table-cell/>
          <table:table-cell table:style-name="ce22" office:value-type="string" calcext:value-type="string">
            <text:p>uniform sampling</text:p>
          </table:table-cell>
          <table:table-cell table:number-columns-repeated="3" table:style-name="ce20" office:value-type="float" office:value="0" calcext:value-type="float">
            <text:p>0</text:p>
          </table:table-cell>
          <table:covered-table-cell table:number-columns-repeated="2"/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table-cell table:style-name="ce23" office:value-type="string" calcext:value-type="string" table:number-columns-spanned="1" table:number-rows-spanned="2">
            <text:p>KNAP</text:p>
            <text:p>SACK</text:p>
          </table:table-cell>
          <table:table-cell table:style-name="ce21" office:value-type="string" calcext:value-type="string">
            <text:p>initial setup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2" calcext:value-type="float">
            <text:p>102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2">
            <text:p>Comparison operator</text:p>
          </table:table-cell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covered-table-cell/>
          <table:table-cell table:style-name="ce21" office:value-type="string" calcext:value-type="string">
            <text:p>uniform sampling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9" calcext:value-type="float">
            <text:p>159</text:p>
          </table:table-cell>
          <table:covered-table-cell table:number-columns-repeated="2"/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table-cell table:style-name="ce24" office:value-type="string" calcext:value-type="string" table:number-columns-spanned="1" table:number-rows-spanned="2">
            <text:p>LIS</text:p>
          </table:table-cell>
          <table:table-cell table:style-name="ce22" office:value-type="string" calcext:value-type="string">
            <text:p>initial setup</text:p>
          </table:table-cell>
          <table:table-cell table:style-name="ce22" office:value-type="float" office:value="13" calcext:value-type="float">
            <text:p>1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79" calcext:value-type="float">
            <text:p>179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1" table:number-rows-spanned="2">
            <text:p>Incorrect variable declaration</text:p>
          </table:table-cell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covered-table-cell/>
          <table:table-cell table:style-name="ce22" office:value-type="string" calcext:value-type="string">
            <text:p>uniform sampling</text:p>
          </table:table-cell>
          <table:table-cell table:style-name="ce22" office:value-type="float" office:value="17" calcext:value-type="float">
            <text:p>1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71" calcext:value-type="float">
            <text:p>171</text:p>
          </table:table-cell>
          <table:covered-table-cell table:number-columns-repeated="2"/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table-cell table:style-name="ce23" office:value-type="string" calcext:value-type="string" table:number-columns-spanned="1" table:number-rows-spanned="2">
            <text:p>MERGE</text:p>
            <text:p>SORT</text:p>
          </table:table-cell>
          <table:table-cell table:style-name="ce21" office:value-type="string" calcext:value-type="string">
            <text:p>initial setup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5" calcext:value-type="float">
            <text:p>95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2">
            <text:p>Comparison operator</text:p>
          </table:table-cell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covered-table-cell/>
          <table:table-cell table:style-name="ce21" office:value-type="string" calcext:value-type="string">
            <text:p>uniform sampling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93" calcext:value-type="float">
            <text:p>393</text:p>
          </table:table-cell>
          <table:covered-table-cell table:number-columns-repeated="2"/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table-cell table:style-name="ce24" office:value-type="string" calcext:value-type="string" table:number-columns-spanned="1" table:number-rows-spanned="2">
            <text:p>PASCAL</text:p>
          </table:table-cell>
          <table:table-cell table:style-name="ce22" office:value-type="string" calcext:value-type="string">
            <text:p>initial setup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3" calcext:value-type="float">
            <text:p>153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 table:number-columns-spanned="1" table:number-rows-spanned="2">
            <text:p>Comparison operator</text:p>
          </table:table-cell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covered-table-cell/>
          <table:table-cell table:style-name="ce22" office:value-type="string" calcext:value-type="string">
            <text:p>uniform sampling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30" calcext:value-type="float">
            <text:p>430</text:p>
          </table:table-cell>
          <table:covered-table-cell table:number-columns-repeated="2"/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table-cell table:style-name="ce23" office:value-type="string" calcext:value-type="string" table:number-columns-spanned="1" table:number-rows-spanned="2">
            <text:p>QUICK</text:p>
            <text:p>SORT</text:p>
          </table:table-cell>
          <table:table-cell table:style-name="ce21" office:value-type="string" calcext:value-type="string">
            <text:p>initial setup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30" office:value-type="float" office:value="4" calcext:value-type="float" table:number-columns-spanned="1" table:number-rows-spanned="2">
            <text:p>4</text:p>
          </table:table-cell>
          <table:table-cell table:style-name="ce30" office:value-type="string" calcext:value-type="string" table:number-columns-spanned="1" table:number-rows-spanned="2">
            <text:p>Comparison operator</text:p>
          </table:table-cell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19"/>
          <table:table-cell table:style-name="ce21"/>
          <table:covered-table-cell/>
          <table:table-cell table:style-name="ce21" office:value-type="string" calcext:value-type="string">
            <text:p>uniform sampling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51" calcext:value-type="float">
            <text:p>251</text:p>
          </table:table-cell>
          <table:covered-table-cell table:number-columns-repeated="2"/>
          <table:table-cell table:style-name="ce19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table-cell table:style-name="ce24" office:value-type="string" calcext:value-type="string" table:number-columns-spanned="1" table:number-rows-spanned="2">
            <text:p>SIEVE</text:p>
          </table:table-cell>
          <table:table-cell table:style-name="ce22" office:value-type="string" calcext:value-type="string">
            <text:p>initial setup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56" calcext:value-type="float">
            <text:p>256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 table:number-columns-spanned="1" table:number-rows-spanned="2">
            <text:p>Incorrect method called</text:p>
          </table:table-cell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20"/>
          <table:table-cell table:style-name="ce22"/>
          <table:covered-table-cell/>
          <table:table-cell table:style-name="ce22" office:value-type="string" calcext:value-type="string">
            <text:p>uniform sampling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12" calcext:value-type="float">
            <text:p>312</text:p>
          </table:table-cell>
          <table:covered-table-cell table:number-columns-repeated="2"/>
          <table:table-cell table:style-name="ce20" table:number-columns-repeated="19"/>
          <table:table-cell table:number-columns-repeated="996"/>
        </table:table-row>
        <table:table-row table:style-name="ro1">
          <table:table-cell table:style-name="ce19" table:number-columns-repeated="4"/>
          <table:table-cell table:style-name="ce21" table:number-columns-repeated="4"/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 table:number-columns-repeated="4"/>
          <table:table-cell table:style-name="ce21" table:formula="of:=[.E3]+[.E5]+[.E7]+[.E9]+[.E11]+[.E13]+[.E15]+[.E17]" office:value-type="float" office:value="84" calcext:value-type="float">
            <text:p>84</text:p>
          </table:table-cell>
          <table:table-cell table:style-name="ce21" table:formula="of:=[.F3]+[.F5]+[.F7]+[.F9]+[.F11]+[.F13]+[.F15]+[.F17]" office:value-type="float" office:value="33" calcext:value-type="float">
            <text:p>33</text:p>
          </table:table-cell>
          <table:table-cell table:style-name="ce21" table:formula="of:=[.G3]+[.G5]+[.G7]+[.G9]+[.G11]+[.G13]+[.G15]+[.G17]" office:value-type="float" office:value="1065" calcext:value-type="float">
            <text:p>1065</text:p>
          </table:table-cell>
          <table:table-cell table:style-name="ce21"/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 table:number-columns-repeated="4"/>
          <table:table-cell table:style-name="ce21" table:formula="of:=[.E4]+[.E6]+[.E8]+[.E10]+[.E12]+[.E14]+[.E16]+[.E18]" office:value-type="float" office:value="68" calcext:value-type="float">
            <text:p>68</text:p>
          </table:table-cell>
          <table:table-cell table:style-name="ce21" table:formula="of:=[.F4]+[.F6]+[.F8]+[.F10]+[.F12]+[.F14]+[.F16]+[.F18]" office:value-type="float" office:value="25" calcext:value-type="float">
            <text:p>25</text:p>
          </table:table-cell>
          <table:table-cell table:style-name="ce21" table:formula="of:=[.G4]+[.G6]+[.G8]+[.G10]+[.G12]+[.G14]+[.G16]+[.G18]" office:value-type="float" office:value="1799" calcext:value-type="float">
            <text:p>1799</text:p>
          </table:table-cell>
          <table:table-cell table:style-name="ce21"/>
          <table:table-cell table:style-name="ce19" table:number-columns-repeated="20"/>
          <table:table-cell table:number-columns-repeated="996"/>
        </table:table-row>
        <table:table-row table:style-name="ro1" table:number-rows-repeated="2">
          <table:table-cell table:style-name="ce19" table:number-columns-repeated="4"/>
          <table:table-cell table:style-name="ce21" table:number-columns-repeated="4"/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 table:number-columns-repeated="4"/>
          <table:table-cell table:style-name="ce21"/>
          <table:table-cell table:style-name="ce19" table:number-columns-repeated="23"/>
          <table:table-cell table:number-columns-repeated="996"/>
        </table:table-row>
        <table:table-row table:style-name="ro1">
          <table:table-cell table:style-name="ce19"/>
          <table:table-cell table:style-name="ce2" table:number-columns-repeated="2"/>
          <table:table-cell table:style-name="ce19" table:number-columns-repeated="25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Test suite adequate</text:p>
          </table:table-cell>
          <table:table-cell table:style-name="ce21" office:value-type="string" calcext:value-type="string">
            <text:p>Syntactically unique</text:p>
          </table:table-cell>
          <table:table-cell table:style-name="ce21" office:value-type="string" calcext:value-type="string">
            <text:p>Average iterations</text:p>
          </table:table-cell>
          <table:table-cell table:style-name="ce21" office:value-type="string" calcext:value-type="string">
            <text:p>Min iterations</text:p>
          </table:table-cell>
          <table:table-cell table:style-name="ce21" office:value-type="string" calcext:value-type="string">
            <text:p>Max Iterations</text:p>
          </table:table-cell>
          <table:table-cell table:style-name="ce21" office:value-type="string" calcext:value-type="string">
            <text:p>Standard deviation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DFS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93" calcext:value-type="float">
            <text:p>393</text:p>
          </table:table-cell>
          <table:table-cell table:style-name="ce29" office:value-type="float" office:value="126.8" calcext:value-type="float">
            <text:p>126.8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KHEAPSORT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63" calcext:value-type="float">
            <text:p>63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KNAPSACK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95" calcext:value-type="float">
            <text:p>495</text:p>
          </table:table-cell>
          <table:table-cell table:style-name="ce29" office:value-type="float" office:value="128.6" calcext:value-type="float">
            <text:p>128.6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LIS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9" calcext:value-type="float">
            <text:p>17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128.3" calcext:value-type="float">
            <text:p>128.3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MERGESORT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95" calcext:value-type="float">
            <text:p>95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PASCAL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90" calcext:value-type="float">
            <text:p>490</text:p>
          </table:table-cell>
          <table:table-cell table:style-name="ce29" office:value-type="float" office:value="148.4" calcext:value-type="float">
            <text:p>148.4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QUICKSORT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4" calcext:value-type="float">
            <text:p>64</text:p>
          </table:table-cell>
          <table:table-cell table:style-name="ce29" office:value-type="float" office:value="18.7" calcext:value-type="float">
            <text:p>18.7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SIEVE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89" calcext:value-type="float">
            <text:p>389</text:p>
          </table:table-cell>
          <table:table-cell table:style-name="ce29" office:value-type="float" office:value="169.8" calcext:value-type="float">
            <text:p>169.8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AVG</text:p>
          </table:table-cell>
          <table:table-cell table:style-name="ce25" table:formula="of:=AVERAGE([.C27:.C34])" office:value-type="float" office:value="10.5" calcext:value-type="float">
            <text:p>10.50</text:p>
          </table:table-cell>
          <table:table-cell table:style-name="ce25" table:formula="of:=AVERAGE([.D27:.D34])" office:value-type="float" office:value="4.125" calcext:value-type="float">
            <text:p>4.13</text:p>
          </table:table-cell>
          <table:table-cell table:style-name="ce25" table:formula="of:=AVERAGE([.E27:.E34])" office:value-type="float" office:value="133.125" calcext:value-type="float">
            <text:p>133.13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13" office:value-type="string" calcext:value-type="string">
            <text:p>STDEV</text:p>
          </table:table-cell>
          <table:table-cell table:style-name="ce26" table:formula="of:=STDEV([.C27:.C34])" office:value-type="float" office:value="7.63450812336422" calcext:value-type="float">
            <text:p>7.63</text:p>
          </table:table-cell>
          <table:table-cell table:style-name="ce26" table:formula="of:=STDEV([.D27:.D34])" office:value-type="float" office:value="2.64237447329913" calcext:value-type="float">
            <text:p>2.64</text:p>
          </table:table-cell>
          <table:table-cell table:style-name="ce28" table:formula="of:=STDEV([.E27:.E34])" office:value-type="float" office:value="75.6824899545085" calcext:value-type="float">
            <text:p>75.68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14" table:number-columns-repeated="3"/>
          <table:table-cell table:style-name="ce29"/>
          <table:table-cell table:style-name="ce19" table:number-columns-repeated="2"/>
          <table:table-cell table:style-name="ce29"/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14"/>
          <table:table-cell table:style-name="ce19" table:number-columns-repeated="5"/>
          <table:table-cell table:style-name="ce29"/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Test suite adequate</text:p>
          </table:table-cell>
          <table:table-cell table:style-name="ce21" office:value-type="string" calcext:value-type="string">
            <text:p>Syntactically unique</text:p>
          </table:table-cell>
          <table:table-cell table:style-name="ce21" office:value-type="string" calcext:value-type="string">
            <text:p>Average iterations</text:p>
          </table:table-cell>
          <table:table-cell table:style-name="ce21" office:value-type="string" calcext:value-type="string">
            <text:p>Min iterations</text:p>
          </table:table-cell>
          <table:table-cell table:style-name="ce21" office:value-type="string" calcext:value-type="string">
            <text:p>Max Iterations</text:p>
          </table:table-cell>
          <table:table-cell table:style-name="ce21" office:value-type="string" calcext:value-type="string">
            <text:p>Standard deviation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DFS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2" calcext:value-type="float">
            <text:p>222</text:p>
          </table:table-cell>
          <table:table-cell table:style-name="ce29" office:value-type="float" office:value="51" calcext:value-type="float">
            <text:p>51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KHEAPSORT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KNAPSACK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97" calcext:value-type="float">
            <text:p>397</text:p>
          </table:table-cell>
          <table:table-cell table:style-name="ce29" office:value-type="float" office:value="157.3" calcext:value-type="float">
            <text:p>157.3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LIS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51" calcext:value-type="float">
            <text:p>451</text:p>
          </table:table-cell>
          <table:table-cell table:style-name="ce29" office:value-type="float" office:value="154.3" calcext:value-type="float">
            <text:p>154.3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MERGESORT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474" calcext:value-type="float">
            <text:p>474</text:p>
          </table:table-cell>
          <table:table-cell table:style-name="ce29" office:value-type="float" office:value="73.7" calcext:value-type="float">
            <text:p>73.7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PASCAL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430" calcext:value-type="float">
            <text:p>430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QUICKSORT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99" calcext:value-type="float">
            <text:p>499</text:p>
          </table:table-cell>
          <table:table-cell table:style-name="ce29" office:value-type="float" office:value="173" calcext:value-type="float">
            <text:p>173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SIEVE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467" calcext:value-type="float">
            <text:p>467</text:p>
          </table:table-cell>
          <table:table-cell table:style-name="ce29" office:value-type="float" office:value="113.1" calcext:value-type="float">
            <text:p>113.1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21" office:value-type="string" calcext:value-type="string">
            <text:p>AVG</text:p>
          </table:table-cell>
          <table:table-cell table:style-name="ce25" table:formula="of:=AVERAGE([.C40:.C47])" office:value-type="float" office:value="8.5" calcext:value-type="float">
            <text:p>8.50</text:p>
          </table:table-cell>
          <table:table-cell table:style-name="ce25" table:formula="of:=AVERAGE([.D40:.D47])" office:value-type="float" office:value="3.125" calcext:value-type="float">
            <text:p>3.13</text:p>
          </table:table-cell>
          <table:table-cell table:style-name="ce25" table:formula="of:=AVERAGE([.E40:.E47])" office:value-type="float" office:value="257" calcext:value-type="float">
            <text:p>257.0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>
          <table:table-cell table:style-name="ce19"/>
          <table:table-cell table:style-name="ce13" office:value-type="string" calcext:value-type="string">
            <text:p>STDEV</text:p>
          </table:table-cell>
          <table:table-cell table:style-name="ce26" table:formula="of:=STDEV([.C40:.C47])" office:value-type="float" office:value="7.25061573739973" calcext:value-type="float">
            <text:p>7.25</text:p>
          </table:table-cell>
          <table:table-cell table:style-name="ce26" table:formula="of:=STDEV([.D40:.D47])" office:value-type="float" office:value="2.29518128757995" calcext:value-type="float">
            <text:p>2.30</text:p>
          </table:table-cell>
          <table:table-cell table:style-name="ce28" table:formula="of:=STDEV([.E40:.E47])" office:value-type="float" office:value="128.297830587011" calcext:value-type="float">
            <text:p>128.3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19" table:number-columns-repeated="20"/>
          <table:table-cell table:number-columns-repeated="996"/>
        </table:table-row>
        <table:table-row table:style-name="ro1" table:number-rows-repeated="947">
          <table:table-cell table:style-name="ce19" table:number-columns-repeated="28"/>
          <table:table-cell table:number-columns-repeated="996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Q1 all results" table:style-name="ta5">
        <table:table-column table:style-name="co11" table:default-cell-style-name="Default"/>
        <table:table-column table:style-name="co12" table:number-columns-repeated="53" table:default-cell-style-name="Default"/>
        <table:table-column table:style-name="co3" table:number-columns-repeated="970" table:default-cell-style-name="Default"/>
        <table:table-row table:style-name="ro1">
          <table:table-cell table:style-name="ce32" office:value-type="string" calcext:value-type="string">
            <text:p>20 epochs</text:p>
            <text:p>500 iterations</text:p>
          </table:table-cell>
          <table:table-cell table:style-name="ce32" office:value-type="string" calcext:value-type="string">
            <text:p>BREADTH_FIRST_SEARCH</text:p>
            <text:p>initial setup</text:p>
          </table:table-cell>
          <table:table-cell table:style-name="ce32" office:value-type="string" calcext:value-type="string">
            <text:p>BREADTH_FIRST_SEARCH</text:p>
            <text:p>uniform sampling</text:p>
          </table:table-cell>
          <table:table-cell table:style-name="ce32" office:value-type="string" calcext:value-type="string">
            <text:p>DEPTH_FIRST_SEARCH</text:p>
            <text:p>initial setup</text:p>
          </table:table-cell>
          <table:table-cell table:style-name="ce32" office:value-type="string" calcext:value-type="string">
            <text:p>DEPTH_FIRST_SEARCH</text:p>
            <text:p>uniform sampling</text:p>
          </table:table-cell>
          <table:table-cell table:style-name="ce32" office:value-type="string" calcext:value-type="string">
            <text:p>DETECT_CYCLE</text:p>
            <text:p>initial setup</text:p>
          </table:table-cell>
          <table:table-cell table:style-name="ce32" office:value-type="string" calcext:value-type="string">
            <text:p>DETECT_CYCLE</text:p>
            <text:p>uniform sampling</text:p>
          </table:table-cell>
          <table:table-cell table:style-name="ce32" office:value-type="string" calcext:value-type="string">
            <text:p>FIND_FIRST_IN_SORTED</text:p>
          </table:table-cell>
          <table:table-cell table:style-name="ce32" office:value-type="string" calcext:value-type="string">
            <text:p>FIND_IN_SORTED</text:p>
            <text:p>initial setup</text:p>
          </table:table-cell>
          <table:table-cell table:style-name="ce32" office:value-type="string" calcext:value-type="string">
            <text:p>FIND_IN_SORTED</text:p>
            <text:p>uniform sampling</text:p>
          </table:table-cell>
          <table:table-cell table:style-name="ce32" office:value-type="string" calcext:value-type="string">
            <text:p>FLATTEN</text:p>
            <text:p>initial setup</text:p>
          </table:table-cell>
          <table:table-cell table:style-name="ce32" office:value-type="string" calcext:value-type="string">
            <text:p>FLATTEN</text:p>
            <text:p>uniform sampling</text:p>
          </table:table-cell>
          <table:table-cell table:style-name="ce32" office:value-type="string" calcext:value-type="string">
            <text:p>GET_FACTORS</text:p>
            <text:p>initial setup</text:p>
          </table:table-cell>
          <table:table-cell table:style-name="ce32" office:value-type="string" calcext:value-type="string">
            <text:p>GET_FACTORS</text:p>
            <text:p>uniform sampling</text:p>
          </table:table-cell>
          <table:table-cell table:style-name="ce32" office:value-type="string" calcext:value-type="string">
            <text:p>IS_VALID_PARENTHESIZATION</text:p>
            <text:p>initial setup</text:p>
          </table:table-cell>
          <table:table-cell table:style-name="ce32" office:value-type="string" calcext:value-type="string">
            <text:p>IS_VALID_PARENTHESIZATION</text:p>
            <text:p>uniform sampling</text:p>
          </table:table-cell>
          <table:table-cell table:style-name="ce32" office:value-type="string" calcext:value-type="string">
            <text:p>KHEAPSORT</text:p>
            <text:p>initial setup</text:p>
          </table:table-cell>
          <table:table-cell table:style-name="ce32" office:value-type="string" calcext:value-type="string">
            <text:p>KHEAPSORT</text:p>
            <text:p>uniform sampling</text:p>
          </table:table-cell>
          <table:table-cell table:style-name="ce32" office:value-type="string" calcext:value-type="string">
            <text:p>KNAPSACK</text:p>
            <text:p>initial setup</text:p>
          </table:table-cell>
          <table:table-cell table:style-name="ce32" office:value-type="string" calcext:value-type="string">
            <text:p>KNAPSACK</text:p>
            <text:p>uniform sampling</text:p>
          </table:table-cell>
          <table:table-cell table:style-name="ce32" office:value-type="string" calcext:value-type="string">
            <text:p>KTH</text:p>
            <text:p>initial setup</text:p>
          </table:table-cell>
          <table:table-cell table:style-name="ce32" office:value-type="string" calcext:value-type="string">
            <text:p>KTH</text:p>
            <text:p>uniform sampling</text:p>
          </table:table-cell>
          <table:table-cell table:style-name="ce32" office:value-type="string" calcext:value-type="string">
            <text:p>LCS_LENGTH</text:p>
            <text:p>initial setup</text:p>
          </table:table-cell>
          <table:table-cell table:style-name="ce32" office:value-type="string" calcext:value-type="string">
            <text:p>LCS_LENGTH</text:p>
            <text:p>uniform sampling</text:p>
          </table:table-cell>
          <table:table-cell table:style-name="ce32" office:value-type="string" calcext:value-type="string">
            <text:p>LEVENSHTEIN</text:p>
            <text:p>initial setup</text:p>
          </table:table-cell>
          <table:table-cell table:style-name="ce32" office:value-type="string" calcext:value-type="string">
            <text:p>LEVENSHTEIN</text:p>
            <text:p>uniform sampling</text:p>
          </table:table-cell>
          <table:table-cell table:style-name="ce32" office:value-type="string" calcext:value-type="string">
            <text:p>LIS</text:p>
            <text:p>initial setup</text:p>
          </table:table-cell>
          <table:table-cell table:style-name="ce32" office:value-type="string" calcext:value-type="string">
            <text:p>LIS</text:p>
            <text:p>uniform sampling</text:p>
          </table:table-cell>
          <table:table-cell table:style-name="ce32" office:value-type="string" calcext:value-type="string">
            <text:p>LONGEST_COMMON_SUBSEQUENCE</text:p>
            <text:p>initial setup</text:p>
          </table:table-cell>
          <table:table-cell table:style-name="ce32" office:value-type="string" calcext:value-type="string">
            <text:p>LONGEST_COMMON_SUBSEQUENCE</text:p>
            <text:p>uniform sampling</text:p>
          </table:table-cell>
          <table:table-cell table:style-name="ce32" office:value-type="string" calcext:value-type="string">
            <text:p>MAX_SUBLIST_SUM</text:p>
            <text:p>initial setup</text:p>
          </table:table-cell>
          <table:table-cell table:style-name="ce32" office:value-type="string" calcext:value-type="string">
            <text:p>MAX_SUBLIST_SUM</text:p>
            <text:p>uniform sampling</text:p>
          </table:table-cell>
          <table:table-cell table:style-name="ce32" office:value-type="string" calcext:value-type="string">
            <text:p>MERGESORT</text:p>
            <text:p>initial setup</text:p>
          </table:table-cell>
          <table:table-cell table:style-name="ce32" office:value-type="string" calcext:value-type="string">
            <text:p>MERGESORT</text:p>
            <text:p>uniform sampling</text:p>
          </table:table-cell>
          <table:table-cell table:style-name="ce32" office:value-type="string" calcext:value-type="string">
            <text:p>NEXT_PALINDROME</text:p>
            <text:p>initial setup</text:p>
          </table:table-cell>
          <table:table-cell table:style-name="ce32" office:value-type="string" calcext:value-type="string">
            <text:p>NEXT_PALINDROME</text:p>
            <text:p>uniform sampling</text:p>
          </table:table-cell>
          <table:table-cell table:style-name="ce32" office:value-type="string" calcext:value-type="string">
            <text:p>NEXT_PERMUTATION</text:p>
            <text:p>initial setup</text:p>
          </table:table-cell>
          <table:table-cell table:style-name="ce32" office:value-type="string" calcext:value-type="string">
            <text:p>NEXT_PERMUTATION</text:p>
            <text:p>uniform sampling</text:p>
          </table:table-cell>
          <table:table-cell table:style-name="ce32" office:value-type="string" calcext:value-type="string">
            <text:p>PASCAL</text:p>
            <text:p>initial setup</text:p>
          </table:table-cell>
          <table:table-cell table:style-name="ce32" office:value-type="string" calcext:value-type="string">
            <text:p>PASCAL</text:p>
            <text:p>uniform sampling</text:p>
          </table:table-cell>
          <table:table-cell table:style-name="ce32" office:value-type="string" calcext:value-type="string">
            <text:p>POWERSET</text:p>
            <text:p>initial setup</text:p>
          </table:table-cell>
          <table:table-cell table:style-name="ce32" office:value-type="string" calcext:value-type="string">
            <text:p>POWERSET</text:p>
            <text:p>uniform sampling</text:p>
          </table:table-cell>
          <table:table-cell table:style-name="ce32" office:value-type="string" calcext:value-type="string">
            <text:p>QUICKSORT</text:p>
            <text:p>initial setup</text:p>
          </table:table-cell>
          <table:table-cell table:style-name="ce32" office:value-type="string" calcext:value-type="string">
            <text:p>QUICKSORT</text:p>
            <text:p>uniform sampling</text:p>
          </table:table-cell>
          <table:table-cell table:style-name="ce32" office:value-type="string" calcext:value-type="string">
            <text:p>SHORTEST_PATH_LENGTH</text:p>
            <text:p>initial setup</text:p>
          </table:table-cell>
          <table:table-cell table:style-name="ce32" office:value-type="string" calcext:value-type="string">
            <text:p>SHORTEST_PATH_LENGTH</text:p>
            <text:p>uniform sampling</text:p>
          </table:table-cell>
          <table:table-cell table:style-name="ce32" office:value-type="string" calcext:value-type="string">
            <text:p>SHORTEST_PATH_LENGTHS</text:p>
            <text:p>initial setup</text:p>
          </table:table-cell>
          <table:table-cell table:style-name="ce32" office:value-type="string" calcext:value-type="string">
            <text:p>SHORTEST_PATH_LENGTH</text:p>
            <text:p>uniform sampling</text:p>
          </table:table-cell>
          <table:table-cell table:style-name="ce32" office:value-type="string" calcext:value-type="string">
            <text:p>SIEVE</text:p>
            <text:p>initial setup</text:p>
          </table:table-cell>
          <table:table-cell table:style-name="ce32" office:value-type="string" calcext:value-type="string">
            <text:p>SIEVE</text:p>
            <text:p>uniform sampling</text:p>
          </table:table-cell>
          <table:table-cell table:style-name="ce32" office:value-type="string" calcext:value-type="string">
            <text:p>SUBSEQUENCES</text:p>
            <text:p>initial setup</text:p>
          </table:table-cell>
          <table:table-cell table:style-name="ce32" office:value-type="string" calcext:value-type="string">
            <text:p>SUBSEQUENCES</text:p>
            <text:p>uniform sampling</text:p>
          </table:table-cell>
          <table:table-cell table:style-name="ce32" office:value-type="string" calcext:value-type="string">
            <text:p>WRAP</text:p>
            <text:p>initial setup</text:p>
          </table:table-cell>
          <table:table-cell table:style-name="ce32" office:value-type="string" calcext:value-type="string">
            <text:p>WRAP</text:p>
            <text:p>uniform sampling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duration [s]</text:p>
          </table:table-cell>
          <table:table-cell table:style-name="ce33" office:value-type="float" office:value="11195.92" calcext:value-type="float">
            <text:p>11195.92</text:p>
          </table:table-cell>
          <table:table-cell table:style-name="ce33" office:value-type="float" office:value="13409.14" calcext:value-type="float">
            <text:p>13409.14</text:p>
          </table:table-cell>
          <table:table-cell table:style-name="ce33" office:value-type="float" office:value="5305.19" calcext:value-type="float">
            <text:p>5305.19</text:p>
          </table:table-cell>
          <table:table-cell table:style-name="ce33" office:value-type="float" office:value="4372.54" calcext:value-type="float">
            <text:p>4372.54</text:p>
          </table:table-cell>
          <table:table-cell table:style-name="ce33" office:value-type="float" office:value="16122.77" calcext:value-type="float">
            <text:p>16122.77</text:p>
          </table:table-cell>
          <table:table-cell table:style-name="ce33" office:value-type="float" office:value="17529.2" calcext:value-type="float">
            <text:p>17529.2</text:p>
          </table:table-cell>
          <table:table-cell table:style-name="ce33"/>
          <table:table-cell table:style-name="ce33" office:value-type="float" office:value="10432.08" calcext:value-type="float">
            <text:p>10432.08</text:p>
          </table:table-cell>
          <table:table-cell table:style-name="ce33" office:value-type="float" office:value="11558.35" calcext:value-type="float">
            <text:p>11558.35</text:p>
          </table:table-cell>
          <table:table-cell table:style-name="ce33" office:value-type="float" office:value="7688" calcext:value-type="float">
            <text:p>7688</text:p>
          </table:table-cell>
          <table:table-cell table:style-name="ce33" office:value-type="float" office:value="10110.45" calcext:value-type="float">
            <text:p>10110.45</text:p>
          </table:table-cell>
          <table:table-cell table:style-name="ce33" office:value-type="float" office:value="16573.19" calcext:value-type="float">
            <text:p>16573.19</text:p>
          </table:table-cell>
          <table:table-cell table:style-name="ce33" office:value-type="float" office:value="11971.83" calcext:value-type="float">
            <text:p>11971.83</text:p>
          </table:table-cell>
          <table:table-cell table:style-name="ce39" office:value-type="float" office:value="10728.58" calcext:value-type="float">
            <text:p>10728.58</text:p>
          </table:table-cell>
          <table:table-cell table:style-name="ce33" office:value-type="float" office:value="10883.74" calcext:value-type="float">
            <text:p>10883.74</text:p>
          </table:table-cell>
          <table:table-cell table:style-name="ce33" office:value-type="float" office:value="11941.11" calcext:value-type="float">
            <text:p>11941.11</text:p>
          </table:table-cell>
          <table:table-cell table:style-name="ce33" office:value-type="float" office:value="13113.61" calcext:value-type="float">
            <text:p>13113.61</text:p>
          </table:table-cell>
          <table:table-cell table:style-name="ce33" office:value-type="float" office:value="5649.26" calcext:value-type="float">
            <text:p>5649.26</text:p>
          </table:table-cell>
          <table:table-cell table:style-name="ce33" office:value-type="float" office:value="9766.5" calcext:value-type="float">
            <text:p>9766.5</text:p>
          </table:table-cell>
          <table:table-cell table:style-name="ce33" office:value-type="float" office:value="14075.24" calcext:value-type="float">
            <text:p>14075.24</text:p>
          </table:table-cell>
          <table:table-cell table:style-name="ce33" office:value-type="float" office:value="12927.47" calcext:value-type="float">
            <text:p>12927.47</text:p>
          </table:table-cell>
          <table:table-cell table:style-name="ce33" office:value-type="float" office:value="14587.13" calcext:value-type="float">
            <text:p>14587.13</text:p>
          </table:table-cell>
          <table:table-cell table:style-name="ce33" office:value-type="float" office:value="17315.14" calcext:value-type="float">
            <text:p>17315.14</text:p>
          </table:table-cell>
          <table:table-cell table:style-name="ce33" office:value-type="float" office:value="8902.1" calcext:value-type="float">
            <text:p>8902.1</text:p>
          </table:table-cell>
          <table:table-cell table:style-name="ce33" office:value-type="float" office:value="16676" calcext:value-type="float">
            <text:p>16676</text:p>
          </table:table-cell>
          <table:table-cell table:style-name="ce33" office:value-type="float" office:value="8160.31" calcext:value-type="float">
            <text:p>8160.31</text:p>
          </table:table-cell>
          <table:table-cell table:style-name="ce33" office:value-type="float" office:value="5689.56" calcext:value-type="float">
            <text:p>5689.56</text:p>
          </table:table-cell>
          <table:table-cell table:style-name="ce33" office:value-type="float" office:value="9724.92" calcext:value-type="float">
            <text:p>9724.92</text:p>
          </table:table-cell>
          <table:table-cell table:style-name="ce33" office:value-type="float" office:value="12569.27" calcext:value-type="float">
            <text:p>12569.27</text:p>
          </table:table-cell>
          <table:table-cell table:style-name="ce33" office:value-type="float" office:value="11046.66" calcext:value-type="float">
            <text:p>11046.66</text:p>
          </table:table-cell>
          <table:table-cell table:style-name="ce33" office:value-type="float" office:value="10842.36" calcext:value-type="float">
            <text:p>10842.36</text:p>
          </table:table-cell>
          <table:table-cell table:style-name="ce33" office:value-type="float" office:value="19067.4" calcext:value-type="float">
            <text:p>19067.4</text:p>
          </table:table-cell>
          <table:table-cell table:style-name="ce33" office:value-type="float" office:value="23811.03" calcext:value-type="float">
            <text:p>23811.03</text:p>
          </table:table-cell>
          <table:table-cell table:style-name="ce33" office:value-type="float" office:value="16648.24" calcext:value-type="float">
            <text:p>16648.24</text:p>
          </table:table-cell>
          <table:table-cell table:style-name="ce33" office:value-type="float" office:value="25802.12" calcext:value-type="float">
            <text:p>25802.12</text:p>
          </table:table-cell>
          <table:table-cell table:style-name="ce33" office:value-type="float" office:value="14243.24" calcext:value-type="float">
            <text:p>14243.24</text:p>
          </table:table-cell>
          <table:table-cell table:style-name="ce33" office:value-type="float" office:value="9831.04" calcext:value-type="float">
            <text:p>9831.04</text:p>
          </table:table-cell>
          <table:table-cell table:style-name="ce33" office:value-type="float" office:value="5683.37" calcext:value-type="float">
            <text:p>5683.37</text:p>
          </table:table-cell>
          <table:table-cell table:style-name="ce33" office:value-type="float" office:value="11151.4" calcext:value-type="float">
            <text:p>11151.4</text:p>
          </table:table-cell>
          <table:table-cell table:style-name="ce33" office:value-type="float" office:value="10273.12" calcext:value-type="float">
            <text:p>10273.12</text:p>
          </table:table-cell>
          <table:table-cell table:style-name="ce33" office:value-type="float" office:value="11649.58" calcext:value-type="float">
            <text:p>11649.58</text:p>
          </table:table-cell>
          <table:table-cell table:style-name="ce33" office:value-type="float" office:value="1191.04" calcext:value-type="float">
            <text:p>1191.04</text:p>
          </table:table-cell>
          <table:table-cell table:style-name="ce33" office:value-type="float" office:value="12678.97" calcext:value-type="float">
            <text:p>12678.97</text:p>
          </table:table-cell>
          <table:table-cell table:style-name="ce33" office:value-type="float" office:value="14210.66" calcext:value-type="float">
            <text:p>14210.66</text:p>
          </table:table-cell>
          <table:table-cell table:style-name="ce33" office:value-type="float" office:value="13990.18" calcext:value-type="float">
            <text:p>13990.18</text:p>
          </table:table-cell>
          <table:table-cell table:style-name="ce33" office:value-type="float" office:value="13640.92" calcext:value-type="float">
            <text:p>13640.92</text:p>
          </table:table-cell>
          <table:table-cell table:style-name="ce33" office:value-type="float" office:value="11405.6" calcext:value-type="float">
            <text:p>11405.6</text:p>
          </table:table-cell>
          <table:table-cell table:style-name="ce33" office:value-type="float" office:value="12144.09" calcext:value-type="float">
            <text:p>12144.09</text:p>
          </table:table-cell>
          <table:table-cell table:style-name="ce33" office:value-type="float" office:value="9292.95" calcext:value-type="float">
            <text:p>9292.95</text:p>
          </table:table-cell>
          <table:table-cell table:style-name="ce33" office:value-type="float" office:value="13209.28" calcext:value-type="float">
            <text:p>13209.28</text:p>
          </table:table-cell>
          <table:table-cell table:style-name="ce33" office:value-type="float" office:value="11487.78" calcext:value-type="float">
            <text:p>11487.78</text:p>
          </table:table-cell>
          <table:table-cell table:style-name="ce33" office:value-type="float" office:value="12163.92" calcext:value-type="float">
            <text:p>12163.92</text:p>
          </table:table-cell>
          <table:table-cell table:style-name="ce33" office:value-type="float" office:value="10479.98" calcext:value-type="float">
            <text:p>10479.98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average iterations in succesful epochs</text:p>
          </table:table-cell>
          <table:table-cell table:style-name="ce33" table:formula="of:=IFERROR(AVERAGE([.B8:.B27]); &quot;NA&quot;)" office:value-type="string" office:string-value="NA" calcext:value-type="string">
            <text:p>NA</text:p>
          </table:table-cell>
          <table:table-cell table:style-name="ce33" table:formula="of:=IFERROR(AVERAGE([.C8:.C27]); &quot;NA&quot;)" office:value-type="string" office:string-value="NA" calcext:value-type="string">
            <text:p>NA</text:p>
          </table:table-cell>
          <table:table-cell table:style-name="ce33" table:formula="of:=IFERROR(AVERAGE([.D8:.D27]); &quot;NA&quot;)" office:value-type="float" office:value="192.142857142857" calcext:value-type="float">
            <text:p>192.142857142857</text:p>
          </table:table-cell>
          <table:table-cell table:style-name="ce33" table:formula="of:=IFERROR(AVERAGE([.E8:.E27]); &quot;NA&quot;)" office:value-type="float" office:value="83.0526315789474" calcext:value-type="float">
            <text:p>83.0526315789474</text:p>
          </table:table-cell>
          <table:table-cell table:style-name="ce33" table:formula="of:=IFERROR(AVERAGE([.F8:.F27]); &quot;NA&quot;)" office:value-type="string" office:string-value="NA" calcext:value-type="string">
            <text:p>NA</text:p>
          </table:table-cell>
          <table:table-cell table:style-name="ce33" table:formula="of:=IFERROR(AVERAGE([.G8:.G27]); &quot;NA&quot;)" office:value-type="string" office:string-value="NA" calcext:value-type="string">
            <text:p>NA</text:p>
          </table:table-cell>
          <table:table-cell table:style-name="ce33" table:formula="of:=IFERROR(AVERAGE([.H8:.H27]); &quot;NA&quot;)" office:value-type="string" office:string-value="NA" calcext:value-type="string">
            <text:p>NA</text:p>
          </table:table-cell>
          <table:table-cell table:style-name="ce33" table:formula="of:=IFERROR(AVERAGE([.I8:.I27]); &quot;NA&quot;)" office:value-type="string" office:string-value="NA" calcext:value-type="string">
            <text:p>NA</text:p>
          </table:table-cell>
          <table:table-cell table:style-name="ce33" table:formula="of:=IFERROR(AVERAGE([.J8:.J27]); &quot;NA&quot;)" office:value-type="string" office:string-value="NA" calcext:value-type="string">
            <text:p>NA</text:p>
          </table:table-cell>
          <table:table-cell table:style-name="ce33" table:formula="of:=IFERROR(AVERAGE([.K8:.K27]); &quot;NA&quot;)" office:value-type="string" office:string-value="NA" calcext:value-type="string">
            <text:p>NA</text:p>
          </table:table-cell>
          <table:table-cell table:style-name="ce33" table:formula="of:=IFERROR(AVERAGE([.L8:.L27]); &quot;NA&quot;)" office:value-type="string" office:string-value="NA" calcext:value-type="string">
            <text:p>NA</text:p>
          </table:table-cell>
          <table:table-cell table:style-name="ce33" table:formula="of:=IFERROR(AVERAGE([.M8:.M27]); &quot;NA&quot;)" office:value-type="string" office:string-value="NA" calcext:value-type="string">
            <text:p>NA</text:p>
          </table:table-cell>
          <table:table-cell table:style-name="ce33" table:formula="of:=IFERROR(AVERAGE([.N8:.N27]); &quot;NA&quot;)" office:value-type="string" office:string-value="NA" calcext:value-type="string">
            <text:p>NA</text:p>
          </table:table-cell>
          <table:table-cell table:style-name="ce33" table:formula="of:=IFERROR(AVERAGE([.O8:.O27]); &quot;NA&quot;)" office:value-type="string" office:string-value="NA" calcext:value-type="string">
            <text:p>NA</text:p>
          </table:table-cell>
          <table:table-cell table:style-name="ce33" table:formula="of:=IFERROR(AVERAGE([.P8:.P27]); &quot;NA&quot;)" office:value-type="string" office:string-value="NA" calcext:value-type="string">
            <text:p>NA</text:p>
          </table:table-cell>
          <table:table-cell table:style-name="ce33" table:formula="of:=IFERROR(AVERAGE([.Q8:.Q27]); &quot;NA&quot;)" office:value-type="float" office:value="63" calcext:value-type="float">
            <text:p>63</text:p>
          </table:table-cell>
          <table:table-cell table:style-name="ce33" table:formula="of:=IFERROR(AVERAGE([.R8:.R27]); &quot;NA&quot;)" office:value-type="string" office:string-value="NA" calcext:value-type="string">
            <text:p>NA</text:p>
          </table:table-cell>
          <table:table-cell table:style-name="ce33" table:formula="of:=IFERROR(AVERAGE([.S8:.S27]); &quot;NA&quot;)" office:value-type="float" office:value="102.705882352941" calcext:value-type="float">
            <text:p>102.705882352941</text:p>
          </table:table-cell>
          <table:table-cell table:style-name="ce33" table:formula="of:=IFERROR(AVERAGE([.T8:.T27]); &quot;NA&quot;)" office:value-type="float" office:value="159.222222222222" calcext:value-type="float">
            <text:p>159.222222222222</text:p>
          </table:table-cell>
          <table:table-cell table:style-name="ce33" table:formula="of:=IFERROR(AVERAGE([.U8:.U27]); &quot;NA&quot;)" office:value-type="string" office:string-value="NA" calcext:value-type="string">
            <text:p>NA</text:p>
          </table:table-cell>
          <table:table-cell table:style-name="ce33" table:formula="of:=IFERROR(AVERAGE([.V8:.V27]); &quot;NA&quot;)" office:value-type="string" office:string-value="NA" calcext:value-type="string">
            <text:p>NA</text:p>
          </table:table-cell>
          <table:table-cell table:style-name="ce33" table:formula="of:=IFERROR(AVERAGE([.W8:.W27]); &quot;NA&quot;)" office:value-type="string" office:string-value="NA" calcext:value-type="string">
            <text:p>NA</text:p>
          </table:table-cell>
          <table:table-cell table:style-name="ce33" table:formula="of:=IFERROR(AVERAGE([.X9:.X27]); &quot;NA&quot;)" office:value-type="string" office:string-value="NA" calcext:value-type="string">
            <text:p>NA</text:p>
          </table:table-cell>
          <table:table-cell table:style-name="ce33" table:formula="of:=IFERROR(AVERAGE([.Y9:.Y27]); &quot;NA&quot;)" office:value-type="string" office:string-value="NA" calcext:value-type="string">
            <text:p>NA</text:p>
          </table:table-cell>
          <table:table-cell table:style-name="ce33" table:formula="of:=IFERROR(AVERAGE([.Z8:.Z27]); &quot;NA&quot;)" office:value-type="string" office:string-value="NA" calcext:value-type="string">
            <text:p>NA</text:p>
          </table:table-cell>
          <table:table-cell table:style-name="ce33" table:formula="of:=IFERROR(AVERAGE([.AA8:.AA27]); &quot;NA&quot;)" office:value-type="float" office:value="179.538461538462" calcext:value-type="float">
            <text:p>179.538461538462</text:p>
          </table:table-cell>
          <table:table-cell table:style-name="ce33" table:formula="of:=IFERROR(AVERAGE([.AB8:.AB27]); &quot;NA&quot;)" office:value-type="float" office:value="171.058823529412" calcext:value-type="float">
            <text:p>171.058823529412</text:p>
          </table:table-cell>
          <table:table-cell table:style-name="ce33" table:formula="of:=IFERROR(AVERAGE([.AC8:.AC27]); &quot;NA&quot;)" office:value-type="string" office:string-value="NA" calcext:value-type="string">
            <text:p>NA</text:p>
          </table:table-cell>
          <table:table-cell table:style-name="ce33" table:formula="of:=IFERROR(AVERAGE([.AD8:.AD27]); &quot;NA&quot;)" office:value-type="string" office:string-value="NA" calcext:value-type="string">
            <text:p>NA</text:p>
          </table:table-cell>
          <table:table-cell table:style-name="ce33" table:formula="of:=IFERROR(AVERAGE([.AE8:.AE27]); &quot;NA&quot;)" office:value-type="string" office:string-value="NA" calcext:value-type="string">
            <text:p>NA</text:p>
          </table:table-cell>
          <table:table-cell table:style-name="ce33" table:formula="of:=IFERROR(AVERAGE([.AF8:.AF27]); &quot;NA&quot;)" office:value-type="string" office:string-value="NA" calcext:value-type="string">
            <text:p>NA</text:p>
          </table:table-cell>
          <table:table-cell table:style-name="ce33" table:formula="of:=IFERROR(AVERAGE([.AG8:.AG27]); &quot;NA&quot;)" office:value-type="float" office:value="95" calcext:value-type="float">
            <text:p>95</text:p>
          </table:table-cell>
          <table:table-cell table:style-name="ce33" table:formula="of:=IFERROR(AVERAGE([.AH8:.AH27]); &quot;NA&quot;)" office:value-type="float" office:value="393" calcext:value-type="float">
            <text:p>393</text:p>
          </table:table-cell>
          <table:table-cell table:style-name="ce33" table:formula="of:=IFERROR(AVERAGE([.AI8:.AI27]); &quot;NA&quot;)" office:value-type="string" office:string-value="NA" calcext:value-type="string">
            <text:p>NA</text:p>
          </table:table-cell>
          <table:table-cell table:style-name="ce33" table:formula="of:=IFERROR(AVERAGE([.AJ8:.AJ27]); &quot;NA&quot;)" office:value-type="string" office:string-value="NA" calcext:value-type="string">
            <text:p>NA</text:p>
          </table:table-cell>
          <table:table-cell table:style-name="ce33" table:formula="of:=IFERROR(AVERAGE([.AK8:.AK27]); &quot;NA&quot;)" office:value-type="string" office:string-value="NA" calcext:value-type="string">
            <text:p>NA</text:p>
          </table:table-cell>
          <table:table-cell table:style-name="ce33" table:formula="of:=IFERROR(AVERAGE([.AL8:.AL27]); &quot;NA&quot;)" office:value-type="string" office:string-value="NA" calcext:value-type="string">
            <text:p>NA</text:p>
          </table:table-cell>
          <table:table-cell table:style-name="ce33" table:formula="of:=IFERROR(AVERAGE([.AM8:.AM27]); &quot;NA&quot;)" office:value-type="float" office:value="153.733333333333" calcext:value-type="float">
            <text:p>153.733333333333</text:p>
          </table:table-cell>
          <table:table-cell table:style-name="ce33" table:formula="of:=IFERROR(AVERAGE([.AN8:.AN27]); &quot;NA&quot;)" office:value-type="float" office:value="430" calcext:value-type="float">
            <text:p>430</text:p>
          </table:table-cell>
          <table:table-cell table:style-name="ce33" table:formula="of:=IFERROR(AVERAGE([.AO8:.AO27]); &quot;NA&quot;)" office:value-type="string" office:string-value="NA" calcext:value-type="string">
            <text:p>NA</text:p>
          </table:table-cell>
          <table:table-cell table:style-name="ce33" table:formula="of:=IFERROR(AVERAGE([.AP8:.AP27]); &quot;NA&quot;)" office:value-type="string" office:string-value="NA" calcext:value-type="string">
            <text:p>NA</text:p>
          </table:table-cell>
          <table:table-cell table:style-name="ce33" table:formula="of:=IFERROR(AVERAGE([.AQ8:.AQ27]); &quot;NA&quot;)" office:value-type="float" office:value="25.2" calcext:value-type="float">
            <text:p>25.2</text:p>
          </table:table-cell>
          <table:table-cell table:style-name="ce33" table:formula="of:=IFERROR(AVERAGE([.AR8:.AR27]); &quot;NA&quot;)" office:value-type="float" office:value="251.538461538462" calcext:value-type="float">
            <text:p>251.538461538462</text:p>
          </table:table-cell>
          <table:table-cell table:style-name="ce33" table:formula="of:=IFERROR(AVERAGE([.AS8:.AS27]); &quot;NA&quot;)" office:value-type="string" office:string-value="NA" calcext:value-type="string">
            <text:p>NA</text:p>
          </table:table-cell>
          <table:table-cell table:style-name="ce33" table:formula="of:=IFERROR(AVERAGE([.AT8:.AT27]); &quot;NA&quot;)" office:value-type="string" office:string-value="NA" calcext:value-type="string">
            <text:p>NA</text:p>
          </table:table-cell>
          <table:table-cell table:style-name="ce33" table:formula="of:=IFERROR(AVERAGE([.AU8:.AU27]); &quot;NA&quot;)" office:value-type="string" office:string-value="NA" calcext:value-type="string">
            <text:p>NA</text:p>
          </table:table-cell>
          <table:table-cell table:style-name="ce33" table:formula="of:=IFERROR(AVERAGE([.AV8:.AV27]); &quot;NA&quot;)" office:value-type="string" office:string-value="NA" calcext:value-type="string">
            <text:p>NA</text:p>
          </table:table-cell>
          <table:table-cell table:style-name="ce33" table:formula="of:=IFERROR(AVERAGE([.AW8:.AW27]); &quot;NA&quot;)" office:value-type="float" office:value="256" calcext:value-type="float">
            <text:p>256</text:p>
          </table:table-cell>
          <table:table-cell table:style-name="ce33" table:formula="of:=IFERROR(AVERAGE([.AX8:.AX27]); &quot;NA&quot;)" office:value-type="float" office:value="312" calcext:value-type="float">
            <text:p>312</text:p>
          </table:table-cell>
          <table:table-cell table:style-name="ce33" table:formula="of:=IFERROR(AVERAGE([.AY8:.AY27]); &quot;NA&quot;)" office:value-type="string" office:string-value="NA" calcext:value-type="string">
            <text:p>NA</text:p>
          </table:table-cell>
          <table:table-cell table:style-name="ce33" table:formula="of:=IFERROR(AVERAGE([.AZ8:.AZ27]); &quot;NA&quot;)" office:value-type="string" office:string-value="NA" calcext:value-type="string">
            <text:p>NA</text:p>
          </table:table-cell>
          <table:table-cell table:style-name="ce33" table:formula="of:=IFERROR(AVERAGE([.BA8:.BA27]); &quot;NA&quot;)" office:value-type="string" office:string-value="NA" calcext:value-type="string">
            <text:p>NA</text:p>
          </table:table-cell>
          <table:table-cell table:style-name="ce33" table:formula="of:=IFERROR(AVERAGE([.BB8:.BB27]); &quot;NA&quot;)" office:value-type="string" office:string-value="NA" calcext:value-type="string">
            <text:p>NA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successful epochs</text:p>
          </table:table-cell>
          <table:table-cell table:style-name="ce33" table:formula="of:=COUNTIF([.B8:.B27]; &quot;&gt;0&quot;)" office:value-type="float" office:value="0" calcext:value-type="float">
            <text:p>0</text:p>
          </table:table-cell>
          <table:table-cell table:style-name="ce33" table:formula="of:=COUNTIF([.C8:.C27]; &quot;&gt;0&quot;)" office:value-type="float" office:value="0" calcext:value-type="float">
            <text:p>0</text:p>
          </table:table-cell>
          <table:table-cell table:style-name="ce33" table:formula="of:=COUNTIF([.D8:.D27]; &quot;&gt;0&quot;)" office:value-type="float" office:value="14" calcext:value-type="float">
            <text:p>14</text:p>
          </table:table-cell>
          <table:table-cell table:style-name="ce33" table:formula="of:=COUNTIF([.E8:.E27]; &quot;&gt;0&quot;)" office:value-type="float" office:value="19" calcext:value-type="float">
            <text:p>19</text:p>
          </table:table-cell>
          <table:table-cell table:style-name="ce33" table:formula="of:=COUNTIF([.F8:.F27]; &quot;&gt;0&quot;)" office:value-type="float" office:value="0" calcext:value-type="float">
            <text:p>0</text:p>
          </table:table-cell>
          <table:table-cell table:style-name="ce33" table:formula="of:=COUNTIF([.G8:.G27]; &quot;&gt;0&quot;)" office:value-type="float" office:value="0" calcext:value-type="float">
            <text:p>0</text:p>
          </table:table-cell>
          <table:table-cell table:style-name="ce33" table:formula="of:=COUNTIF([.H8:.H27]; &quot;&gt;0&quot;)" office:value-type="float" office:value="0" calcext:value-type="float">
            <text:p>0</text:p>
          </table:table-cell>
          <table:table-cell table:style-name="ce33" table:formula="of:=COUNTIF([.I8:.I27]; &quot;&gt;0&quot;)" office:value-type="float" office:value="0" calcext:value-type="float">
            <text:p>0</text:p>
          </table:table-cell>
          <table:table-cell table:style-name="ce33" table:formula="of:=COUNTIF([.J8:.J27]; &quot;&gt;0&quot;)" office:value-type="float" office:value="0" calcext:value-type="float">
            <text:p>0</text:p>
          </table:table-cell>
          <table:table-cell table:style-name="ce33" table:formula="of:=COUNTIF([.K8:.K27]; &quot;&gt;0&quot;)" office:value-type="float" office:value="0" calcext:value-type="float">
            <text:p>0</text:p>
          </table:table-cell>
          <table:table-cell table:style-name="ce33" table:formula="of:=COUNTIF([.L8:.L27]; &quot;&gt;0&quot;)" office:value-type="float" office:value="0" calcext:value-type="float">
            <text:p>0</text:p>
          </table:table-cell>
          <table:table-cell table:style-name="ce33" table:formula="of:=COUNTIF([.M8:.M27]; &quot;&gt;0&quot;)" office:value-type="float" office:value="0" calcext:value-type="float">
            <text:p>0</text:p>
          </table:table-cell>
          <table:table-cell table:style-name="ce33" table:formula="of:=COUNTIF([.N8:.N27]; &quot;&gt;0&quot;)" office:value-type="float" office:value="0" calcext:value-type="float">
            <text:p>0</text:p>
          </table:table-cell>
          <table:table-cell table:style-name="ce33" table:formula="of:=COUNTIF([.O8:.O27]; &quot;&gt;0&quot;)" office:value-type="float" office:value="0" calcext:value-type="float">
            <text:p>0</text:p>
          </table:table-cell>
          <table:table-cell table:style-name="ce33" table:formula="of:=COUNTIF([.P8:.P27]; &quot;&gt;0&quot;)" office:value-type="float" office:value="0" calcext:value-type="float">
            <text:p>0</text:p>
          </table:table-cell>
          <table:table-cell table:style-name="ce33" table:formula="of:=COUNTIF([.Q8:.Q27]; &quot;&gt;0&quot;)" office:value-type="float" office:value="1" calcext:value-type="float">
            <text:p>1</text:p>
          </table:table-cell>
          <table:table-cell table:style-name="ce33" table:formula="of:=COUNTIF([.R8:.R27]; &quot;&gt;0&quot;)" office:value-type="float" office:value="0" calcext:value-type="float">
            <text:p>0</text:p>
          </table:table-cell>
          <table:table-cell table:style-name="ce33" table:formula="of:=COUNTIF([.S8:.S27]; &quot;&gt;0&quot;)" office:value-type="float" office:value="17" calcext:value-type="float">
            <text:p>17</text:p>
          </table:table-cell>
          <table:table-cell table:style-name="ce33" table:formula="of:=COUNTIF([.T8:.T27]; &quot;&gt;0&quot;)" office:value-type="float" office:value="9" calcext:value-type="float">
            <text:p>9</text:p>
          </table:table-cell>
          <table:table-cell table:style-name="ce33" table:formula="of:=COUNTIF([.U8:.U27]; &quot;&gt;0&quot;)" office:value-type="float" office:value="0" calcext:value-type="float">
            <text:p>0</text:p>
          </table:table-cell>
          <table:table-cell table:style-name="ce33" table:formula="of:=COUNTIF([.V8:.V27]; &quot;&gt;0&quot;)" office:value-type="float" office:value="0" calcext:value-type="float">
            <text:p>0</text:p>
          </table:table-cell>
          <table:table-cell table:style-name="ce33" table:formula="of:=COUNTIF([.W8:.W27]; &quot;&gt;0&quot;)" office:value-type="float" office:value="0" calcext:value-type="float">
            <text:p>0</text:p>
          </table:table-cell>
          <table:table-cell table:style-name="ce33" table:formula="of:=COUNTIF([.X9:.X27]; &quot;&gt;0&quot;)" office:value-type="float" office:value="0" calcext:value-type="float">
            <text:p>0</text:p>
          </table:table-cell>
          <table:table-cell table:style-name="ce33" table:formula="of:=COUNTIF([.Y9:.Y27]; &quot;&gt;0&quot;)" office:value-type="float" office:value="0" calcext:value-type="float">
            <text:p>0</text:p>
          </table:table-cell>
          <table:table-cell table:style-name="ce33" table:formula="of:=COUNTIF([.Z8:.Z27]; &quot;&gt;0&quot;)" office:value-type="float" office:value="0" calcext:value-type="float">
            <text:p>0</text:p>
          </table:table-cell>
          <table:table-cell table:style-name="ce33" table:formula="of:=COUNTIF([.AA8:.AA27]; &quot;&gt;0&quot;)" office:value-type="float" office:value="13" calcext:value-type="float">
            <text:p>13</text:p>
          </table:table-cell>
          <table:table-cell table:style-name="ce33" table:formula="of:=COUNTIF([.AB8:.AB27]; &quot;&gt;0&quot;)" office:value-type="float" office:value="17" calcext:value-type="float">
            <text:p>17</text:p>
          </table:table-cell>
          <table:table-cell table:style-name="ce33" table:formula="of:=COUNTIF([.AC8:.AC27]; &quot;&gt;0&quot;)" office:value-type="float" office:value="0" calcext:value-type="float">
            <text:p>0</text:p>
          </table:table-cell>
          <table:table-cell table:style-name="ce33" table:formula="of:=COUNTIF([.AD8:.AD27]; &quot;&gt;0&quot;)" office:value-type="float" office:value="0" calcext:value-type="float">
            <text:p>0</text:p>
          </table:table-cell>
          <table:table-cell table:style-name="ce33" table:formula="of:=COUNTIF([.AE8:.AE27]; &quot;&gt;0&quot;)" office:value-type="float" office:value="0" calcext:value-type="float">
            <text:p>0</text:p>
          </table:table-cell>
          <table:table-cell table:style-name="ce33" table:formula="of:=COUNTIF([.AF8:.AF27]; &quot;&gt;0&quot;)" office:value-type="float" office:value="0" calcext:value-type="float">
            <text:p>0</text:p>
          </table:table-cell>
          <table:table-cell table:style-name="ce33" table:formula="of:=COUNTIF([.AG8:.AG27]; &quot;&gt;0&quot;)" office:value-type="float" office:value="1" calcext:value-type="float">
            <text:p>1</text:p>
          </table:table-cell>
          <table:table-cell table:style-name="ce33" table:formula="of:=COUNTIF([.AH8:.AH27]; &quot;&gt;0&quot;)" office:value-type="float" office:value="3" calcext:value-type="float">
            <text:p>3</text:p>
          </table:table-cell>
          <table:table-cell table:style-name="ce33" table:formula="of:=COUNTIF([.AI8:.AI27]; &quot;&gt;0&quot;)" office:value-type="float" office:value="0" calcext:value-type="float">
            <text:p>0</text:p>
          </table:table-cell>
          <table:table-cell table:style-name="ce33" table:formula="of:=COUNTIF([.AJ8:.AJ27]; &quot;&gt;0&quot;)" office:value-type="float" office:value="0" calcext:value-type="float">
            <text:p>0</text:p>
          </table:table-cell>
          <table:table-cell table:style-name="ce33" table:formula="of:=COUNTIF([.AK8:.AK27]; &quot;&gt;0&quot;)" office:value-type="float" office:value="0" calcext:value-type="float">
            <text:p>0</text:p>
          </table:table-cell>
          <table:table-cell table:style-name="ce33" table:formula="of:=COUNTIF([.AL8:.AL27]; &quot;&gt;0&quot;)" office:value-type="float" office:value="0" calcext:value-type="float">
            <text:p>0</text:p>
          </table:table-cell>
          <table:table-cell table:style-name="ce33" table:formula="of:=COUNTIF([.AM8:.AM27]; &quot;&gt;0&quot;)" office:value-type="float" office:value="15" calcext:value-type="float">
            <text:p>15</text:p>
          </table:table-cell>
          <table:table-cell table:style-name="ce33" table:formula="of:=COUNTIF([.AN8:.AN27]; &quot;&gt;0&quot;)" office:value-type="float" office:value="1" calcext:value-type="float">
            <text:p>1</text:p>
          </table:table-cell>
          <table:table-cell table:style-name="ce33" table:formula="of:=COUNTIF([.AO8:.AO27]; &quot;&gt;0&quot;)" office:value-type="float" office:value="0" calcext:value-type="float">
            <text:p>0</text:p>
          </table:table-cell>
          <table:table-cell table:style-name="ce33" table:formula="of:=COUNTIF([.AP8:.AP27]; &quot;&gt;0&quot;)" office:value-type="float" office:value="0" calcext:value-type="float">
            <text:p>0</text:p>
          </table:table-cell>
          <table:table-cell table:style-name="ce33" table:formula="of:=COUNTIF([.AQ8:.AQ27]; &quot;&gt;0&quot;)" office:value-type="float" office:value="20" calcext:value-type="float">
            <text:p>20</text:p>
          </table:table-cell>
          <table:table-cell table:style-name="ce33" table:formula="of:=COUNTIF([.AR8:.AR27]; &quot;&gt;0&quot;)" office:value-type="float" office:value="13" calcext:value-type="float">
            <text:p>13</text:p>
          </table:table-cell>
          <table:table-cell table:style-name="ce33" table:formula="of:=COUNTIF([.AS8:.AS27]; &quot;&gt;0&quot;)" office:value-type="float" office:value="0" calcext:value-type="float">
            <text:p>0</text:p>
          </table:table-cell>
          <table:table-cell table:style-name="ce33" table:formula="of:=COUNTIF([.AT8:.AT27]; &quot;&gt;0&quot;)" office:value-type="float" office:value="0" calcext:value-type="float">
            <text:p>0</text:p>
          </table:table-cell>
          <table:table-cell table:style-name="ce33" table:formula="of:=COUNTIF([.AU8:.AU27]; &quot;&gt;0&quot;)" office:value-type="float" office:value="0" calcext:value-type="float">
            <text:p>0</text:p>
          </table:table-cell>
          <table:table-cell table:style-name="ce33" table:formula="of:=COUNTIF([.AV8:.AV27]; &quot;&gt;0&quot;)" office:value-type="float" office:value="0" calcext:value-type="float">
            <text:p>0</text:p>
          </table:table-cell>
          <table:table-cell table:style-name="ce33" table:formula="of:=COUNTIF([.AW8:.AW27]; &quot;&gt;0&quot;)" office:value-type="float" office:value="3" calcext:value-type="float">
            <text:p>3</text:p>
          </table:table-cell>
          <table:table-cell table:style-name="ce33" table:formula="of:=COUNTIF([.AX8:.AX27]; &quot;&gt;0&quot;)" office:value-type="float" office:value="6" calcext:value-type="float">
            <text:p>6</text:p>
          </table:table-cell>
          <table:table-cell table:style-name="ce33" table:formula="of:=COUNTIF([.AY8:.AY27]; &quot;&gt;0&quot;)" office:value-type="float" office:value="0" calcext:value-type="float">
            <text:p>0</text:p>
          </table:table-cell>
          <table:table-cell table:style-name="ce33" table:formula="of:=COUNTIF([.AZ8:.AZ27]; &quot;&gt;0&quot;)" office:value-type="float" office:value="0" calcext:value-type="float">
            <text:p>0</text:p>
          </table:table-cell>
          <table:table-cell table:style-name="ce33" table:formula="of:=COUNTIF([.BA8:.BA27]; &quot;&gt;0&quot;)" office:value-type="float" office:value="0" calcext:value-type="float">
            <text:p>0</text:p>
          </table:table-cell>
          <table:table-cell table:style-name="ce33" table:formula="of:=COUNTIF([.BB8:.BB27]; &quot;&gt;0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not successful epochs, improved fitness</text:p>
          </table:table-cell>
          <table:table-cell table:style-name="ce33" table:formula="of:=COUNTIF([.B8:.B27]; &quot;*Best fitness*&quot;)" office:value-type="float" office:value="0" calcext:value-type="float">
            <text:p>0</text:p>
          </table:table-cell>
          <table:table-cell table:style-name="ce33" table:formula="of:=COUNTIF([.C8:.C27]; &quot;*Best fitness*&quot;)" office:value-type="float" office:value="0" calcext:value-type="float">
            <text:p>0</text:p>
          </table:table-cell>
          <table:table-cell table:style-name="ce33" table:formula="of:=COUNTIF([.D8:.D27]; &quot;*Best fitness*&quot;)" office:value-type="float" office:value="0" calcext:value-type="float">
            <text:p>0</text:p>
          </table:table-cell>
          <table:table-cell table:style-name="ce33" table:formula="of:=COUNTIF([.E8:.E27]; &quot;*Best fitness*&quot;)" office:value-type="float" office:value="0" calcext:value-type="float">
            <text:p>0</text:p>
          </table:table-cell>
          <table:table-cell table:style-name="ce33" table:formula="of:=COUNTIF([.F8:.F27]; &quot;*Best fitness*&quot;)" office:value-type="float" office:value="0" calcext:value-type="float">
            <text:p>0</text:p>
          </table:table-cell>
          <table:table-cell table:style-name="ce33" table:formula="of:=COUNTIF([.G8:.G27]; &quot;*Best fitness*&quot;)" office:value-type="float" office:value="0" calcext:value-type="float">
            <text:p>0</text:p>
          </table:table-cell>
          <table:table-cell table:style-name="ce33" table:formula="of:=COUNTIF([.H8:.H27]; &quot;*Best fitness*&quot;)" office:value-type="float" office:value="0" calcext:value-type="float">
            <text:p>0</text:p>
          </table:table-cell>
          <table:table-cell table:style-name="ce33" table:formula="of:=COUNTIF([.I8:.I27]; &quot;*Best fitness*&quot;)" office:value-type="float" office:value="20" calcext:value-type="float">
            <text:p>20</text:p>
          </table:table-cell>
          <table:table-cell table:style-name="ce33" table:formula="of:=COUNTIF([.J8:.J27]; &quot;*Best fitness*&quot;)" office:value-type="float" office:value="20" calcext:value-type="float">
            <text:p>20</text:p>
          </table:table-cell>
          <table:table-cell table:style-name="ce33" table:formula="of:=COUNTIF([.K8:.K27]; &quot;*Best fitness*&quot;)" office:value-type="float" office:value="0" calcext:value-type="float">
            <text:p>0</text:p>
          </table:table-cell>
          <table:table-cell table:style-name="ce33" table:formula="of:=COUNTIF([.L8:.L27]; &quot;*Best fitness*&quot;)" office:value-type="float" office:value="0" calcext:value-type="float">
            <text:p>0</text:p>
          </table:table-cell>
          <table:table-cell table:style-name="ce33" table:formula="of:=COUNTIF([.M8:.M27]; &quot;*Best fitness*&quot;)" office:value-type="float" office:value="20" calcext:value-type="float">
            <text:p>20</text:p>
          </table:table-cell>
          <table:table-cell table:style-name="ce33" table:formula="of:=COUNTIF([.N8:.N27]; &quot;*Best fitness*&quot;)" office:value-type="float" office:value="18" calcext:value-type="float">
            <text:p>18</text:p>
          </table:table-cell>
          <table:table-cell table:style-name="ce33" table:formula="of:=COUNTIF([.O8:.O27]; &quot;*Best fitness*&quot;)" office:value-type="float" office:value="0" calcext:value-type="float">
            <text:p>0</text:p>
          </table:table-cell>
          <table:table-cell table:style-name="ce33" table:formula="of:=COUNTIF([.P8:.P27]; &quot;*Best fitness*&quot;)" office:value-type="float" office:value="0" calcext:value-type="float">
            <text:p>0</text:p>
          </table:table-cell>
          <table:table-cell table:style-name="ce33" table:formula="of:=COUNTIF([.Q8:.Q27]; &quot;*Best fitness*&quot;)" office:value-type="float" office:value="0" calcext:value-type="float">
            <text:p>0</text:p>
          </table:table-cell>
          <table:table-cell table:style-name="ce33" table:formula="of:=COUNTIF([.R8:.R27]; &quot;*Best fitness*&quot;)" office:value-type="float" office:value="0" calcext:value-type="float">
            <text:p>0</text:p>
          </table:table-cell>
          <table:table-cell table:style-name="ce33" table:formula="of:=COUNTIF([.S8:.S27]; &quot;*Best fitness*&quot;)" office:value-type="float" office:value="0" calcext:value-type="float">
            <text:p>0</text:p>
          </table:table-cell>
          <table:table-cell table:style-name="ce33" table:formula="of:=COUNTIF([.T8:.T27]; &quot;*Best fitness*&quot;)" office:value-type="float" office:value="0" calcext:value-type="float">
            <text:p>0</text:p>
          </table:table-cell>
          <table:table-cell table:style-name="ce33" table:formula="of:=COUNTIF([.U8:.U27]; &quot;*Best fitness*&quot;)" office:value-type="float" office:value="6" calcext:value-type="float">
            <text:p>6</text:p>
          </table:table-cell>
          <table:table-cell table:style-name="ce33" table:formula="of:=COUNTIF([.V8:.V27]; &quot;*Best fitness*&quot;)" office:value-type="float" office:value="14" calcext:value-type="float">
            <text:p>14</text:p>
          </table:table-cell>
          <table:table-cell table:style-name="ce33" table:formula="of:=COUNTIF([.W8:.W27]; &quot;*Best fitness*&quot;)" office:value-type="float" office:value="20" calcext:value-type="float">
            <text:p>20</text:p>
          </table:table-cell>
          <table:table-cell table:style-name="ce33" table:formula="of:=COUNTIF([.X8:.X27]; &quot;*Best fitness*&quot;)" office:value-type="float" office:value="18" calcext:value-type="float">
            <text:p>18</text:p>
          </table:table-cell>
          <table:table-cell table:style-name="ce33" table:formula="of:=COUNTIF([.Y8:.Y27]; &quot;*Best fitness*&quot;)" office:value-type="float" office:value="0" calcext:value-type="float">
            <text:p>0</text:p>
          </table:table-cell>
          <table:table-cell table:style-name="ce33" table:formula="of:=COUNTIF([.Z8:.Z27]; &quot;*Best fitness*&quot;)" office:value-type="float" office:value="0" calcext:value-type="float">
            <text:p>0</text:p>
          </table:table-cell>
          <table:table-cell table:style-name="ce33" table:formula="of:=COUNTIF([.AA8:.AA27]; &quot;*Best fitness*&quot;)" office:value-type="float" office:value="7" calcext:value-type="float">
            <text:p>7</text:p>
          </table:table-cell>
          <table:table-cell table:style-name="ce33" table:formula="of:=COUNTIF([.AB8:.AB27]; &quot;*Best fitness*&quot;)" office:value-type="float" office:value="2" calcext:value-type="float">
            <text:p>2</text:p>
          </table:table-cell>
          <table:table-cell table:style-name="ce33" table:formula="of:=COUNTIF([.AC8:.AC27]; &quot;*Best fitness*&quot;)" office:value-type="float" office:value="0" calcext:value-type="float">
            <text:p>0</text:p>
          </table:table-cell>
          <table:table-cell table:style-name="ce33" table:formula="of:=COUNTIF([.AD8:.AD27]; &quot;*Best fitness*&quot;)" office:value-type="float" office:value="0" calcext:value-type="float">
            <text:p>0</text:p>
          </table:table-cell>
          <table:table-cell table:style-name="ce33" table:formula="of:=COUNTIF([.AE8:.AE27]; &quot;*Best fitness*&quot;)" office:value-type="float" office:value="0" calcext:value-type="float">
            <text:p>0</text:p>
          </table:table-cell>
          <table:table-cell table:style-name="ce33" table:formula="of:=COUNTIF([.AF8:.AF27]; &quot;*Best fitness*&quot;)" office:value-type="float" office:value="0" calcext:value-type="float">
            <text:p>0</text:p>
          </table:table-cell>
          <table:table-cell table:style-name="ce33" table:formula="of:=COUNTIF([.AG8:.AG27]; &quot;*Best fitness*&quot;)" office:value-type="float" office:value="19" calcext:value-type="float">
            <text:p>19</text:p>
          </table:table-cell>
          <table:table-cell table:style-name="ce33" table:formula="of:=COUNTIF([.AH8:.AH27]; &quot;*Best fitness*&quot;)" office:value-type="float" office:value="17" calcext:value-type="float">
            <text:p>17</text:p>
          </table:table-cell>
          <table:table-cell table:style-name="ce33" table:formula="of:=COUNTIF([.AI8:.AI27]; &quot;*Best fitness*&quot;)" office:value-type="float" office:value="0" calcext:value-type="float">
            <text:p>0</text:p>
          </table:table-cell>
          <table:table-cell table:style-name="ce33" table:formula="of:=COUNTIF([.AJ8:.AJ27]; &quot;*Best fitness*&quot;)" office:value-type="float" office:value="0" calcext:value-type="float">
            <text:p>0</text:p>
          </table:table-cell>
          <table:table-cell table:style-name="ce33" table:formula="of:=COUNTIF([.AK8:.AK27]; &quot;*Best fitness*&quot;)" office:value-type="float" office:value="20" calcext:value-type="float">
            <text:p>20</text:p>
          </table:table-cell>
          <table:table-cell table:style-name="ce33" table:formula="of:=COUNTIF([.AL8:.AL27]; &quot;*Best fitness*&quot;)" office:value-type="float" office:value="15" calcext:value-type="float">
            <text:p>15</text:p>
          </table:table-cell>
          <table:table-cell table:style-name="ce33" table:formula="of:=COUNTIF([.AM8:.AM27]; &quot;*Best fitness*&quot;)" office:value-type="float" office:value="3" calcext:value-type="float">
            <text:p>3</text:p>
          </table:table-cell>
          <table:table-cell table:style-name="ce33" table:formula="of:=COUNTIF([.AN8:.AN27]; &quot;*Best fitness*&quot;)" office:value-type="float" office:value="18" calcext:value-type="float">
            <text:p>18</text:p>
          </table:table-cell>
          <table:table-cell table:style-name="ce33" table:formula="of:=COUNTIF([.AO8:.AO27]; &quot;*Best fitness*&quot;)" office:value-type="float" office:value="0" calcext:value-type="float">
            <text:p>0</text:p>
          </table:table-cell>
          <table:table-cell table:style-name="ce33" table:formula="of:=COUNTIF([.AP8:.AP27]; &quot;*Best fitness*&quot;)" office:value-type="float" office:value="0" calcext:value-type="float">
            <text:p>0</text:p>
          </table:table-cell>
          <table:table-cell table:style-name="ce33" table:formula="of:=COUNTIF([.AQ8:.AQ27]; &quot;*Best fitness*&quot;)" office:value-type="float" office:value="0" calcext:value-type="float">
            <text:p>0</text:p>
          </table:table-cell>
          <table:table-cell table:style-name="ce33" table:formula="of:=COUNTIF([.AR8:.AR27]; &quot;*Best fitness*&quot;)" office:value-type="float" office:value="0" calcext:value-type="float">
            <text:p>0</text:p>
          </table:table-cell>
          <table:table-cell table:style-name="ce33" table:formula="of:=COUNTIF([.AS8:.AS27]; &quot;*Best fitness*&quot;)" office:value-type="float" office:value="0" calcext:value-type="float">
            <text:p>0</text:p>
          </table:table-cell>
          <table:table-cell table:style-name="ce33" table:formula="of:=COUNTIF([.AT8:.AT27]; &quot;*Best fitness*&quot;)" office:value-type="float" office:value="0" calcext:value-type="float">
            <text:p>0</text:p>
          </table:table-cell>
          <table:table-cell table:style-name="ce33" table:formula="of:=COUNTIF([.AU8:.AU27]; &quot;*Best fitness*&quot;)" office:value-type="float" office:value="20" calcext:value-type="float">
            <text:p>20</text:p>
          </table:table-cell>
          <table:table-cell table:style-name="ce33" table:formula="of:=COUNTIF([.AV8:.AV27]; &quot;*Best fitness*&quot;)" office:value-type="float" office:value="20" calcext:value-type="float">
            <text:p>20</text:p>
          </table:table-cell>
          <table:table-cell table:style-name="ce33" table:formula="of:=COUNTIF([.AW8:.AW27]; &quot;*Best fitness*&quot;)" office:value-type="float" office:value="14" calcext:value-type="float">
            <text:p>14</text:p>
          </table:table-cell>
          <table:table-cell table:style-name="ce33" table:formula="of:=COUNTIF([.AX8:.AX27]; &quot;*Best fitness*&quot;)" office:value-type="float" office:value="14" calcext:value-type="float">
            <text:p>14</text:p>
          </table:table-cell>
          <table:table-cell table:style-name="ce33" table:formula="of:=COUNTIF([.AY8:.AY27]; &quot;*Best fitness*&quot;)" office:value-type="float" office:value="0" calcext:value-type="float">
            <text:p>0</text:p>
          </table:table-cell>
          <table:table-cell table:style-name="ce33" table:formula="of:=COUNTIF([.AZ8:.AZ27]; &quot;*Best fitness*&quot;)" office:value-type="float" office:value="0" calcext:value-type="float">
            <text:p>0</text:p>
          </table:table-cell>
          <table:table-cell table:style-name="ce33" table:formula="of:=COUNTIF([.BA8:.BA27]; &quot;*Best fitness*&quot;)" office:value-type="float" office:value="20" calcext:value-type="float">
            <text:p>20</text:p>
          </table:table-cell>
          <table:table-cell table:style-name="ce33" table:formula="of:=COUNTIF([.BB8:.BB27]; &quot;*Best fitness*&quot;)" office:value-type="float" office:value="20" calcext:value-type="float">
            <text:p>20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not successful epochs, didn't improve fitness</text:p>
          </table:table-cell>
          <table:table-cell table:style-name="ce33" table:formula="of:=COUNTIF([.B8:.B27]; &quot;Termination: step budget&quot;)" office:value-type="float" office:value="20" calcext:value-type="float">
            <text:p>20</text:p>
          </table:table-cell>
          <table:table-cell table:style-name="ce33" table:formula="of:=COUNTIF([.C8:.C27]; &quot;Termination: step budget&quot;)" office:value-type="float" office:value="20" calcext:value-type="float">
            <text:p>20</text:p>
          </table:table-cell>
          <table:table-cell table:style-name="ce33" table:formula="of:=COUNTIF([.D8:.D27]; &quot;Termination: step budget&quot;)" office:value-type="float" office:value="6" calcext:value-type="float">
            <text:p>6</text:p>
          </table:table-cell>
          <table:table-cell table:style-name="ce33" table:formula="of:=COUNTIF([.E8:.E27]; &quot;Termination: step budget&quot;)" office:value-type="float" office:value="1" calcext:value-type="float">
            <text:p>1</text:p>
          </table:table-cell>
          <table:table-cell table:style-name="ce33" table:formula="of:=COUNTIF([.F8:.F27]; &quot;Termination: step budget&quot;)" office:value-type="float" office:value="20" calcext:value-type="float">
            <text:p>20</text:p>
          </table:table-cell>
          <table:table-cell table:style-name="ce33" table:formula="of:=COUNTIF([.G8:.G27]; &quot;Termination: step budget&quot;)" office:value-type="float" office:value="20" calcext:value-type="float">
            <text:p>20</text:p>
          </table:table-cell>
          <table:table-cell table:style-name="ce33" table:formula="of:=COUNTIF([.H8:.H27]; &quot;Termination: step budget&quot;)" office:value-type="float" office:value="0" calcext:value-type="float">
            <text:p>0</text:p>
          </table:table-cell>
          <table:table-cell table:style-name="ce33" table:formula="of:=COUNTIF([.I8:.I27]; &quot;Termination: step budget&quot;)" office:value-type="float" office:value="0" calcext:value-type="float">
            <text:p>0</text:p>
          </table:table-cell>
          <table:table-cell table:style-name="ce33" table:formula="of:=COUNTIF([.J8:.J27]; &quot;Termination: step budget&quot;)" office:value-type="float" office:value="0" calcext:value-type="float">
            <text:p>0</text:p>
          </table:table-cell>
          <table:table-cell table:style-name="ce33" table:formula="of:=COUNTIF([.K8:.K27]; &quot;Termination: step budget&quot;)" office:value-type="float" office:value="20" calcext:value-type="float">
            <text:p>20</text:p>
          </table:table-cell>
          <table:table-cell table:style-name="ce33" table:formula="of:=COUNTIF([.L8:.L27]; &quot;Termination: step budget&quot;)" office:value-type="float" office:value="20" calcext:value-type="float">
            <text:p>20</text:p>
          </table:table-cell>
          <table:table-cell table:style-name="ce33" table:formula="of:=COUNTIF([.M8:.M27]; &quot;Termination: step budget&quot;)" office:value-type="float" office:value="0" calcext:value-type="float">
            <text:p>0</text:p>
          </table:table-cell>
          <table:table-cell table:style-name="ce33" table:formula="of:=COUNTIF([.N8:.N27]; &quot;Termination: step budget&quot;)" office:value-type="float" office:value="2" calcext:value-type="float">
            <text:p>2</text:p>
          </table:table-cell>
          <table:table-cell table:style-name="ce33" table:formula="of:=COUNTIF([.O8:.O27]; &quot;Termination: step budget&quot;)" office:value-type="float" office:value="20" calcext:value-type="float">
            <text:p>20</text:p>
          </table:table-cell>
          <table:table-cell table:style-name="ce33" table:formula="of:=COUNTIF([.P8:.P27]; &quot;Termination: step budget&quot;)" office:value-type="float" office:value="20" calcext:value-type="float">
            <text:p>20</text:p>
          </table:table-cell>
          <table:table-cell table:style-name="ce33" table:formula="of:=COUNTIF([.Q8:.Q27]; &quot;Termination: step budget&quot;)" office:value-type="float" office:value="19" calcext:value-type="float">
            <text:p>19</text:p>
          </table:table-cell>
          <table:table-cell table:style-name="ce33" table:formula="of:=COUNTIF([.R8:.R27]; &quot;Termination: step budget&quot;)" office:value-type="float" office:value="20" calcext:value-type="float">
            <text:p>20</text:p>
          </table:table-cell>
          <table:table-cell table:style-name="ce33" table:formula="of:=COUNTIF([.S8:.S27]; &quot;Termination: step budget&quot;)" office:value-type="float" office:value="3" calcext:value-type="float">
            <text:p>3</text:p>
          </table:table-cell>
          <table:table-cell table:style-name="ce33" table:formula="of:=COUNTIF([.T8:.T27]; &quot;Termination: step budget&quot;)" office:value-type="float" office:value="11" calcext:value-type="float">
            <text:p>11</text:p>
          </table:table-cell>
          <table:table-cell table:style-name="ce33" table:formula="of:=COUNTIF([.U8:.U27]; &quot;Termination: step budget&quot;)" office:value-type="float" office:value="14" calcext:value-type="float">
            <text:p>14</text:p>
          </table:table-cell>
          <table:table-cell table:style-name="ce33" table:formula="of:=COUNTIF([.V8:.V27]; &quot;Termination: step budget&quot;)" office:value-type="float" office:value="6" calcext:value-type="float">
            <text:p>6</text:p>
          </table:table-cell>
          <table:table-cell table:style-name="ce33" table:formula="of:=COUNTIF([.W8:.W27]; &quot;Termination: step budget&quot;)" office:value-type="float" office:value="0" calcext:value-type="float">
            <text:p>0</text:p>
          </table:table-cell>
          <table:table-cell table:style-name="ce33" table:formula="of:=COUNTIF([.X8:.X27]; &quot;Termination: step budget&quot;)" office:value-type="float" office:value="2" calcext:value-type="float">
            <text:p>2</text:p>
          </table:table-cell>
          <table:table-cell table:style-name="ce33" table:formula="of:=COUNTIF([.Y8:.Y27]; &quot;Termination: step budget&quot;)" office:value-type="float" office:value="20" calcext:value-type="float">
            <text:p>20</text:p>
          </table:table-cell>
          <table:table-cell table:style-name="ce33" table:formula="of:=COUNTIF([.Z8:.Z27]; &quot;Termination: step budget&quot;)" office:value-type="float" office:value="20" calcext:value-type="float">
            <text:p>20</text:p>
          </table:table-cell>
          <table:table-cell table:style-name="ce33" table:formula="of:=COUNTIF([.AA8:.AA27]; &quot;Termination: step budget&quot;)" office:value-type="float" office:value="0" calcext:value-type="float">
            <text:p>0</text:p>
          </table:table-cell>
          <table:table-cell table:style-name="ce33" table:formula="of:=COUNTIF([.AB8:.AB27]; &quot;Termination: step budget&quot;)" office:value-type="float" office:value="1" calcext:value-type="float">
            <text:p>1</text:p>
          </table:table-cell>
          <table:table-cell table:style-name="ce33" table:formula="of:=COUNTIF([.AC8:.AC27]; &quot;Termination: step budget&quot;)" office:value-type="float" office:value="20" calcext:value-type="float">
            <text:p>20</text:p>
          </table:table-cell>
          <table:table-cell table:style-name="ce33" table:formula="of:=COUNTIF([.AD8:.AD27]; &quot;Termination: step budget&quot;)" office:value-type="float" office:value="20" calcext:value-type="float">
            <text:p>20</text:p>
          </table:table-cell>
          <table:table-cell table:style-name="ce33" table:formula="of:=COUNTIF([.AE8:.AE27]; &quot;Termination: step budget&quot;)" office:value-type="float" office:value="20" calcext:value-type="float">
            <text:p>20</text:p>
          </table:table-cell>
          <table:table-cell table:style-name="ce33" table:formula="of:=COUNTIF([.AF8:.AF27]; &quot;Termination: step budget&quot;)" office:value-type="float" office:value="20" calcext:value-type="float">
            <text:p>20</text:p>
          </table:table-cell>
          <table:table-cell table:style-name="ce33" table:formula="of:=COUNTIF([.AG8:.AG27]; &quot;Termination: step budget&quot;)" office:value-type="float" office:value="0" calcext:value-type="float">
            <text:p>0</text:p>
          </table:table-cell>
          <table:table-cell table:style-name="ce33" table:formula="of:=COUNTIF([.AH8:.AH27]; &quot;Termination: step budget&quot;)" office:value-type="float" office:value="0" calcext:value-type="float">
            <text:p>0</text:p>
          </table:table-cell>
          <table:table-cell table:style-name="ce33" table:formula="of:=COUNTIF([.AI8:.AI27]; &quot;Termination: step budget&quot;)" office:value-type="float" office:value="20" calcext:value-type="float">
            <text:p>20</text:p>
          </table:table-cell>
          <table:table-cell table:style-name="ce33" table:formula="of:=COUNTIF([.AJ8:.AJ27]; &quot;Termination: step budget&quot;)" office:value-type="float" office:value="20" calcext:value-type="float">
            <text:p>20</text:p>
          </table:table-cell>
          <table:table-cell table:style-name="ce33" table:formula="of:=COUNTIF([.AK8:.AK27]; &quot;Termination: step budget&quot;)" office:value-type="float" office:value="0" calcext:value-type="float">
            <text:p>0</text:p>
          </table:table-cell>
          <table:table-cell table:style-name="ce33" table:formula="of:=COUNTIF([.AL8:.AL27]; &quot;Termination: step budget&quot;)" office:value-type="float" office:value="5" calcext:value-type="float">
            <text:p>5</text:p>
          </table:table-cell>
          <table:table-cell table:style-name="ce33" table:formula="of:=COUNTIF([.AM8:.AM27]; &quot;Termination: step budget&quot;)" office:value-type="float" office:value="2" calcext:value-type="float">
            <text:p>2</text:p>
          </table:table-cell>
          <table:table-cell table:style-name="ce33" table:formula="of:=COUNTIF([.AN8:.AN27]; &quot;Termination: step budget&quot;)" office:value-type="float" office:value="1" calcext:value-type="float">
            <text:p>1</text:p>
          </table:table-cell>
          <table:table-cell table:style-name="ce33" table:formula="of:=COUNTIF([.AO8:.AO27]; &quot;Termination: step budget&quot;)" office:value-type="float" office:value="20" calcext:value-type="float">
            <text:p>20</text:p>
          </table:table-cell>
          <table:table-cell table:style-name="ce33" table:formula="of:=COUNTIF([.AP8:.AP27]; &quot;Termination: step budget&quot;)" office:value-type="float" office:value="20" calcext:value-type="float">
            <text:p>20</text:p>
          </table:table-cell>
          <table:table-cell table:style-name="ce33" table:formula="of:=COUNTIF([.AQ8:.AQ27]; &quot;Termination: step budget&quot;)" office:value-type="float" office:value="0" calcext:value-type="float">
            <text:p>0</text:p>
          </table:table-cell>
          <table:table-cell table:style-name="ce33" table:formula="of:=COUNTIF([.AR8:.AR27]; &quot;Termination: step budget&quot;)" office:value-type="float" office:value="7" calcext:value-type="float">
            <text:p>7</text:p>
          </table:table-cell>
          <table:table-cell table:style-name="ce33" table:formula="of:=COUNTIF([.AS8:.AS27]; &quot;Termination: step budget&quot;)" office:value-type="float" office:value="20" calcext:value-type="float">
            <text:p>20</text:p>
          </table:table-cell>
          <table:table-cell table:style-name="ce33" table:formula="of:=COUNTIF([.AT8:.AT27]; &quot;Termination: step budget&quot;)" office:value-type="float" office:value="20" calcext:value-type="float">
            <text:p>20</text:p>
          </table:table-cell>
          <table:table-cell table:style-name="ce33" table:formula="of:=COUNTIF([.AU8:.AU27]; &quot;Termination: step budget&quot;)" office:value-type="float" office:value="0" calcext:value-type="float">
            <text:p>0</text:p>
          </table:table-cell>
          <table:table-cell table:style-name="ce33" table:formula="of:=COUNTIF([.AV8:.AV27]; &quot;Termination: step budget&quot;)" office:value-type="float" office:value="0" calcext:value-type="float">
            <text:p>0</text:p>
          </table:table-cell>
          <table:table-cell table:style-name="ce33" table:formula="of:=COUNTIF([.AW8:.AW27]; &quot;Termination: step budget&quot;)" office:value-type="float" office:value="3" calcext:value-type="float">
            <text:p>3</text:p>
          </table:table-cell>
          <table:table-cell table:style-name="ce33" table:formula="of:=COUNTIF([.AX8:.AX27]; &quot;Termination: step budget&quot;)" office:value-type="float" office:value="0" calcext:value-type="float">
            <text:p>0</text:p>
          </table:table-cell>
          <table:table-cell table:style-name="ce33" table:formula="of:=COUNTIF([.AY8:.AY27]; &quot;Termination: step budget&quot;)" office:value-type="float" office:value="20" calcext:value-type="float">
            <text:p>20</text:p>
          </table:table-cell>
          <table:table-cell table:style-name="ce33" table:formula="of:=COUNTIF([.AZ8:.AZ27]; &quot;Termination: step budget&quot;)" office:value-type="float" office:value="20" calcext:value-type="float">
            <text:p>20</text:p>
          </table:table-cell>
          <table:table-cell table:style-name="ce33" table:formula="of:=COUNTIF([.BA8:.BA27]; &quot;Termination: step budget&quot;)" office:value-type="float" office:value="0" calcext:value-type="float">
            <text:p>0</text:p>
          </table:table-cell>
          <table:table-cell table:style-name="ce33" table:formula="of:=COUNTIF([.BB8:.BB27]; &quot;Termination: step budget&quot;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3" office:value-type="string" calcext:value-type="string">
            <text:p>initial fitness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number-columns-repeated="4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number-columns-repeated="4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57" calcext:value-type="float">
            <text:p>5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3" calcext:value-type="float">
            <text:p>63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4" calcext:value-type="float">
            <text:p>14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5" calcext:value-type="float">
            <text:p>55</text:p>
          </table:table-cell>
          <table:table-cell table:style-name="ce38" office:value-type="float" office:value="439" calcext:value-type="float">
            <text:p>43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100" calcext:value-type="float">
            <text:p>100</text:p>
          </table:table-cell>
          <table:table-cell table:style-name="ce38" office:value-type="float" office:value="430" calcext:value-type="float">
            <text:p>43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7" calcext:value-type="float">
            <text:p>17</text:p>
          </table:table-cell>
          <table:table-cell table:style-name="ce38" office:value-type="float" office:value="17" calcext:value-type="float">
            <text:p>1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88" calcext:value-type="float">
            <text:p>188</text:p>
          </table:table-cell>
          <table:table-cell table:style-name="ce38" office:value-type="float" office:value="120" calcext:value-type="float">
            <text:p>12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3" calcext:value-type="float">
            <text:p>43</text:p>
          </table:table-cell>
          <table:table-cell table:style-name="ce38" office:value-type="float" office:value="30" calcext:value-type="float">
            <text:p>3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72" calcext:value-type="float">
            <text:p>272</text:p>
          </table:table-cell>
          <table:table-cell table:style-name="ce38" office:value-type="float" office:value="145" calcext:value-type="float">
            <text:p>14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3" calcext:value-type="float">
            <text:p>23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style-name="ce35" office:value-type="float" office:value="389" calcext:value-type="float">
            <text:p>389</text:p>
          </table:table-cell>
          <table:table-cell table:style-name="ce38" office:value-type="float" office:value="423" calcext:value-type="float">
            <text:p>42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36" calcext:value-type="float">
            <text:p>3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8" calcext:value-type="float">
            <text:p>18</text:p>
          </table:table-cell>
          <table:table-cell table:style-name="ce38" office:value-type="float" office:value="16" calcext:value-type="float">
            <text:p>1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4" calcext:value-type="float">
            <text:p>64</text:p>
          </table:table-cell>
          <table:table-cell table:style-name="ce38" office:value-type="float" office:value="293" calcext:value-type="float">
            <text:p>29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float" office:value="269" calcext:value-type="float">
            <text:p>26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7" calcext:value-type="float">
            <text:p>67</text:p>
          </table:table-cell>
          <table:table-cell table:style-name="ce38" office:value-type="float" office:value="70" calcext:value-type="float">
            <text:p>7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95" calcext:value-type="float">
            <text:p>495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54" calcext:value-type="float">
            <text:p>5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0.0</text:p>
          </table:table-cell>
          <table:table-cell table:style-name="ce35" office:value-type="float" office:value="221" calcext:value-type="float">
            <text:p>221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float" office:value="75" calcext:value-type="float">
            <text:p>7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314" calcext:value-type="float">
            <text:p>314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10" calcext:value-type="float">
            <text:p>1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5" calcext:value-type="float">
            <text:p>65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1" calcext:value-type="float">
            <text:p>51</text:p>
          </table:table-cell>
          <table:table-cell table:style-name="ce38" office:value-type="float" office:value="139" calcext:value-type="float">
            <text:p>13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2" calcext:value-type="float">
            <text:p>22</text:p>
          </table:table-cell>
          <table:table-cell table:style-name="ce38" office:value-type="float" office:value="64" calcext:value-type="float">
            <text:p>6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72" calcext:value-type="float">
            <text:p>7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float" office:value="22" calcext:value-type="float">
            <text:p>22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4" calcext:value-type="float">
            <text:p>44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93" calcext:value-type="float">
            <text:p>393</text:p>
          </table:table-cell>
          <table:table-cell table:style-name="ce38" office:value-type="float" office:value="99" calcext:value-type="float">
            <text:p>9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64" calcext:value-type="float">
            <text:p>264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71" calcext:value-type="float">
            <text:p>171</text:p>
          </table:table-cell>
          <table:table-cell table:style-name="ce38" office:value-type="float" office:value="116" calcext:value-type="float">
            <text:p>11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float" office:value="330" calcext:value-type="float">
            <text:p>33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0.0</text:p>
          </table:table-cell>
          <table:table-cell table:style-name="ce35" office:value-type="float" office:value="200" calcext:value-type="float">
            <text:p>20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6" calcext:value-type="float">
            <text:p>16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65" calcext:value-type="float">
            <text:p>65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8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49" calcext:value-type="float">
            <text:p>4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6" calcext:value-type="float">
            <text:p>56</text:p>
          </table:table-cell>
          <table:table-cell table:style-name="ce38" office:value-type="float" office:value="340" calcext:value-type="float">
            <text:p>34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9" calcext:value-type="float">
            <text:p>9</text:p>
          </table:table-cell>
          <table:table-cell table:style-name="ce38" office:value-type="float" office:value="151" calcext:value-type="float">
            <text:p>15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10" calcext:value-type="float">
            <text:p>110</text:p>
          </table:table-cell>
          <table:table-cell table:style-name="ce38" office:value-type="float" office:value="76" calcext:value-type="float">
            <text:p>7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6" calcext:value-type="float">
            <text:p>56</text:p>
          </table:table-cell>
          <table:table-cell table:style-name="ce38" office:value-type="float" office:value="397" calcext:value-type="float">
            <text:p>39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76" calcext:value-type="float">
            <text:p>176</text:p>
          </table:table-cell>
          <table:table-cell table:style-name="ce38" office:value-type="float" office:value="445" calcext:value-type="float">
            <text:p>44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15" calcext:value-type="float">
            <text:p>315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8" calcext:value-type="float">
            <text:p>38</text:p>
          </table:table-cell>
          <table:table-cell table:style-name="ce38" office:value-type="float" office:value="470" calcext:value-type="float">
            <text:p>47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59" calcext:value-type="float">
            <text:p>359</text:p>
          </table:table-cell>
          <table:table-cell table:style-name="ce38" office:value-type="float" office:value="99" calcext:value-type="float">
            <text:p>9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14" calcext:value-type="float">
            <text:p>1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321" calcext:value-type="float">
            <text:p>321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74" calcext:value-type="float">
            <text:p>7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61" calcext:value-type="float">
            <text:p>161</text:p>
          </table:table-cell>
          <table:table-cell table:style-name="ce38" office:value-type="float" office:value="66" calcext:value-type="float">
            <text:p>6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84" calcext:value-type="float">
            <text:p>384</text:p>
          </table:table-cell>
          <table:table-cell table:style-name="ce38" office:value-type="float" office:value="10" calcext:value-type="float">
            <text:p>1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90" calcext:value-type="float">
            <text:p>9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9" calcext:value-type="float">
            <text:p>59</text:p>
          </table:table-cell>
          <table:table-cell table:style-name="ce38" office:value-type="float" office:value="217" calcext:value-type="float">
            <text:p>21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69" calcext:value-type="float">
            <text:p>369</text:p>
          </table:table-cell>
          <table:table-cell table:style-name="ce38" office:value-type="float" office:value="109" calcext:value-type="float">
            <text:p>10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1" calcext:value-type="float">
            <text:p>41</text:p>
          </table:table-cell>
          <table:table-cell table:style-name="ce38" office:value-type="float" office:value="260" calcext:value-type="float">
            <text:p>26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14" calcext:value-type="float">
            <text:p>214</text:p>
          </table:table-cell>
          <table:table-cell table:style-name="ce38" office:value-type="float" office:value="99" calcext:value-type="float">
            <text:p>9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95" calcext:value-type="float">
            <text:p>95</text:p>
          </table:table-cell>
          <table:table-cell table:style-name="ce38" office:value-type="float" office:value="474" calcext:value-type="float">
            <text:p>47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4" calcext:value-type="float">
            <text:p>24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75" calcext:value-type="float">
            <text:p>175</text:p>
          </table:table-cell>
          <table:table-cell table:style-name="ce38" office:value-type="float" office:value="168" calcext:value-type="float">
            <text:p>168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77" calcext:value-type="float">
            <text:p>277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46" calcext:value-type="float">
            <text:p>146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46" calcext:value-type="float">
            <text:p>46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4" calcext:value-type="float">
            <text:p>24</text:p>
          </table:table-cell>
          <table:table-cell table:style-name="ce38" office:value-type="float" office:value="281" calcext:value-type="float">
            <text:p>28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9" calcext:value-type="float">
            <text:p>69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76" calcext:value-type="float">
            <text:p>76</text:p>
          </table:table-cell>
          <table:table-cell table:style-name="ce38" office:value-type="float" office:value="19" calcext:value-type="float">
            <text:p>19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06" calcext:value-type="float">
            <text:p>206</text:p>
          </table:table-cell>
          <table:table-cell table:style-name="ce38" office:value-type="float" office:value="133" calcext:value-type="float">
            <text:p>13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109" calcext:value-type="float">
            <text:p>10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72" calcext:value-type="float">
            <text:p>72</text:p>
          </table:table-cell>
          <table:table-cell table:style-name="ce38" office:value-type="float" office:value="110" calcext:value-type="float">
            <text:p>110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42" calcext:value-type="float">
            <text:p>442</text:p>
          </table:table-cell>
          <table:table-cell table:style-name="ce38" office:value-type="float" office:value="230" calcext:value-type="float">
            <text:p>23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float" office:value="375" calcext:value-type="float">
            <text:p>375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2" calcext:value-type="float">
            <text:p>42</text:p>
          </table:table-cell>
          <table:table-cell table:style-name="ce38" office:value-type="float" office:value="432" calcext:value-type="float">
            <text:p>43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float" office:value="289" calcext:value-type="float">
            <text:p>28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2" calcext:value-type="float">
            <text:p>22</text:p>
          </table:table-cell>
          <table:table-cell table:style-name="ce38" office:value-type="float" office:value="63" calcext:value-type="float">
            <text:p>6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8" calcext:value-type="float">
            <text:p>68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102" calcext:value-type="float">
            <text:p>10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490" calcext:value-type="float">
            <text:p>49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8" calcext:value-type="float">
            <text:p>18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float" office:value="263" calcext:value-type="float">
            <text:p>26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49" calcext:value-type="float">
            <text:p>249</text:p>
          </table:table-cell>
          <table:table-cell table:style-name="ce38" office:value-type="float" office:value="36" calcext:value-type="float">
            <text:p>36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8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51" calcext:value-type="float">
            <text:p>51</text:p>
          </table:table-cell>
          <table:table-cell table:style-name="ce38" office:value-type="float" office:value="240" calcext:value-type="float">
            <text:p>240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68" calcext:value-type="float">
            <text:p>68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0.0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float" office:value="129" calcext:value-type="float">
            <text:p>12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8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103" calcext:value-type="float">
            <text:p>10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48" calcext:value-type="float">
            <text:p>48</text:p>
          </table:table-cell>
          <table:table-cell table:style-name="ce38" office:value-type="float" office:value="451" calcext:value-type="float">
            <text:p>45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2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float" office:value="52" calcext:value-type="float">
            <text:p>52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9" calcext:value-type="float">
            <text:p>29</text:p>
          </table:table-cell>
          <table:table-cell table:style-name="ce38" office:value-type="float" office:value="493" calcext:value-type="float">
            <text:p>493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float" office:value="467" calcext:value-type="float">
            <text:p>467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1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20" calcext:value-type="float">
            <text:p>220</text:p>
          </table:table-cell>
          <table:table-cell table:style-name="ce38" office:value-type="float" office:value="22" calcext:value-type="float">
            <text:p>2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02" calcext:value-type="float">
            <text:p>102</text:p>
          </table:table-cell>
          <table:table-cell table:style-name="ce38" office:value-type="float" office:value="360" calcext:value-type="float">
            <text:p>36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5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9.0</text:p>
          </table:table-cell>
          <table:table-cell table:style-name="ce38" office:value-type="float" office:value="174" calcext:value-type="float">
            <text:p>174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1" calcext:value-type="float">
            <text:p>11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float" office:value="161" calcext:value-type="float">
            <text:p>161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4" office:value-type="string" calcext:value-type="string">
            <text:p>epoch 2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286" calcext:value-type="float">
            <text:p>286</text:p>
          </table:table-cell>
          <table:table-cell table:style-name="ce38" office:value-type="float" office:value="222" calcext:value-type="float">
            <text:p>222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/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8.0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26" calcext:value-type="float">
            <text:p>126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3.0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  <text:p>Best fitness: 5.0</text:p>
          </table:table-cell>
          <table:table-cell table:style-name="ce38" office:value-type="string" calcext:value-type="string">
            <text:p>Termination: step budget</text:p>
            <text:p>Best fitness: 6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46" calcext:value-type="float">
            <text:p>146</text:p>
          </table:table-cell>
          <table:table-cell table:style-name="ce38" office:value-type="string" calcext:value-type="string">
            <text:p>Termination: step budget</text:p>
            <text:p>Best fitness: 9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3.0</text:p>
          </table:table-cell>
          <table:table-cell table:style-name="ce38" office:value-type="string" calcext:value-type="string">
            <text:p>Termination: step budget</text:p>
            <text:p>Best fitness: 1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float" office:value="319" calcext:value-type="float">
            <text:p>319</text:p>
          </table:table-cell>
          <table:table-cell table:style-name="ce38" office:value-type="string" calcext:value-type="string">
            <text:p>Termination: step budget</text:p>
            <text:p>Best fitness: 3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float" office:value="15" calcext:value-type="float">
            <text:p>15</text:p>
          </table:table-cell>
          <table:table-cell table:style-name="ce38" office:value-type="float" office:value="499" calcext:value-type="float">
            <text:p>499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1.0</text:p>
          </table:table-cell>
          <table:table-cell table:style-name="ce38" office:value-type="string" calcext:value-type="string">
            <text:p>Termination: step budget</text:p>
            <text:p>Best fitness: 1.0</text:p>
          </table:table-cell>
          <table:table-cell table:style-name="ce35" office:value-type="string" calcext:value-type="string">
            <text:p>Termination: step budget</text:p>
            <text:p>Best fitness: 4.0</text:p>
          </table:table-cell>
          <table:table-cell table:style-name="ce38" office:value-type="string" calcext:value-type="string">
            <text:p>Termination: step budget</text:p>
            <text:p>Best fitness: 4.0</text:p>
          </table:table-cell>
          <table:table-cell table:style-name="ce35" office:value-type="string" calcext:value-type="string">
            <text:p>Termination: step budget</text:p>
          </table:table-cell>
          <table:table-cell table:style-name="ce38" office:value-type="string" calcext:value-type="string">
            <text:p>Termination: step budget</text:p>
          </table:table-cell>
          <table:table-cell table:style-name="ce35" office:value-type="string" calcext:value-type="string">
            <text:p>Termination: step budget</text:p>
            <text:p>Best fitness: 2.0</text:p>
          </table:table-cell>
          <table:table-cell table:style-name="ce38" office:value-type="string" calcext:value-type="string">
            <text:p>Termination: step budget</text:p>
            <text:p>Best fitness: 2.0</text:p>
          </table:table-cell>
          <table:table-cell table:number-columns-repeated="970"/>
        </table:table-row>
        <table:table-row table:style-name="ro1">
          <table:table-cell table:style-name="ce35"/>
          <table:table-cell table:style-name="ce35" table:formula="of:=MIN([.B8:.B27])" office:value-type="float" office:value="0" calcext:value-type="float">
            <text:p>0</text:p>
          </table:table-cell>
          <table:table-cell table:style-name="ce35" table:formula="of:=MIN([.C8:.C27])" office:value-type="float" office:value="0" calcext:value-type="float">
            <text:p>0</text:p>
          </table:table-cell>
          <table:table-cell table:style-name="ce35" table:formula="of:=MIN([.D8:.D27])" office:value-type="float" office:value="22" calcext:value-type="float">
            <text:p>22</text:p>
          </table:table-cell>
          <table:table-cell table:style-name="ce35" table:formula="of:=MIN([.E8:.E27])" office:value-type="float" office:value="10" calcext:value-type="float">
            <text:p>10</text:p>
          </table:table-cell>
          <table:table-cell table:style-name="ce35" table:formula="of:=MIN([.F8:.F27])" office:value-type="float" office:value="0" calcext:value-type="float">
            <text:p>0</text:p>
          </table:table-cell>
          <table:table-cell table:style-name="ce35" table:formula="of:=MIN([.G8:.G27])" office:value-type="float" office:value="0" calcext:value-type="float">
            <text:p>0</text:p>
          </table:table-cell>
          <table:table-cell table:style-name="ce35" table:formula="of:=MIN([.H8:.H27])" office:value-type="float" office:value="0" calcext:value-type="float">
            <text:p>0</text:p>
          </table:table-cell>
          <table:table-cell table:style-name="ce35" table:formula="of:=MIN([.I8:.I27])" office:value-type="float" office:value="0" calcext:value-type="float">
            <text:p>0</text:p>
          </table:table-cell>
          <table:table-cell table:style-name="ce35" table:formula="of:=MIN([.J8:.J27])" office:value-type="float" office:value="0" calcext:value-type="float">
            <text:p>0</text:p>
          </table:table-cell>
          <table:table-cell table:style-name="ce35" table:formula="of:=MIN([.K8:.K27])" office:value-type="float" office:value="0" calcext:value-type="float">
            <text:p>0</text:p>
          </table:table-cell>
          <table:table-cell table:style-name="ce35" table:formula="of:=MIN([.L8:.L27])" office:value-type="float" office:value="0" calcext:value-type="float">
            <text:p>0</text:p>
          </table:table-cell>
          <table:table-cell table:style-name="ce35" table:formula="of:=MIN([.M8:.M27])" office:value-type="float" office:value="0" calcext:value-type="float">
            <text:p>0</text:p>
          </table:table-cell>
          <table:table-cell table:style-name="ce35" table:formula="of:=MIN([.N8:.N27])" office:value-type="float" office:value="0" calcext:value-type="float">
            <text:p>0</text:p>
          </table:table-cell>
          <table:table-cell table:style-name="ce35" table:formula="of:=MIN([.O8:.O27])" office:value-type="float" office:value="0" calcext:value-type="float">
            <text:p>0</text:p>
          </table:table-cell>
          <table:table-cell table:style-name="ce35" table:formula="of:=MIN([.P8:.P27])" office:value-type="float" office:value="0" calcext:value-type="float">
            <text:p>0</text:p>
          </table:table-cell>
          <table:table-cell table:style-name="ce35" table:formula="of:=MIN([.Q8:.Q27])" office:value-type="float" office:value="63" calcext:value-type="float">
            <text:p>63</text:p>
          </table:table-cell>
          <table:table-cell table:style-name="ce35" table:formula="of:=MIN([.R8:.R27])" office:value-type="float" office:value="0" calcext:value-type="float">
            <text:p>0</text:p>
          </table:table-cell>
          <table:table-cell table:style-name="ce35" table:formula="of:=MIN([.S8:.S27])" office:value-type="float" office:value="4" calcext:value-type="float">
            <text:p>4</text:p>
          </table:table-cell>
          <table:table-cell table:style-name="ce35" table:formula="of:=MIN([.T8:.T27])" office:value-type="float" office:value="1" calcext:value-type="float">
            <text:p>1</text:p>
          </table:table-cell>
          <table:table-cell table:style-name="ce35" table:formula="of:=MIN([.U8:.U27])" office:value-type="float" office:value="0" calcext:value-type="float">
            <text:p>0</text:p>
          </table:table-cell>
          <table:table-cell table:style-name="ce35" table:formula="of:=MIN([.V8:.V27])" office:value-type="float" office:value="0" calcext:value-type="float">
            <text:p>0</text:p>
          </table:table-cell>
          <table:table-cell table:style-name="ce35" table:formula="of:=MIN([.W8:.W27])" office:value-type="float" office:value="0" calcext:value-type="float">
            <text:p>0</text:p>
          </table:table-cell>
          <table:table-cell table:style-name="ce35" table:formula="of:=MIN([.X8:.X27])" office:value-type="float" office:value="0" calcext:value-type="float">
            <text:p>0</text:p>
          </table:table-cell>
          <table:table-cell table:style-name="ce35" table:formula="of:=MIN([.Y8:.Y27])" office:value-type="float" office:value="0" calcext:value-type="float">
            <text:p>0</text:p>
          </table:table-cell>
          <table:table-cell table:style-name="ce35" table:formula="of:=MIN([.Z8:.Z27])" office:value-type="float" office:value="0" calcext:value-type="float">
            <text:p>0</text:p>
          </table:table-cell>
          <table:table-cell table:style-name="ce35" table:formula="of:=MIN([.AA8:.AA27])" office:value-type="float" office:value="18" calcext:value-type="float">
            <text:p>18</text:p>
          </table:table-cell>
          <table:table-cell table:style-name="ce35" table:formula="of:=MIN([.AB8:.AB27])" office:value-type="float" office:value="10" calcext:value-type="float">
            <text:p>10</text:p>
          </table:table-cell>
          <table:table-cell table:style-name="ce35" table:formula="of:=MIN([.AC8:.AC27])" office:value-type="float" office:value="0" calcext:value-type="float">
            <text:p>0</text:p>
          </table:table-cell>
          <table:table-cell table:style-name="ce35" table:formula="of:=MIN([.AD8:.AD27])" office:value-type="float" office:value="0" calcext:value-type="float">
            <text:p>0</text:p>
          </table:table-cell>
          <table:table-cell table:style-name="ce35" table:formula="of:=MIN([.AE8:.AE27])" office:value-type="float" office:value="0" calcext:value-type="float">
            <text:p>0</text:p>
          </table:table-cell>
          <table:table-cell table:style-name="ce35" table:formula="of:=MIN([.AF8:.AF27])" office:value-type="float" office:value="0" calcext:value-type="float">
            <text:p>0</text:p>
          </table:table-cell>
          <table:table-cell table:style-name="ce35" table:formula="of:=MIN([.AG8:.AG27])" office:value-type="float" office:value="95" calcext:value-type="float">
            <text:p>95</text:p>
          </table:table-cell>
          <table:table-cell table:style-name="ce35" table:formula="of:=MIN([.AH8:.AH27])" office:value-type="float" office:value="330" calcext:value-type="float">
            <text:p>330</text:p>
          </table:table-cell>
          <table:table-cell table:style-name="ce35" table:formula="of:=MIN([.AI8:.AI27])" office:value-type="float" office:value="0" calcext:value-type="float">
            <text:p>0</text:p>
          </table:table-cell>
          <table:table-cell table:style-name="ce35" table:formula="of:=MIN([.AJ8:.AJ27])" office:value-type="float" office:value="0" calcext:value-type="float">
            <text:p>0</text:p>
          </table:table-cell>
          <table:table-cell table:style-name="ce35" table:formula="of:=MIN([.AK8:.AK27])" office:value-type="float" office:value="0" calcext:value-type="float">
            <text:p>0</text:p>
          </table:table-cell>
          <table:table-cell table:style-name="ce35" table:formula="of:=MIN([.AL8:.AL27])" office:value-type="float" office:value="0" calcext:value-type="float">
            <text:p>0</text:p>
          </table:table-cell>
          <table:table-cell table:style-name="ce35" table:formula="of:=MIN([.AM8:.AM27])" office:value-type="float" office:value="2" calcext:value-type="float">
            <text:p>2</text:p>
          </table:table-cell>
          <table:table-cell table:style-name="ce35" table:formula="of:=MIN([.AN8:.AN27])" office:value-type="float" office:value="430" calcext:value-type="float">
            <text:p>430</text:p>
          </table:table-cell>
          <table:table-cell table:style-name="ce35" table:formula="of:=MIN([.AO8:.AO27])" office:value-type="float" office:value="0" calcext:value-type="float">
            <text:p>0</text:p>
          </table:table-cell>
          <table:table-cell table:style-name="ce35" table:formula="of:=MIN([.AP8:.AP27])" office:value-type="float" office:value="0" calcext:value-type="float">
            <text:p>0</text:p>
          </table:table-cell>
          <table:table-cell table:style-name="ce35" table:formula="of:=MIN([.AQ8:.AQ27])" office:value-type="float" office:value="1" calcext:value-type="float">
            <text:p>1</text:p>
          </table:table-cell>
          <table:table-cell table:style-name="ce35" table:formula="of:=MIN([.AR8:.AR27])" office:value-type="float" office:value="17" calcext:value-type="float">
            <text:p>17</text:p>
          </table:table-cell>
          <table:table-cell table:style-name="ce35" table:formula="of:=MIN([.AS8:.AS27])" office:value-type="float" office:value="0" calcext:value-type="float">
            <text:p>0</text:p>
          </table:table-cell>
          <table:table-cell table:style-name="ce35" table:formula="of:=MIN([.AT8:.AT27])" office:value-type="float" office:value="0" calcext:value-type="float">
            <text:p>0</text:p>
          </table:table-cell>
          <table:table-cell table:style-name="ce35" table:formula="of:=MIN([.AU8:.AU27])" office:value-type="float" office:value="0" calcext:value-type="float">
            <text:p>0</text:p>
          </table:table-cell>
          <table:table-cell table:style-name="ce35" table:formula="of:=MIN([.AV8:.AV27])" office:value-type="float" office:value="0" calcext:value-type="float">
            <text:p>0</text:p>
          </table:table-cell>
          <table:table-cell table:style-name="ce35" table:formula="of:=MIN([.AW8:.AW27])" office:value-type="float" office:value="65" calcext:value-type="float">
            <text:p>65</text:p>
          </table:table-cell>
          <table:table-cell table:style-name="ce35" table:formula="of:=MIN([.AX8:.AX27])" office:value-type="float" office:value="161" calcext:value-type="float">
            <text:p>161</text:p>
          </table:table-cell>
          <table:table-cell table:style-name="ce35" table:formula="of:=MIN([.AY8:.AY27])" office:value-type="float" office:value="0" calcext:value-type="float">
            <text:p>0</text:p>
          </table:table-cell>
          <table:table-cell table:style-name="ce35" table:formula="of:=MIN([.AZ8:.AZ27])" office:value-type="float" office:value="0" calcext:value-type="float">
            <text:p>0</text:p>
          </table:table-cell>
          <table:table-cell table:style-name="ce35" table:formula="of:=MIN([.BA8:.BA27])" office:value-type="float" office:value="0" calcext:value-type="float">
            <text:p>0</text:p>
          </table:table-cell>
          <table:table-cell table:style-name="ce35" table:formula="of:=MIN([.BB8:.BB27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5"/>
          <table:table-cell table:style-name="ce35" table:formula="of:=MAX([.B8:.B27])" office:value-type="float" office:value="0" calcext:value-type="float">
            <text:p>0</text:p>
          </table:table-cell>
          <table:table-cell table:style-name="ce35" table:formula="of:=MAX([.C8:.C27])" office:value-type="float" office:value="0" calcext:value-type="float">
            <text:p>0</text:p>
          </table:table-cell>
          <table:table-cell table:style-name="ce35" table:formula="of:=MAX([.D8:.D27])" office:value-type="float" office:value="393" calcext:value-type="float">
            <text:p>393</text:p>
          </table:table-cell>
          <table:table-cell table:style-name="ce35" table:formula="of:=MAX([.E8:.E27])" office:value-type="float" office:value="222" calcext:value-type="float">
            <text:p>222</text:p>
          </table:table-cell>
          <table:table-cell table:style-name="ce35" table:formula="of:=MAX([.F8:.F27])" office:value-type="float" office:value="0" calcext:value-type="float">
            <text:p>0</text:p>
          </table:table-cell>
          <table:table-cell table:style-name="ce35" table:formula="of:=MAX([.G8:.G27])" office:value-type="float" office:value="0" calcext:value-type="float">
            <text:p>0</text:p>
          </table:table-cell>
          <table:table-cell table:style-name="ce35" table:formula="of:=MAX([.H8:.H27])" office:value-type="float" office:value="0" calcext:value-type="float">
            <text:p>0</text:p>
          </table:table-cell>
          <table:table-cell table:style-name="ce35" table:formula="of:=MAX([.I8:.I27])" office:value-type="float" office:value="0" calcext:value-type="float">
            <text:p>0</text:p>
          </table:table-cell>
          <table:table-cell table:style-name="ce35" table:formula="of:=MAX([.J8:.J27])" office:value-type="float" office:value="0" calcext:value-type="float">
            <text:p>0</text:p>
          </table:table-cell>
          <table:table-cell table:style-name="ce35" table:formula="of:=MAX([.K8:.K27])" office:value-type="float" office:value="0" calcext:value-type="float">
            <text:p>0</text:p>
          </table:table-cell>
          <table:table-cell table:style-name="ce35" table:formula="of:=MAX([.L8:.L27])" office:value-type="float" office:value="0" calcext:value-type="float">
            <text:p>0</text:p>
          </table:table-cell>
          <table:table-cell table:style-name="ce35" table:formula="of:=MAX([.M8:.M27])" office:value-type="float" office:value="0" calcext:value-type="float">
            <text:p>0</text:p>
          </table:table-cell>
          <table:table-cell table:style-name="ce35" table:formula="of:=MAX([.N8:.N27])" office:value-type="float" office:value="0" calcext:value-type="float">
            <text:p>0</text:p>
          </table:table-cell>
          <table:table-cell table:style-name="ce35" table:formula="of:=MAX([.O8:.O27])" office:value-type="float" office:value="0" calcext:value-type="float">
            <text:p>0</text:p>
          </table:table-cell>
          <table:table-cell table:style-name="ce35" table:formula="of:=MAX([.P8:.P27])" office:value-type="float" office:value="0" calcext:value-type="float">
            <text:p>0</text:p>
          </table:table-cell>
          <table:table-cell table:style-name="ce35" table:formula="of:=MAX([.Q8:.Q27])" office:value-type="float" office:value="63" calcext:value-type="float">
            <text:p>63</text:p>
          </table:table-cell>
          <table:table-cell table:style-name="ce35" table:formula="of:=MAX([.R8:.R27])" office:value-type="float" office:value="0" calcext:value-type="float">
            <text:p>0</text:p>
          </table:table-cell>
          <table:table-cell table:style-name="ce35" table:formula="of:=MAX([.S8:.S27])" office:value-type="float" office:value="495" calcext:value-type="float">
            <text:p>495</text:p>
          </table:table-cell>
          <table:table-cell table:style-name="ce35" table:formula="of:=MAX([.T8:.T27])" office:value-type="float" office:value="397" calcext:value-type="float">
            <text:p>397</text:p>
          </table:table-cell>
          <table:table-cell table:style-name="ce35" table:formula="of:=MAX([.U8:.U27])" office:value-type="float" office:value="0" calcext:value-type="float">
            <text:p>0</text:p>
          </table:table-cell>
          <table:table-cell table:style-name="ce35" table:formula="of:=MAX([.V8:.V27])" office:value-type="float" office:value="0" calcext:value-type="float">
            <text:p>0</text:p>
          </table:table-cell>
          <table:table-cell table:style-name="ce35" table:formula="of:=MAX([.W8:.W27])" office:value-type="float" office:value="0" calcext:value-type="float">
            <text:p>0</text:p>
          </table:table-cell>
          <table:table-cell table:style-name="ce35" table:formula="of:=MAX([.X8:.X27])" office:value-type="float" office:value="0" calcext:value-type="float">
            <text:p>0</text:p>
          </table:table-cell>
          <table:table-cell table:style-name="ce35" table:formula="of:=MAX([.Y8:.Y27])" office:value-type="float" office:value="0" calcext:value-type="float">
            <text:p>0</text:p>
          </table:table-cell>
          <table:table-cell table:style-name="ce35" table:formula="of:=MAX([.Z8:.Z27])" office:value-type="float" office:value="0" calcext:value-type="float">
            <text:p>0</text:p>
          </table:table-cell>
          <table:table-cell table:style-name="ce35" table:formula="of:=MAX([.AA8:.AA27])" office:value-type="float" office:value="442" calcext:value-type="float">
            <text:p>442</text:p>
          </table:table-cell>
          <table:table-cell table:style-name="ce35" table:formula="of:=MAX([.AB8:.AB27])" office:value-type="float" office:value="451" calcext:value-type="float">
            <text:p>451</text:p>
          </table:table-cell>
          <table:table-cell table:style-name="ce35" table:formula="of:=MAX([.AC8:.AC27])" office:value-type="float" office:value="0" calcext:value-type="float">
            <text:p>0</text:p>
          </table:table-cell>
          <table:table-cell table:style-name="ce35" table:formula="of:=MAX([.AD8:.AD27])" office:value-type="float" office:value="0" calcext:value-type="float">
            <text:p>0</text:p>
          </table:table-cell>
          <table:table-cell table:style-name="ce35" table:formula="of:=MAX([.AE8:.AE27])" office:value-type="float" office:value="0" calcext:value-type="float">
            <text:p>0</text:p>
          </table:table-cell>
          <table:table-cell table:style-name="ce35" table:formula="of:=MAX([.AF8:.AF27])" office:value-type="float" office:value="0" calcext:value-type="float">
            <text:p>0</text:p>
          </table:table-cell>
          <table:table-cell table:style-name="ce35" table:formula="of:=MAX([.AG8:.AG27])" office:value-type="float" office:value="95" calcext:value-type="float">
            <text:p>95</text:p>
          </table:table-cell>
          <table:table-cell table:style-name="ce35" table:formula="of:=MAX([.AH8:.AH27])" office:value-type="float" office:value="474" calcext:value-type="float">
            <text:p>474</text:p>
          </table:table-cell>
          <table:table-cell table:style-name="ce35" table:formula="of:=MAX([.AI8:.AI27])" office:value-type="float" office:value="0" calcext:value-type="float">
            <text:p>0</text:p>
          </table:table-cell>
          <table:table-cell table:style-name="ce35" table:formula="of:=MAX([.AJ8:.AJ27])" office:value-type="float" office:value="0" calcext:value-type="float">
            <text:p>0</text:p>
          </table:table-cell>
          <table:table-cell table:style-name="ce35" table:formula="of:=MAX([.AK8:.AK27])" office:value-type="float" office:value="0" calcext:value-type="float">
            <text:p>0</text:p>
          </table:table-cell>
          <table:table-cell table:style-name="ce35" table:formula="of:=MAX([.AL8:.AL27])" office:value-type="float" office:value="0" calcext:value-type="float">
            <text:p>0</text:p>
          </table:table-cell>
          <table:table-cell table:style-name="ce35" table:formula="of:=MAX([.AM8:.AM27])" office:value-type="float" office:value="490" calcext:value-type="float">
            <text:p>490</text:p>
          </table:table-cell>
          <table:table-cell table:style-name="ce35" table:formula="of:=MAX([.AN8:.AN27])" office:value-type="float" office:value="430" calcext:value-type="float">
            <text:p>430</text:p>
          </table:table-cell>
          <table:table-cell table:style-name="ce35" table:formula="of:=MAX([.AO8:.AO27])" office:value-type="float" office:value="0" calcext:value-type="float">
            <text:p>0</text:p>
          </table:table-cell>
          <table:table-cell table:style-name="ce35" table:formula="of:=MAX([.AP8:.AP27])" office:value-type="float" office:value="0" calcext:value-type="float">
            <text:p>0</text:p>
          </table:table-cell>
          <table:table-cell table:style-name="ce35" table:formula="of:=MAX([.AQ8:.AQ27])" office:value-type="float" office:value="64" calcext:value-type="float">
            <text:p>64</text:p>
          </table:table-cell>
          <table:table-cell table:style-name="ce35" table:formula="of:=MAX([.AR8:.AR27])" office:value-type="float" office:value="499" calcext:value-type="float">
            <text:p>499</text:p>
          </table:table-cell>
          <table:table-cell table:style-name="ce35" table:formula="of:=MAX([.AS8:.AS27])" office:value-type="float" office:value="0" calcext:value-type="float">
            <text:p>0</text:p>
          </table:table-cell>
          <table:table-cell table:style-name="ce35" table:formula="of:=MAX([.AT8:.AT27])" office:value-type="float" office:value="0" calcext:value-type="float">
            <text:p>0</text:p>
          </table:table-cell>
          <table:table-cell table:style-name="ce35" table:formula="of:=MAX([.AU8:.AU27])" office:value-type="float" office:value="0" calcext:value-type="float">
            <text:p>0</text:p>
          </table:table-cell>
          <table:table-cell table:style-name="ce35" table:formula="of:=MAX([.AV8:.AV27])" office:value-type="float" office:value="0" calcext:value-type="float">
            <text:p>0</text:p>
          </table:table-cell>
          <table:table-cell table:style-name="ce35" table:formula="of:=MAX([.AW8:.AW27])" office:value-type="float" office:value="389" calcext:value-type="float">
            <text:p>389</text:p>
          </table:table-cell>
          <table:table-cell table:style-name="ce35" table:formula="of:=MAX([.AX8:.AX27])" office:value-type="float" office:value="467" calcext:value-type="float">
            <text:p>467</text:p>
          </table:table-cell>
          <table:table-cell table:style-name="ce35" table:formula="of:=MAX([.AY8:.AY27])" office:value-type="float" office:value="0" calcext:value-type="float">
            <text:p>0</text:p>
          </table:table-cell>
          <table:table-cell table:style-name="ce35" table:formula="of:=MAX([.AZ8:.AZ27])" office:value-type="float" office:value="0" calcext:value-type="float">
            <text:p>0</text:p>
          </table:table-cell>
          <table:table-cell table:style-name="ce35" table:formula="of:=MAX([.BA8:.BA27])" office:value-type="float" office:value="0" calcext:value-type="float">
            <text:p>0</text:p>
          </table:table-cell>
          <table:table-cell table:style-name="ce35" table:formula="of:=MAX([.BB8:.BB27])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36"/>
          <table:table-cell table:style-name="ce37" table:formula="of:=IFERROR(STDEV([.B8:.B27]); &quot;NA&quot;)" office:value-type="string" office:string-value="NA" calcext:value-type="string">
            <text:p>NA</text:p>
          </table:table-cell>
          <table:table-cell table:style-name="ce37" table:formula="of:=IFERROR(STDEV([.C8:.C27]); &quot;NA&quot;)" office:value-type="string" office:string-value="NA" calcext:value-type="string">
            <text:p>NA</text:p>
          </table:table-cell>
          <table:table-cell table:style-name="ce37" table:formula="of:=IFERROR(STDEV([.D8:.D27]); &quot;NA&quot;)" office:value-type="float" office:value="126.80442672621" calcext:value-type="float">
            <text:p>126.8</text:p>
          </table:table-cell>
          <table:table-cell table:style-name="ce37" table:formula="of:=IFERROR(STDEV([.E8:.E27]); &quot;NA&quot;)" office:value-type="float" office:value="50.9612856154449" calcext:value-type="float">
            <text:p>51.0</text:p>
          </table:table-cell>
          <table:table-cell table:style-name="ce37" table:formula="of:=IFERROR(STDEV([.F8:.F27]); &quot;NA&quot;)" office:value-type="string" office:string-value="NA" calcext:value-type="string">
            <text:p>NA</text:p>
          </table:table-cell>
          <table:table-cell table:style-name="ce37" table:formula="of:=IFERROR(STDEV([.G8:.G27]); &quot;NA&quot;)" office:value-type="string" office:string-value="NA" calcext:value-type="string">
            <text:p>NA</text:p>
          </table:table-cell>
          <table:table-cell table:style-name="ce37" table:formula="of:=IFERROR(STDEV([.H8:.H27]); &quot;NA&quot;)" office:value-type="string" office:string-value="NA" calcext:value-type="string">
            <text:p>NA</text:p>
          </table:table-cell>
          <table:table-cell table:style-name="ce37" table:formula="of:=IFERROR(STDEV([.I8:.I27]); &quot;NA&quot;)" office:value-type="string" office:string-value="NA" calcext:value-type="string">
            <text:p>NA</text:p>
          </table:table-cell>
          <table:table-cell table:style-name="ce37" table:formula="of:=IFERROR(STDEV([.J8:.J27]); &quot;NA&quot;)" office:value-type="string" office:string-value="NA" calcext:value-type="string">
            <text:p>NA</text:p>
          </table:table-cell>
          <table:table-cell table:style-name="ce37" table:formula="of:=IFERROR(STDEV([.K8:.K27]); &quot;NA&quot;)" office:value-type="string" office:string-value="NA" calcext:value-type="string">
            <text:p>NA</text:p>
          </table:table-cell>
          <table:table-cell table:style-name="ce37" table:formula="of:=IFERROR(STDEV([.L8:.L27]); &quot;NA&quot;)" office:value-type="string" office:string-value="NA" calcext:value-type="string">
            <text:p>NA</text:p>
          </table:table-cell>
          <table:table-cell table:style-name="ce37" table:formula="of:=IFERROR(STDEV([.M8:.M27]); &quot;NA&quot;)" office:value-type="string" office:string-value="NA" calcext:value-type="string">
            <text:p>NA</text:p>
          </table:table-cell>
          <table:table-cell table:style-name="ce37" table:formula="of:=IFERROR(STDEV([.N8:.N27]); &quot;NA&quot;)" office:value-type="string" office:string-value="NA" calcext:value-type="string">
            <text:p>NA</text:p>
          </table:table-cell>
          <table:table-cell table:style-name="ce37" table:formula="of:=IFERROR(STDEV([.O8:.O27]); &quot;NA&quot;)" office:value-type="string" office:string-value="NA" calcext:value-type="string">
            <text:p>NA</text:p>
          </table:table-cell>
          <table:table-cell table:style-name="ce37" table:formula="of:=IFERROR(STDEV([.P8:.P27]); &quot;NA&quot;)" office:value-type="string" office:string-value="NA" calcext:value-type="string">
            <text:p>NA</text:p>
          </table:table-cell>
          <table:table-cell table:style-name="ce37" table:formula="of:=IFERROR(STDEV([.Q8:.Q27]); &quot;NA&quot;)" office:value-type="string" office:string-value="NA" calcext:value-type="string">
            <text:p>NA</text:p>
          </table:table-cell>
          <table:table-cell table:style-name="ce37" table:formula="of:=IFERROR(STDEV([.R8:.R27]); &quot;NA&quot;)" office:value-type="string" office:string-value="NA" calcext:value-type="string">
            <text:p>NA</text:p>
          </table:table-cell>
          <table:table-cell table:style-name="ce37" table:formula="of:=IFERROR(STDEV([.S8:.S27]); &quot;NA&quot;)" office:value-type="float" office:value="128.649118101273" calcext:value-type="float">
            <text:p>128.6</text:p>
          </table:table-cell>
          <table:table-cell table:style-name="ce37" table:formula="of:=IFERROR(STDEV([.T8:.T27]); &quot;NA&quot;)" office:value-type="float" office:value="157.266316941818" calcext:value-type="float">
            <text:p>157.3</text:p>
          </table:table-cell>
          <table:table-cell table:style-name="ce37" table:formula="of:=IFERROR(STDEV([.U8:.U27]); &quot;NA&quot;)" office:value-type="string" office:string-value="NA" calcext:value-type="string">
            <text:p>NA</text:p>
          </table:table-cell>
          <table:table-cell table:style-name="ce37" table:formula="of:=IFERROR(STDEV([.V8:.V27]); &quot;NA&quot;)" office:value-type="string" office:string-value="NA" calcext:value-type="string">
            <text:p>NA</text:p>
          </table:table-cell>
          <table:table-cell table:style-name="ce37" table:formula="of:=IFERROR(STDEV([.W8:.W27]); &quot;NA&quot;)" office:value-type="string" office:string-value="NA" calcext:value-type="string">
            <text:p>NA</text:p>
          </table:table-cell>
          <table:table-cell table:style-name="ce37" table:formula="of:=IFERROR(STDEV([.X8:.X27]); &quot;NA&quot;)" office:value-type="string" office:string-value="NA" calcext:value-type="string">
            <text:p>NA</text:p>
          </table:table-cell>
          <table:table-cell table:style-name="ce37" table:formula="of:=IFERROR(STDEV([.Y8:.Y27]); &quot;NA&quot;)" office:value-type="string" office:string-value="NA" calcext:value-type="string">
            <text:p>NA</text:p>
          </table:table-cell>
          <table:table-cell table:style-name="ce37" table:formula="of:=IFERROR(STDEV([.Z8:.Z27]); &quot;NA&quot;)" office:value-type="string" office:string-value="NA" calcext:value-type="string">
            <text:p>NA</text:p>
          </table:table-cell>
          <table:table-cell table:style-name="ce37" table:formula="of:=IFERROR(STDEV([.AA8:.AA27]); &quot;NA&quot;)" office:value-type="float" office:value="128.332650680835" calcext:value-type="float">
            <text:p>128.3</text:p>
          </table:table-cell>
          <table:table-cell table:style-name="ce37" table:formula="of:=IFERROR(STDEV([.AB8:.AB27]); &quot;NA&quot;)" office:value-type="float" office:value="154.340318204704" calcext:value-type="float">
            <text:p>154.3</text:p>
          </table:table-cell>
          <table:table-cell table:style-name="ce37" table:formula="of:=IFERROR(STDEV([.AC8:.AC27]); &quot;NA&quot;)" office:value-type="string" office:string-value="NA" calcext:value-type="string">
            <text:p>NA</text:p>
          </table:table-cell>
          <table:table-cell table:style-name="ce37" table:formula="of:=IFERROR(STDEV([.AD8:.AD27]); &quot;NA&quot;)" office:value-type="string" office:string-value="NA" calcext:value-type="string">
            <text:p>NA</text:p>
          </table:table-cell>
          <table:table-cell table:style-name="ce37" table:formula="of:=IFERROR(STDEV([.AE8:.AE27]); &quot;NA&quot;)" office:value-type="string" office:string-value="NA" calcext:value-type="string">
            <text:p>NA</text:p>
          </table:table-cell>
          <table:table-cell table:style-name="ce37" table:formula="of:=IFERROR(STDEV([.AF8:.AF27]); &quot;NA&quot;)" office:value-type="string" office:string-value="NA" calcext:value-type="string">
            <text:p>NA</text:p>
          </table:table-cell>
          <table:table-cell table:style-name="ce37" table:formula="of:=IFERROR(STDEV([.AG8:.AG27]); &quot;NA&quot;)" office:value-type="string" office:string-value="NA" calcext:value-type="string">
            <text:p>NA</text:p>
          </table:table-cell>
          <table:table-cell table:style-name="ce37" table:formula="of:=IFERROR(STDEV([.AH8:.AH27]); &quot;NA&quot;)" office:value-type="float" office:value="73.6681749468521" calcext:value-type="float">
            <text:p>73.7</text:p>
          </table:table-cell>
          <table:table-cell table:style-name="ce37" table:formula="of:=IFERROR(STDEV([.AI8:.AI27]); &quot;NA&quot;)" office:value-type="string" office:string-value="NA" calcext:value-type="string">
            <text:p>NA</text:p>
          </table:table-cell>
          <table:table-cell table:style-name="ce37" table:formula="of:=IFERROR(STDEV([.AJ8:.AJ27]); &quot;NA&quot;)" office:value-type="string" office:string-value="NA" calcext:value-type="string">
            <text:p>NA</text:p>
          </table:table-cell>
          <table:table-cell table:style-name="ce37" table:formula="of:=IFERROR(STDEV([.AK8:.AK27]); &quot;NA&quot;)" office:value-type="string" office:string-value="NA" calcext:value-type="string">
            <text:p>NA</text:p>
          </table:table-cell>
          <table:table-cell table:style-name="ce37" table:formula="of:=IFERROR(STDEV([.AL8:.AL27]); &quot;NA&quot;)" office:value-type="string" office:string-value="NA" calcext:value-type="string">
            <text:p>NA</text:p>
          </table:table-cell>
          <table:table-cell table:style-name="ce37" table:formula="of:=IFERROR(STDEV([.AM8:.AM27]); &quot;NA&quot;)" office:value-type="float" office:value="148.369455205899" calcext:value-type="float">
            <text:p>148.4</text:p>
          </table:table-cell>
          <table:table-cell table:style-name="ce37" table:formula="of:=IFERROR(STDEV([.AN8:.AN27]); &quot;NA&quot;)" office:value-type="string" office:string-value="NA" calcext:value-type="string">
            <text:p>NA</text:p>
          </table:table-cell>
          <table:table-cell table:style-name="ce37" table:formula="of:=IFERROR(STDEV([.AO8:.AO27]); &quot;NA&quot;)" office:value-type="string" office:string-value="NA" calcext:value-type="string">
            <text:p>NA</text:p>
          </table:table-cell>
          <table:table-cell table:style-name="ce37" table:formula="of:=IFERROR(STDEV([.AP8:.AP27]); &quot;NA&quot;)" office:value-type="string" office:string-value="NA" calcext:value-type="string">
            <text:p>NA</text:p>
          </table:table-cell>
          <table:table-cell table:style-name="ce37" table:formula="of:=IFERROR(STDEV([.AQ8:.AQ27]); &quot;NA&quot;)" office:value-type="float" office:value="18.7071615895315" calcext:value-type="float">
            <text:p>18.7</text:p>
          </table:table-cell>
          <table:table-cell table:style-name="ce37" table:formula="of:=IFERROR(STDEV([.AR8:.AR27]); &quot;NA&quot;)" office:value-type="float" office:value="172.987290180818" calcext:value-type="float">
            <text:p>173.0</text:p>
          </table:table-cell>
          <table:table-cell table:style-name="ce37" table:formula="of:=IFERROR(STDEV([.AS8:.AS27]); &quot;NA&quot;)" office:value-type="string" office:string-value="NA" calcext:value-type="string">
            <text:p>NA</text:p>
          </table:table-cell>
          <table:table-cell table:style-name="ce37" table:formula="of:=IFERROR(STDEV([.AT8:.AT27]); &quot;NA&quot;)" office:value-type="string" office:string-value="NA" calcext:value-type="string">
            <text:p>NA</text:p>
          </table:table-cell>
          <table:table-cell table:style-name="ce37" table:formula="of:=IFERROR(STDEV([.AU8:.AU27]); &quot;NA&quot;)" office:value-type="string" office:string-value="NA" calcext:value-type="string">
            <text:p>NA</text:p>
          </table:table-cell>
          <table:table-cell table:style-name="ce37" table:formula="of:=IFERROR(STDEV([.AV8:.AV27]); &quot;NA&quot;)" office:value-type="string" office:string-value="NA" calcext:value-type="string">
            <text:p>NA</text:p>
          </table:table-cell>
          <table:table-cell table:style-name="ce37" table:formula="of:=IFERROR(STDEV([.AW8:.AW27]); &quot;NA&quot;)" office:value-type="float" office:value="169.608372434854" calcext:value-type="float">
            <text:p>169.6</text:p>
          </table:table-cell>
          <table:table-cell table:style-name="ce37" table:formula="of:=IFERROR(STDEV([.AX8:.AX27]); &quot;NA&quot;)" office:value-type="float" office:value="113.071658694829" calcext:value-type="float">
            <text:p>113.1</text:p>
          </table:table-cell>
          <table:table-cell table:style-name="ce37" table:formula="of:=IFERROR(STDEV([.AY8:.AY27]); &quot;NA&quot;)" office:value-type="string" office:string-value="NA" calcext:value-type="string">
            <text:p>NA</text:p>
          </table:table-cell>
          <table:table-cell table:style-name="ce37" table:formula="of:=IFERROR(STDEV([.AZ8:.AZ27]); &quot;NA&quot;)" office:value-type="string" office:string-value="NA" calcext:value-type="string">
            <text:p>NA</text:p>
          </table:table-cell>
          <table:table-cell table:style-name="ce37" table:formula="of:=IFERROR(STDEV([.BA8:.BA27]); &quot;NA&quot;)" office:value-type="string" office:string-value="NA" calcext:value-type="string">
            <text:p>NA</text:p>
          </table:table-cell>
          <table:table-cell table:style-name="ce37" table:formula="of:=IFERROR(STDEV([.BB8:.BB27]); &quot;NA&quot;)" office:value-type="string" office:string-value="NA" calcext:value-type="string">
            <text:p>NA</text:p>
          </table:table-cell>
          <table:table-cell table:number-columns-repeated="970"/>
        </table:table-row>
        <table:table-row table:style-name="ro1" table:number-rows-repeated="975">
          <table:table-cell table:style-name="ce35" table:number-columns-repeated="14"/>
          <table:table-cell table:style-name="ce40"/>
          <table:table-cell table:style-name="ce35" table:number-columns-repeated="39"/>
          <table:table-cell table:number-columns-repeated="97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que patches initial setup" table:style-name="ta6">
        <table:table-column table:style-name="co13" table:number-columns-repeated="5" table:default-cell-style-name="Default"/>
        <table:table-column table:style-name="co14" table:default-cell-style-name="Default"/>
        <table:table-column table:style-name="co3" table:number-columns-repeated="1018" table:default-cell-style-name="Default"/>
        <table:table-row table:style-name="ro1">
          <table:table-cell table:style-name="ce13" office:value-type="string" calcext:value-type="string">
            <office:annotation draw:style-name="gr2" draw:text-style-name="P3" svg:width="225.18pt" svg:height="42.75pt" svg:x="67.55pt" svg:y="23.24pt" draw:caption-point-x="-11.54pt" draw:caption-point-y="-22.96pt">
              <dc:date>2021-01-10T00:00:00</dc:date>
              <text:p text:style-name="P2">if the patch has one edits and this edits is comp op</text:p>
              <text:p text:style-name="P2"><text:tab/>-Marta Śmigielska</text:p>
            </office:annotation>
            <text:p>no edits</text:p>
          </table:table-cell>
          <table:table-cell table:style-name="ce13" office:value-type="string" calcext:value-type="string">
            <text:p>del</text:p>
          </table:table-cell>
          <table:table-cell table:style-name="ce13" office:value-type="string" calcext:value-type="string">
            <text:p>ins</text:p>
          </table:table-cell>
          <table:table-cell table:style-name="ce13" office:value-type="string" calcext:value-type="string">
            <text:p>rep</text:p>
          </table:table-cell>
          <table:table-cell table:style-name="ce13" office:value-type="string" calcext:value-type="string">
            <text:p>op</text:p>
          </table:table-cell>
          <table:table-cell table:style-name="ce3" office:value-type="string" calcext:value-type="string">
            <text:p>DFS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4" table:formula="of:=(LEN([.F2])-LEN(SUBSTITUTE([.F2];&quot;target&quot;;&quot;&quot;)))/6" office:value-type="float" office:value="1" calcext:value-type="float">
            <text:p>1</text:p>
          </table:table-cell>
          <table:table-cell table:style-name="ce14" table:formula="of:=(LEN([.F2])-LEN(SUBSTITUTE([.F2];&quot;StmtDeletion&quot;;&quot;&quot;)))/12" office:value-type="float" office:value="0" calcext:value-type="float">
            <text:p>0</text:p>
          </table:table-cell>
          <table:table-cell table:style-name="ce14" table:formula="of:=(LEN([.F2])-LEN(SUBSTITUTE([.F2];&quot;MyStmtInsertion&quot;;&quot;&quot;)))/15" office:value-type="float" office:value="0" calcext:value-type="float">
            <text:p>0</text:p>
          </table:table-cell>
          <table:table-cell table:style-name="ce14" table:formula="of:=(LEN([.F2])-LEN(SUBSTITUTE([.F2];&quot;StmtReplacement&quot;;&quot;&quot;)))/15" office:value-type="float" office:value="1" calcext:value-type="float">
            <text:p>1</text:p>
          </table:table-cell>
          <table:table-cell table:style-name="ce14" table:formula="of:=(LEN([.F2])-LEN(SUBSTITUTE([.F2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3])-LEN(SUBSTITUTE([.F3];&quot;target&quot;;&quot;&quot;)))/6" office:value-type="float" office:value="1" calcext:value-type="float">
            <text:p>1</text:p>
          </table:table-cell>
          <table:table-cell table:style-name="ce14" table:formula="of:=(LEN([.F3])-LEN(SUBSTITUTE([.F3];&quot;StmtDeletion&quot;;&quot;&quot;)))/12" office:value-type="float" office:value="0" calcext:value-type="float">
            <text:p>0</text:p>
          </table:table-cell>
          <table:table-cell table:style-name="ce14" table:formula="of:=(LEN([.F3])-LEN(SUBSTITUTE([.F3];&quot;MyStmtInsertion&quot;;&quot;&quot;)))/15" office:value-type="float" office:value="0" calcext:value-type="float">
            <text:p>0</text:p>
          </table:table-cell>
          <table:table-cell table:style-name="ce14" table:formula="of:=(LEN([.F3])-LEN(SUBSTITUTE([.F3];&quot;StmtReplacement&quot;;&quot;&quot;)))/15" office:value-type="float" office:value="1" calcext:value-type="float">
            <text:p>1</text:p>
          </table:table-cell>
          <table:table-cell table:style-name="ce14" table:formula="of:=(LEN([.F3])-LEN(SUBSTITUTE([.F3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18"/>
        </table:table-row>
        <table:table-row table:style-name="ro1">
          <table:table-cell table:style-name="ce14" table:formula="of:=(LEN([.F4])-LEN(SUBSTITUTE([.F4];&quot;target&quot;;&quot;&quot;)))/6" office:value-type="float" office:value="3" calcext:value-type="float">
            <text:p>3</text:p>
          </table:table-cell>
          <table:table-cell table:style-name="ce14" table:formula="of:=(LEN([.F4])-LEN(SUBSTITUTE([.F4];&quot;StmtDeletion&quot;;&quot;&quot;)))/12" office:value-type="float" office:value="0" calcext:value-type="float">
            <text:p>0</text:p>
          </table:table-cell>
          <table:table-cell table:style-name="ce14" table:formula="of:=(LEN([.F4])-LEN(SUBSTITUTE([.F4];&quot;MyStmtInsertion&quot;;&quot;&quot;)))/15" office:value-type="float" office:value="1" calcext:value-type="float">
            <text:p>1</text:p>
          </table:table-cell>
          <table:table-cell table:style-name="ce14" table:formula="of:=(LEN([.F4])-LEN(SUBSTITUTE([.F4];&quot;StmtReplacement&quot;;&quot;&quot;)))/15" office:value-type="float" office:value="2" calcext:value-type="float">
            <text:p>2</text:p>
          </table:table-cell>
          <table:table-cell table:style-name="ce14" table:formula="of:=(LEN([.F4])-LEN(SUBSTITUTE([.F4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MyStmtInsertion({'target': ('java_programs/DEPTH_FIRST_SEARCH.java.xml', 9), 'ingredient': ('java_programs/DEPTH_FIRST_SEARCH.java.xml', 0), 'direction': 'before'}) | StmtReplacement({'target': ('java_programs/DEPTH_FIRST_SEARCH.java.xml', 8), 'ingredient': ('java_programs/DEPTH_FIRST_SEARCH.java.xml', 7)}) | 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5])-LEN(SUBSTITUTE([.F5];&quot;target&quot;;&quot;&quot;)))/6" office:value-type="float" office:value="3" calcext:value-type="float">
            <text:p>3</text:p>
          </table:table-cell>
          <table:table-cell table:style-name="ce14" table:formula="of:=(LEN([.F5])-LEN(SUBSTITUTE([.F5];&quot;StmtDeletion&quot;;&quot;&quot;)))/12" office:value-type="float" office:value="1" calcext:value-type="float">
            <text:p>1</text:p>
          </table:table-cell>
          <table:table-cell table:style-name="ce14" table:formula="of:=(LEN([.F5])-LEN(SUBSTITUTE([.F5];&quot;MyStmtInsertion&quot;;&quot;&quot;)))/15" office:value-type="float" office:value="1" calcext:value-type="float">
            <text:p>1</text:p>
          </table:table-cell>
          <table:table-cell table:style-name="ce14" table:formula="of:=(LEN([.F5])-LEN(SUBSTITUTE([.F5];&quot;StmtReplacement&quot;;&quot;&quot;)))/15" office:value-type="float" office:value="1" calcext:value-type="float">
            <text:p>1</text:p>
          </table:table-cell>
          <table:table-cell table:style-name="ce14" table:formula="of:=(LEN([.F5])-LEN(SUBSTITUTE([.F5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Deletion({'target': ('java_programs/DEPTH_FIRST_SEARCH.java.xml', 2)}) | MyStmtInsertion({'target': ('java_programs/DEPTH_FIRST_SEARCH.java.xml', 9), 'ingredient': ('java_programs/DEPTH_FIRST_SEARCH.java.xml', 10), 'direction': 'before'}) | StmtReplacement({'target': ('java_programs/DEPTH_FIRST_SEARCH.java.xml', 7), 'ingredient': ('java_programs/DEPTH_FIRST_SEARCH.java.xml', 8)})</text:p>
          </table:table-cell>
          <table:table-cell table:number-columns-repeated="1018"/>
        </table:table-row>
        <table:table-row table:style-name="ro1">
          <table:table-cell table:style-name="ce14" table:formula="of:=(LEN([.F6])-LEN(SUBSTITUTE([.F6];&quot;target&quot;;&quot;&quot;)))/6" office:value-type="float" office:value="2" calcext:value-type="float">
            <text:p>2</text:p>
          </table:table-cell>
          <table:table-cell table:style-name="ce14" table:formula="of:=(LEN([.F6])-LEN(SUBSTITUTE([.F6];&quot;StmtDeletion&quot;;&quot;&quot;)))/12" office:value-type="float" office:value="0" calcext:value-type="float">
            <text:p>0</text:p>
          </table:table-cell>
          <table:table-cell table:style-name="ce14" table:formula="of:=(LEN([.F6])-LEN(SUBSTITUTE([.F6];&quot;MyStmtInsertion&quot;;&quot;&quot;)))/15" office:value-type="float" office:value="0" calcext:value-type="float">
            <text:p>0</text:p>
          </table:table-cell>
          <table:table-cell table:style-name="ce14" table:formula="of:=(LEN([.F6])-LEN(SUBSTITUTE([.F6];&quot;StmtReplacement&quot;;&quot;&quot;)))/15" office:value-type="float" office:value="1" calcext:value-type="float">
            <text:p>1</text:p>
          </table:table-cell>
          <table:table-cell table:style-name="ce14" table:formula="of:=(LEN([.F6])-LEN(SUBSTITUTE([.F6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DEPTH_FIRST_SEARCH.java.xml', 4), 'value': '=='}) | 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7])-LEN(SUBSTITUTE([.F7];&quot;target&quot;;&quot;&quot;)))/6" office:value-type="float" office:value="3" calcext:value-type="float">
            <text:p>3</text:p>
          </table:table-cell>
          <table:table-cell table:style-name="ce14" table:formula="of:=(LEN([.F7])-LEN(SUBSTITUTE([.F7];&quot;StmtDeletion&quot;;&quot;&quot;)))/12" office:value-type="float" office:value="0" calcext:value-type="float">
            <text:p>0</text:p>
          </table:table-cell>
          <table:table-cell table:style-name="ce14" table:formula="of:=(LEN([.F7])-LEN(SUBSTITUTE([.F7];&quot;MyStmtInsertion&quot;;&quot;&quot;)))/15" office:value-type="float" office:value="1" calcext:value-type="float">
            <text:p>1</text:p>
          </table:table-cell>
          <table:table-cell table:style-name="ce14" table:formula="of:=(LEN([.F7])-LEN(SUBSTITUTE([.F7];&quot;StmtReplacement&quot;;&quot;&quot;)))/15" office:value-type="float" office:value="1" calcext:value-type="float">
            <text:p>1</text:p>
          </table:table-cell>
          <table:table-cell table:style-name="ce14" table:formula="of:=(LEN([.F7])-LEN(SUBSTITUTE([.F7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MyStmtInsertion({'target': ('java_programs/DEPTH_FIRST_SEARCH.java.xml', 1), 'ingredient': ('java_programs/DEPTH_FIRST_SEARCH.java.xml', 10), 'direction': 'before'}) | ComparisonOperatorSetting({'target': ('java_programs/DEPTH_FIRST_SEARCH.java.xml', 4), 'value': '&gt;'}) | StmtReplacement({'target': ('java_programs/DEPTH_FIRST_SEARCH.java.xml', 7), 'ingredient': ('java_programs/DEPTH_FIRST_SEARCH.java.xml', 8)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8])-LEN(SUBSTITUTE([.F8];&quot;StmtDeletion&quot;;&quot;&quot;)))/12" office:value-type="float" office:value="0" calcext:value-type="float">
            <text:p>0</text:p>
          </table:table-cell>
          <table:table-cell table:style-name="ce14" table:formula="of:=(LEN([.F8])-LEN(SUBSTITUTE([.F8];&quot;MyStmtInsertion&quot;;&quot;&quot;)))/15" office:value-type="float" office:value="0" calcext:value-type="float">
            <text:p>0</text:p>
          </table:table-cell>
          <table:table-cell table:style-name="ce14" table:formula="of:=(LEN([.F8])-LEN(SUBSTITUTE([.F8];&quot;StmtReplacement&quot;;&quot;&quot;)))/15" office:value-type="float" office:value="0" calcext:value-type="float">
            <text:p>0</text:p>
          </table:table-cell>
          <table:table-cell table:style-name="ce14" table:formula="of:=(LEN([.F8])-LEN(SUBSTITUTE([.F8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KHEAPSOR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" table:formula="of:=(LEN([.F9])-LEN(SUBSTITUTE([.F9];&quot;target&quot;;&quot;&quot;)))/6" office:value-type="float" office:value="4" calcext:value-type="float">
            <text:p>4</text:p>
          </table:table-cell>
          <table:table-cell table:style-name="ce14" table:formula="of:=(LEN([.F9])-LEN(SUBSTITUTE([.F9];&quot;StmtDeletion&quot;;&quot;&quot;)))/12" office:value-type="float" office:value="3" calcext:value-type="float">
            <text:p>3</text:p>
          </table:table-cell>
          <table:table-cell table:style-name="ce14" table:formula="of:=(LEN([.F9])-LEN(SUBSTITUTE([.F9];&quot;MyStmtInsertion&quot;;&quot;&quot;)))/15" office:value-type="float" office:value="0" calcext:value-type="float">
            <text:p>0</text:p>
          </table:table-cell>
          <table:table-cell table:style-name="ce14" table:formula="of:=(LEN([.F9])-LEN(SUBSTITUTE([.F9];&quot;StmtReplacement&quot;;&quot;&quot;)))/15" office:value-type="float" office:value="1" calcext:value-type="float">
            <text:p>1</text:p>
          </table:table-cell>
          <table:table-cell table:style-name="ce14" table:formula="of:=(LEN([.F9])-LEN(SUBSTITUTE([.F9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Deletion({'target': ('java_programs/KHEAPSORT.java.xml', 7)}) | StmtDeletion({'target': ('java_programs/KHEAPSORT.java.xml', 6)}) | StmtDeletion({'target': ('java_programs/KHEAPSORT.java.xml', 1)}) | StmtReplacement({'target': ('java_programs/KHEAPSORT.java.xml', 2), 'ingredient': ('java_programs/KHEAPSORT.java.xml', 4)})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4"/>
          <table:table-cell table:style-name="ce14" table:formula="of:=(LEN([.F10])-LEN(SUBSTITUTE([.F10];&quot;StmtDeletion&quot;;&quot;&quot;)))/12" office:value-type="float" office:value="0" calcext:value-type="float">
            <text:p>0</text:p>
          </table:table-cell>
          <table:table-cell table:style-name="ce14" table:formula="of:=(LEN([.F10])-LEN(SUBSTITUTE([.F10];&quot;MyStmtInsertion&quot;;&quot;&quot;)))/15" office:value-type="float" office:value="0" calcext:value-type="float">
            <text:p>0</text:p>
          </table:table-cell>
          <table:table-cell table:style-name="ce14" table:formula="of:=(LEN([.F10])-LEN(SUBSTITUTE([.F10];&quot;StmtReplacement&quot;;&quot;&quot;)))/15" office:value-type="float" office:value="0" calcext:value-type="float">
            <text:p>0</text:p>
          </table:table-cell>
          <table:table-cell table:style-name="ce14" table:formula="of:=(LEN([.F10])-LEN(SUBSTITUTE([.F10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KNAPSACK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4" table:formula="of:=(LEN([.F11])-LEN(SUBSTITUTE([.F11];&quot;target&quot;;&quot;&quot;)))/6" office:value-type="float" office:value="1" calcext:value-type="float">
            <text:p>1</text:p>
          </table:table-cell>
          <table:table-cell table:style-name="ce14" table:formula="of:=(LEN([.F11])-LEN(SUBSTITUTE([.F11];&quot;StmtDeletion&quot;;&quot;&quot;)))/12" office:value-type="float" office:value="0" calcext:value-type="float">
            <text:p>0</text:p>
          </table:table-cell>
          <table:table-cell table:style-name="ce14" table:formula="of:=(LEN([.F11])-LEN(SUBSTITUTE([.F11];&quot;MyStmtInsertion&quot;;&quot;&quot;)))/15" office:value-type="float" office:value="0" calcext:value-type="float">
            <text:p>0</text:p>
          </table:table-cell>
          <table:table-cell table:style-name="ce14" table:formula="of:=(LEN([.F11])-LEN(SUBSTITUTE([.F11];&quot;StmtReplacement&quot;;&quot;&quot;)))/15" office:value-type="float" office:value="0" calcext:value-type="float">
            <text:p>0</text:p>
          </table:table-cell>
          <table:table-cell table:style-name="ce14" table:formula="of:=(LEN([.F11])-LEN(SUBSTITUTE([.F11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12])-LEN(SUBSTITUTE([.F12];&quot;target&quot;;&quot;&quot;)))/6" office:value-type="float" office:value="2" calcext:value-type="float">
            <text:p>2</text:p>
          </table:table-cell>
          <table:table-cell table:style-name="ce14" table:formula="of:=(LEN([.F12])-LEN(SUBSTITUTE([.F12];&quot;StmtDeletion&quot;;&quot;&quot;)))/12" office:value-type="float" office:value="0" calcext:value-type="float">
            <text:p>0</text:p>
          </table:table-cell>
          <table:table-cell table:style-name="ce14" table:formula="of:=(LEN([.F12])-LEN(SUBSTITUTE([.F12];&quot;MyStmtInsertion&quot;;&quot;&quot;)))/15" office:value-type="float" office:value="1" calcext:value-type="float">
            <text:p>1</text:p>
          </table:table-cell>
          <table:table-cell table:style-name="ce14" table:formula="of:=(LEN([.F12])-LEN(SUBSTITUTE([.F12];&quot;StmtReplacement&quot;;&quot;&quot;)))/15" office:value-type="float" office:value="0" calcext:value-type="float">
            <text:p>0</text:p>
          </table:table-cell>
          <table:table-cell table:style-name="ce14" table:formula="of:=(LEN([.F12])-LEN(SUBSTITUTE([.F12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MyStmtInsertion({'target': ('java_programs/KNAPSACK.java.xml', 17), 'ingredient': ('java_programs/KNAPSACK.java.xml', 17), 'direction': 'before'}) | 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13])-LEN(SUBSTITUTE([.F13];&quot;target&quot;;&quot;&quot;)))/6" office:value-type="float" office:value="2" calcext:value-type="float">
            <text:p>2</text:p>
          </table:table-cell>
          <table:table-cell table:style-name="ce14" table:formula="of:=(LEN([.F13])-LEN(SUBSTITUTE([.F13];&quot;StmtDeletion&quot;;&quot;&quot;)))/12" office:value-type="float" office:value="1" calcext:value-type="float">
            <text:p>1</text:p>
          </table:table-cell>
          <table:table-cell table:style-name="ce14" table:formula="of:=(LEN([.F13])-LEN(SUBSTITUTE([.F13];&quot;MyStmtInsertion&quot;;&quot;&quot;)))/15" office:value-type="float" office:value="0" calcext:value-type="float">
            <text:p>0</text:p>
          </table:table-cell>
          <table:table-cell table:style-name="ce14" table:formula="of:=(LEN([.F13])-LEN(SUBSTITUTE([.F13];&quot;StmtReplacement&quot;;&quot;&quot;)))/15" office:value-type="float" office:value="0" calcext:value-type="float">
            <text:p>0</text:p>
          </table:table-cell>
          <table:table-cell table:style-name="ce14" table:formula="of:=(LEN([.F13])-LEN(SUBSTITUTE([.F13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StmtDeletion({'target': ('java_programs/KNAPSACK.java.xml', 14)}) | 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14])-LEN(SUBSTITUTE([.F14];&quot;target&quot;;&quot;&quot;)))/6" office:value-type="float" office:value="2" calcext:value-type="float">
            <text:p>2</text:p>
          </table:table-cell>
          <table:table-cell table:style-name="ce14" table:formula="of:=(LEN([.F14])-LEN(SUBSTITUTE([.F14];&quot;StmtDeletion&quot;;&quot;&quot;)))/12" office:value-type="float" office:value="0" calcext:value-type="float">
            <text:p>0</text:p>
          </table:table-cell>
          <table:table-cell table:style-name="ce14" table:formula="of:=(LEN([.F14])-LEN(SUBSTITUTE([.F14];&quot;MyStmtInsertion&quot;;&quot;&quot;)))/15" office:value-type="float" office:value="0" calcext:value-type="float">
            <text:p>0</text:p>
          </table:table-cell>
          <table:table-cell table:style-name="ce14" table:formula="of:=(LEN([.F14])-LEN(SUBSTITUTE([.F14];&quot;StmtReplacement&quot;;&quot;&quot;)))/15" office:value-type="float" office:value="0" calcext:value-type="float">
            <text:p>0</text:p>
          </table:table-cell>
          <table:table-cell table:style-name="ce14" table:formula="of:=(LEN([.F14])-LEN(SUBSTITUTE([.F14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KNAPSACK.java.xml', 12), 'value': '&lt;='}) | 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15])-LEN(SUBSTITUTE([.F15];&quot;target&quot;;&quot;&quot;)))/6" office:value-type="float" office:value="2" calcext:value-type="float">
            <text:p>2</text:p>
          </table:table-cell>
          <table:table-cell table:style-name="ce14" table:formula="of:=(LEN([.F15])-LEN(SUBSTITUTE([.F15];&quot;StmtDeletion&quot;;&quot;&quot;)))/12" office:value-type="float" office:value="0" calcext:value-type="float">
            <text:p>0</text:p>
          </table:table-cell>
          <table:table-cell table:style-name="ce14" table:formula="of:=(LEN([.F15])-LEN(SUBSTITUTE([.F15];&quot;MyStmtInsertion&quot;;&quot;&quot;)))/15" office:value-type="float" office:value="0" calcext:value-type="float">
            <text:p>0</text:p>
          </table:table-cell>
          <table:table-cell table:style-name="ce14" table:formula="of:=(LEN([.F15])-LEN(SUBSTITUTE([.F15];&quot;StmtReplacement&quot;;&quot;&quot;)))/15" office:value-type="float" office:value="1" calcext:value-type="float">
            <text:p>1</text:p>
          </table:table-cell>
          <table:table-cell table:style-name="ce14" table:formula="of:=(LEN([.F15])-LEN(SUBSTITUTE([.F15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StmtReplacement({'target': ('java_programs/KNAPSACK.java.xml', 9), 'ingredient': ('java_programs/KNAPSACK.java.xml', 9)}) | ComparisonOperatorSetting({'target': ('java_programs/KNAPSACK.java.xml', 16), 'value': '&lt;='})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4"/>
          <table:table-cell table:style-name="ce14" table:formula="of:=(LEN([.F16])-LEN(SUBSTITUTE([.F16];&quot;StmtDeletion&quot;;&quot;&quot;)))/12" office:value-type="float" office:value="0" calcext:value-type="float">
            <text:p>0</text:p>
          </table:table-cell>
          <table:table-cell table:style-name="ce14" table:formula="of:=(LEN([.F16])-LEN(SUBSTITUTE([.F16];&quot;MyStmtInsertion&quot;;&quot;&quot;)))/15" office:value-type="float" office:value="0" calcext:value-type="float">
            <text:p>0</text:p>
          </table:table-cell>
          <table:table-cell table:style-name="ce14" table:formula="of:=(LEN([.F16])-LEN(SUBSTITUTE([.F16];&quot;StmtReplacement&quot;;&quot;&quot;)))/15" office:value-type="float" office:value="0" calcext:value-type="float">
            <text:p>0</text:p>
          </table:table-cell>
          <table:table-cell table:style-name="ce14" table:formula="of:=(LEN([.F16])-LEN(SUBSTITUTE([.F16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LI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4" table:formula="of:=(LEN([.F17])-LEN(SUBSTITUTE([.F17];&quot;target&quot;;&quot;&quot;)))/6" office:value-type="float" office:value="3" calcext:value-type="float">
            <text:p>3</text:p>
          </table:table-cell>
          <table:table-cell table:style-name="ce14" table:formula="of:=(LEN([.F17])-LEN(SUBSTITUTE([.F17];&quot;StmtDeletion&quot;;&quot;&quot;)))/12" office:value-type="float" office:value="0" calcext:value-type="float">
            <text:p>0</text:p>
          </table:table-cell>
          <table:table-cell table:style-name="ce14" table:formula="of:=(LEN([.F17])-LEN(SUBSTITUTE([.F17];&quot;MyStmtInsertion&quot;;&quot;&quot;)))/15" office:value-type="float" office:value="1" calcext:value-type="float">
            <text:p>1</text:p>
          </table:table-cell>
          <table:table-cell table:style-name="ce14" table:formula="of:=(LEN([.F17])-LEN(SUBSTITUTE([.F17];&quot;StmtReplacement&quot;;&quot;&quot;)))/15" office:value-type="float" office:value="1" calcext:value-type="float">
            <text:p>1</text:p>
          </table:table-cell>
          <table:table-cell table:style-name="ce14" table:formula="of:=(LEN([.F17])-LEN(SUBSTITUTE([.F17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LIS.java.xml', 13), 'value': '&gt;'}) | StmtReplacement({'target': ('java_programs/LIS.java.xml', 9), 'ingredient': ('java_programs/LIS.java.xml', 7)}) | MyStmtInsertion({'target': ('java_programs/LIS.java.xml', 11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18])-LEN(SUBSTITUTE([.F18];&quot;target&quot;;&quot;&quot;)))/6" office:value-type="float" office:value="1" calcext:value-type="float">
            <text:p>1</text:p>
          </table:table-cell>
          <table:table-cell table:style-name="ce14" table:formula="of:=(LEN([.F18])-LEN(SUBSTITUTE([.F18];&quot;StmtDeletion&quot;;&quot;&quot;)))/12" office:value-type="float" office:value="0" calcext:value-type="float">
            <text:p>0</text:p>
          </table:table-cell>
          <table:table-cell table:style-name="ce14" table:formula="of:=(LEN([.F18])-LEN(SUBSTITUTE([.F18];&quot;MyStmtInsertion&quot;;&quot;&quot;)))/15" office:value-type="float" office:value="0" calcext:value-type="float">
            <text:p>0</text:p>
          </table:table-cell>
          <table:table-cell table:style-name="ce14" table:formula="of:=(LEN([.F18])-LEN(SUBSTITUTE([.F18];&quot;StmtReplacement&quot;;&quot;&quot;)))/15" office:value-type="float" office:value="1" calcext:value-type="float">
            <text:p>1</text:p>
          </table:table-cell>
          <table:table-cell table:style-name="ce14" table:formula="of:=(LEN([.F18])-LEN(SUBSTITUTE([.F18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18"/>
        </table:table-row>
        <table:table-row table:style-name="ro1">
          <table:table-cell table:style-name="ce14" table:formula="of:=(LEN([.F19])-LEN(SUBSTITUTE([.F19];&quot;target&quot;;&quot;&quot;)))/6" office:value-type="float" office:value="1" calcext:value-type="float">
            <text:p>1</text:p>
          </table:table-cell>
          <table:table-cell table:style-name="ce14" table:formula="of:=(LEN([.F19])-LEN(SUBSTITUTE([.F19];&quot;StmtDeletion&quot;;&quot;&quot;)))/12" office:value-type="float" office:value="0" calcext:value-type="float">
            <text:p>0</text:p>
          </table:table-cell>
          <table:table-cell table:style-name="ce14" table:formula="of:=(LEN([.F19])-LEN(SUBSTITUTE([.F19];&quot;MyStmtInsertion&quot;;&quot;&quot;)))/15" office:value-type="float" office:value="1" calcext:value-type="float">
            <text:p>1</text:p>
          </table:table-cell>
          <table:table-cell table:style-name="ce14" table:formula="of:=(LEN([.F19])-LEN(SUBSTITUTE([.F19];&quot;StmtReplacement&quot;;&quot;&quot;)))/15" office:value-type="float" office:value="0" calcext:value-type="float">
            <text:p>0</text:p>
          </table:table-cell>
          <table:table-cell table:style-name="ce14" table:formula="of:=(LEN([.F19])-LEN(SUBSTITUTE([.F19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0])-LEN(SUBSTITUTE([.F20];&quot;target&quot;;&quot;&quot;)))/6" office:value-type="float" office:value="2" calcext:value-type="float">
            <text:p>2</text:p>
          </table:table-cell>
          <table:table-cell table:style-name="ce14" table:formula="of:=(LEN([.F20])-LEN(SUBSTITUTE([.F20];&quot;StmtDeletion&quot;;&quot;&quot;)))/12" office:value-type="float" office:value="0" calcext:value-type="float">
            <text:p>0</text:p>
          </table:table-cell>
          <table:table-cell table:style-name="ce14" table:formula="of:=(LEN([.F20])-LEN(SUBSTITUTE([.F20];&quot;MyStmtInsertion&quot;;&quot;&quot;)))/15" office:value-type="float" office:value="1" calcext:value-type="float">
            <text:p>1</text:p>
          </table:table-cell>
          <table:table-cell table:style-name="ce14" table:formula="of:=(LEN([.F20])-LEN(SUBSTITUTE([.F20];&quot;StmtReplacement&quot;;&quot;&quot;)))/15" office:value-type="float" office:value="0" calcext:value-type="float">
            <text:p>0</text:p>
          </table:table-cell>
          <table:table-cell table:style-name="ce14" table:formula="of:=(LEN([.F20])-LEN(SUBSTITUTE([.F20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1])-LEN(SUBSTITUTE([.F21];&quot;target&quot;;&quot;&quot;)))/6" office:value-type="float" office:value="4" calcext:value-type="float">
            <text:p>4</text:p>
          </table:table-cell>
          <table:table-cell table:style-name="ce14" table:formula="of:=(LEN([.F21])-LEN(SUBSTITUTE([.F21];&quot;StmtDeletion&quot;;&quot;&quot;)))/12" office:value-type="float" office:value="0" calcext:value-type="float">
            <text:p>0</text:p>
          </table:table-cell>
          <table:table-cell table:style-name="ce14" table:formula="of:=(LEN([.F21])-LEN(SUBSTITUTE([.F21];&quot;MyStmtInsertion&quot;;&quot;&quot;)))/15" office:value-type="float" office:value="1" calcext:value-type="float">
            <text:p>1</text:p>
          </table:table-cell>
          <table:table-cell table:style-name="ce14" table:formula="of:=(LEN([.F21])-LEN(SUBSTITUTE([.F21];&quot;StmtReplacement&quot;;&quot;&quot;)))/15" office:value-type="float" office:value="1" calcext:value-type="float">
            <text:p>1</text:p>
          </table:table-cell>
          <table:table-cell table:style-name="ce14" table:formula="of:=(LEN([.F21])-LEN(SUBSTITUTE([.F21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LIS.java.xml', 13), 'value': '&gt;'}) | StmtReplacement({'target': ('java_programs/LIS.java.xml', 14), 'ingredient': ('java_programs/LIS.java.xml', 11)}) | ComparisonOperatorSetting({'target': ('java_programs/LIS.java.xml', 12), 'value': '&gt;='}) | MyStmtInsertion({'target': ('java_programs/LIS.java.xml', 11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2])-LEN(SUBSTITUTE([.F22];&quot;target&quot;;&quot;&quot;)))/6" office:value-type="float" office:value="3" calcext:value-type="float">
            <text:p>3</text:p>
          </table:table-cell>
          <table:table-cell table:style-name="ce14" table:formula="of:=(LEN([.F22])-LEN(SUBSTITUTE([.F22];&quot;StmtDeletion&quot;;&quot;&quot;)))/12" office:value-type="float" office:value="0" calcext:value-type="float">
            <text:p>0</text:p>
          </table:table-cell>
          <table:table-cell table:style-name="ce14" table:formula="of:=(LEN([.F22])-LEN(SUBSTITUTE([.F22];&quot;MyStmtInsertion&quot;;&quot;&quot;)))/15" office:value-type="float" office:value="1" calcext:value-type="float">
            <text:p>1</text:p>
          </table:table-cell>
          <table:table-cell table:style-name="ce14" table:formula="of:=(LEN([.F22])-LEN(SUBSTITUTE([.F22];&quot;StmtReplacement&quot;;&quot;&quot;)))/15" office:value-type="float" office:value="0" calcext:value-type="float">
            <text:p>0</text:p>
          </table:table-cell>
          <table:table-cell table:style-name="ce14" table:formula="of:=(LEN([.F22])-LEN(SUBSTITUTE([.F22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LIS.java.xml', 13), 'value': '&gt;'}) | ComparisonOperatorSetting({'target': ('java_programs/LIS.java.xml', 12), 'value': '=='}) | MyStmtInsertion({'target': ('java_programs/LIS.java.xml', 16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3])-LEN(SUBSTITUTE([.F23];&quot;target&quot;;&quot;&quot;)))/6" office:value-type="float" office:value="3" calcext:value-type="float">
            <text:p>3</text:p>
          </table:table-cell>
          <table:table-cell table:style-name="ce14" table:formula="of:=(LEN([.F23])-LEN(SUBSTITUTE([.F23];&quot;StmtDeletion&quot;;&quot;&quot;)))/12" office:value-type="float" office:value="1" calcext:value-type="float">
            <text:p>1</text:p>
          </table:table-cell>
          <table:table-cell table:style-name="ce14" table:formula="of:=(LEN([.F23])-LEN(SUBSTITUTE([.F23];&quot;MyStmtInsertion&quot;;&quot;&quot;)))/15" office:value-type="float" office:value="2" calcext:value-type="float">
            <text:p>2</text:p>
          </table:table-cell>
          <table:table-cell table:style-name="ce14" table:formula="of:=(LEN([.F23])-LEN(SUBSTITUTE([.F23];&quot;StmtReplacement&quot;;&quot;&quot;)))/15" office:value-type="float" office:value="0" calcext:value-type="float">
            <text:p>0</text:p>
          </table:table-cell>
          <table:table-cell table:style-name="ce14" table:formula="of:=(LEN([.F23])-LEN(SUBSTITUTE([.F23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MyStmtInsertion({'target': ('java_programs/LIS.java.xml', 11), 'ingredient': ('java_programs/LIS.java.xml', 14), 'direction': 'before'}) | MyStmtInsertion({'target': ('java_programs/LIS.java.xml', 14), 'ingredient': ('java_programs/LIS.java.xml', 16), 'direction': 'before'}) | StmtDeletion({'target': ('java_programs/LIS.java.xml', 11)})</text:p>
          </table:table-cell>
          <table:table-cell table:number-columns-repeated="1018"/>
        </table:table-row>
        <table:table-row table:style-name="ro1">
          <table:table-cell table:style-name="ce14" table:formula="of:=(LEN([.F24])-LEN(SUBSTITUTE([.F24];&quot;target&quot;;&quot;&quot;)))/6" office:value-type="float" office:value="3" calcext:value-type="float">
            <text:p>3</text:p>
          </table:table-cell>
          <table:table-cell table:style-name="ce14" table:formula="of:=(LEN([.F24])-LEN(SUBSTITUTE([.F24];&quot;StmtDeletion&quot;;&quot;&quot;)))/12" office:value-type="float" office:value="0" calcext:value-type="float">
            <text:p>0</text:p>
          </table:table-cell>
          <table:table-cell table:style-name="ce14" table:formula="of:=(LEN([.F24])-LEN(SUBSTITUTE([.F24];&quot;MyStmtInsertion&quot;;&quot;&quot;)))/15" office:value-type="float" office:value="1" calcext:value-type="float">
            <text:p>1</text:p>
          </table:table-cell>
          <table:table-cell table:style-name="ce14" table:formula="of:=(LEN([.F24])-LEN(SUBSTITUTE([.F24];&quot;StmtReplacement&quot;;&quot;&quot;)))/15" office:value-type="float" office:value="0" calcext:value-type="float">
            <text:p>0</text:p>
          </table:table-cell>
          <table:table-cell table:style-name="ce14" table:formula="of:=(LEN([.F24])-LEN(SUBSTITUTE([.F24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LIS.java.xml', 13), 'value': '&gt;'}) | 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5])-LEN(SUBSTITUTE([.F25];&quot;target&quot;;&quot;&quot;)))/6" office:value-type="float" office:value="2" calcext:value-type="float">
            <text:p>2</text:p>
          </table:table-cell>
          <table:table-cell table:style-name="ce14" table:formula="of:=(LEN([.F25])-LEN(SUBSTITUTE([.F25];&quot;StmtDeletion&quot;;&quot;&quot;)))/12" office:value-type="float" office:value="0" calcext:value-type="float">
            <text:p>0</text:p>
          </table:table-cell>
          <table:table-cell table:style-name="ce14" table:formula="of:=(LEN([.F25])-LEN(SUBSTITUTE([.F25];&quot;MyStmtInsertion&quot;;&quot;&quot;)))/15" office:value-type="float" office:value="1" calcext:value-type="float">
            <text:p>1</text:p>
          </table:table-cell>
          <table:table-cell table:style-name="ce14" table:formula="of:=(LEN([.F25])-LEN(SUBSTITUTE([.F25];&quot;StmtReplacement&quot;;&quot;&quot;)))/15" office:value-type="float" office:value="0" calcext:value-type="float">
            <text:p>0</text:p>
          </table:table-cell>
          <table:table-cell table:style-name="ce14" table:formula="of:=(LEN([.F25])-LEN(SUBSTITUTE([.F25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LIS.java.xml', 13), 'value': '&gt;='}) | MyStmtInsertion({'target': ('java_programs/LIS.java.xml', 16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26])-LEN(SUBSTITUTE([.F26];&quot;StmtDeletion&quot;;&quot;&quot;)))/12" office:value-type="float" office:value="0" calcext:value-type="float">
            <text:p>0</text:p>
          </table:table-cell>
          <table:table-cell table:style-name="ce14" table:formula="of:=(LEN([.F26])-LEN(SUBSTITUTE([.F26];&quot;MyStmtInsertion&quot;;&quot;&quot;)))/15" office:value-type="float" office:value="0" calcext:value-type="float">
            <text:p>0</text:p>
          </table:table-cell>
          <table:table-cell table:style-name="ce14" table:formula="of:=(LEN([.F26])-LEN(SUBSTITUTE([.F26];&quot;StmtReplacement&quot;;&quot;&quot;)))/15" office:value-type="float" office:value="0" calcext:value-type="float">
            <text:p>0</text:p>
          </table:table-cell>
          <table:table-cell table:style-name="ce14" table:formula="of:=(LEN([.F26])-LEN(SUBSTITUTE([.F26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" table:formula="of:=(LEN([.F27])-LEN(SUBSTITUTE([.F27];&quot;target&quot;;&quot;&quot;)))/6" office:value-type="float" office:value="2" calcext:value-type="float">
            <text:p>2</text:p>
          </table:table-cell>
          <table:table-cell table:style-name="ce14" table:formula="of:=(LEN([.F27])-LEN(SUBSTITUTE([.F27];&quot;StmtDeletion&quot;;&quot;&quot;)))/12" office:value-type="float" office:value="1" calcext:value-type="float">
            <text:p>1</text:p>
          </table:table-cell>
          <table:table-cell table:style-name="ce14" table:formula="of:=(LEN([.F27])-LEN(SUBSTITUTE([.F27];&quot;MyStmtInsertion&quot;;&quot;&quot;)))/15" office:value-type="float" office:value="1" calcext:value-type="float">
            <text:p>1</text:p>
          </table:table-cell>
          <table:table-cell table:style-name="ce14" table:formula="of:=(LEN([.F27])-LEN(SUBSTITUTE([.F27];&quot;StmtReplacement&quot;;&quot;&quot;)))/15" office:value-type="float" office:value="0" calcext:value-type="float">
            <text:p>0</text:p>
          </table:table-cell>
          <table:table-cell table:style-name="ce14" table:formula="of:=(LEN([.F27])-LEN(SUBSTITUTE([.F27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Deletion({'target': ('java_programs/MERGESORT.java.xml', 23)}) | MyStmtInsertion({'target': ('java_programs/MERGESORT.java.xml', 6), 'ingredient': ('java_programs/MERGESORT.java.xml', 23), 'direction': 'before'})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4"/>
          <table:table-cell table:style-name="ce14" table:formula="of:=(LEN([.F28])-LEN(SUBSTITUTE([.F28];&quot;StmtDeletion&quot;;&quot;&quot;)))/12" office:value-type="float" office:value="0" calcext:value-type="float">
            <text:p>0</text:p>
          </table:table-cell>
          <table:table-cell table:style-name="ce14" table:formula="of:=(LEN([.F28])-LEN(SUBSTITUTE([.F28];&quot;MyStmtInsertion&quot;;&quot;&quot;)))/15" office:value-type="float" office:value="0" calcext:value-type="float">
            <text:p>0</text:p>
          </table:table-cell>
          <table:table-cell table:style-name="ce14" table:formula="of:=(LEN([.F28])-LEN(SUBSTITUTE([.F28];&quot;StmtReplacement&quot;;&quot;&quot;)))/15" office:value-type="float" office:value="0" calcext:value-type="float">
            <text:p>0</text:p>
          </table:table-cell>
          <table:table-cell table:style-name="ce14" table:formula="of:=(LEN([.F28])-LEN(SUBSTITUTE([.F28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PASCAL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4" table:formula="of:=(LEN([.F29])-LEN(SUBSTITUTE([.F29];&quot;target&quot;;&quot;&quot;)))/6" office:value-type="float" office:value="1" calcext:value-type="float">
            <text:p>1</text:p>
          </table:table-cell>
          <table:table-cell table:style-name="ce14" table:formula="of:=(LEN([.F29])-LEN(SUBSTITUTE([.F29];&quot;StmtDeletion&quot;;&quot;&quot;)))/12" office:value-type="float" office:value="0" calcext:value-type="float">
            <text:p>0</text:p>
          </table:table-cell>
          <table:table-cell table:style-name="ce14" table:formula="of:=(LEN([.F29])-LEN(SUBSTITUTE([.F29];&quot;MyStmtInsertion&quot;;&quot;&quot;)))/15" office:value-type="float" office:value="0" calcext:value-type="float">
            <text:p>0</text:p>
          </table:table-cell>
          <table:table-cell table:style-name="ce14" table:formula="of:=(LEN([.F29])-LEN(SUBSTITUTE([.F29];&quot;StmtReplacement&quot;;&quot;&quot;)))/15" office:value-type="float" office:value="0" calcext:value-type="float">
            <text:p>0</text:p>
          </table:table-cell>
          <table:table-cell table:style-name="ce14" table:formula="of:=(LEN([.F29])-LEN(SUBSTITUTE([.F29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4" table:formula="of:=(LEN([.F30])-LEN(SUBSTITUTE([.F30];&quot;target&quot;;&quot;&quot;)))/6" office:value-type="float" office:value="2" calcext:value-type="float">
            <text:p>2</text:p>
          </table:table-cell>
          <table:table-cell table:style-name="ce14" table:formula="of:=(LEN([.F30])-LEN(SUBSTITUTE([.F30];&quot;StmtDeletion&quot;;&quot;&quot;)))/12" office:value-type="float" office:value="0" calcext:value-type="float">
            <text:p>0</text:p>
          </table:table-cell>
          <table:table-cell table:style-name="ce14" table:formula="of:=(LEN([.F30])-LEN(SUBSTITUTE([.F30];&quot;MyStmtInsertion&quot;;&quot;&quot;)))/15" office:value-type="float" office:value="0" calcext:value-type="float">
            <text:p>0</text:p>
          </table:table-cell>
          <table:table-cell table:style-name="ce14" table:formula="of:=(LEN([.F30])-LEN(SUBSTITUTE([.F30];&quot;StmtReplacement&quot;;&quot;&quot;)))/15" office:value-type="float" office:value="0" calcext:value-type="float">
            <text:p>0</text:p>
          </table:table-cell>
          <table:table-cell table:style-name="ce14" table:formula="of:=(LEN([.F30])-LEN(SUBSTITUTE([.F30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PASCAL.java.xml', 15), 'value': '&lt;'}) | ComparisonOperatorSetting({'target': ('java_programs/PASCAL.java.xml', 8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31])-LEN(SUBSTITUTE([.F31];&quot;target&quot;;&quot;&quot;)))/6" office:value-type="float" office:value="2" calcext:value-type="float">
            <text:p>2</text:p>
          </table:table-cell>
          <table:table-cell table:style-name="ce14" table:formula="of:=(LEN([.F31])-LEN(SUBSTITUTE([.F31];&quot;StmtDeletion&quot;;&quot;&quot;)))/12" office:value-type="float" office:value="0" calcext:value-type="float">
            <text:p>0</text:p>
          </table:table-cell>
          <table:table-cell table:style-name="ce14" table:formula="of:=(LEN([.F31])-LEN(SUBSTITUTE([.F31];&quot;MyStmtInsertion&quot;;&quot;&quot;)))/15" office:value-type="float" office:value="0" calcext:value-type="float">
            <text:p>0</text:p>
          </table:table-cell>
          <table:table-cell table:style-name="ce14" table:formula="of:=(LEN([.F31])-LEN(SUBSTITUTE([.F31];&quot;StmtReplacement&quot;;&quot;&quot;)))/15" office:value-type="float" office:value="0" calcext:value-type="float">
            <text:p>0</text:p>
          </table:table-cell>
          <table:table-cell table:style-name="ce14" table:formula="of:=(LEN([.F31])-LEN(SUBSTITUTE([.F31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PASCAL.java.xml', 8), 'value': '!='}) | ComparisonOperatorSetting({'target': ('java_programs/PASCAL.java.xml', 8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32])-LEN(SUBSTITUTE([.F32];&quot;target&quot;;&quot;&quot;)))/6" office:value-type="float" office:value="3" calcext:value-type="float">
            <text:p>3</text:p>
          </table:table-cell>
          <table:table-cell table:style-name="ce14" table:formula="of:=(LEN([.F32])-LEN(SUBSTITUTE([.F32];&quot;StmtDeletion&quot;;&quot;&quot;)))/12" office:value-type="float" office:value="0" calcext:value-type="float">
            <text:p>0</text:p>
          </table:table-cell>
          <table:table-cell table:style-name="ce14" table:formula="of:=(LEN([.F32])-LEN(SUBSTITUTE([.F32];&quot;MyStmtInsertion&quot;;&quot;&quot;)))/15" office:value-type="float" office:value="1" calcext:value-type="float">
            <text:p>1</text:p>
          </table:table-cell>
          <table:table-cell table:style-name="ce14" table:formula="of:=(LEN([.F32])-LEN(SUBSTITUTE([.F32];&quot;StmtReplacement&quot;;&quot;&quot;)))/15" office:value-type="float" office:value="0" calcext:value-type="float">
            <text:p>0</text:p>
          </table:table-cell>
          <table:table-cell table:style-name="ce14" table:formula="of:=(LEN([.F32])-LEN(SUBSTITUTE([.F32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PASCAL.java.xml', 8), 'value': '&gt;'}) | MyStmtInsertion({'target': ('java_programs/PASCAL.java.xml', 12), 'ingredient': ('java_programs/PASCAL.java.xml', 14), 'direction': 'before'}) | ComparisonOperatorSetting({'target': ('java_programs/PASCAL.java.xml', 8), 'value': '&lt;=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33])-LEN(SUBSTITUTE([.F33];&quot;StmtDeletion&quot;;&quot;&quot;)))/12" office:value-type="float" office:value="0" calcext:value-type="float">
            <text:p>0</text:p>
          </table:table-cell>
          <table:table-cell table:style-name="ce14" table:formula="of:=(LEN([.F33])-LEN(SUBSTITUTE([.F33];&quot;MyStmtInsertion&quot;;&quot;&quot;)))/15" office:value-type="float" office:value="0" calcext:value-type="float">
            <text:p>0</text:p>
          </table:table-cell>
          <table:table-cell table:style-name="ce14" table:formula="of:=(LEN([.F33])-LEN(SUBSTITUTE([.F33];&quot;StmtReplacement&quot;;&quot;&quot;)))/15" office:value-type="float" office:value="0" calcext:value-type="float">
            <text:p>0</text:p>
          </table:table-cell>
          <table:table-cell table:style-name="ce14" table:formula="of:=(LEN([.F33])-LEN(SUBSTITUTE([.F33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QUICKSORT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4" table:formula="of:=(LEN([.F34])-LEN(SUBSTITUTE([.F34];&quot;target&quot;;&quot;&quot;)))/6" office:value-type="float" office:value="1" calcext:value-type="float">
            <text:p>1</text:p>
          </table:table-cell>
          <table:table-cell table:style-name="ce14" table:formula="of:=(LEN([.F34])-LEN(SUBSTITUTE([.F34];&quot;StmtDeletion&quot;;&quot;&quot;)))/12" office:value-type="float" office:value="0" calcext:value-type="float">
            <text:p>0</text:p>
          </table:table-cell>
          <table:table-cell table:style-name="ce14" table:formula="of:=(LEN([.F34])-LEN(SUBSTITUTE([.F34];&quot;MyStmtInsertion&quot;;&quot;&quot;)))/15" office:value-type="float" office:value="0" calcext:value-type="float">
            <text:p>0</text:p>
          </table:table-cell>
          <table:table-cell table:style-name="ce14" table:formula="of:=(LEN([.F34])-LEN(SUBSTITUTE([.F34];&quot;StmtReplacement&quot;;&quot;&quot;)))/15" office:value-type="float" office:value="0" calcext:value-type="float">
            <text:p>0</text:p>
          </table:table-cell>
          <table:table-cell table:style-name="ce14" table:formula="of:=(LEN([.F34])-LEN(SUBSTITUTE([.F34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35])-LEN(SUBSTITUTE([.F35];&quot;target&quot;;&quot;&quot;)))/6" office:value-type="float" office:value="2" calcext:value-type="float">
            <text:p>2</text:p>
          </table:table-cell>
          <table:table-cell table:style-name="ce14" table:formula="of:=(LEN([.F35])-LEN(SUBSTITUTE([.F35];&quot;StmtDeletion&quot;;&quot;&quot;)))/12" office:value-type="float" office:value="0" calcext:value-type="float">
            <text:p>0</text:p>
          </table:table-cell>
          <table:table-cell table:style-name="ce14" table:formula="of:=(LEN([.F35])-LEN(SUBSTITUTE([.F35];&quot;MyStmtInsertion&quot;;&quot;&quot;)))/15" office:value-type="float" office:value="0" calcext:value-type="float">
            <text:p>0</text:p>
          </table:table-cell>
          <table:table-cell table:style-name="ce14" table:formula="of:=(LEN([.F35])-LEN(SUBSTITUTE([.F35];&quot;StmtReplacement&quot;;&quot;&quot;)))/15" office:value-type="float" office:value="0" calcext:value-type="float">
            <text:p>0</text:p>
          </table:table-cell>
          <table:table-cell table:style-name="ce14" table:formula="of:=(LEN([.F35])-LEN(SUBSTITUTE([.F35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ComparisonOperatorSetting({'target': ('java_programs/QUICKSORT.java.xml', 10), 'value': '&gt;'}) | ComparisonOperatorSetting({'target': ('java_programs/QUICKSORT.java.xml', 10), 'value': '&gt;='})</text:p>
          </table:table-cell>
          <table:table-cell table:number-columns-repeated="1018"/>
        </table:table-row>
        <table:table-row table:style-name="ro1">
          <table:table-cell table:style-name="ce14" table:formula="of:=(LEN([.F36])-LEN(SUBSTITUTE([.F36];&quot;target&quot;;&quot;&quot;)))/6" office:value-type="float" office:value="1" calcext:value-type="float">
            <text:p>1</text:p>
          </table:table-cell>
          <table:table-cell table:style-name="ce14" table:formula="of:=(LEN([.F36])-LEN(SUBSTITUTE([.F36];&quot;StmtDeletion&quot;;&quot;&quot;)))/12" office:value-type="float" office:value="0" calcext:value-type="float">
            <text:p>0</text:p>
          </table:table-cell>
          <table:table-cell table:style-name="ce14" table:formula="of:=(LEN([.F36])-LEN(SUBSTITUTE([.F36];&quot;MyStmtInsertion&quot;;&quot;&quot;)))/15" office:value-type="float" office:value="0" calcext:value-type="float">
            <text:p>0</text:p>
          </table:table-cell>
          <table:table-cell table:style-name="ce14" table:formula="of:=(LEN([.F36])-LEN(SUBSTITUTE([.F36];&quot;StmtReplacement&quot;;&quot;&quot;)))/15" office:value-type="float" office:value="0" calcext:value-type="float">
            <text:p>0</text:p>
          </table:table-cell>
          <table:table-cell table:style-name="ce14" table:formula="of:=(LEN([.F36])-LEN(SUBSTITUTE([.F36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18"/>
        </table:table-row>
        <table:table-row table:style-name="ro1">
          <table:table-cell table:style-name="ce14" table:formula="of:=(LEN([.F37])-LEN(SUBSTITUTE([.F37];&quot;target&quot;;&quot;&quot;)))/6" office:value-type="float" office:value="3" calcext:value-type="float">
            <text:p>3</text:p>
          </table:table-cell>
          <table:table-cell table:style-name="ce14" table:formula="of:=(LEN([.F37])-LEN(SUBSTITUTE([.F37];&quot;StmtDeletion&quot;;&quot;&quot;)))/12" office:value-type="float" office:value="0" calcext:value-type="float">
            <text:p>0</text:p>
          </table:table-cell>
          <table:table-cell table:style-name="ce14" table:formula="of:=(LEN([.F37])-LEN(SUBSTITUTE([.F37];&quot;MyStmtInsertion&quot;;&quot;&quot;)))/15" office:value-type="float" office:value="0" calcext:value-type="float">
            <text:p>0</text:p>
          </table:table-cell>
          <table:table-cell table:style-name="ce14" table:formula="of:=(LEN([.F37])-LEN(SUBSTITUTE([.F37];&quot;StmtReplacement&quot;;&quot;&quot;)))/15" office:value-type="float" office:value="1" calcext:value-type="float">
            <text:p>1</text:p>
          </table:table-cell>
          <table:table-cell table:style-name="ce14" table:formula="of:=(LEN([.F37])-LEN(SUBSTITUTE([.F37];&quot;ComparisonOperatorSetting&quot;;&quot;&quot;)))/25" office:value-type="float" office:value="2" calcext:value-type="float">
            <text:p>2</text:p>
          </table:table-cell>
          <table:table-cell table:style-name="ce2" office:value-type="string" calcext:value-type="string">
            <text:p>StmtReplacement({'target': ('java_programs/QUICKSORT.java.xml', 1), 'ingredient': ('java_programs/QUICKSORT.java.xml', 1)}) | ComparisonOperatorSetting({'target': ('java_programs/QUICKSORT.java.xml', 7), 'value': '&lt;'}) | ComparisonOperatorSetting({'target': ('java_programs/QUICKSORT.java.xml', 7), 'value': '&lt;=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38])-LEN(SUBSTITUTE([.F38];&quot;StmtDeletion&quot;;&quot;&quot;)))/12" office:value-type="float" office:value="0" calcext:value-type="float">
            <text:p>0</text:p>
          </table:table-cell>
          <table:table-cell table:style-name="ce14" table:formula="of:=(LEN([.F38])-LEN(SUBSTITUTE([.F38];&quot;MyStmtInsertion&quot;;&quot;&quot;)))/15" office:value-type="float" office:value="0" calcext:value-type="float">
            <text:p>0</text:p>
          </table:table-cell>
          <table:table-cell table:style-name="ce14" table:formula="of:=(LEN([.F38])-LEN(SUBSTITUTE([.F38];&quot;StmtReplacement&quot;;&quot;&quot;)))/15" office:value-type="float" office:value="0" calcext:value-type="float">
            <text:p>0</text:p>
          </table:table-cell>
          <table:table-cell table:style-name="ce14" table:formula="of:=(LEN([.F38])-LEN(SUBSTITUTE([.F38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SIEV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4" table:formula="of:=(LEN([.F39])-LEN(SUBSTITUTE([.F39];&quot;target&quot;;&quot;&quot;)))/6" office:value-type="float" office:value="2" calcext:value-type="float">
            <text:p>2</text:p>
          </table:table-cell>
          <table:table-cell table:style-name="ce14" table:formula="of:=(LEN([.F39])-LEN(SUBSTITUTE([.F39];&quot;StmtDeletion&quot;;&quot;&quot;)))/12" office:value-type="float" office:value="0" calcext:value-type="float">
            <text:p>0</text:p>
          </table:table-cell>
          <table:table-cell table:style-name="ce14" table:formula="of:=(LEN([.F39])-LEN(SUBSTITUTE([.F39];&quot;MyStmtInsertion&quot;;&quot;&quot;)))/15" office:value-type="float" office:value="0" calcext:value-type="float">
            <text:p>0</text:p>
          </table:table-cell>
          <table:table-cell table:style-name="ce14" table:formula="of:=(LEN([.F39])-LEN(SUBSTITUTE([.F39];&quot;StmtReplacement&quot;;&quot;&quot;)))/15" office:value-type="float" office:value="2" calcext:value-type="float">
            <text:p>2</text:p>
          </table:table-cell>
          <table:table-cell table:style-name="ce14" table:formula="of:=(LEN([.F39])-LEN(SUBSTITUTE([.F39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SIEVE.java.xml', 7), 'ingredient': ('java_programs/SIEVE.java.xml', 6)}) | StmtReplacement({'target': ('java_programs/SIEVE.java.xml', 4), 'ingredient': ('java_programs/SIEVE.java.xml', 0)})</text:p>
          </table:table-cell>
          <table:table-cell table:number-columns-repeated="1018"/>
        </table:table-row>
        <table:table-row table:style-name="ro1">
          <table:table-cell table:style-name="ce14" table:formula="of:=(LEN([.F40])-LEN(SUBSTITUTE([.F40];&quot;target&quot;;&quot;&quot;)))/6" office:value-type="float" office:value="2" calcext:value-type="float">
            <text:p>2</text:p>
          </table:table-cell>
          <table:table-cell table:style-name="ce14" table:formula="of:=(LEN([.F40])-LEN(SUBSTITUTE([.F40];&quot;StmtDeletion&quot;;&quot;&quot;)))/12" office:value-type="float" office:value="0" calcext:value-type="float">
            <text:p>0</text:p>
          </table:table-cell>
          <table:table-cell table:style-name="ce14" table:formula="of:=(LEN([.F40])-LEN(SUBSTITUTE([.F40];&quot;MyStmtInsertion&quot;;&quot;&quot;)))/15" office:value-type="float" office:value="0" calcext:value-type="float">
            <text:p>0</text:p>
          </table:table-cell>
          <table:table-cell table:style-name="ce14" table:formula="of:=(LEN([.F40])-LEN(SUBSTITUTE([.F40];&quot;StmtReplacement&quot;;&quot;&quot;)))/15" office:value-type="float" office:value="2" calcext:value-type="float">
            <text:p>2</text:p>
          </table:table-cell>
          <table:table-cell table:style-name="ce14" table:formula="of:=(LEN([.F40])-LEN(SUBSTITUTE([.F40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SIEVE.java.xml', 7), 'ingredient': ('java_programs/SIEVE.java.xml', 3)}) | StmtReplacement({'target': ('java_programs/SIEVE.java.xml', 4), 'ingredient': ('java_programs/SIEVE.java.xml', 0)})</text:p>
          </table:table-cell>
          <table:table-cell table:number-columns-repeated="1018"/>
        </table:table-row>
        <table:table-row table:style-name="ro1">
          <table:table-cell table:style-name="ce14" table:formula="of:=(LEN([.F41])-LEN(SUBSTITUTE([.F41];&quot;target&quot;;&quot;&quot;)))/6" office:value-type="float" office:value="4" calcext:value-type="float">
            <text:p>4</text:p>
          </table:table-cell>
          <table:table-cell table:style-name="ce14" table:formula="of:=(LEN([.F41])-LEN(SUBSTITUTE([.F41];&quot;StmtDeletion&quot;;&quot;&quot;)))/12" office:value-type="float" office:value="2" calcext:value-type="float">
            <text:p>2</text:p>
          </table:table-cell>
          <table:table-cell table:style-name="ce14" table:formula="of:=(LEN([.F41])-LEN(SUBSTITUTE([.F41];&quot;MyStmtInsertion&quot;;&quot;&quot;)))/15" office:value-type="float" office:value="1" calcext:value-type="float">
            <text:p>1</text:p>
          </table:table-cell>
          <table:table-cell table:style-name="ce14" table:formula="of:=(LEN([.F41])-LEN(SUBSTITUTE([.F41];&quot;StmtReplacement&quot;;&quot;&quot;)))/15" office:value-type="float" office:value="1" calcext:value-type="float">
            <text:p>1</text:p>
          </table:table-cell>
          <table:table-cell table:style-name="ce14" table:formula="of:=(LEN([.F41])-LEN(SUBSTITUTE([.F41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Deletion({'target': ('java_programs/SIEVE.java.xml', 0)}) | StmtDeletion({'target': ('java_programs/SIEVE.java.xml', 6)})</text:p>
          </table:table-cell>
          <table:table-cell table:number-columns-repeated="1018"/>
        </table:table-row>
        <table:table-row table:style-name="ro1">
          <table:table-cell table:style-name="ce41" table:formula="of:=AVERAGE([.A1:.A41])" office:value-type="float" office:value="2.212121212" calcext:value-type="float">
            <text:p>2.212</text:p>
          </table:table-cell>
          <table:table-cell table:style-name="ce42" table:formula="of:=COUNTIF([.B2:.B41]; &quot;&gt;0&quot;)" office:value-type="float" office:value="6" calcext:value-type="float">
            <text:p>6</text:p>
          </table:table-cell>
          <table:table-cell table:style-name="ce42" table:formula="of:=COUNTIF([.C2:.C41]; &quot;&gt;0&quot;)" office:value-type="float" office:value="15" calcext:value-type="float">
            <text:p>15</text:p>
          </table:table-cell>
          <table:table-cell table:style-name="ce42" table:formula="of:=COUNTIF([.D2:.D41]; &quot;&gt;0&quot;)" office:value-type="float" office:value="15" calcext:value-type="float">
            <text:p>15</text:p>
          </table:table-cell>
          <table:table-cell table:style-name="ce42" table:formula="of:=COUNTIF([.E2:.E41]; &quot;&gt;0&quot;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42" table:formula="of:=SUM([.B2:.B41])" office:value-type="float" office:value="9" calcext:value-type="float">
            <text:p>9</text:p>
          </table:table-cell>
          <table:table-cell table:style-name="ce42" table:formula="of:=SUM([.C2:.C41])" office:value-type="float" office:value="16" calcext:value-type="float">
            <text:p>16</text:p>
          </table:table-cell>
          <table:table-cell table:style-name="ce42" table:formula="of:=SUM([.D2:.D41])" office:value-type="float" office:value="18" calcext:value-type="float">
            <text:p>18</text:p>
          </table:table-cell>
          <table:table-cell table:style-name="ce42" table:formula="of:=SUM([.E2:.E41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4" table:number-columns-repeated="5"/>
          <table:table-cell table:number-columns-repeated="101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8" table:formula="of:=[.B42]/[.$A45]" office:value-type="percentage" office:value="0.181818181818182" calcext:value-type="percentage">
            <text:p>18.18%</text:p>
          </table:table-cell>
          <table:table-cell table:style-name="ce18" table:formula="of:=[.C42]/[.$A45]" office:value-type="percentage" office:value="0.454545454545455" calcext:value-type="percentage">
            <text:p>45.45%</text:p>
          </table:table-cell>
          <table:table-cell table:style-name="ce18" table:formula="of:=[.D42]/[.$A45]" office:value-type="percentage" office:value="0.454545454545455" calcext:value-type="percentage">
            <text:p>45.45%</text:p>
          </table:table-cell>
          <table:table-cell table:style-name="ce18" table:formula="of:=[.E42]/[.$A45]" office:value-type="percentage" office:value="0.636363636363636" calcext:value-type="percentage">
            <text:p>63.64%</text:p>
          </table:table-cell>
          <table:table-cell table:number-columns-repeated="1019"/>
        </table:table-row>
        <table:table-row table:style-name="ro1">
          <table:table-cell table:style-name="ce13" table:formula="of:=SUM([.A2:.A41])" office:value-type="float" office:value="73" calcext:value-type="float">
            <text:p>73</text:p>
          </table:table-cell>
          <table:table-cell table:style-name="ce18" table:formula="of:=[.B43]/[.$A46]" office:value-type="percentage" office:value="0.123287671232877" calcext:value-type="percentage">
            <text:p>12.33%</text:p>
          </table:table-cell>
          <table:table-cell table:style-name="ce18" table:formula="of:=[.C43]/[.$A46]" office:value-type="percentage" office:value="0.219178082191781" calcext:value-type="percentage">
            <text:p>21.92%</text:p>
          </table:table-cell>
          <table:table-cell table:style-name="ce18" table:formula="of:=[.D43]/[.$A46]" office:value-type="percentage" office:value="0.246575342465753" calcext:value-type="percentage">
            <text:p>24.66%</text:p>
          </table:table-cell>
          <table:table-cell table:style-name="ce18" table:formula="of:=[.E43]/[.$A46]" office:value-type="percentage" office:value="0.410958904109589" calcext:value-type="percentage">
            <text:p>41.10%</text:p>
          </table:table-cell>
          <table:table-cell table:number-columns-repeated="1019"/>
        </table:table-row>
        <table:table-row table:style-name="ro1" table:number-rows-repeated="905">
          <table:table-cell table:style-name="ce14" table:number-columns-repeated="5"/>
          <table:table-cell table:number-columns-repeated="1019"/>
        </table:table-row>
        <table:table-row table:style-name="ro2" table:number-rows-repeated="10476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que patches uniform strategy" table:style-name="ta7">
        <table:table-column table:style-name="co15" table:number-columns-repeated="5" table:default-cell-style-name="Default"/>
        <table:table-column table:style-name="co14" table:default-cell-style-name="Default"/>
        <table:table-column table:style-name="co3" table:number-columns-repeated="1018" table:default-cell-style-name="Default"/>
        <table:table-row table:style-name="ro1">
          <table:table-cell table:style-name="ce13" office:value-type="string" calcext:value-type="string">
            <text:p>no edits</text:p>
          </table:table-cell>
          <table:table-cell table:style-name="ce13" office:value-type="string" calcext:value-type="string">
            <text:p>del</text:p>
          </table:table-cell>
          <table:table-cell table:style-name="ce13" office:value-type="string" calcext:value-type="string">
            <text:p>ins</text:p>
          </table:table-cell>
          <table:table-cell table:style-name="ce13" office:value-type="string" calcext:value-type="string">
            <text:p>rep</text:p>
          </table:table-cell>
          <table:table-cell table:style-name="ce13" office:value-type="string" calcext:value-type="string">
            <text:p>op</text:p>
          </table:table-cell>
          <table:table-cell table:style-name="ce3" office:value-type="string" calcext:value-type="string">
            <text:p>DFS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4" table:formula="of:=(LEN([.F2])-LEN(SUBSTITUTE([.F2];&quot;target&quot;;&quot;&quot;)))/6" office:value-type="float" office:value="1" calcext:value-type="float">
            <text:p>1</text:p>
          </table:table-cell>
          <table:table-cell table:style-name="ce14" table:formula="of:=(LEN([.F2])-LEN(SUBSTITUTE([.F2];&quot;StmtDeletion&quot;;&quot;&quot;)))/12" office:value-type="float" office:value="0" calcext:value-type="float">
            <text:p>0</text:p>
          </table:table-cell>
          <table:table-cell table:style-name="ce14" table:formula="of:=(LEN([.F2])-LEN(SUBSTITUTE([.F2];&quot;MyStmtInsertion&quot;;&quot;&quot;)))/15" office:value-type="float" office:value="0" calcext:value-type="float">
            <text:p>0</text:p>
          </table:table-cell>
          <table:table-cell table:style-name="ce14" table:formula="of:=(LEN([.F2])-LEN(SUBSTITUTE([.F2];&quot;StmtReplacement&quot;;&quot;&quot;)))/15" office:value-type="float" office:value="1" calcext:value-type="float">
            <text:p>1</text:p>
          </table:table-cell>
          <table:table-cell table:style-name="ce14" table:formula="of:=(LEN([.F2])-LEN(SUBSTITUTE([.F2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18"/>
        </table:table-row>
        <table:table-row table:style-name="ro1">
          <table:table-cell table:style-name="ce14" table:formula="of:=(LEN([.F3])-LEN(SUBSTITUTE([.F3];&quot;target&quot;;&quot;&quot;)))/6" office:value-type="float" office:value="1" calcext:value-type="float">
            <text:p>1</text:p>
          </table:table-cell>
          <table:table-cell table:style-name="ce14" table:formula="of:=(LEN([.F3])-LEN(SUBSTITUTE([.F3];&quot;StmtDeletion&quot;;&quot;&quot;)))/12" office:value-type="float" office:value="0" calcext:value-type="float">
            <text:p>0</text:p>
          </table:table-cell>
          <table:table-cell table:style-name="ce14" table:formula="of:=(LEN([.F3])-LEN(SUBSTITUTE([.F3];&quot;MyStmtInsertion&quot;;&quot;&quot;)))/15" office:value-type="float" office:value="0" calcext:value-type="float">
            <text:p>0</text:p>
          </table:table-cell>
          <table:table-cell table:style-name="ce14" table:formula="of:=(LEN([.F3])-LEN(SUBSTITUTE([.F3];&quot;StmtReplacement&quot;;&quot;&quot;)))/15" office:value-type="float" office:value="1" calcext:value-type="float">
            <text:p>1</text:p>
          </table:table-cell>
          <table:table-cell table:style-name="ce14" table:formula="of:=(LEN([.F3])-LEN(SUBSTITUTE([.F3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4])-LEN(SUBSTITUTE([.F4];&quot;target&quot;;&quot;&quot;)))/6" office:value-type="float" office:value="2" calcext:value-type="float">
            <text:p>2</text:p>
          </table:table-cell>
          <table:table-cell table:style-name="ce14" table:formula="of:=(LEN([.F4])-LEN(SUBSTITUTE([.F4];&quot;StmtDeletion&quot;;&quot;&quot;)))/12" office:value-type="float" office:value="0" calcext:value-type="float">
            <text:p>0</text:p>
          </table:table-cell>
          <table:table-cell table:style-name="ce14" table:formula="of:=(LEN([.F4])-LEN(SUBSTITUTE([.F4];&quot;MyStmtInsertion&quot;;&quot;&quot;)))/15" office:value-type="float" office:value="0" calcext:value-type="float">
            <text:p>0</text:p>
          </table:table-cell>
          <table:table-cell table:style-name="ce14" table:formula="of:=(LEN([.F4])-LEN(SUBSTITUTE([.F4];&quot;StmtReplacement&quot;;&quot;&quot;)))/15" office:value-type="float" office:value="2" calcext:value-type="float">
            <text:p>2</text:p>
          </table:table-cell>
          <table:table-cell table:style-name="ce14" table:formula="of:=(LEN([.F4])-LEN(SUBSTITUTE([.F4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DEPTH_FIRST_SEARCH.java.xml', 9), 'ingredient': ('java_programs/DEPTH_FIRST_SEARCH.java.xml', 2)}) | 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5])-LEN(SUBSTITUTE([.F5];&quot;target&quot;;&quot;&quot;)))/6" office:value-type="float" office:value="2" calcext:value-type="float">
            <text:p>2</text:p>
          </table:table-cell>
          <table:table-cell table:style-name="ce14" table:formula="of:=(LEN([.F5])-LEN(SUBSTITUTE([.F5];&quot;StmtDeletion&quot;;&quot;&quot;)))/12" office:value-type="float" office:value="0" calcext:value-type="float">
            <text:p>0</text:p>
          </table:table-cell>
          <table:table-cell table:style-name="ce14" table:formula="of:=(LEN([.F5])-LEN(SUBSTITUTE([.F5];&quot;MyStmtInsertion&quot;;&quot;&quot;)))/15" office:value-type="float" office:value="0" calcext:value-type="float">
            <text:p>0</text:p>
          </table:table-cell>
          <table:table-cell table:style-name="ce14" table:formula="of:=(LEN([.F5])-LEN(SUBSTITUTE([.F5];&quot;StmtReplacement&quot;;&quot;&quot;)))/15" office:value-type="float" office:value="2" calcext:value-type="float">
            <text:p>2</text:p>
          </table:table-cell>
          <table:table-cell table:style-name="ce14" table:formula="of:=(LEN([.F5])-LEN(SUBSTITUTE([.F5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DEPTH_FIRST_SEARCH.java.xml', 7), 'ingredient': ('java_programs/DEPTH_FIRST_SEARCH.java.xml', 0)}) | StmtReplacement({'target': ('java_programs/DEPTH_FIRST_SEARCH.java.xml', 7), 'ingredient': ('java_programs/DEPTH_FIRST_SEARCH.java.xml', 5)})</text:p>
          </table:table-cell>
          <table:table-cell table:number-columns-repeated="1018"/>
        </table:table-row>
        <table:table-row table:style-name="ro1">
          <table:table-cell table:style-name="ce14" table:formula="of:=(LEN([.F6])-LEN(SUBSTITUTE([.F6];&quot;target&quot;;&quot;&quot;)))/6" office:value-type="float" office:value="3" calcext:value-type="float">
            <text:p>3</text:p>
          </table:table-cell>
          <table:table-cell table:style-name="ce14" table:formula="of:=(LEN([.F6])-LEN(SUBSTITUTE([.F6];&quot;StmtDeletion&quot;;&quot;&quot;)))/12" office:value-type="float" office:value="0" calcext:value-type="float">
            <text:p>0</text:p>
          </table:table-cell>
          <table:table-cell table:style-name="ce14" table:formula="of:=(LEN([.F6])-LEN(SUBSTITUTE([.F6];&quot;MyStmtInsertion&quot;;&quot;&quot;)))/15" office:value-type="float" office:value="2" calcext:value-type="float">
            <text:p>2</text:p>
          </table:table-cell>
          <table:table-cell table:style-name="ce14" table:formula="of:=(LEN([.F6])-LEN(SUBSTITUTE([.F6];&quot;StmtReplacement&quot;;&quot;&quot;)))/15" office:value-type="float" office:value="1" calcext:value-type="float">
            <text:p>1</text:p>
          </table:table-cell>
          <table:table-cell table:style-name="ce14" table:formula="of:=(LEN([.F6])-LEN(SUBSTITUTE([.F6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MyStmtInsertion({'target': ('java_programs/DEPTH_FIRST_SEARCH.java.xml', 9), 'ingredient': ('java_programs/DEPTH_FIRST_SEARCH.java.xml', 10), 'direction': 'before'}) | MyStmtInsertion({'target': ('java_programs/DEPTH_FIRST_SEARCH.java.xml', 11), 'ingredient': ('java_programs/DEPTH_FIRST_SEARCH.java.xml', 9), 'direction': 'before'}) | StmtReplacement({'target': ('java_programs/DEPTH_FIRST_SEARCH.java.xml', 7), 'ingredient': ('java_programs/DEPTH_FIRST_SEARCH.java.xml', 8)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7])-LEN(SUBSTITUTE([.F7];&quot;StmtDeletion&quot;;&quot;&quot;)))/12" office:value-type="float" office:value="0" calcext:value-type="float">
            <text:p>0</text:p>
          </table:table-cell>
          <table:table-cell table:style-name="ce14" table:formula="of:=(LEN([.F7])-LEN(SUBSTITUTE([.F7];&quot;MyStmtInsertion&quot;;&quot;&quot;)))/15" office:value-type="float" office:value="0" calcext:value-type="float">
            <text:p>0</text:p>
          </table:table-cell>
          <table:table-cell table:style-name="ce14" table:formula="of:=(LEN([.F7])-LEN(SUBSTITUTE([.F7];&quot;StmtReplacement&quot;;&quot;&quot;)))/15" office:value-type="float" office:value="0" calcext:value-type="float">
            <text:p>0</text:p>
          </table:table-cell>
          <table:table-cell table:style-name="ce14" table:formula="of:=(LEN([.F7])-LEN(SUBSTITUTE([.F7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KNAPSAC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" table:formula="of:=(LEN([.F8])-LEN(SUBSTITUTE([.F8];&quot;target&quot;;&quot;&quot;)))/6" office:value-type="float" office:value="2" calcext:value-type="float">
            <text:p>2</text:p>
          </table:table-cell>
          <table:table-cell table:style-name="ce14" table:formula="of:=(LEN([.F8])-LEN(SUBSTITUTE([.F8];&quot;StmtDeletion&quot;;&quot;&quot;)))/12" office:value-type="float" office:value="0" calcext:value-type="float">
            <text:p>0</text:p>
          </table:table-cell>
          <table:table-cell table:style-name="ce14" table:formula="of:=(LEN([.F8])-LEN(SUBSTITUTE([.F8];&quot;MyStmtInsertion&quot;;&quot;&quot;)))/15" office:value-type="float" office:value="0" calcext:value-type="float">
            <text:p>0</text:p>
          </table:table-cell>
          <table:table-cell table:style-name="ce14" table:formula="of:=(LEN([.F8])-LEN(SUBSTITUTE([.F8];&quot;StmtReplacement&quot;;&quot;&quot;)))/15" office:value-type="float" office:value="0" calcext:value-type="float">
            <text:p>0</text:p>
          </table:table-cell>
          <table:table-cell table:style-name="ce14" table:formula="of:=(LEN([.F8])-LEN(SUBSTITUTE([.F8];&quot;ComparisonOperatorSetting&quot;;&quot;&quot;)))/25" office:value-type="float" office:value="2" calcext:value-type="float">
            <text:p>2</text:p>
          </table:table-cell>
          <table:table-cell table:style-name="ce8" office:value-type="string" calcext:value-type="string">
            <text:p>ComparisonOperatorSetting({'target': ('java_programs/KNAPSACK.java.xml', 13), 'value': '&lt;'}) | 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9])-LEN(SUBSTITUTE([.F9];&quot;target&quot;;&quot;&quot;)))/6" office:value-type="float" office:value="1" calcext:value-type="float">
            <text:p>1</text:p>
          </table:table-cell>
          <table:table-cell table:style-name="ce14" table:formula="of:=(LEN([.F9])-LEN(SUBSTITUTE([.F9];&quot;StmtDeletion&quot;;&quot;&quot;)))/12" office:value-type="float" office:value="0" calcext:value-type="float">
            <text:p>0</text:p>
          </table:table-cell>
          <table:table-cell table:style-name="ce14" table:formula="of:=(LEN([.F9])-LEN(SUBSTITUTE([.F9];&quot;MyStmtInsertion&quot;;&quot;&quot;)))/15" office:value-type="float" office:value="0" calcext:value-type="float">
            <text:p>0</text:p>
          </table:table-cell>
          <table:table-cell table:style-name="ce14" table:formula="of:=(LEN([.F9])-LEN(SUBSTITUTE([.F9];&quot;StmtReplacement&quot;;&quot;&quot;)))/15" office:value-type="float" office:value="0" calcext:value-type="float">
            <text:p>0</text:p>
          </table:table-cell>
          <table:table-cell table:style-name="ce14" table:formula="of:=(LEN([.F9])-LEN(SUBSTITUTE([.F9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KNAPSACK.java.xml', 16), 'value': '&lt;=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10])-LEN(SUBSTITUTE([.F10];&quot;StmtDeletion&quot;;&quot;&quot;)))/12" office:value-type="float" office:value="0" calcext:value-type="float">
            <text:p>0</text:p>
          </table:table-cell>
          <table:table-cell table:style-name="ce14" table:formula="of:=(LEN([.F10])-LEN(SUBSTITUTE([.F10];&quot;MyStmtInsertion&quot;;&quot;&quot;)))/15" office:value-type="float" office:value="0" calcext:value-type="float">
            <text:p>0</text:p>
          </table:table-cell>
          <table:table-cell table:style-name="ce14" table:formula="of:=(LEN([.F10])-LEN(SUBSTITUTE([.F10];&quot;StmtReplacement&quot;;&quot;&quot;)))/15" office:value-type="float" office:value="0" calcext:value-type="float">
            <text:p>0</text:p>
          </table:table-cell>
          <table:table-cell table:style-name="ce14" table:formula="of:=(LEN([.F10])-LEN(SUBSTITUTE([.F10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LIS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4" table:formula="of:=(LEN([.F11])-LEN(SUBSTITUTE([.F11];&quot;target&quot;;&quot;&quot;)))/6" office:value-type="float" office:value="2" calcext:value-type="float">
            <text:p>2</text:p>
          </table:table-cell>
          <table:table-cell table:style-name="ce14" table:formula="of:=(LEN([.F11])-LEN(SUBSTITUTE([.F11];&quot;StmtDeletion&quot;;&quot;&quot;)))/12" office:value-type="float" office:value="0" calcext:value-type="float">
            <text:p>0</text:p>
          </table:table-cell>
          <table:table-cell table:style-name="ce14" table:formula="of:=(LEN([.F11])-LEN(SUBSTITUTE([.F11];&quot;MyStmtInsertion&quot;;&quot;&quot;)))/15" office:value-type="float" office:value="1" calcext:value-type="float">
            <text:p>1</text:p>
          </table:table-cell>
          <table:table-cell table:style-name="ce14" table:formula="of:=(LEN([.F11])-LEN(SUBSTITUTE([.F11];&quot;StmtReplacement&quot;;&quot;&quot;)))/15" office:value-type="float" office:value="0" calcext:value-type="float">
            <text:p>0</text:p>
          </table:table-cell>
          <table:table-cell table:style-name="ce14" table:formula="of:=(LEN([.F11])-LEN(SUBSTITUTE([.F11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12])-LEN(SUBSTITUTE([.F12];&quot;target&quot;;&quot;&quot;)))/6" office:value-type="float" office:value="1" calcext:value-type="float">
            <text:p>1</text:p>
          </table:table-cell>
          <table:table-cell table:style-name="ce14" table:formula="of:=(LEN([.F12])-LEN(SUBSTITUTE([.F12];&quot;StmtDeletion&quot;;&quot;&quot;)))/12" office:value-type="float" office:value="0" calcext:value-type="float">
            <text:p>0</text:p>
          </table:table-cell>
          <table:table-cell table:style-name="ce14" table:formula="of:=(LEN([.F12])-LEN(SUBSTITUTE([.F12];&quot;MyStmtInsertion&quot;;&quot;&quot;)))/15" office:value-type="float" office:value="1" calcext:value-type="float">
            <text:p>1</text:p>
          </table:table-cell>
          <table:table-cell table:style-name="ce14" table:formula="of:=(LEN([.F12])-LEN(SUBSTITUTE([.F12];&quot;StmtReplacement&quot;;&quot;&quot;)))/15" office:value-type="float" office:value="0" calcext:value-type="float">
            <text:p>0</text:p>
          </table:table-cell>
          <table:table-cell table:style-name="ce14" table:formula="of:=(LEN([.F12])-LEN(SUBSTITUTE([.F12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13])-LEN(SUBSTITUTE([.F13];&quot;target&quot;;&quot;&quot;)))/6" office:value-type="float" office:value="1" calcext:value-type="float">
            <text:p>1</text:p>
          </table:table-cell>
          <table:table-cell table:style-name="ce14" table:formula="of:=(LEN([.F13])-LEN(SUBSTITUTE([.F13];&quot;StmtDeletion&quot;;&quot;&quot;)))/12" office:value-type="float" office:value="0" calcext:value-type="float">
            <text:p>0</text:p>
          </table:table-cell>
          <table:table-cell table:style-name="ce14" table:formula="of:=(LEN([.F13])-LEN(SUBSTITUTE([.F13];&quot;MyStmtInsertion&quot;;&quot;&quot;)))/15" office:value-type="float" office:value="0" calcext:value-type="float">
            <text:p>0</text:p>
          </table:table-cell>
          <table:table-cell table:style-name="ce14" table:formula="of:=(LEN([.F13])-LEN(SUBSTITUTE([.F13];&quot;StmtReplacement&quot;;&quot;&quot;)))/15" office:value-type="float" office:value="1" calcext:value-type="float">
            <text:p>1</text:p>
          </table:table-cell>
          <table:table-cell table:style-name="ce14" table:formula="of:=(LEN([.F13])-LEN(SUBSTITUTE([.F13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18"/>
        </table:table-row>
        <table:table-row table:style-name="ro1">
          <table:table-cell table:style-name="ce14" table:formula="of:=(LEN([.F14])-LEN(SUBSTITUTE([.F14];&quot;target&quot;;&quot;&quot;)))/6" office:value-type="float" office:value="2" calcext:value-type="float">
            <text:p>2</text:p>
          </table:table-cell>
          <table:table-cell table:style-name="ce14" table:formula="of:=(LEN([.F14])-LEN(SUBSTITUTE([.F14];&quot;StmtDeletion&quot;;&quot;&quot;)))/12" office:value-type="float" office:value="0" calcext:value-type="float">
            <text:p>0</text:p>
          </table:table-cell>
          <table:table-cell table:style-name="ce14" table:formula="of:=(LEN([.F14])-LEN(SUBSTITUTE([.F14];&quot;MyStmtInsertion&quot;;&quot;&quot;)))/15" office:value-type="float" office:value="1" calcext:value-type="float">
            <text:p>1</text:p>
          </table:table-cell>
          <table:table-cell table:style-name="ce14" table:formula="of:=(LEN([.F14])-LEN(SUBSTITUTE([.F14];&quot;StmtReplacement&quot;;&quot;&quot;)))/15" office:value-type="float" office:value="0" calcext:value-type="float">
            <text:p>0</text:p>
          </table:table-cell>
          <table:table-cell table:style-name="ce14" table:formula="of:=(LEN([.F14])-LEN(SUBSTITUTE([.F14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LIS.java.xml', 13), 'value': '&gt;'}) | MyStmtInsertion({'target': ('java_programs/LIS.java.xml', 11), 'ingredient': ('java_programs/LIS.java.xml', 14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15])-LEN(SUBSTITUTE([.F15];&quot;target&quot;;&quot;&quot;)))/6" office:value-type="float" office:value="2" calcext:value-type="float">
            <text:p>2</text:p>
          </table:table-cell>
          <table:table-cell table:style-name="ce14" table:formula="of:=(LEN([.F15])-LEN(SUBSTITUTE([.F15];&quot;StmtDeletion&quot;;&quot;&quot;)))/12" office:value-type="float" office:value="0" calcext:value-type="float">
            <text:p>0</text:p>
          </table:table-cell>
          <table:table-cell table:style-name="ce14" table:formula="of:=(LEN([.F15])-LEN(SUBSTITUTE([.F15];&quot;MyStmtInsertion&quot;;&quot;&quot;)))/15" office:value-type="float" office:value="0" calcext:value-type="float">
            <text:p>0</text:p>
          </table:table-cell>
          <table:table-cell table:style-name="ce14" table:formula="of:=(LEN([.F15])-LEN(SUBSTITUTE([.F15];&quot;StmtReplacement&quot;;&quot;&quot;)))/15" office:value-type="float" office:value="2" calcext:value-type="float">
            <text:p>2</text:p>
          </table:table-cell>
          <table:table-cell table:style-name="ce14" table:formula="of:=(LEN([.F15])-LEN(SUBSTITUTE([.F15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LIS.java.xml', 1), 'ingredient': ('java_programs/LIS.java.xml', 1)}) | StmtReplacement({'target': ('java_programs/LIS.java.xml', 15), 'ingredient': ('java_programs/LIS.java.xml', 11)})</text:p>
          </table:table-cell>
          <table:table-cell table:number-columns-repeated="1018"/>
        </table:table-row>
        <table:table-row table:style-name="ro1">
          <table:table-cell table:style-name="ce14" table:formula="of:=(LEN([.F16])-LEN(SUBSTITUTE([.F16];&quot;target&quot;;&quot;&quot;)))/6" office:value-type="float" office:value="2" calcext:value-type="float">
            <text:p>2</text:p>
          </table:table-cell>
          <table:table-cell table:style-name="ce14" table:formula="of:=(LEN([.F16])-LEN(SUBSTITUTE([.F16];&quot;StmtDeletion&quot;;&quot;&quot;)))/12" office:value-type="float" office:value="0" calcext:value-type="float">
            <text:p>0</text:p>
          </table:table-cell>
          <table:table-cell table:style-name="ce14" table:formula="of:=(LEN([.F16])-LEN(SUBSTITUTE([.F16];&quot;MyStmtInsertion&quot;;&quot;&quot;)))/15" office:value-type="float" office:value="0" calcext:value-type="float">
            <text:p>0</text:p>
          </table:table-cell>
          <table:table-cell table:style-name="ce14" table:formula="of:=(LEN([.F16])-LEN(SUBSTITUTE([.F16];&quot;StmtReplacement&quot;;&quot;&quot;)))/15" office:value-type="float" office:value="1" calcext:value-type="float">
            <text:p>1</text:p>
          </table:table-cell>
          <table:table-cell table:style-name="ce14" table:formula="of:=(LEN([.F16])-LEN(SUBSTITUTE([.F16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LIS.java.xml', 12), 'value': '&gt;='}) | StmtReplacement({'target': ('java_programs/LIS.java.xml', 15), 'ingredient': ('java_programs/LIS.java.xml', 11)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17])-LEN(SUBSTITUTE([.F17];&quot;StmtDeletion&quot;;&quot;&quot;)))/12" office:value-type="float" office:value="0" calcext:value-type="float">
            <text:p>0</text:p>
          </table:table-cell>
          <table:table-cell table:style-name="ce14" table:formula="of:=(LEN([.F17])-LEN(SUBSTITUTE([.F17];&quot;MyStmtInsertion&quot;;&quot;&quot;)))/15" office:value-type="float" office:value="0" calcext:value-type="float">
            <text:p>0</text:p>
          </table:table-cell>
          <table:table-cell table:style-name="ce14" table:formula="of:=(LEN([.F17])-LEN(SUBSTITUTE([.F17];&quot;StmtReplacement&quot;;&quot;&quot;)))/15" office:value-type="float" office:value="0" calcext:value-type="float">
            <text:p>0</text:p>
          </table:table-cell>
          <table:table-cell table:style-name="ce14" table:formula="of:=(LEN([.F17])-LEN(SUBSTITUTE([.F17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MERGESORT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4" table:formula="of:=(LEN([.F18])-LEN(SUBSTITUTE([.F18];&quot;target&quot;;&quot;&quot;)))/6" office:value-type="float" office:value="2" calcext:value-type="float">
            <text:p>2</text:p>
          </table:table-cell>
          <table:table-cell table:style-name="ce14" table:formula="of:=(LEN([.F18])-LEN(SUBSTITUTE([.F18];&quot;StmtDeletion&quot;;&quot;&quot;)))/12" office:value-type="float" office:value="0" calcext:value-type="float">
            <text:p>0</text:p>
          </table:table-cell>
          <table:table-cell table:style-name="ce14" table:formula="of:=(LEN([.F18])-LEN(SUBSTITUTE([.F18];&quot;MyStmtInsertion&quot;;&quot;&quot;)))/15" office:value-type="float" office:value="1" calcext:value-type="float">
            <text:p>1</text:p>
          </table:table-cell>
          <table:table-cell table:style-name="ce14" table:formula="of:=(LEN([.F18])-LEN(SUBSTITUTE([.F18];&quot;StmtReplacement&quot;;&quot;&quot;)))/15" office:value-type="float" office:value="1" calcext:value-type="float">
            <text:p>1</text:p>
          </table:table-cell>
          <table:table-cell table:style-name="ce14" table:formula="of:=(LEN([.F18])-LEN(SUBSTITUTE([.F18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MERGESORT.java.xml', 23), 'ingredient': ('java_programs/MERGESORT.java.xml', 20)}) | MyStmtInsertion({'target': ('java_programs/MERGESORT.java.xml', 6), 'ingredient': ('java_programs/MERGESORT.java.xml', 23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19])-LEN(SUBSTITUTE([.F19];&quot;target&quot;;&quot;&quot;)))/6" office:value-type="float" office:value="3" calcext:value-type="float">
            <text:p>3</text:p>
          </table:table-cell>
          <table:table-cell table:style-name="ce14" table:formula="of:=(LEN([.F19])-LEN(SUBSTITUTE([.F19];&quot;StmtDeletion&quot;;&quot;&quot;)))/12" office:value-type="float" office:value="0" calcext:value-type="float">
            <text:p>0</text:p>
          </table:table-cell>
          <table:table-cell table:style-name="ce14" table:formula="of:=(LEN([.F19])-LEN(SUBSTITUTE([.F19];&quot;MyStmtInsertion&quot;;&quot;&quot;)))/15" office:value-type="float" office:value="2" calcext:value-type="float">
            <text:p>2</text:p>
          </table:table-cell>
          <table:table-cell table:style-name="ce14" table:formula="of:=(LEN([.F19])-LEN(SUBSTITUTE([.F19];&quot;StmtReplacement&quot;;&quot;&quot;)))/15" office:value-type="float" office:value="1" calcext:value-type="float">
            <text:p>1</text:p>
          </table:table-cell>
          <table:table-cell table:style-name="ce14" table:formula="of:=(LEN([.F19])-LEN(SUBSTITUTE([.F19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MERGESORT.java.xml', 23), 'ingredient': ('java_programs/MERGESORT.java.xml', 2)}) | MyStmtInsertion({'target': ('java_programs/MERGESORT.java.xml', 10), 'ingredient': ('java_programs/MERGESORT.java.xml', 23), 'direction': 'before'}) | MyStmtInsertion({'target': ('java_programs/MERGESORT.java.xml', 6), 'ingredient': ('java_programs/MERGESORT.java.xml', 23), 'direction': 'before'})</text:p>
          </table:table-cell>
          <table:table-cell table:number-columns-repeated="1018"/>
        </table:table-row>
        <table:table-row table:style-name="ro1">
          <table:table-cell table:style-name="ce14" table:formula="of:=(LEN([.F20])-LEN(SUBSTITUTE([.F20];&quot;target&quot;;&quot;&quot;)))/6" office:value-type="float" office:value="2" calcext:value-type="float">
            <text:p>2</text:p>
          </table:table-cell>
          <table:table-cell table:style-name="ce14" table:formula="of:=(LEN([.F20])-LEN(SUBSTITUTE([.F20];&quot;StmtDeletion&quot;;&quot;&quot;)))/12" office:value-type="float" office:value="0" calcext:value-type="float">
            <text:p>0</text:p>
          </table:table-cell>
          <table:table-cell table:style-name="ce14" table:formula="of:=(LEN([.F20])-LEN(SUBSTITUTE([.F20];&quot;MyStmtInsertion&quot;;&quot;&quot;)))/15" office:value-type="float" office:value="1" calcext:value-type="float">
            <text:p>1</text:p>
          </table:table-cell>
          <table:table-cell table:style-name="ce14" table:formula="of:=(LEN([.F20])-LEN(SUBSTITUTE([.F20];&quot;StmtReplacement&quot;;&quot;&quot;)))/15" office:value-type="float" office:value="1" calcext:value-type="float">
            <text:p>1</text:p>
          </table:table-cell>
          <table:table-cell table:style-name="ce14" table:formula="of:=(LEN([.F20])-LEN(SUBSTITUTE([.F20];&quot;ComparisonOperatorSetting&quot;;&quot;&quot;)))/25" office:value-type="float" office:value="0" calcext:value-type="float">
            <text:p>0</text:p>
          </table:table-cell>
          <table:table-cell table:style-name="ce2" office:value-type="string" calcext:value-type="string">
            <text:p>StmtReplacement({'target': ('java_programs/MERGESORT.java.xml', 23), 'ingredient': ('java_programs/MERGESORT.java.xml', 0)}) | MyStmtInsertion({'target': ('java_programs/MERGESORT.java.xml', 6), 'ingredient': ('java_programs/MERGESORT.java.xml', 23), 'direction': 'before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21])-LEN(SUBSTITUTE([.F21];&quot;StmtDeletion&quot;;&quot;&quot;)))/12" office:value-type="float" office:value="0" calcext:value-type="float">
            <text:p>0</text:p>
          </table:table-cell>
          <table:table-cell table:style-name="ce14" table:formula="of:=(LEN([.F21])-LEN(SUBSTITUTE([.F21];&quot;MyStmtInsertion&quot;;&quot;&quot;)))/15" office:value-type="float" office:value="0" calcext:value-type="float">
            <text:p>0</text:p>
          </table:table-cell>
          <table:table-cell table:style-name="ce14" table:formula="of:=(LEN([.F21])-LEN(SUBSTITUTE([.F21];&quot;StmtReplacement&quot;;&quot;&quot;)))/15" office:value-type="float" office:value="0" calcext:value-type="float">
            <text:p>0</text:p>
          </table:table-cell>
          <table:table-cell table:style-name="ce14" table:formula="of:=(LEN([.F21])-LEN(SUBSTITUTE([.F21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PASCA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4" table:formula="of:=(LEN([.F22])-LEN(SUBSTITUTE([.F22];&quot;target&quot;;&quot;&quot;)))/6" office:value-type="float" office:value="1" calcext:value-type="float">
            <text:p>1</text:p>
          </table:table-cell>
          <table:table-cell table:style-name="ce14" table:formula="of:=(LEN([.F22])-LEN(SUBSTITUTE([.F22];&quot;StmtDeletion&quot;;&quot;&quot;)))/12" office:value-type="float" office:value="0" calcext:value-type="float">
            <text:p>0</text:p>
          </table:table-cell>
          <table:table-cell table:style-name="ce14" table:formula="of:=(LEN([.F22])-LEN(SUBSTITUTE([.F22];&quot;MyStmtInsertion&quot;;&quot;&quot;)))/15" office:value-type="float" office:value="0" calcext:value-type="float">
            <text:p>0</text:p>
          </table:table-cell>
          <table:table-cell table:style-name="ce14" table:formula="of:=(LEN([.F22])-LEN(SUBSTITUTE([.F22];&quot;StmtReplacement&quot;;&quot;&quot;)))/15" office:value-type="float" office:value="0" calcext:value-type="float">
            <text:p>0</text:p>
          </table:table-cell>
          <table:table-cell table:style-name="ce14" table:formula="of:=(LEN([.F22])-LEN(SUBSTITUTE([.F22];&quot;ComparisonOperatorSetting&quot;;&quot;&quot;)))/25" office:value-type="float" office:value="1" calcext:value-type="float">
            <text:p>1</text:p>
          </table:table-cell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23])-LEN(SUBSTITUTE([.F23];&quot;StmtDeletion&quot;;&quot;&quot;)))/12" office:value-type="float" office:value="0" calcext:value-type="float">
            <text:p>0</text:p>
          </table:table-cell>
          <table:table-cell table:style-name="ce14" table:formula="of:=(LEN([.F23])-LEN(SUBSTITUTE([.F23];&quot;MyStmtInsertion&quot;;&quot;&quot;)))/15" office:value-type="float" office:value="0" calcext:value-type="float">
            <text:p>0</text:p>
          </table:table-cell>
          <table:table-cell table:style-name="ce14" table:formula="of:=(LEN([.F23])-LEN(SUBSTITUTE([.F23];&quot;StmtReplacement&quot;;&quot;&quot;)))/15" office:value-type="float" office:value="0" calcext:value-type="float">
            <text:p>0</text:p>
          </table:table-cell>
          <table:table-cell table:style-name="ce14" table:formula="of:=(LEN([.F23])-LEN(SUBSTITUTE([.F23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QUICKSOR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" table:formula="of:=(LEN([.F24])-LEN(SUBSTITUTE([.F24];&quot;target&quot;;&quot;&quot;)))/6" office:value-type="float" office:value="1" calcext:value-type="float">
            <text:p>1</text:p>
          </table:table-cell>
          <table:table-cell table:style-name="ce14" table:formula="of:=(LEN([.F24])-LEN(SUBSTITUTE([.F24];&quot;StmtDeletion&quot;;&quot;&quot;)))/12" office:value-type="float" office:value="0" calcext:value-type="float">
            <text:p>0</text:p>
          </table:table-cell>
          <table:table-cell table:style-name="ce14" table:formula="of:=(LEN([.F24])-LEN(SUBSTITUTE([.F24];&quot;MyStmtInsertion&quot;;&quot;&quot;)))/15" office:value-type="float" office:value="0" calcext:value-type="float">
            <text:p>0</text:p>
          </table:table-cell>
          <table:table-cell table:style-name="ce14" table:formula="of:=(LEN([.F24])-LEN(SUBSTITUTE([.F24];&quot;StmtReplacement&quot;;&quot;&quot;)))/15" office:value-type="float" office:value="0" calcext:value-type="float">
            <text:p>0</text:p>
          </table:table-cell>
          <table:table-cell table:style-name="ce14" table:formula="of:=(LEN([.F24])-LEN(SUBSTITUTE([.F24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QUICKSORT.java.xml', 7), 'value': '&lt;='})</text:p>
          </table:table-cell>
          <table:table-cell table:number-columns-repeated="1018"/>
        </table:table-row>
        <table:table-row table:style-name="ro1">
          <table:table-cell table:style-name="ce14" table:formula="of:=(LEN([.F25])-LEN(SUBSTITUTE([.F25];&quot;target&quot;;&quot;&quot;)))/6" office:value-type="float" office:value="1" calcext:value-type="float">
            <text:p>1</text:p>
          </table:table-cell>
          <table:table-cell table:style-name="ce14" table:formula="of:=(LEN([.F25])-LEN(SUBSTITUTE([.F25];&quot;StmtDeletion&quot;;&quot;&quot;)))/12" office:value-type="float" office:value="0" calcext:value-type="float">
            <text:p>0</text:p>
          </table:table-cell>
          <table:table-cell table:style-name="ce14" table:formula="of:=(LEN([.F25])-LEN(SUBSTITUTE([.F25];&quot;MyStmtInsertion&quot;;&quot;&quot;)))/15" office:value-type="float" office:value="0" calcext:value-type="float">
            <text:p>0</text:p>
          </table:table-cell>
          <table:table-cell table:style-name="ce14" table:formula="of:=(LEN([.F25])-LEN(SUBSTITUTE([.F25];&quot;StmtReplacement&quot;;&quot;&quot;)))/15" office:value-type="float" office:value="0" calcext:value-type="float">
            <text:p>0</text:p>
          </table:table-cell>
          <table:table-cell table:style-name="ce14" table:formula="of:=(LEN([.F25])-LEN(SUBSTITUTE([.F25];&quot;ComparisonOperatorSetting&quot;;&quot;&quot;)))/25" office:value-type="float" office:value="1" calcext:value-type="float">
            <text:p>1</text:p>
          </table:table-cell>
          <table:table-cell table:style-name="ce8" office:value-type="string" calcext:value-type="string">
            <text:p>ComparisonOperatorSetting({'target': ('java_programs/QUICKSORT.java.xml', 10), 'value': '&gt;='})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4" table:formula="of:=(LEN([.F26])-LEN(SUBSTITUTE([.F26];&quot;StmtDeletion&quot;;&quot;&quot;)))/12" office:value-type="float" office:value="0" calcext:value-type="float">
            <text:p>0</text:p>
          </table:table-cell>
          <table:table-cell table:style-name="ce14" table:formula="of:=(LEN([.F26])-LEN(SUBSTITUTE([.F26];&quot;MyStmtInsertion&quot;;&quot;&quot;)))/15" office:value-type="float" office:value="0" calcext:value-type="float">
            <text:p>0</text:p>
          </table:table-cell>
          <table:table-cell table:style-name="ce14" table:formula="of:=(LEN([.F26])-LEN(SUBSTITUTE([.F26];&quot;StmtReplacement&quot;;&quot;&quot;)))/15" office:value-type="float" office:value="0" calcext:value-type="float">
            <text:p>0</text:p>
          </table:table-cell>
          <table:table-cell table:style-name="ce14" table:formula="of:=(LEN([.F26])-LEN(SUBSTITUTE([.F26];&quot;ComparisonOperatorSetting&quot;;&quot;&quot;)))/25" office:value-type="float" office:value="0" calcext:value-type="float">
            <text:p>0</text:p>
          </table:table-cell>
          <table:table-cell table:style-name="ce3" office:value-type="string" calcext:value-type="string">
            <text:p>SIEVE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4" table:formula="of:=(LEN([.F27])-LEN(SUBSTITUTE([.F27];&quot;target&quot;;&quot;&quot;)))/6" office:value-type="float" office:value="4" calcext:value-type="float">
            <text:p>4</text:p>
          </table:table-cell>
          <table:table-cell table:style-name="ce14" table:formula="of:=(LEN([.F27])-LEN(SUBSTITUTE([.F27];&quot;StmtDeletion&quot;;&quot;&quot;)))/12" office:value-type="float" office:value="0" calcext:value-type="float">
            <text:p>0</text:p>
          </table:table-cell>
          <table:table-cell table:style-name="ce14" table:formula="of:=(LEN([.F27])-LEN(SUBSTITUTE([.F27];&quot;MyStmtInsertion&quot;;&quot;&quot;)))/15" office:value-type="float" office:value="1" calcext:value-type="float">
            <text:p>1</text:p>
          </table:table-cell>
          <table:table-cell table:style-name="ce14" table:formula="of:=(LEN([.F27])-LEN(SUBSTITUTE([.F27];&quot;StmtReplacement&quot;;&quot;&quot;)))/15" office:value-type="float" office:value="3" calcext:value-type="float">
            <text:p>3</text:p>
          </table:table-cell>
          <table:table-cell table:style-name="ce14" table:formula="of:=(LEN([.F27])-LEN(SUBSTITUTE([.F27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3), 'ingredient': ('java_programs/SIEVE.java.xml', 2)}) | StmtReplacement({'target': ('java_programs/SIEVE.java.xml', 6), 'ingredient':</text:p>
          </table:table-cell>
          <table:table-cell table:number-columns-repeated="1018"/>
        </table:table-row>
        <table:table-row table:style-name="ro1">
          <table:table-cell table:style-name="ce14" table:formula="of:=(LEN([.F28])-LEN(SUBSTITUTE([.F28];&quot;target&quot;;&quot;&quot;)))/6" office:value-type="float" office:value="3" calcext:value-type="float">
            <text:p>3</text:p>
          </table:table-cell>
          <table:table-cell table:style-name="ce14" table:formula="of:=(LEN([.F28])-LEN(SUBSTITUTE([.F28];&quot;StmtDeletion&quot;;&quot;&quot;)))/12" office:value-type="float" office:value="0" calcext:value-type="float">
            <text:p>0</text:p>
          </table:table-cell>
          <table:table-cell table:style-name="ce14" table:formula="of:=(LEN([.F28])-LEN(SUBSTITUTE([.F28];&quot;MyStmtInsertion&quot;;&quot;&quot;)))/15" office:value-type="float" office:value="0" calcext:value-type="float">
            <text:p>0</text:p>
          </table:table-cell>
          <table:table-cell table:style-name="ce14" table:formula="of:=(LEN([.F28])-LEN(SUBSTITUTE([.F28];&quot;StmtReplacement&quot;;&quot;&quot;)))/15" office:value-type="float" office:value="3" calcext:value-type="float">
            <text:p>3</text:p>
          </table:table-cell>
          <table:table-cell table:style-name="ce14" table:formula="of:=(LEN([.F28])-LEN(SUBSTITUTE([.F28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3)}) | StmtReplacement({'target': ('java_programs/SIEVE.java.xml', 6), 'ingredient': ('java_programs/SIEVE.java.xml', 8)}) | StmtReplacement({'target': ('java_programs/SIEVE.java.xml', 5), 'ingredient': ('java_programs/SIEVE.java.xml', 1)})</text:p>
          </table:table-cell>
          <table:table-cell table:number-columns-repeated="1018"/>
        </table:table-row>
        <table:table-row table:style-name="ro1">
          <table:table-cell table:style-name="ce14" table:formula="of:=(LEN([.F29])-LEN(SUBSTITUTE([.F29];&quot;target&quot;;&quot;&quot;)))/6" office:value-type="float" office:value="3" calcext:value-type="float">
            <text:p>3</text:p>
          </table:table-cell>
          <table:table-cell table:style-name="ce14" table:formula="of:=(LEN([.F29])-LEN(SUBSTITUTE([.F29];&quot;StmtDeletion&quot;;&quot;&quot;)))/12" office:value-type="float" office:value="0" calcext:value-type="float">
            <text:p>0</text:p>
          </table:table-cell>
          <table:table-cell table:style-name="ce14" table:formula="of:=(LEN([.F29])-LEN(SUBSTITUTE([.F29];&quot;MyStmtInsertion&quot;;&quot;&quot;)))/15" office:value-type="float" office:value="1" calcext:value-type="float">
            <text:p>1</text:p>
          </table:table-cell>
          <table:table-cell table:style-name="ce14" table:formula="of:=(LEN([.F29])-LEN(SUBSTITUTE([.F29];&quot;StmtReplacement&quot;;&quot;&quot;)))/15" office:value-type="float" office:value="2" calcext:value-type="float">
            <text:p>2</text:p>
          </table:table-cell>
          <table:table-cell table:style-name="ce14" table:formula="of:=(LEN([.F29])-LEN(SUBSTITUTE([.F29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5), 'ingredient': ('java_programs/SIEVE.java.xml', 1)})</text:p>
          </table:table-cell>
          <table:table-cell table:number-columns-repeated="1018"/>
        </table:table-row>
        <table:table-row table:style-name="ro1">
          <table:table-cell table:style-name="ce14" table:formula="of:=(LEN([.F30])-LEN(SUBSTITUTE([.F30];&quot;target&quot;;&quot;&quot;)))/6" office:value-type="float" office:value="3" calcext:value-type="float">
            <text:p>3</text:p>
          </table:table-cell>
          <table:table-cell table:style-name="ce14" table:formula="of:=(LEN([.F30])-LEN(SUBSTITUTE([.F30];&quot;StmtDeletion&quot;;&quot;&quot;)))/12" office:value-type="float" office:value="0" calcext:value-type="float">
            <text:p>0</text:p>
          </table:table-cell>
          <table:table-cell table:style-name="ce14" table:formula="of:=(LEN([.F30])-LEN(SUBSTITUTE([.F30];&quot;MyStmtInsertion&quot;;&quot;&quot;)))/15" office:value-type="float" office:value="1" calcext:value-type="float">
            <text:p>1</text:p>
          </table:table-cell>
          <table:table-cell table:style-name="ce14" table:formula="of:=(LEN([.F30])-LEN(SUBSTITUTE([.F30];&quot;StmtReplacement&quot;;&quot;&quot;)))/15" office:value-type="float" office:value="2" calcext:value-type="float">
            <text:p>2</text:p>
          </table:table-cell>
          <table:table-cell table:style-name="ce14" table:formula="of:=(LEN([.F30])-LEN(SUBSTITUTE([.F30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6), 'ingredient': ('java_programs/SIEVE.java.xml', 8)})</text:p>
          </table:table-cell>
          <table:table-cell table:number-columns-repeated="1018"/>
        </table:table-row>
        <table:table-row table:style-name="ro1">
          <table:table-cell table:style-name="ce14" table:formula="of:=(LEN([.F31])-LEN(SUBSTITUTE([.F31];&quot;target&quot;;&quot;&quot;)))/6" office:value-type="float" office:value="2" calcext:value-type="float">
            <text:p>2</text:p>
          </table:table-cell>
          <table:table-cell table:style-name="ce14" table:formula="of:=(LEN([.F31])-LEN(SUBSTITUTE([.F31];&quot;StmtDeletion&quot;;&quot;&quot;)))/12" office:value-type="float" office:value="0" calcext:value-type="float">
            <text:p>0</text:p>
          </table:table-cell>
          <table:table-cell table:style-name="ce14" table:formula="of:=(LEN([.F31])-LEN(SUBSTITUTE([.F31];&quot;MyStmtInsertion&quot;;&quot;&quot;)))/15" office:value-type="float" office:value="0" calcext:value-type="float">
            <text:p>0</text:p>
          </table:table-cell>
          <table:table-cell table:style-name="ce14" table:formula="of:=(LEN([.F31])-LEN(SUBSTITUTE([.F31];&quot;StmtReplacement&quot;;&quot;&quot;)))/15" office:value-type="float" office:value="2" calcext:value-type="float">
            <text:p>2</text:p>
          </table:table-cell>
          <table:table-cell table:style-name="ce14" table:formula="of:=(LEN([.F31])-LEN(SUBSTITUTE([.F31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6)}) | StmtReplacement({'target': ('java_programs/SIEVE.java.xml', 4), 'ingredient': ('java_programs/SIEVE.java.xml', 0)})</text:p>
          </table:table-cell>
          <table:table-cell table:number-columns-repeated="1018"/>
        </table:table-row>
        <table:table-row table:style-name="ro1">
          <table:table-cell table:style-name="ce14" table:formula="of:=(LEN([.F32])-LEN(SUBSTITUTE([.F32];&quot;target&quot;;&quot;&quot;)))/6" office:value-type="float" office:value="2" calcext:value-type="float">
            <text:p>2</text:p>
          </table:table-cell>
          <table:table-cell table:style-name="ce14" table:formula="of:=(LEN([.F32])-LEN(SUBSTITUTE([.F32];&quot;StmtDeletion&quot;;&quot;&quot;)))/12" office:value-type="float" office:value="0" calcext:value-type="float">
            <text:p>0</text:p>
          </table:table-cell>
          <table:table-cell table:style-name="ce14" table:formula="of:=(LEN([.F32])-LEN(SUBSTITUTE([.F32];&quot;MyStmtInsertion&quot;;&quot;&quot;)))/15" office:value-type="float" office:value="0" calcext:value-type="float">
            <text:p>0</text:p>
          </table:table-cell>
          <table:table-cell table:style-name="ce14" table:formula="of:=(LEN([.F32])-LEN(SUBSTITUTE([.F32];&quot;StmtReplacement&quot;;&quot;&quot;)))/15" office:value-type="float" office:value="2" calcext:value-type="float">
            <text:p>2</text:p>
          </table:table-cell>
          <table:table-cell table:style-name="ce14" table:formula="of:=(LEN([.F32])-LEN(SUBSTITUTE([.F32];&quot;ComparisonOperatorSetting&quot;;&quot;&quot;)))/25" office:value-type="float" office:value="0" calcext:value-type="float">
            <text:p>0</text:p>
          </table:table-cell>
          <table:table-cell table:style-name="ce8" office:value-type="string" calcext:value-type="string">
            <text:p>StmtReplacement({'target': ('java_programs/SIEVE.java.xml', 7), 'ingredient': ('java_programs/SIEVE.java.xml', 6)}) | StmtReplacement({'target': ('java_programs/SIEVE.java.xml', 5), 'ingredient': ('java_programs/SIEVE.java.xml', 1)})</text:p>
          </table:table-cell>
          <table:table-cell table:number-columns-repeated="1018"/>
        </table:table-row>
        <table:table-row table:style-name="ro1">
          <table:table-cell table:style-name="ce41" table:formula="of:=AVERAGE([.A1:.A32])" office:value-type="float" office:value="1.96" calcext:value-type="float">
            <text:p>1.960</text:p>
          </table:table-cell>
          <table:table-cell table:style-name="ce13" table:formula="of:=COUNTIF([.B2:.B32]; &quot;&gt;0&quot;)" office:value-type="float" office:value="0" calcext:value-type="float">
            <text:p>0</text:p>
          </table:table-cell>
          <table:table-cell table:style-name="ce13" table:formula="of:=COUNTIF([.C2:.C32]; &quot;&gt;0&quot;)" office:value-type="float" office:value="10" calcext:value-type="float">
            <text:p>10</text:p>
          </table:table-cell>
          <table:table-cell table:style-name="ce13" table:formula="of:=COUNTIF([.D2:.D32]; &quot;&gt;0&quot;)" office:value-type="float" office:value="17" calcext:value-type="float">
            <text:p>17</text:p>
          </table:table-cell>
          <table:table-cell table:style-name="ce13" table:formula="of:=COUNTIF([.E2:.E32]; &quot;&gt;0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43" table:formula="of:=SUM([.B2:.B32])" office:value-type="float" office:value="0" calcext:value-type="float">
            <text:p>0</text:p>
          </table:table-cell>
          <table:table-cell table:style-name="ce43" table:formula="of:=SUM([.C2:.C32])" office:value-type="float" office:value="12" calcext:value-type="float">
            <text:p>12</text:p>
          </table:table-cell>
          <table:table-cell table:style-name="ce43" table:formula="of:=SUM([.D2:.D32])" office:value-type="float" office:value="28" calcext:value-type="float">
            <text:p>28</text:p>
          </table:table-cell>
          <table:table-cell table:style-name="ce43" table:formula="of:=SUM([.E2:.E3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3" table:number-columns-repeated="5"/>
          <table:table-cell table:number-columns-repeated="101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8" table:formula="of:=[.B33]/[.$A36]" office:value-type="percentage" office:value="0" calcext:value-type="percentage">
            <text:p>0.00%</text:p>
          </table:table-cell>
          <table:table-cell table:style-name="ce18" table:formula="of:=[.C33]/[.$A36]" office:value-type="percentage" office:value="0.4" calcext:value-type="percentage">
            <text:p>40.00%</text:p>
          </table:table-cell>
          <table:table-cell table:style-name="ce18" table:formula="of:=[.D33]/[.$A36]" office:value-type="percentage" office:value="0.68" calcext:value-type="percentage">
            <text:p>68.00%</text:p>
          </table:table-cell>
          <table:table-cell table:style-name="ce18" table:formula="of:=[.E33]/[.$A36]" office:value-type="percentage" office:value="0.32" calcext:value-type="percentage">
            <text:p>32.00%</text:p>
          </table:table-cell>
          <table:table-cell table:number-columns-repeated="1019"/>
        </table:table-row>
        <table:table-row table:style-name="ro1">
          <table:table-cell table:style-name="ce13" table:formula="of:=SUM([.A2:.A32])" office:value-type="float" office:value="49" calcext:value-type="float">
            <text:p>49</text:p>
          </table:table-cell>
          <table:table-cell table:style-name="ce18" table:formula="of:=[.B34]/[.$A37]" office:value-type="percentage" office:value="0" calcext:value-type="percentage">
            <text:p>0.00%</text:p>
          </table:table-cell>
          <table:table-cell table:style-name="ce18" table:formula="of:=[.C34]/[.$A37]" office:value-type="percentage" office:value="0.244897959183673" calcext:value-type="percentage">
            <text:p>24.49%</text:p>
          </table:table-cell>
          <table:table-cell table:style-name="ce18" table:formula="of:=[.D34]/[.$A37]" office:value-type="percentage" office:value="0.571428571428571" calcext:value-type="percentage">
            <text:p>57.14%</text:p>
          </table:table-cell>
          <table:table-cell table:style-name="ce18" table:formula="of:=[.E34]/[.$A37]" office:value-type="percentage" office:value="0.183673469387755" calcext:value-type="percentage">
            <text:p>18.37%</text:p>
          </table:table-cell>
          <table:table-cell table:number-columns-repeated="1019"/>
        </table:table-row>
        <table:table-row table:style-name="ro1" table:number-rows-repeated="2">
          <table:table-cell table:style-name="ce13"/>
          <table:table-cell table:style-name="ce18"/>
          <table:table-cell table:style-name="ce13" table:number-columns-repeated="3"/>
          <table:table-cell table:number-columns-repeated="1019"/>
        </table:table-row>
        <table:table-row table:style-name="ro1" table:number-rows-repeated="905">
          <table:table-cell table:style-name="ce14" table:number-columns-repeated="5"/>
          <table:table-cell table:number-columns-repeated="1019"/>
        </table:table-row>
        <table:table-row table:style-name="ro2" table:number-rows-repeated="10476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ches initial setup" table:style-name="ta8">
        <table:table-column table:style-name="co14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>
            <text:p>DFS</text:p>
          </table:table-cell>
          <table:table-cell table:style-name="ce12" table:formula="of:=IFERROR(__xludf.dummyfunction(&quot;COUNTUNIQUE(A2:A15)&quot;);6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DEPTH_FIRST_SEARCH.java.xml', 9), 'ingredient': ('java_programs/DEPTH_FIRST_SEARCH.java.xml', 0), 'direction': 'before'}) | StmtReplacement({'target': ('java_programs/DEPTH_FIRST_SEARCH.java.xml', 8), 'ingredient': ('java_programs/DEPTH_FIRST_SEARCH.java.xml', 7)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Deletion({'target': ('java_programs/DEPTH_FIRST_SEARCH.java.xml', 2)}) | MyStmtInsertion({'target': ('java_programs/DEPTH_FIRST_SEARCH.java.xml', 9), 'ingredient': ('java_programs/DEPTH_FIRST_SEARCH.java.xml', 10), 'direction': 'before'}) | 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DEPTH_FIRST_SEARCH.java.xml', 4), 'value': '=='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DEPTH_FIRST_SEARCH.java.xml', 1), 'ingredient': ('java_programs/DEPTH_FIRST_SEARCH.java.xml', 10), 'direction': 'before'}) | ComparisonOperatorSetting({'target': ('java_programs/DEPTH_FIRST_SEARCH.java.xml', 4), 'value': '&gt;'}) | 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DEPTH_FIRST_SEARCH.java.xml', 4), 'value': '=='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HEAPSOR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Deletion({'target': ('java_programs/KHEAPSORT.java.xml', 7)}) | StmtDeletion({'target': ('java_programs/KHEAPSORT.java.xml', 6)}) | StmtDeletion({'target': ('java_programs/KHEAPSORT.java.xml', 1)}) | StmtReplacement({'target': ('java_programs/KHEAPSORT.java.xml', 2), 'ingredient': ('java_programs/KHEAPSORT.java.xml', 4)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KNAPSACK</text:p>
          </table:table-cell>
          <table:table-cell table:style-name="ce12" table:formula="of:=IFERROR(__xludf.dummyfunction(&quot;COUNTUNIQUE(A19:A35)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KNAPSACK.java.xml', 17), 'ingredient': ('java_programs/KNAPSACK.java.xml', 17), 'direction': 'before'}) | 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Deletion({'target': ('java_programs/KNAPSACK.java.xml', 14)}) | 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2), 'value': '&lt;='}) | ComparisonOperatorSetting({'target': ('java_programs/KNAPSACK.java.xml', 16), 'value': '&lt;=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KNAPSACK.java.xml', 9), 'ingredient': ('java_programs/KNAPSACK.java.xml', 9)}) | 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S</text:p>
          </table:table-cell>
          <table:table-cell table:style-name="ce12" table:formula="of:=IFERROR(__xludf.dummyfunction(&quot;COUNTUNIQUE(A37:A49)&quot;);9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StmtReplacement({'target': ('java_programs/LIS.java.xml', 9), 'ingredient': ('java_programs/LIS.java.xml', 7)}) | 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StmtReplacement({'target': ('java_programs/LIS.java.xml', 14), 'ingredient': ('java_programs/LIS.java.xml', 11)}) | ComparisonOperatorSetting({'target': ('java_programs/LIS.java.xml', 12), 'value': '&gt;='}) | 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ComparisonOperatorSetting({'target': ('java_programs/LIS.java.xml', 12), 'value': '==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 | MyStmtInsertion({'target': ('java_programs/LIS.java.xml', 14), 'ingredient': ('java_programs/LIS.java.xml', 16), 'direction': 'before'}) | StmtDeletion({'targe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=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RGESOR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Deletion({'target': ('java_programs/MERGESORT.java.xml', 23)}) | MyStmtInsertion({'target': ('java_programs/MERGESORT.java.xml', 6), 'ingredient': ('java_programs/MERGESORT.java.xml', 23), 'direction': 'before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PASCAL</text:p>
          </table:table-cell>
          <table:table-cell table:style-name="ce12" table:formula="of:=IFERROR(__xludf.dummyfunction(&quot;COUNTUNIQUE(A53:A67)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15), 'value': '&lt;'}) | 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!='}) | ComparisonOperatorSetting({'target': ('java_programs/PASCAL.java.xml', 8), 'value': '&lt;='})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gt;'}) | MyStmtInsertion({'target': ('java_programs/PASCAL.java.xml', 12), 'ingredient': ('java_programs/PASCAL.java.xml', 14), 'direction': 'before'}) | 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!='}) | 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UICKSORT</text:p>
          </table:table-cell>
          <table:table-cell table:style-name="ce12" table:formula="of:=IFERROR(__xludf.dummyfunction(&quot;COUNTUNIQUE(A69:A88)&quot;);4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'}) | 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QUICKSORT.java.xml', 1), 'ingredient': ('java_programs/QUICKSORT.java.xml', 1)}) | ComparisonOperatorSetting({'target': ('java_programs/QUICKSORT.java.xml', 7), 'value': '&lt;'}) | 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IEVE</text:p>
          </table:table-cell>
          <table:table-cell table:style-name="ce12" table:formula="of:=IFERROR(__xludf.dummyfunction(&quot;COUNTUNIQUE(A90:A92)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StmtReplacement({'target': ('java_programs/SIEVE.java.xml', 4), 'ingredient': ('java_programs/SIEVE.java.xml', 0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3)}) | StmtReplacement({'target': ('java_programs/SIEVE.java.xml', 4), 'ingredient': ('java_programs/SIEVE.java.xml', 0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Deletion({'target': ('java_programs/SIEVE.java.xml', 0)}) | StmtDeletion({'target': ('java_programs/SIEVE.java.xml', 6)})</text:p>
          </table:table-cell>
          <table:table-cell table:number-columns-repeated="102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ches uniform strategy" table:style-name="ta9">
        <table:table-column table:style-name="co14" table:default-cell-style-name="Default"/>
        <table:table-column table:style-name="co3" table:number-columns-repeated="1023" table:default-cell-style-name="Default"/>
        <table:table-row table:style-name="ro1">
          <table:table-cell table:style-name="ce3" office:value-type="string" calcext:value-type="string">
            <text:p>DFS</text:p>
          </table:table-cell>
          <table:table-cell table:style-name="ce12" table:formula="of:=IFERROR(__xludf.dummyfunction(&quot;COUNTUNIQUE(A2:A20)&quot;);5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9), 'ingredient': ('java_programs/DEPTH_FIRST_SEARCH.java.xml', 2)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0)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DEPTH_FIRST_SEARCH.java.xml', 9), 'ingredient': ('java_programs/DEPTH_FIRST_SEARCH.java.xml', 10), 'direction': 'before'}) | MyStmtInsertion({'target': ('java_programs/DEPTH_FIRST_SEARCH.java.xml', 11), 'ingredient': ('java_programs/DEPTH_FIRST_SEARCH.java.xml', 9), 'direction': 'before'}) | 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9), 'ingredient': ('java_programs/DEPTH_FIRST_SEARCH.java.xml', 2)}) | 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DEPTH_FIRST_SEARCH.java.xml', 7), 'ingredient': ('java_programs/DEPTH_FIRST_SEARCH.java.xml', 5)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NAPSACK</text:p>
          </table:table-cell>
          <table:table-cell table:style-name="ce12" table:formula="of:=IFERROR(__xludf.dummyfunction(&quot;COUNTUNIQUE(A22:A30)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3), 'value': '&lt;'}) | 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KNAPSACK.java.xml', 16), 'value': '&l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IS</text:p>
          </table:table-cell>
          <table:table-cell table:style-name="ce12" table:formula="of:=IFERROR(__xludf.dummyfunction(&quot;COUNTUNIQUE(A32:A48)&quot;);6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), 'ingredient': ('java_programs/LIS.java.xml', 1)}) | 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1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2), 'value': '&gt;='}) | StmtReplacement({'target': ('java_programs/LIS.java.xml', 15), 'ingredient': ('java_programs/LIS.java.xml', 1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LIS.java.xml', 13), 'value': '&gt;'}) | MyStmtInsertion({'target': ('java_programs/LIS.java.xml', 16), 'ingredient': ('java_programs/LIS.java.xml', 14), 'direction': 'before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ERGESORT</text:p>
          </table:table-cell>
          <table:table-cell table:style-name="ce12" table:formula="of:=IFERROR(__xludf.dummyfunction(&quot;COUNTUNIQUE(A50:A52)&quot;);3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MERGESORT.java.xml', 23), 'ingredient': ('java_programs/MERGESORT.java.xml', 20)}) | MyStmtInsertion({'target': ('java_programs/MERGESORT.java.xml', 6), 'ingredient': ('java_programs/MERGESORT.java.xml', 23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MERGESORT.java.xml', 23), 'ingredient': ('java_programs/MERGESORT.java.xml', 2)}) | MyStmtInsertion({'target': ('java_programs/MERGESORT.java.xml', 10), 'ingredient': ('java_programs/MERGESORT.java.xml', 23), 'direction': 'before'}) | MyStmtInsertion({'target': ('java_programs/MERGESORT.java.xml', 6), 'ingredient': ('java_programs/MERGESORT.java.xml', 23), 'direction': 'before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MERGESORT.java.xml', 23), 'ingredient': ('java_programs/MERGESORT.java.xml', 0)}) | MyStmtInsertion({'target': ('java_programs/MERGESORT.java.xml', 6), 'ingredient': ('java_programs/MERGESORT.java.xml', 23), 'direction': 'before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ASCA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PASCAL.java.xml', 8), 'value': '&l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UICKSORT</text:p>
          </table:table-cell>
          <table:table-cell table:style-name="ce12" table:formula="of:=IFERROR(__xludf.dummyfunction(&quot;COUNTUNIQUE(A56:A68)&quot;)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7), 'value': '&lt;='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arisonOperatorSetting({'target': ('java_programs/QUICKSORT.java.xml', 10), 'value': '&gt;='}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IEVE</text:p>
          </table:table-cell>
          <table:table-cell table:style-name="ce12" table:formula="of:=IFERROR(__xludf.dummyfunction(&quot;COUNTUNIQUE(A70:A75)&quot;);6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3), 'ingredient': ('java_programs/SIEVE.java.xml', 2)}) | StmtReplacement({'target': ('java_programs/SIEVE.java.xml', 6), 'ingredient'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3)}) | StmtReplacement({'target': ('java_programs/SIEVE.java.xml', 6), 'ingredient': ('java_programs/SIEVE.java.xml', 8)}) | StmtReplacement({'target': ('java_programs/SIEVE.java.xml', 5), 'ingredient': ('java_programs/SIEVE.java.xml', 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5), 'ingredient': ('java_programs/SIEVE.java.xml', 1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MyStmtInsertion({'target': ('java_programs/SIEVE.java.xml', 5), 'ingredient': ('java_programs/SIEVE.java.xml', 1), 'direction': 'before'}) | StmtReplacement({'target': ('java_programs/SIEVE.java.xml', 6), 'ingredient': ('java_programs/SIEVE.java.xml', 8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StmtReplacement({'target': ('java_programs/SIEVE.java.xml', 4), 'ingredient': ('java_programs/SIEVE.java.xml', 0)}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mtReplacement({'target': ('java_programs/SIEVE.java.xml', 7), 'ingredient': ('java_programs/SIEVE.java.xml', 6)}) | StmtReplacement({'target': ('java_programs/SIEVE.java.xml', 5), 'ingredient': ('java_programs/SIEVE.java.xml', 1)})</text:p>
          </table:table-cell>
          <table:table-cell table:number-columns-repeated="1023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xbugs info" table:style-name="ta10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19" table:default-cell-style-name="Default"/>
        <table:table-row table:style-name="ro3">
          <table:table-cell table:style-name="ce44"/>
          <table:table-cell table:style-name="ce45" office:value-type="string" calcext:value-type="string">
            <text:p>Name</text:p>
          </table:table-cell>
          <table:table-cell table:style-name="ce49" office:value-type="string" calcext:value-type="string">
            <text:p>Failing tests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If fixable by PyGGI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BITCOUNT</text:p>
          </table:table-cell>
          <table:table-cell table:style-name="ce50" office:value-type="string" calcext:value-type="string">
            <text:p>?/9</text:p>
          </table:table-cell>
          <table:table-cell table:style-name="ce46" office:value-type="string" calcext:value-type="string">
            <text:p>initilal solution failed (TIMEOUT, initial program has infinite loop)</text:p>
          </table:table-cell>
          <table:table-cell table:style-name="ce46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BREADTH_FIRST_SEARCH</text:p>
          </table:table-cell>
          <table:table-cell table:style-name="ce50" office:value-type="string" calcext:value-type="string">
            <text:p>1/5</text:p>
          </table:table-cell>
          <table:table-cell table:style-name="ce55"/>
          <table:table-cell table:style-name="ce46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BUCKETSORT</text:p>
          </table:table-cell>
          <table:table-cell table:style-name="ce51" office:value-type="string" calcext:value-type="string">
            <text:p>6/6</text:p>
          </table:table-cell>
          <table:table-cell table:style-name="ce46" office:value-type="string" calcext:value-type="string">
            <text:p>no passing testcases</text:p>
          </table:table-cell>
          <table:table-cell table:style-name="ce46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DEPTH_FIRST_SEARCH</text:p>
          </table:table-cell>
          <table:table-cell table:style-name="ce52" office:value-type="string" calcext:value-type="string">
            <text:p>1/5</text:p>
          </table:table-cell>
          <table:table-cell table:style-name="ce56"/>
          <table:table-cell table:style-name="ce47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DETECT_CYCLE</text:p>
          </table:table-cell>
          <table:table-cell table:style-name="ce52" office:value-type="string" calcext:value-type="string">
            <text:p>1/6</text:p>
          </table:table-cell>
          <table:table-cell table:style-name="ce56"/>
          <table:table-cell table:style-name="ce47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FIND_FIRST_IN_SORTED</text:p>
          </table:table-cell>
          <table:table-cell table:style-name="ce50" office:value-type="string" calcext:value-type="string">
            <text:p>3/7</text:p>
          </table:table-cell>
          <table:table-cell table:style-name="ce46" office:value-type="string" calcext:value-type="string">
            <text:p>initial solution failed</text:p>
          </table:table-cell>
          <table:table-cell table:style-name="ce46" office:value-type="string" calcext:value-type="string">
            <text:p>yes, comp op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FIND_IN_SORTED</text:p>
          </table:table-cell>
          <table:table-cell table:style-name="ce52" office:value-type="string" calcext:value-type="string">
            <text:p>2/7</text:p>
          </table:table-cell>
          <table:table-cell table:style-name="ce56"/>
          <table:table-cell table:style-name="ce47" office:value-type="string" calcext:value-type="string">
            <text:p>no</text:p>
          </table:table-cell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FLATTEN</text:p>
          </table:table-cell>
          <table:table-cell table:style-name="ce50" office:value-type="string" calcext:value-type="string">
            <text:p>6/7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GCD</text:p>
          </table:table-cell>
          <table:table-cell table:style-name="ce51" office:value-type="string" calcext:value-type="string">
            <text:p>5/5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GET_FACTORS</text:p>
          </table:table-cell>
          <table:table-cell table:style-name="ce52" office:value-type="string" calcext:value-type="string">
            <text:p>10/11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HANOI</text:p>
          </table:table-cell>
          <table:table-cell table:style-name="ce51" office:value-type="string" calcext:value-type="string">
            <text:p>7/7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IS_VALID_PARENTHESIZATION</text:p>
          </table:table-cell>
          <table:table-cell table:style-name="ce52" office:value-type="string" calcext:value-type="string">
            <text:p>1/3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KHEAPSORT</text:p>
          </table:table-cell>
          <table:table-cell table:style-name="ce50" office:value-type="string" calcext:value-type="string">
            <text:p>3/4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KNAPSACK</text:p>
          </table:table-cell>
          <table:table-cell table:style-name="ce52" office:value-type="string" calcext:value-type="string">
            <text:p>6/10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KTH</text:p>
          </table:table-cell>
          <table:table-cell table:style-name="ce50" office:value-type="string" calcext:value-type="string">
            <text:p>4/7</text:p>
          </table:table-cell>
          <table:table-cell table:style-name="ce55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LCS_LENGTH</text:p>
          </table:table-cell>
          <table:table-cell table:style-name="ce50" office:value-type="string" calcext:value-type="string">
            <text:p>8/9</text:p>
          </table:table-cell>
          <table:table-cell table:style-name="ce55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LEVENSHTEIN</text:p>
          </table:table-cell>
          <table:table-cell table:style-name="ce52" office:value-type="string" calcext:value-type="string">
            <text:p>5/6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LIS</text:p>
          </table:table-cell>
          <table:table-cell table:style-name="ce52" office:value-type="string" calcext:value-type="string">
            <text:p>13/32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LONGEST_COMMON_SUBSEQUENCE</text:p>
          </table:table-cell>
          <table:table-cell table:style-name="ce50" office:value-type="string" calcext:value-type="string">
            <text:p>4/10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MAX_SUBLIST_SUM</text:p>
          </table:table-cell>
          <table:table-cell table:style-name="ce50" office:value-type="string" calcext:value-type="string">
            <text:p>4/6</text:p>
          </table:table-cell>
          <table:table-cell table:style-name="ce55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MERGESORT</text:p>
          </table:table-cell>
          <table:table-cell table:style-name="ce52" office:value-type="string" calcext:value-type="string">
            <text:p>15/22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MINIMUM_SPANNING_TREE</text:p>
          </table:table-cell>
          <table:table-cell table:style-name="ce51" office:value-type="string" calcext:value-type="string">
            <text:p>?/4</text:p>
          </table:table-cell>
          <table:table-cell table:style-name="ce46" office:value-type="string" calcext:value-type="string">
            <text:p>initilal solution failed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NEXT_PALINDROME</text:p>
          </table:table-cell>
          <table:table-cell table:style-name="ce50" office:value-type="string" calcext:value-type="string">
            <text:p>1/5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NEXT_PERMUTATION</text:p>
          </table:table-cell>
          <table:table-cell table:style-name="ce52" office:value-type="string" calcext:value-type="string">
            <text:p>11/16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PASCAL</text:p>
          </table:table-cell>
          <table:table-cell table:style-name="ce50" office:value-type="string" calcext:value-type="string">
            <text:p>4/5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POSSIBLE_CHANGE</text:p>
          </table:table-cell>
          <table:table-cell table:style-name="ce51" office:value-type="string" calcext:value-type="string">
            <text:p>9/9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POWERSET</text:p>
          </table:table-cell>
          <table:table-cell table:style-name="ce52" office:value-type="string" calcext:value-type="string">
            <text:p>4/5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QUICKSORT</text:p>
          </table:table-cell>
          <table:table-cell table:style-name="ce52" office:value-type="string" calcext:value-type="string">
            <text:p>1/13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REVERSE_LINKED_LIST</text:p>
          </table:table-cell>
          <table:table-cell table:style-name="ce51" office:value-type="string" calcext:value-type="string">
            <text:p>?/1</text:p>
          </table:table-cell>
          <table:table-cell table:style-name="ce46" office:value-type="string" calcext:value-type="string">
            <text:p>initilal solution failed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RPN_EVAL</text:p>
          </table:table-cell>
          <table:table-cell table:style-name="ce53" office:value-type="string" calcext:value-type="string">
            <text:p>?/6</text:p>
          </table:table-cell>
          <table:table-cell table:style-name="ce56" office:value-type="string" calcext:value-type="string">
            <text:p>initilal solution failed</text:p>
          </table:table-cell>
          <table:table-cell table:style-name="ce5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SHORTEST_PATH_LENGTH</text:p>
          </table:table-cell>
          <table:table-cell table:style-name="ce50" office:value-type="string" calcext:value-type="string">
            <text:p>2/4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SHORTEST_PATH_LENGTHS</text:p>
          </table:table-cell>
          <table:table-cell table:style-name="ce52" office:value-type="string" calcext:value-type="string">
            <text:p>4/8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SHORTEST_PATHS</text:p>
          </table:table-cell>
          <table:table-cell table:style-name="ce51" office:value-type="string" calcext:value-type="string">
            <text:p>3/3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SHUNTING_YARD</text:p>
          </table:table-cell>
          <table:table-cell table:style-name="ce51" office:value-type="string" calcext:value-type="string">
            <text:p>4/4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SIEVE</text:p>
          </table:table-cell>
          <table:table-cell table:style-name="ce52" office:value-type="string" calcext:value-type="string">
            <text:p>5/6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SQRT</text:p>
          </table:table-cell>
          <table:table-cell table:style-name="ce51" office:value-type="string" calcext:value-type="string">
            <text:p>?/7</text:p>
          </table:table-cell>
          <table:table-cell table:style-name="ce46" office:value-type="string" calcext:value-type="string">
            <text:p>initilal solution failed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SUBSEQUENCES</text:p>
          </table:table-cell>
          <table:table-cell table:style-name="ce50" office:value-type="string" calcext:value-type="string">
            <text:p>10/12</text:p>
          </table:table-cell>
          <table:table-cell table:style-name="ce46" table:number-columns-repeated="2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TO_BASE</text:p>
          </table:table-cell>
          <table:table-cell table:style-name="ce51" office:value-type="string" calcext:value-type="string">
            <text:p>7/7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6" office:value-type="string" calcext:value-type="string">
            <text:p>TOPOLOGICAL_ORDERING</text:p>
          </table:table-cell>
          <table:table-cell table:style-name="ce51" office:value-type="string" calcext:value-type="string">
            <text:p>3/3</text:p>
          </table:table-cell>
          <table:table-cell table:style-name="ce46" office:value-type="string" calcext:value-type="string">
            <text:p>no passing testcases</text:p>
          </table:table-cell>
          <table:table-cell table:style-name="ce46"/>
          <table:table-cell table:style-name="ce44" table:number-columns-repeated="21"/>
          <table:table-cell table:number-columns-repeated="998"/>
        </table:table-row>
        <table:table-row table:style-name="ro3">
          <table:table-cell table:style-name="ce44"/>
          <table:table-cell table:style-name="ce47" office:value-type="string" calcext:value-type="string">
            <text:p>WRAP</text:p>
          </table:table-cell>
          <table:table-cell table:style-name="ce52" office:value-type="string" calcext:value-type="string">
            <text:p>7/12</text:p>
          </table:table-cell>
          <table:table-cell table:style-name="ce56" table:number-columns-repeated="2"/>
          <table:table-cell table:style-name="ce44" table:number-columns-repeated="21"/>
          <table:table-cell table:number-columns-repeated="998"/>
        </table:table-row>
        <table:table-row table:style-name="ro3" table:number-rows-repeated="959">
          <table:table-cell table:style-name="ce44"/>
          <table:table-cell table:style-name="ce48"/>
          <table:table-cell table:style-name="ce54"/>
          <table:table-cell table:style-name="ce48" table:number-columns-repeated="2"/>
          <table:table-cell table:style-name="ce44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Q2 operator efficacy O x T'.A1:'RQ2 operator efficacy O x T'.W993" table:display-filter-buttons="true"/>
        <table:database-range table:name="__Anonymous_Sheet_DB__1" table:target-range-address="'RQ2 operator efficacy O x T x I '.A1:'RQ2 operator efficacy O x T x I '.AB100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date-style style:name="N127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c53929"/>
    </style:style>
    <style:style style:name="ConditionalStyle_5f_2" style:display-name="ConditionalStyle_2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Q2_20_operator_20_efficacy_20_O_20_x_20_T" style:display-name="PageStyle_RQ2 operator efficacy O x 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2_20_operator_20_efficacy_20_O_20_x_20_T_20_x_20_I_20_" style:display-name="PageStyle_RQ2 operator efficacy O x T x I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2_20_operator_20_efficacy" style:display-name="PageStyle_RQ2 operator effica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1_20_results_20_summary" style:display-name="PageStyle_RQ1 result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Q1_20_all_20_results" style:display-name="PageStyle_RQ1 all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que_20_patches_20_initial_20_setup" style:display-name="PageStyle_unique patches initial 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que_20_patches_20_uniform_20_strategy" style:display-name="PageStyle_unique patches uniform strate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ches_20_initial_20_setup" style:display-name="PageStyle_patches initial 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ches_20_uniform_20_strategy" style:display-name="PageStyle_patches uniform strate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xbugs_20_info" style:display-name="PageStyle_quixbug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607" meta:object-count="1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0.2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769cm" svg:height="6.668cm" xlink:href=".." xlink:type="simple" chart:class="chart:bar" chart:column-mapping="0 0" chart:style-name="ch1">
        <chart:plot-area chart:style-name="ch2" table:cell-range-address="'RQ2 operator efficacy O x T'.B16:'RQ2 operator efficacy O x T'.B21 'RQ2 operator efficacy O x T'.J16:'RQ2 operator efficacy O x T'.J21" chart:data-source-has-labels="column" svg:x="0.215cm" svg:y="0.133cm" svg:width="10.339cm" svg:height="6.402cm">
          <chartooo:coordinate-region svg:x="0.977cm" svg:y="0.332cm" svg:width="9.577cm" svg:height="4.991cm"/>
          <chart:axis chart:dimension="x" chart:name="primary-x" chart:style-name="ch3" chartooo:axis-type="text">
            <chart:categories table:cell-range-address="'RQ2 operator efficacy O x T'.B16:'RQ2 operator efficacy O x T'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Q2 operator efficacy O x T'.J16:'RQ2 operator efficacy O x T'.J21" chart:class="chart:bar">
            <chart:data-point chart:repeated="5"/>
            <chart:data-point chart:style-name="ch7"/>
          </chart:series>
          <chart:series chart:style-name="ch8" chart:values-cell-range-address="'RQ2 operator efficacy O x T'.J16:'RQ2 operator efficacy O x T'.J2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16:'RQ2 operator efficacy O x T'.B21</svg:desc>
                </draw:g>
              </table:table-cell>
              <table:table-cell office:value-type="float" office:value="0.1653">
                <text:p>0.1653</text:p>
                <draw:g>
                  <svg:desc>'RQ2 operator efficacy O x T'.J16:'RQ2 operator efficacy O x T'.J21</svg:desc>
                </draw:g>
              </table:table-cell>
              <table:table-cell office:value-type="float" office:value="0.1653">
                <text:p>0.1653</text:p>
                <draw:g>
                  <svg:desc>'RQ2 operator efficacy O x T'.J16:'RQ2 operator efficacy O x T'.J21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0241">
                <text:p>0.0241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1021">
                <text:p>0.102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0652">
                <text:p>0.0652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0733">
                <text:p>0.0733</text:p>
              </table:table-cell>
              <table:table-cell office:value-type="float" office:value="0.0733">
                <text:p>0.0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8761d"/>
    </style:style>
    <style:style style:name="ch12" style:family="chart">
      <style:chart-properties chart:solid-type="cuboid"/>
      <style:graphic-properties draw:fill-color="#b45f06"/>
    </style:style>
    <style:style style:name="ch13" style:family="chart">
      <style:chart-properties chart:solid-type="cuboid"/>
      <style:graphic-properties draw:fill-color="#674ea7"/>
    </style:style>
    <style:style style:name="ch14" style:family="chart">
      <style:chart-properties chart:solid-type="cuboid"/>
      <style:graphic-properties draw:fill-color="#a61c00"/>
    </style:style>
    <style:style style:name="ch15" style:family="chart">
      <style:chart-properties chart:solid-type="cuboid"/>
      <style:graphic-properties draw:fill-color="#bf9000"/>
    </style:style>
    <style:style style:name="ch16" style:family="chart">
      <style:chart-properties chart:solid-type="cuboid"/>
      <style:graphic-properties draw:fill-color="#a64d79"/>
    </style:style>
    <style:style style:name="ch1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5.215cm" svg:height="18.018cm" xlink:href=".." xlink:type="simple" chart:class="chart:bar" chart:column-mapping="1 0" chart:style-name="ch1">
        <chart:legend chart:legend-position="end" svg:x="22.978cm" svg:y="8.461cm" style:legend-expansion="high" chart:style-name="ch2"/>
        <chart:plot-area chart:style-name="ch3" table:cell-range-address="'RQ2 operator efficacy O x T x I '.B2:'RQ2 operator efficacy O x T x I '.B50 'RQ2 operator efficacy O x T x I '.L2:'RQ2 operator efficacy O x T x I '.L50 'RQ2 operator efficacy O x T x I '.F2:'RQ2 operator efficacy O x T x I '.F50" chart:data-source-has-labels="column" svg:x="1.564cm" svg:y="0.36cm" svg:width="20.91cm" svg:height="16.268cm">
          <chartooo:coordinate-region svg:x="3.23cm" svg:y="0.36cm" svg:width="19.244cm" svg:height="13.181cm"/>
          <chart:axis chart:dimension="x" chart:name="primary-x" chart:style-name="ch4" chartooo:axis-type="text">
            <chart:title svg:x="9.547cm" svg:y="16.989cm" chart:style-name="ch5">
              <text:p>target node and ingredient node</text:p>
            </chart:title>
            <chart:categories table:cell-range-address="'RQ2 operator efficacy O x T x I '.B2:'RQ2 operator efficacy O x T x I '.B50"/>
          </chart:axis>
          <chart:axis chart:dimension="y" chart:name="primary-y" chart:style-name="ch6">
            <chart:title svg:x="0.451cm" svg:y="9.511cm" chart:style-name="ch7">
              <text:p>same output</text:p>
            </chart:title>
            <chart:grid chart:style-name="ch8" chart:class="major"/>
          </chart:axis>
          <chart:series chart:style-name="ch9" chart:values-cell-range-address="'RQ2 operator efficacy O x T x I '.L2:'RQ2 operator efficacy O x T x I '.L50" chart:class="chart:bar">
            <chart:data-point chart:repeated="5"/>
            <chart:data-point chart:style-name="ch10"/>
            <chart:data-point chart:style-name="ch11" chart:repeated="7"/>
            <chart:data-point/>
            <chart:data-point chart:style-name="ch12" chart:repeated="6"/>
            <chart:data-point chart:style-name="ch13" chart:repeated="7"/>
            <chart:data-point chart:style-name="ch14" chart:repeated="7"/>
            <chart:data-point/>
            <chart:data-point chart:style-name="ch15" chart:repeated="6"/>
            <chart:data-point/>
            <chart:data-point chart:style-name="ch16" chart:repeated="2"/>
            <chart:data-point/>
            <chart:data-point chart:style-name="ch16" chart:repeated="2"/>
            <chart:data-point chart:repeated="2"/>
          </chart:series>
          <chart:series chart:style-name="ch17" chart:values-cell-range-address="'RQ2 operator efficacy O x T x I '.F2:'RQ2 operator efficacy O x T x I '.F50" chart:class="chart:bar">
            <chart:data-point chart:repeated="4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expr_stmt to for</text:p>
                <draw:g>
                  <svg:desc>'RQ2 operator efficacy O x T x I '.B2:'RQ2 operator efficacy O x T x I '.B50</svg:desc>
                </draw:g>
              </table:table-cell>
              <table:table-cell office:value-type="float" office:value="0.0986">
                <text:p>0.0986</text:p>
                <draw:g>
                  <svg:desc>'RQ2 operator efficacy O x T x I '.L2:'RQ2 operator efficacy O x T x I '.L50</svg:desc>
                </draw:g>
              </table:table-cell>
              <table:table-cell office:value-type="float" office:value="2535">
                <text:p>2535</text:p>
                <draw:g>
                  <svg:desc>'RQ2 operator efficacy O x T x I '.F2:'RQ2 operator efficacy O x T x I '.F50</svg:desc>
                </draw:g>
              </table:table-cell>
            </table:table-row>
            <table:table-row>
              <table:table-cell office:value-type="string">
                <text:p>expr_stmt to expr_stmt</text:p>
              </table:table-cell>
              <table:table-cell office:value-type="float" office:value="0.1936">
                <text:p>0.1936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expr_stmt to decl_stmt</text:p>
              </table:table-cell>
              <table:table-cell office:value-type="float" office:value="0.088">
                <text:p>0.088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expr_stmt to return</text:p>
              </table:table-cell>
              <table:table-cell office:value-type="float" office:value="0.07">
                <text:p>0.07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expr_stmt to if</text:p>
              </table:table-cell>
              <table:table-cell office:value-type="float" office:value="0.2292">
                <text:p>0.229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expr_stmt to while</text:p>
              </table:table-cell>
              <table:table-cell office:value-type="float" office:value="0.1226">
                <text:p>0.12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expr_stmt to continue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ecl_stmt to decl_stmt</text:p>
              </table:table-cell>
              <table:table-cell office:value-type="float" office:value="0.0484">
                <text:p>0.0484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decl_stmt to expr_stmt</text:p>
              </table:table-cell>
              <table:table-cell office:value-type="float" office:value="0.0417">
                <text:p>0.0417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decl_stmt to for</text:p>
              </table:table-cell>
              <table:table-cell office:value-type="float" office:value="0.0485">
                <text:p>0.0485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decl_stmt to if</text:p>
              </table:table-cell>
              <table:table-cell office:value-type="float" office:value="0.1156">
                <text:p>0.1156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decl_stmt to return</text:p>
              </table:table-cell>
              <table:table-cell office:value-type="float" office:value="0.0223">
                <text:p>0.0223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decl_stmt to while</text:p>
              </table:table-cell>
              <table:table-cell office:value-type="float" office:value="0.0261">
                <text:p>0.026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decl_stmt to continue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f to decl_stmt</text:p>
              </table:table-cell>
              <table:table-cell office:value-type="float" office:value="0.0612">
                <text:p>0.0612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if to return</text:p>
              </table:table-cell>
              <table:table-cell office:value-type="float" office:value="0.0254">
                <text:p>0.0254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if to if</text:p>
              </table:table-cell>
              <table:table-cell office:value-type="float" office:value="0.2815">
                <text:p>0.281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if to expr_stmt</text:p>
              </table:table-cell>
              <table:table-cell office:value-type="float" office:value="0.1002">
                <text:p>0.1002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if to for</text:p>
              </table:table-cell>
              <table:table-cell office:value-type="float" office:value="0.0726">
                <text:p>0.072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if to while</text:p>
              </table:table-cell>
              <table:table-cell office:value-type="float" office:value="0.046">
                <text:p>0.0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if to continue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or to expr_stmt</text:p>
              </table:table-cell>
              <table:table-cell office:value-type="float" office:value="0.0846">
                <text:p>0.084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for to for</text:p>
              </table:table-cell>
              <table:table-cell office:value-type="float" office:value="0.1829">
                <text:p>0.1829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for to return</text:p>
              </table:table-cell>
              <table:table-cell office:value-type="float" office:value="0.049">
                <text:p>0.04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for to if</text:p>
              </table:table-cell>
              <table:table-cell office:value-type="float" office:value="0.1202">
                <text:p>0.120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for to decl_stmt</text:p>
              </table:table-cell>
              <table:table-cell office:value-type="float" office:value="0.0664">
                <text:p>0.0664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for to while</text:p>
              </table:table-cell>
              <table:table-cell office:value-type="float" office:value="0.0476">
                <text:p>0.04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for to continue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eturn to for</text:p>
              </table:table-cell>
              <table:table-cell office:value-type="float" office:value="0.1559">
                <text:p>0.1559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return to decl_stmt</text:p>
              </table:table-cell>
              <table:table-cell office:value-type="float" office:value="0.1338">
                <text:p>0.1338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return to return</text:p>
              </table:table-cell>
              <table:table-cell office:value-type="float" office:value="0.0432">
                <text:p>0.0432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return to expr_stmt</text:p>
              </table:table-cell>
              <table:table-cell office:value-type="float" office:value="0.1286">
                <text:p>0.1286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return to if</text:p>
              </table:table-cell>
              <table:table-cell office:value-type="float" office:value="0.2122">
                <text:p>0.212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return to while</text:p>
              </table:table-cell>
              <table:table-cell office:value-type="float" office:value="0.2048">
                <text:p>0.20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return to continue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hile to decl_stmt</text:p>
              </table:table-cell>
              <table:table-cell office:value-type="float" office:value="0.0423">
                <text:p>0.04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while to return</text:p>
              </table:table-cell>
              <table:table-cell office:value-type="float" office:value="0.0485">
                <text:p>0.048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while to expr_stmt</text:p>
              </table:table-cell>
              <table:table-cell office:value-type="float" office:value="0.0789">
                <text:p>0.078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while to if</text:p>
              </table:table-cell>
              <table:table-cell office:value-type="float" office:value="0.161">
                <text:p>0.16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while to while</text:p>
              </table:table-cell>
              <table:table-cell office:value-type="float" office:value="0.1714">
                <text:p>0.17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hile to for</text:p>
              </table:table-cell>
              <table:table-cell office:value-type="float" office:value="0.019">
                <text:p>0.0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while to continue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tinue to expr_stmt</text:p>
              </table:table-cell>
              <table:table-cell office:value-type="float" office:value="0.3148">
                <text:p>0.31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ontinue to return</text:p>
              </table:table-cell>
              <table:table-cell office:value-type="float" office:value="0.0909">
                <text:p>0.09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ntinue to for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ntinue to if</text:p>
              </table:table-cell>
              <table:table-cell office:value-type="float" office:value="0.5">
                <text:p>0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tinue to decl_stmt</text:p>
              </table:table-cell>
              <table:table-cell office:value-type="float" office:value="0.1667">
                <text:p>0.16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ontinue to whil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tinue to continu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8761d"/>
    </style:style>
    <style:style style:name="ch12" style:family="chart">
      <style:chart-properties chart:solid-type="cuboid"/>
      <style:graphic-properties draw:fill-color="#b45f06"/>
    </style:style>
    <style:style style:name="ch13" style:family="chart">
      <style:chart-properties chart:solid-type="cuboid"/>
      <style:graphic-properties draw:fill-color="#674ea7"/>
    </style:style>
    <style:style style:name="ch14" style:family="chart">
      <style:chart-properties chart:solid-type="cuboid"/>
      <style:graphic-properties draw:fill-color="#a61c00"/>
    </style:style>
    <style:style style:name="ch15" style:family="chart">
      <style:chart-properties chart:solid-type="cuboid"/>
      <style:graphic-properties draw:fill-color="#bf9000"/>
    </style:style>
    <style:style style:name="ch16" style:family="chart">
      <style:chart-properties chart:solid-type="cuboid"/>
      <style:graphic-properties draw:fill-color="#a64d79"/>
    </style:style>
    <style:style style:name="ch1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5.215cm" svg:height="17.648cm" xlink:href=".." xlink:type="simple" chart:class="chart:bar" chart:style-name="ch1">
        <chart:legend chart:legend-position="end" svg:x="22.978cm" svg:y="8.276cm" style:legend-expansion="high" chart:style-name="ch2"/>
        <chart:plot-area chart:style-name="ch3" table:cell-range-address="'RQ2 operator efficacy O x T x I '.B51:'RQ2 operator efficacy O x T x I '.B97 'RQ2 operator efficacy O x T x I '.L51:'RQ2 operator efficacy O x T x I '.L97 'RQ2 operator efficacy O x T x I '.F2:'RQ2 operator efficacy O x T x I '.F50" chart:data-source-has-labels="column" svg:x="1.564cm" svg:y="0.352cm" svg:width="20.91cm" svg:height="15.914cm">
          <chartooo:coordinate-region svg:x="3.999cm" svg:y="0.352cm" svg:width="18.475cm" svg:height="12.808cm"/>
          <chart:axis chart:dimension="x" chart:name="primary-x" chart:style-name="ch4" chartooo:axis-type="text">
            <chart:title svg:x="9.547cm" svg:y="16.619cm" chart:style-name="ch5">
              <text:p>target node and ingredient node</text:p>
            </chart:title>
            <chart:categories table:cell-range-address="'RQ2 operator efficacy O x T x I '.B51:'RQ2 operator efficacy O x T x I '.B97"/>
          </chart:axis>
          <chart:axis chart:dimension="y" chart:name="primary-y" chart:style-name="ch6">
            <chart:title svg:x="0.451cm" svg:y="9.577cm" chart:style-name="ch7">
              <text:p>Neutral variants</text:p>
            </chart:title>
            <chart:grid chart:style-name="ch8" chart:class="major"/>
          </chart:axis>
          <chart:series chart:style-name="ch9" chart:values-cell-range-address="'RQ2 operator efficacy O x T x I '.L51:'RQ2 operator efficacy O x T x I '.L97" chart:class="chart:bar">
            <chart:data-point chart:repeated="5"/>
            <chart:data-point chart:style-name="ch10"/>
            <chart:data-point chart:style-name="ch11" chart:repeated="7"/>
            <chart:data-point/>
            <chart:data-point chart:style-name="ch12" chart:repeated="6"/>
            <chart:data-point chart:style-name="ch13" chart:repeated="7"/>
            <chart:data-point chart:style-name="ch14" chart:repeated="7"/>
            <chart:data-point/>
            <chart:data-point chart:style-name="ch15" chart:repeated="6"/>
            <chart:data-point chart:style-name="ch16" chart:repeated="6"/>
          </chart:series>
          <chart:series chart:style-name="ch17" chart:values-cell-range-address="'RQ2 operator efficacy O x T x I '.F2:'RQ2 operator efficacy O x T x I '.F50" chart:class="chart:bar">
            <chart:data-point chart:repeated="4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cl_stmt to decl_stmt</text:p>
                <draw:g>
                  <svg:desc>'RQ2 operator efficacy O x T x I '.B51:'RQ2 operator efficacy O x T x I '.B97</svg:desc>
                </draw:g>
              </table:table-cell>
              <table:table-cell office:value-type="float" office:value="0.0279">
                <text:p>0.0279</text:p>
                <draw:g>
                  <svg:desc>'RQ2 operator efficacy O x T x I '.L51:'RQ2 operator efficacy O x T x I '.L97</svg:desc>
                </draw:g>
              </table:table-cell>
              <table:table-cell office:value-type="float" office:value="2535">
                <text:p>2535</text:p>
                <draw:g>
                  <svg:desc>'RQ2 operator efficacy O x T x I '.F2:'RQ2 operator efficacy O x T x I '.F50</svg:desc>
                </draw:g>
              </table:table-cell>
            </table:table-row>
            <table:table-row>
              <table:table-cell office:value-type="string">
                <text:p>decl_stmt to if</text:p>
              </table:table-cell>
              <table:table-cell office:value-type="float" office:value="0.0223">
                <text:p>0.0223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decl_stmt to expr_stmt</text:p>
              </table:table-cell>
              <table:table-cell office:value-type="float" office:value="0.0243">
                <text:p>0.0243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decl_stmt to return</text:p>
              </table:table-cell>
              <table:table-cell office:value-type="float" office:value="0.022">
                <text:p>0.022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decl_stmt to for</text:p>
              </table:table-cell>
              <table:table-cell office:value-type="float" office:value="0.04">
                <text:p>0.04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decl_stmt to while</text:p>
              </table:table-cell>
              <table:table-cell office:value-type="float" office:value="0.0024">
                <text:p>0.00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decl_stmt to continue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or to expr_stmt</text:p>
              </table:table-cell>
              <table:table-cell office:value-type="float" office:value="0.0547">
                <text:p>0.0547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for to if</text:p>
              </table:table-cell>
              <table:table-cell office:value-type="float" office:value="0.0856">
                <text:p>0.0856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for to decl_stmt</text:p>
              </table:table-cell>
              <table:table-cell office:value-type="float" office:value="0.0622">
                <text:p>0.0622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for to for</text:p>
              </table:table-cell>
              <table:table-cell office:value-type="float" office:value="0.068">
                <text:p>0.068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for to return</text:p>
              </table:table-cell>
              <table:table-cell office:value-type="float" office:value="0.057">
                <text:p>0.057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for to while</text:p>
              </table:table-cell>
              <table:table-cell office:value-type="float" office:value="0.0088">
                <text:p>0.008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for to continue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xpr_stmt to decl_stmt</text:p>
              </table:table-cell>
              <table:table-cell office:value-type="float" office:value="0.0682">
                <text:p>0.0682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expr_stmt to if</text:p>
              </table:table-cell>
              <table:table-cell office:value-type="float" office:value="0.1349">
                <text:p>0.1349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expr_stmt to expr_stmt</text:p>
              </table:table-cell>
              <table:table-cell office:value-type="float" office:value="0.0958">
                <text:p>0.0958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expr_stmt to return</text:p>
              </table:table-cell>
              <table:table-cell office:value-type="float" office:value="0.1108">
                <text:p>0.1108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expr_stmt to for</text:p>
              </table:table-cell>
              <table:table-cell office:value-type="float" office:value="0.0844">
                <text:p>0.084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expr_stmt to while</text:p>
              </table:table-cell>
              <table:table-cell office:value-type="float" office:value="0.0531">
                <text:p>0.05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expr_stmt to continue</text:p>
              </table:table-cell>
              <table:table-cell office:value-type="float" office:value="0.0476">
                <text:p>0.04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f to return</text:p>
              </table:table-cell>
              <table:table-cell office:value-type="float" office:value="0.0401">
                <text:p>0.0401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if to decl_stmt</text:p>
              </table:table-cell>
              <table:table-cell office:value-type="float" office:value="0.0447">
                <text:p>0.0447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if to for</text:p>
              </table:table-cell>
              <table:table-cell office:value-type="float" office:value="0.0455">
                <text:p>0.045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if to expr_stmt</text:p>
              </table:table-cell>
              <table:table-cell office:value-type="float" office:value="0.0498">
                <text:p>0.049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if to if</text:p>
              </table:table-cell>
              <table:table-cell office:value-type="float" office:value="0.0761">
                <text:p>0.0761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if to while</text:p>
              </table:table-cell>
              <table:table-cell office:value-type="float" office:value="0.1164">
                <text:p>0.11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if to continue</text:p>
              </table:table-cell>
              <table:table-cell office:value-type="float" office:value="0.0476">
                <text:p>0.0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eturn to decl_stmt</text:p>
              </table:table-cell>
              <table:table-cell office:value-type="float" office:value="0.0526">
                <text:p>0.052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return to expr_stmt</text:p>
              </table:table-cell>
              <table:table-cell office:value-type="float" office:value="0.0425">
                <text:p>0.042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return to for</text:p>
              </table:table-cell>
              <table:table-cell office:value-type="float" office:value="0.0528">
                <text:p>0.0528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return to if</text:p>
              </table:table-cell>
              <table:table-cell office:value-type="float" office:value="0.0783">
                <text:p>0.078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return to return</text:p>
              </table:table-cell>
              <table:table-cell office:value-type="float" office:value="0.1542">
                <text:p>0.154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return to while</text:p>
              </table:table-cell>
              <table:table-cell office:value-type="float" office:value="0.2523">
                <text:p>0.25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return to continue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hile to if</text:p>
              </table:table-cell>
              <table:table-cell office:value-type="float" office:value="0.0305">
                <text:p>0.030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while to decl_stmt</text:p>
              </table:table-cell>
              <table:table-cell office:value-type="float" office:value="0.0265">
                <text:p>0.0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while to expr_stmt</text:p>
              </table:table-cell>
              <table:table-cell office:value-type="float" office:value="0.0231">
                <text:p>0.023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while to return</text:p>
              </table:table-cell>
              <table:table-cell office:value-type="float" office:value="0.0455">
                <text:p>0.04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while to for</text:p>
              </table:table-cell>
              <table:table-cell office:value-type="float" office:value="0.1042">
                <text:p>0.10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hile to continue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ntinue to expr_stmt</text:p>
              </table:table-cell>
              <table:table-cell office:value-type="float" office:value="0.2292">
                <text:p>0.22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tinue to if</text:p>
              </table:table-cell>
              <table:table-cell office:value-type="float" office:value="0.5238">
                <text:p>0.52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ontinue to decl_stmt</text:p>
              </table:table-cell>
              <table:table-cell office:value-type="float" office:value="0.0952">
                <text:p>0.0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ntinue to return</text:p>
              </table:table-cell>
              <table:table-cell office:value-type="float" office:value="0.3333">
                <text:p>0.3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ntinue to while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tinue to for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0.2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769cm" svg:height="6.668cm" xlink:href=".." xlink:type="simple" chart:class="chart:bar" chart:style-name="ch1">
        <chart:plot-area chart:style-name="ch2" table:cell-range-address="'RQ2 operator efficacy O x T'.B2:'RQ2 operator efficacy O x T'.B7 'RQ2 operator efficacy O x T'.J2:'RQ2 operator efficacy O x T'.J7" chart:data-source-has-labels="both" svg:x="0.215cm" svg:y="0.133cm" svg:width="10.339cm" svg:height="6.402cm">
          <chartooo:coordinate-region svg:x="0.977cm" svg:y="0.332cm" svg:width="9.577cm" svg:height="4.991cm"/>
          <chart:axis chart:dimension="x" chart:name="primary-x" chart:style-name="ch3" chartooo:axis-type="text">
            <chart:categories table:cell-range-address="'RQ2 operator efficacy O x T'.B2:'RQ2 operator efficacy O x T'.B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Q2 operator efficacy O x T'.J2:'RQ2 operator efficacy O x T'.J7" loext:label-string="&quot;improved fitness&quot;" chart:class="chart:bar">
            <chart:data-point chart:repeated="6"/>
          </chart:series>
          <chart:series chart:style-name="ch7" chart:values-cell-range-address="'RQ2 operator efficacy O x T'.J2:'RQ2 operator efficacy O x T'.J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oved fitness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2:'RQ2 operator efficacy O x T'.B7</svg:desc>
                </draw:g>
              </table:table-cell>
              <table:table-cell office:value-type="float" office:value="0.1414">
                <text:p>0.1414</text:p>
                <draw:g>
                  <svg:desc>'RQ2 operator efficacy O x T'.J2:'RQ2 operator efficacy O x T'.J7</svg:desc>
                </draw:g>
              </table:table-cell>
              <table:table-cell office:value-type="float" office:value="0.1414">
                <text:p>0.1414</text:p>
                <draw:g>
                  <svg:desc>'RQ2 operator efficacy O x T'.J2:'RQ2 operator efficacy O x T'.J7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0516">
                <text:p>0.0516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1076">
                <text:p>0.1076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0959">
                <text:p>0.0959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1249">
                <text:p>0.1249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0796">
                <text:p>0.0796</text:p>
              </table:table-cell>
              <table:table-cell office:value-type="float" office:value="0.0796">
                <text:p>0.0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0.2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663cm" svg:height="6.668cm" xlink:href=".." xlink:type="simple" chart:class="chart:bar" chart:style-name="ch1">
        <chart:plot-area chart:style-name="ch2" table:cell-range-address="'RQ2 operator efficacy O x T'.B9:'RQ2 operator efficacy O x T'.B14 'RQ2 operator efficacy O x T'.J9:'RQ2 operator efficacy O x T'.J14" chart:data-source-has-labels="both" svg:x="0.213cm" svg:y="0.133cm" svg:width="10.237cm" svg:height="6.402cm">
          <chartooo:coordinate-region svg:x="0.975cm" svg:y="0.332cm" svg:width="9.475cm" svg:height="4.991cm"/>
          <chart:axis chart:dimension="x" chart:name="primary-x" chart:style-name="ch3" chartooo:axis-type="text">
            <chart:categories table:cell-range-address="'RQ2 operator efficacy O x T'.B9:'RQ2 operator efficacy O x T'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Q2 operator efficacy O x T'.J9:'RQ2 operator efficacy O x T'.J14" loext:label-string="&quot;improved fitness&quot;" chart:class="chart:bar">
            <chart:data-point chart:repeated="6"/>
          </chart:series>
          <chart:series chart:style-name="ch7" chart:values-cell-range-address="'RQ2 operator efficacy O x T'.J9:'RQ2 operator efficacy O x T'.J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oved fitness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9:'RQ2 operator efficacy O x T'.B14</svg:desc>
                </draw:g>
              </table:table-cell>
              <table:table-cell office:value-type="float" office:value="0.0933">
                <text:p>0.0933</text:p>
                <draw:g>
                  <svg:desc>'RQ2 operator efficacy O x T'.J9:'RQ2 operator efficacy O x T'.J14</svg:desc>
                </draw:g>
              </table:table-cell>
              <table:table-cell office:value-type="float" office:value="0.0933">
                <text:p>0.0933</text:p>
                <draw:g>
                  <svg:desc>'RQ2 operator efficacy O x T'.J9:'RQ2 operator efficacy O x T'.J14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0499">
                <text:p>0.0499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0821">
                <text:p>0.0821</text:p>
              </table:table-cell>
              <table:table-cell office:value-type="float" office:value="0.0821">
                <text:p>0.0821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0334">
                <text:p>0.0334</text:p>
              </table:table-cell>
              <table:table-cell office:value-type="float" office:value="0.0334">
                <text:p>0.03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663cm" svg:height="7.197cm" xlink:href=".." xlink:type="simple" chart:class="chart:bar" chart:style-name="ch1">
        <chart:legend chart:legend-position="bottom" svg:x="1.24cm" svg:y="6.1cm" style:legend-expansion="wide" chart:style-name="ch2"/>
        <chart:plot-area chart:style-name="ch3" table:cell-range-address="'RQ2 operator efficacy O x T'.B16:'RQ2 operator efficacy O x T'.C21 'RQ2 operator efficacy O x T'.G16:'RQ2 operator efficacy O x T'.G21" chart:data-source-has-labels="both" svg:x="0.213cm" svg:y="0.143cm" svg:width="10.237cm" svg:height="5.63cm">
          <chartooo:coordinate-region svg:x="3.912cm" svg:y="0.342cm" svg:width="6.538cm" svg:height="4.889cm"/>
          <chart:axis chart:dimension="x" chart:name="primary-x" chart:style-name="ch4" chartooo:axis-type="text">
            <chart:categories table:cell-range-address="'RQ2 operator efficacy O x T'.B16:'RQ2 operator efficacy O x T'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Q2 operator efficacy O x T'.C16:'RQ2 operator efficacy O x T'.C21" loext:label-string="&quot;improved or preserved fitness&quot;" chart:class="chart:bar">
            <chart:data-point chart:repeated="6"/>
          </chart:series>
          <chart:series chart:style-name="ch8" chart:values-cell-range-address="'RQ2 operator efficacy O x T'.C16:'RQ2 operator efficacy O x T'.C21" loext:label-string="&quot;improved fitness&quot;" chart:class="chart:bar">
            <chart:data-point chart:repeated="6"/>
          </chart:series>
          <chart:series chart:style-name="ch9" chart:values-cell-range-address="'RQ2 operator efficacy O x T'.G16:'RQ2 operator efficacy O x T'.G21" chart:class="chart:bar">
            <chart:data-point chart:repeated="6"/>
          </chart:series>
          <chart:series chart:style-name="ch10" chart:values-cell-range-address="'RQ2 operator efficacy O x T'.G16:'RQ2 operator efficacy O x T'.G2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oved or preserved fitness</text:p>
              </table:table-cell>
              <table:table-cell office:value-type="string">
                <text:p>improved fitness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16:'RQ2 operator efficacy O x T'.B21</svg:desc>
                </draw:g>
              </table:table-cell>
              <table:table-cell office:value-type="float" office:value="0.5003">
                <text:p>0.5003</text:p>
                <draw:g>
                  <svg:desc>'RQ2 operator efficacy O x T'.C16:'RQ2 operator efficacy O x T'.C21</svg:desc>
                </draw:g>
              </table:table-cell>
              <table:table-cell office:value-type="float" office:value="0.5003">
                <text:p>0.5003</text:p>
                <draw:g>
                  <svg:desc>'RQ2 operator efficacy O x T'.C16:'RQ2 operator efficacy O x T'.C21</svg:desc>
                </draw:g>
              </table:table-cell>
              <table:table-cell office:value-type="float" office:value="0.0517">
                <text:p>0.0517</text:p>
                <draw:g>
                  <svg:desc>'RQ2 operator efficacy O x T'.G16:'RQ2 operator efficacy O x T'.G21</svg:desc>
                </draw:g>
              </table:table-cell>
              <table:table-cell office:value-type="float" office:value="0.0517">
                <text:p>0.0517</text:p>
                <draw:g>
                  <svg:desc>'RQ2 operator efficacy O x T'.G16:'RQ2 operator efficacy O x T'.G21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3502">
                <text:p>0.3502</text:p>
              </table:table-cell>
              <table:table-cell office:value-type="float" office:value="0.3502">
                <text:p>0.3502</text:p>
              </table:table-cell>
              <table:table-cell office:value-type="float" office:value="0.1021">
                <text:p>0.102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0686">
                <text:p>0.0686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1299">
                <text:p>0.1299</text:p>
              </table:table-cell>
              <table:table-cell office:value-type="float" office:value="0.1299">
                <text:p>0.1299</text:p>
              </table:table-cell>
              <table:table-cell office:value-type="float" office:value="0.0058">
                <text:p>0.005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3267">
                <text:p>0.3267</text:p>
              </table:table-cell>
              <table:table-cell office:value-type="float" office:value="0.3267">
                <text:p>0.326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769cm" svg:height="7.197cm" xlink:href=".." xlink:type="simple" chart:class="chart:bar" chart:style-name="ch1">
        <chart:legend chart:legend-position="bottom" svg:x="1.293cm" svg:y="6.1cm" style:legend-expansion="wide" chart:style-name="ch2"/>
        <chart:plot-area chart:style-name="ch3" table:cell-range-address="'RQ2 operator efficacy O x T'.B2:'RQ2 operator efficacy O x T'.C7 'RQ2 operator efficacy O x T'.G2:'RQ2 operator efficacy O x T'.G7" chart:data-source-has-labels="both" svg:x="0.215cm" svg:y="0.143cm" svg:width="10.339cm" svg:height="5.63cm">
          <chartooo:coordinate-region svg:x="3.914cm" svg:y="0.342cm" svg:width="6.64cm" svg:height="4.889cm"/>
          <chart:axis chart:dimension="x" chart:name="primary-x" chart:style-name="ch4" chartooo:axis-type="text">
            <chart:categories table:cell-range-address="'RQ2 operator efficacy O x T'.B2:'RQ2 operator efficacy O x T'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Q2 operator efficacy O x T'.C2:'RQ2 operator efficacy O x T'.C7" loext:label-string="&quot;improved or preserved fitness&quot;" chart:class="chart:bar">
            <chart:data-point chart:style-name="ch8"/>
            <chart:data-point chart:repeated="5"/>
          </chart:series>
          <chart:series chart:style-name="ch9" chart:values-cell-range-address="'RQ2 operator efficacy O x T'.C2:'RQ2 operator efficacy O x T'.C7" loext:label-string="&quot;improved fitness&quot;" chart:class="chart:bar">
            <chart:data-point chart:repeated="6"/>
          </chart:series>
          <chart:series chart:style-name="ch10" chart:values-cell-range-address="'RQ2 operator efficacy O x T'.G2:'RQ2 operator efficacy O x T'.G7" chart:class="chart:bar">
            <chart:data-point chart:repeated="6"/>
          </chart:series>
          <chart:series chart:style-name="ch11" chart:values-cell-range-address="'RQ2 operator efficacy O x T'.G2:'RQ2 operator efficacy O x T'.G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oved or preserved fitness</text:p>
              </table:table-cell>
              <table:table-cell office:value-type="string">
                <text:p>improved fitness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2:'RQ2 operator efficacy O x T'.B7</svg:desc>
                </draw:g>
              </table:table-cell>
              <table:table-cell office:value-type="float" office:value="0.3312">
                <text:p>0.3312</text:p>
                <draw:g>
                  <svg:desc>'RQ2 operator efficacy O x T'.C2:'RQ2 operator efficacy O x T'.C7</svg:desc>
                </draw:g>
              </table:table-cell>
              <table:table-cell office:value-type="float" office:value="0.3312">
                <text:p>0.3312</text:p>
                <draw:g>
                  <svg:desc>'RQ2 operator efficacy O x T'.C2:'RQ2 operator efficacy O x T'.C7</svg:desc>
                </draw:g>
              </table:table-cell>
              <table:table-cell office:value-type="float" office:value="0.0075">
                <text:p>0.0075</text:p>
                <draw:g>
                  <svg:desc>'RQ2 operator efficacy O x T'.G2:'RQ2 operator efficacy O x T'.G7</svg:desc>
                </draw:g>
              </table:table-cell>
              <table:table-cell office:value-type="float" office:value="0.0075">
                <text:p>0.0075</text:p>
                <draw:g>
                  <svg:desc>'RQ2 operator efficacy O x T'.G2:'RQ2 operator efficacy O x T'.G7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1082">
                <text:p>0.1082</text:p>
              </table:table-cell>
              <table:table-cell office:value-type="float" office:value="0.1082">
                <text:p>0.108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2397">
                <text:p>0.2397</text:p>
              </table:table-cell>
              <table:table-cell office:value-type="float" office:value="0.2397">
                <text:p>0.2397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1962">
                <text:p>0.1962</text:p>
              </table:table-cell>
              <table:table-cell office:value-type="float" office:value="0.1962">
                <text:p>0.196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2861">
                <text:p>0.2861</text:p>
              </table:table-cell>
              <table:table-cell office:value-type="float" office:value="0.2861">
                <text:p>0.2861</text:p>
              </table:table-cell>
              <table:table-cell office:value-type="float" office:value="0.0114">
                <text:p>0.011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1898">
                <text:p>0.1898</text:p>
              </table:table-cell>
              <table:table-cell office:value-type="float" office:value="0.1898">
                <text:p>0.1898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663cm" svg:height="7.197cm" xlink:href=".." xlink:type="simple" chart:class="chart:bar" chart:style-name="ch1">
        <chart:legend chart:legend-position="bottom" svg:x="1.24cm" svg:y="6.1cm" style:legend-expansion="wide" chart:style-name="ch2"/>
        <chart:plot-area chart:style-name="ch3" table:cell-range-address="'RQ2 operator efficacy O x T'.B9:'RQ2 operator efficacy O x T'.C14 'RQ2 operator efficacy O x T'.G9:'RQ2 operator efficacy O x T'.G14" chart:data-source-has-labels="both" svg:x="0.213cm" svg:y="0.143cm" svg:width="10.237cm" svg:height="5.63cm">
          <chartooo:coordinate-region svg:x="3.912cm" svg:y="0.342cm" svg:width="6.538cm" svg:height="4.889cm"/>
          <chart:axis chart:dimension="x" chart:name="primary-x" chart:style-name="ch4" chartooo:axis-type="text">
            <chart:categories table:cell-range-address="'RQ2 operator efficacy O x T'.B9:'RQ2 operator efficacy O x T'.B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Q2 operator efficacy O x T'.C9:'RQ2 operator efficacy O x T'.C14" loext:label-string="&quot;improved or preserved fitness&quot;" chart:class="chart:bar">
            <chart:data-point chart:repeated="6"/>
          </chart:series>
          <chart:series chart:style-name="ch8" chart:values-cell-range-address="'RQ2 operator efficacy O x T'.C9:'RQ2 operator efficacy O x T'.C14" loext:label-string="&quot;improved fitness&quot;" chart:class="chart:bar">
            <chart:data-point chart:repeated="6"/>
          </chart:series>
          <chart:series chart:style-name="ch9" chart:values-cell-range-address="'RQ2 operator efficacy O x T'.G9:'RQ2 operator efficacy O x T'.G14" chart:class="chart:bar">
            <chart:data-point chart:repeated="6"/>
          </chart:series>
          <chart:series chart:style-name="ch10" chart:values-cell-range-address="'RQ2 operator efficacy O x T'.G9:'RQ2 operator efficacy O x T'.G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roved or preserved fitness</text:p>
              </table:table-cell>
              <table:table-cell office:value-type="string">
                <text:p>improved fitness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xpr_stmt</text:p>
                <draw:g>
                  <svg:desc>'RQ2 operator efficacy O x T'.B9:'RQ2 operator efficacy O x T'.B14</svg:desc>
                </draw:g>
              </table:table-cell>
              <table:table-cell office:value-type="float" office:value="0.2385">
                <text:p>0.2385</text:p>
                <draw:g>
                  <svg:desc>'RQ2 operator efficacy O x T'.C9:'RQ2 operator efficacy O x T'.C14</svg:desc>
                </draw:g>
              </table:table-cell>
              <table:table-cell office:value-type="float" office:value="0.2385">
                <text:p>0.2385</text:p>
                <draw:g>
                  <svg:desc>'RQ2 operator efficacy O x T'.C9:'RQ2 operator efficacy O x T'.C14</svg:desc>
                </draw:g>
              </table:table-cell>
              <table:table-cell office:value-type="float" office:value="0.0211">
                <text:p>0.0211</text:p>
                <draw:g>
                  <svg:desc>'RQ2 operator efficacy O x T'.G9:'RQ2 operator efficacy O x T'.G14</svg:desc>
                </draw:g>
              </table:table-cell>
              <table:table-cell office:value-type="float" office:value="0.0211">
                <text:p>0.0211</text:p>
                <draw:g>
                  <svg:desc>'RQ2 operator efficacy O x T'.G9:'RQ2 operator efficacy O x T'.G14</svg:desc>
                </draw:g>
              </table:table-cell>
            </table:table-row>
            <table:table-row>
              <table:table-cell office:value-type="string">
                <text:p>decl_stmt</text:p>
              </table:table-cell>
              <table:table-cell office:value-type="float" office:value="0.0314">
                <text:p>0.0314</text:p>
              </table:table-cell>
              <table:table-cell office:value-type="float" office:value="0.0314">
                <text:p>0.0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f</text:p>
              </table:table-cell>
              <table:table-cell office:value-type="float" office:value="0.1183">
                <text:p>0.1183</text:p>
              </table:table-cell>
              <table:table-cell office:value-type="float" office:value="0.1183">
                <text:p>0.1183</text:p>
              </table:table-cell>
              <table:table-cell office:value-type="float" office:value="0.0217">
                <text:p>0.021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0.1336">
                <text:p>0.1336</text:p>
              </table:table-cell>
              <table:table-cell office:value-type="float" office:value="0.1336">
                <text:p>0.1336</text:p>
              </table:table-cell>
              <table:table-cell office:value-type="float" office:value="0.0148">
                <text:p>0.014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0.1823">
                <text:p>0.1823</text:p>
              </table:table-cell>
              <table:table-cell office:value-type="float" office:value="0.1823">
                <text:p>0.1823</text:p>
              </table:table-cell>
              <table:table-cell office:value-type="float" office:value="0.0203">
                <text:p>0.0203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0.0919">
                <text:p>0.0919</text:p>
              </table:table-cell>
              <table:table-cell office:value-type="float" office:value="0.0919">
                <text:p>0.0919</text:p>
              </table:table-cell>
              <table:table-cell office:value-type="float" office:value="0.0028">
                <text:p>0.0028</text:p>
              </table:table-cell>
              <table:table-cell office:value-type="float" office:value="0.0028">
                <text:p>0.0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6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38761d"/>
    </style:style>
    <style:style style:name="ch10" style:family="chart">
      <style:chart-properties chart:solid-type="cuboid"/>
      <style:graphic-properties draw:fill-color="#bf9000"/>
    </style:style>
    <style:style style:name="ch11" style:family="chart">
      <style:chart-properties chart:solid-type="cuboid"/>
      <style:graphic-properties draw:fill-color="#b45f06"/>
    </style:style>
    <style:style style:name="ch12" style:family="chart">
      <style:chart-properties chart:solid-type="cuboid"/>
      <style:graphic-properties draw:fill-color="#85200c"/>
    </style:style>
    <style:style style:name="ch13" style:family="chart">
      <style:chart-properties chart:solid-type="cuboid"/>
      <style:graphic-properties draw:fill-color="#990000"/>
    </style:style>
    <style:style style:name="ch14" style:family="chart">
      <style:chart-properties chart:solid-type="cuboid"/>
      <style:graphic-properties draw:fill-color="#674ea7"/>
    </style:style>
    <style:style style:name="ch15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2.569cm" svg:height="9.816cm" xlink:href=".." xlink:type="simple" chart:class="chart:bar" chart:column-mapping="1 0" chart:style-name="ch1">
        <chart:legend chart:legend-position="end" svg:x="20.253cm" svg:y="4.36cm" style:legend-expansion="high" chart:style-name="ch2"/>
        <chart:plot-area chart:style-name="ch3" table:cell-range-address="'RQ2 operator efficacy O x T x I '.B105:'RQ2 operator efficacy O x T x I '.B134 'RQ2 operator efficacy O x T x I '.M105:'RQ2 operator efficacy O x T x I '.M134 'RQ2 operator efficacy O x T x I '.F105:'RQ2 operator efficacy O x T x I '.F134" chart:data-source-has-labels="column" svg:x="0.451cm" svg:y="0.196cm" svg:width="19.351cm" svg:height="8.394cm">
          <chartooo:coordinate-region svg:x="1.108cm" svg:y="0.395cm" svg:width="18.694cm" svg:height="6.727cm"/>
          <chart:axis chart:dimension="x" chart:name="primary-x" chart:style-name="ch4" chartooo:axis-type="text">
            <chart:title svg:x="7.654cm" svg:y="8.787cm" chart:style-name="ch5">
              <text:p>target node and ingredient node</text:p>
            </chart:title>
            <chart:categories table:cell-range-address="'RQ2 operator efficacy O x T x I '.B105:'RQ2 operator efficacy O x T x I '.B1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Q2 operator efficacy O x T x I '.M105:'RQ2 operator efficacy O x T x I '.M134" chart:class="chart:bar">
            <chart:data-point chart:repeated="5"/>
            <chart:data-point chart:style-name="ch9" chart:repeated="5"/>
            <chart:data-point chart:style-name="ch10" chart:repeated="5"/>
            <chart:data-point chart:style-name="ch11" chart:repeated="5"/>
            <chart:data-point chart:style-name="ch12"/>
            <chart:data-point chart:style-name="ch13" chart:repeated="4"/>
            <chart:data-point chart:style-name="ch14" chart:repeated="5"/>
          </chart:series>
          <chart:series chart:style-name="ch15" chart:values-cell-range-address="'RQ2 operator efficacy O x T x I '.F105:'RQ2 operator efficacy O x T x I '.F134" chart:class="chart:ba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== to !=</text:p>
                <draw:g>
                  <svg:desc>'RQ2 operator efficacy O x T x I '.B105:'RQ2 operator efficacy O x T x I '.B134</svg:desc>
                </draw:g>
              </table:table-cell>
              <table:table-cell office:value-type="float" office:value="0.4988">
                <text:p>0.4988</text:p>
                <draw:g>
                  <svg:desc>'RQ2 operator efficacy O x T x I '.M105:'RQ2 operator efficacy O x T x I '.M134</svg:desc>
                </draw:g>
              </table:table-cell>
              <table:table-cell office:value-type="float" office:value="427">
                <text:p>427</text:p>
                <draw:g>
                  <svg:desc>'RQ2 operator efficacy O x T x I '.F105:'RQ2 operator efficacy O x T x I '.F134</svg:desc>
                </draw:g>
              </table:table-cell>
            </table:table-row>
            <table:table-row>
              <table:table-cell office:value-type="string">
                <text:p>== to &lt;</text:p>
              </table:table-cell>
              <table:table-cell office:value-type="float" office:value="0.4414">
                <text:p>0.441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== to &lt;=</text:p>
              </table:table-cell>
              <table:table-cell office:value-type="float" office:value="0.511">
                <text:p>0.5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== to &gt;</text:p>
              </table:table-cell>
              <table:table-cell office:value-type="float" office:value="0.6369">
                <text:p>0.636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== to &gt;=</text:p>
              </table:table-cell>
              <table:table-cell office:value-type="float" office:value="0.5868">
                <text:p>0.586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!= to ==</text:p>
              </table:table-cell>
              <table:table-cell office:value-type="float" office:value="0.4473">
                <text:p>0.44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!= to &lt;</text:p>
              </table:table-cell>
              <table:table-cell office:value-type="float" office:value="0.8261">
                <text:p>0.82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!= to &lt;=</text:p>
              </table:table-cell>
              <table:table-cell office:value-type="float" office:value="0.3793">
                <text:p>0.37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!= to &gt;</text:p>
              </table:table-cell>
              <table:table-cell office:value-type="float" office:value="0.6667">
                <text:p>0.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!= to &gt;=</text:p>
              </table:table-cell>
              <table:table-cell office:value-type="float" office:value="0.4118">
                <text:p>0.4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&lt; to ==</text:p>
              </table:table-cell>
              <table:table-cell office:value-type="float" office:value="0.3863">
                <text:p>0.386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&lt; to !=</text:p>
              </table:table-cell>
              <table:table-cell office:value-type="float" office:value="0.7335">
                <text:p>0.733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&lt; to &lt;=</text:p>
              </table:table-cell>
              <table:table-cell office:value-type="float" office:value="0.4902">
                <text:p>0.490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&lt; to &gt;</text:p>
              </table:table-cell>
              <table:table-cell office:value-type="float" office:value="0.375">
                <text:p>0.37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&lt; to &gt;=</text:p>
              </table:table-cell>
              <table:table-cell office:value-type="float" office:value="0.3428">
                <text:p>0.342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&lt;= to ==</text:p>
              </table:table-cell>
              <table:table-cell office:value-type="float" office:value="0.9411">
                <text:p>0.94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&lt;= to !=</text:p>
              </table:table-cell>
              <table:table-cell office:value-type="float" office:value="0.9667">
                <text:p>0.9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&lt;= to &lt;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&lt;= to &gt;</text:p>
              </table:table-cell>
              <table:table-cell office:value-type="float" office:value="0.9655">
                <text:p>0.96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&lt;= to &gt;=</text:p>
              </table:table-cell>
              <table:table-cell office:value-type="float" office:value="0.9167">
                <text:p>0.9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&gt; to ==</text:p>
              </table:table-cell>
              <table:table-cell office:value-type="float" office:value="0.1029">
                <text:p>0.10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&gt; to !=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&gt; to &lt;</text:p>
              </table:table-cell>
              <table:table-cell office:value-type="float" office:value="0.4348">
                <text:p>0.43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&gt; to &lt;=</text:p>
              </table:table-cell>
              <table:table-cell office:value-type="float" office:value="0.1587">
                <text:p>0.15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&gt; to &gt;=</text:p>
              </table:table-cell>
              <table:table-cell office:value-type="float" office:value="0.3378">
                <text:p>0.3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&gt;= to ==</text:p>
              </table:table-cell>
              <table:table-cell office:value-type="float" office:value="0.8242">
                <text:p>0.82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&gt;= to !=</text:p>
              </table:table-cell>
              <table:table-cell office:value-type="float" office:value="0.24">
                <text:p>0.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&gt;= to &lt;</text:p>
              </table:table-cell>
              <table:table-cell office:value-type="float" office:value="0.7872">
                <text:p>0.78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&gt;= to &lt;=</text:p>
              </table:table-cell>
              <table:table-cell office:value-type="float" office:value="0.7281">
                <text:p>0.72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&gt;= to &gt;</text:p>
              </table:table-cell>
              <table:table-cell office:value-type="float" office:value="0.9333">
                <text:p>0.9333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8761d"/>
    </style:style>
    <style:style style:name="ch12" style:family="chart">
      <style:chart-properties chart:solid-type="cuboid"/>
      <style:graphic-properties draw:fill-color="#b45f06"/>
    </style:style>
    <style:style style:name="ch13" style:family="chart">
      <style:chart-properties chart:solid-type="cuboid"/>
      <style:graphic-properties draw:fill-color="#674ea7"/>
    </style:style>
    <style:style style:name="ch14" style:family="chart">
      <style:chart-properties chart:solid-type="cuboid"/>
      <style:graphic-properties draw:fill-color="#a61c00"/>
    </style:style>
    <style:style style:name="ch15" style:family="chart">
      <style:chart-properties chart:solid-type="cuboid"/>
      <style:graphic-properties draw:fill-color="#bf9000"/>
    </style:style>
    <style:style style:name="ch16" style:family="chart">
      <style:chart-properties chart:solid-type="cuboid"/>
      <style:graphic-properties draw:fill-color="#a64d79"/>
    </style:style>
    <style:style style:name="ch1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5.215cm" svg:height="18.018cm" xlink:href=".." xlink:type="simple" chart:class="chart:bar" chart:column-mapping="1 0" chart:style-name="ch1">
        <chart:legend chart:legend-position="end" svg:x="22.899cm" svg:y="8.461cm" style:legend-expansion="high" chart:style-name="ch2"/>
        <chart:plot-area chart:style-name="ch3" table:cell-range-address="'RQ2 operator efficacy O x T x I '.B2:'RQ2 operator efficacy O x T x I '.B50 'RQ2 operator efficacy O x T x I '.M2:'RQ2 operator efficacy O x T x I '.M50 'RQ2 operator efficacy O x T x I '.F2:'RQ2 operator efficacy O x T x I '.F50" chart:data-source-has-labels="column" svg:x="1.564cm" svg:y="0.36cm" svg:width="20.831cm" svg:height="16.268cm">
          <chartooo:coordinate-region svg:x="3.231cm" svg:y="0.36cm" svg:width="19.164cm" svg:height="13.181cm"/>
          <chart:axis chart:dimension="x" chart:name="primary-x" chart:style-name="ch4" chartooo:axis-type="text">
            <chart:title svg:x="9.507cm" svg:y="16.989cm" chart:style-name="ch5">
              <text:p>target node and ingredient node</text:p>
            </chart:title>
            <chart:categories table:cell-range-address="'RQ2 operator efficacy O x T x I '.B2:'RQ2 operator efficacy O x T x I '.B50"/>
          </chart:axis>
          <chart:axis chart:dimension="y" chart:name="primary-y" chart:style-name="ch6">
            <chart:title svg:x="0.451cm" svg:y="10.966cm" chart:style-name="ch7">
              <text:p>improved and preserved fitness</text:p>
            </chart:title>
            <chart:grid chart:style-name="ch8" chart:class="major"/>
          </chart:axis>
          <chart:series chart:style-name="ch9" chart:values-cell-range-address="'RQ2 operator efficacy O x T x I '.M2:'RQ2 operator efficacy O x T x I '.M50" chart:class="chart:bar">
            <chart:data-point chart:repeated="5"/>
            <chart:data-point chart:style-name="ch10"/>
            <chart:data-point chart:style-name="ch11" chart:repeated="7"/>
            <chart:data-point/>
            <chart:data-point chart:style-name="ch12" chart:repeated="6"/>
            <chart:data-point chart:style-name="ch13" chart:repeated="7"/>
            <chart:data-point chart:style-name="ch14" chart:repeated="7"/>
            <chart:data-point/>
            <chart:data-point chart:style-name="ch15" chart:repeated="6"/>
            <chart:data-point/>
            <chart:data-point chart:style-name="ch16" chart:repeated="2"/>
            <chart:data-point/>
            <chart:data-point chart:style-name="ch16" chart:repeated="2"/>
            <chart:data-point chart:repeated="2"/>
          </chart:series>
          <chart:series chart:style-name="ch17" chart:values-cell-range-address="'RQ2 operator efficacy O x T x I '.F2:'RQ2 operator efficacy O x T x I '.F50" chart:class="chart:bar">
            <chart:data-point chart:repeated="4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expr_stmt to for</text:p>
                <draw:g>
                  <svg:desc>'RQ2 operator efficacy O x T x I '.B2:'RQ2 operator efficacy O x T x I '.B50</svg:desc>
                </draw:g>
              </table:table-cell>
              <table:table-cell office:value-type="float" office:value="0.2048">
                <text:p>0.2048</text:p>
                <draw:g>
                  <svg:desc>'RQ2 operator efficacy O x T x I '.M2:'RQ2 operator efficacy O x T x I '.M50</svg:desc>
                </draw:g>
              </table:table-cell>
              <table:table-cell office:value-type="float" office:value="2535">
                <text:p>2535</text:p>
                <draw:g>
                  <svg:desc>'RQ2 operator efficacy O x T x I '.F2:'RQ2 operator efficacy O x T x I '.F50</svg:desc>
                </draw:g>
              </table:table-cell>
            </table:table-row>
            <table:table-row>
              <table:table-cell office:value-type="string">
                <text:p>expr_stmt to expr_stmt</text:p>
              </table:table-cell>
              <table:table-cell office:value-type="float" office:value="0.5196">
                <text:p>0.5196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expr_stmt to decl_stmt</text:p>
              </table:table-cell>
              <table:table-cell office:value-type="float" office:value="0.1822">
                <text:p>0.1822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expr_stmt to return</text:p>
              </table:table-cell>
              <table:table-cell office:value-type="float" office:value="0.0834">
                <text:p>0.083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expr_stmt to if</text:p>
              </table:table-cell>
              <table:table-cell office:value-type="float" office:value="0.5002">
                <text:p>0.500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expr_stmt to while</text:p>
              </table:table-cell>
              <table:table-cell office:value-type="float" office:value="0.3981">
                <text:p>0.398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expr_stmt to continue</text:p>
              </table:table-cell>
              <table:table-cell office:value-type="float" office:value="0.0208">
                <text:p>0.0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ecl_stmt to decl_stmt</text:p>
              </table:table-cell>
              <table:table-cell office:value-type="float" office:value="0.0981">
                <text:p>0.0981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decl_stmt to expr_stmt</text:p>
              </table:table-cell>
              <table:table-cell office:value-type="float" office:value="0.1047">
                <text:p>0.1047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decl_stmt to for</text:p>
              </table:table-cell>
              <table:table-cell office:value-type="float" office:value="0.0929">
                <text:p>0.092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decl_stmt to if</text:p>
              </table:table-cell>
              <table:table-cell office:value-type="float" office:value="0.2451">
                <text:p>0.2451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decl_stmt to return</text:p>
              </table:table-cell>
              <table:table-cell office:value-type="float" office:value="0.0254">
                <text:p>0.0254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decl_stmt to while</text:p>
              </table:table-cell>
              <table:table-cell office:value-type="float" office:value="0.0627">
                <text:p>0.062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decl_stmt to continue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f to decl_stmt</text:p>
              </table:table-cell>
              <table:table-cell office:value-type="float" office:value="0.1213">
                <text:p>0.12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if to return</text:p>
              </table:table-cell>
              <table:table-cell office:value-type="float" office:value="0.0282">
                <text:p>0.0282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if to if</text:p>
              </table:table-cell>
              <table:table-cell office:value-type="float" office:value="0.6573">
                <text:p>0.6573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if to expr_stmt</text:p>
              </table:table-cell>
              <table:table-cell office:value-type="float" office:value="0.2566">
                <text:p>0.2566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if to for</text:p>
              </table:table-cell>
              <table:table-cell office:value-type="float" office:value="0.1272">
                <text:p>0.127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if to while</text:p>
              </table:table-cell>
              <table:table-cell office:value-type="float" office:value="0.1004">
                <text:p>0.100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if to continue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or to expr_stmt</text:p>
              </table:table-cell>
              <table:table-cell office:value-type="float" office:value="0.1808">
                <text:p>0.1808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for to for</text:p>
              </table:table-cell>
              <table:table-cell office:value-type="float" office:value="0.4353">
                <text:p>0.435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for to return</text:p>
              </table:table-cell>
              <table:table-cell office:value-type="float" office:value="0.056">
                <text:p>0.05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for to if</text:p>
              </table:table-cell>
              <table:table-cell office:value-type="float" office:value="0.2281">
                <text:p>0.228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for to decl_stmt</text:p>
              </table:table-cell>
              <table:table-cell office:value-type="float" office:value="0.1116">
                <text:p>0.1116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for to while</text:p>
              </table:table-cell>
              <table:table-cell office:value-type="float" office:value="0.3214">
                <text:p>0.32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for to continue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eturn to for</text:p>
              </table:table-cell>
              <table:table-cell office:value-type="float" office:value="0.4068">
                <text:p>0.4068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return to decl_stmt</text:p>
              </table:table-cell>
              <table:table-cell office:value-type="float" office:value="0.3677">
                <text:p>0.3677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return to return</text:p>
              </table:table-cell>
              <table:table-cell office:value-type="float" office:value="0.0532">
                <text:p>0.0532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return to expr_stmt</text:p>
              </table:table-cell>
              <table:table-cell office:value-type="float" office:value="0.331">
                <text:p>0.33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return to if</text:p>
              </table:table-cell>
              <table:table-cell office:value-type="float" office:value="0.4544">
                <text:p>0.4544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return to while</text:p>
              </table:table-cell>
              <table:table-cell office:value-type="float" office:value="0.319">
                <text:p>0.3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return to continue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hile to decl_stmt</text:p>
              </table:table-cell>
              <table:table-cell office:value-type="float" office:value="0.1443">
                <text:p>0.144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while to return</text:p>
              </table:table-cell>
              <table:table-cell office:value-type="float" office:value="0.0573">
                <text:p>0.057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while to expr_stmt</text:p>
              </table:table-cell>
              <table:table-cell office:value-type="float" office:value="0.1376">
                <text:p>0.137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while to if</text:p>
              </table:table-cell>
              <table:table-cell office:value-type="float" office:value="0.3122">
                <text:p>0.31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while to while</text:p>
              </table:table-cell>
              <table:table-cell office:value-type="float" office:value="0.4929">
                <text:p>0.49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hile to for</text:p>
              </table:table-cell>
              <table:table-cell office:value-type="float" office:value="0.2952">
                <text:p>0.29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while to continue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tinue to expr_stmt</text:p>
              </table:table-cell>
              <table:table-cell office:value-type="float" office:value="0.6852">
                <text:p>0.68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ontinue to return</text:p>
              </table:table-cell>
              <table:table-cell office:value-type="float" office:value="0.1364">
                <text:p>0.1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ntinue to for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ntinue to if</text:p>
              </table:table-cell>
              <table:table-cell office:value-type="float" office:value="0.9286">
                <text:p>0.92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tinue to decl_stmt</text:p>
              </table:table-cell>
              <table:table-cell office:value-type="float" office:value="0.3542">
                <text:p>0.35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ontinue to whil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tinue to continu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8761d"/>
    </style:style>
    <style:style style:name="ch12" style:family="chart">
      <style:chart-properties chart:solid-type="cuboid"/>
      <style:graphic-properties draw:fill-color="#b45f06"/>
    </style:style>
    <style:style style:name="ch13" style:family="chart">
      <style:chart-properties chart:solid-type="cuboid"/>
      <style:graphic-properties draw:fill-color="#674ea7"/>
    </style:style>
    <style:style style:name="ch14" style:family="chart">
      <style:chart-properties chart:solid-type="cuboid"/>
      <style:graphic-properties draw:fill-color="#a61c00"/>
    </style:style>
    <style:style style:name="ch15" style:family="chart">
      <style:chart-properties chart:solid-type="cuboid"/>
      <style:graphic-properties draw:fill-color="#bf9000"/>
    </style:style>
    <style:style style:name="ch16" style:family="chart">
      <style:chart-properties chart:solid-type="cuboid"/>
      <style:graphic-properties draw:fill-color="#a64d79"/>
    </style:style>
    <style:style style:name="ch1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5.215cm" svg:height="17.648cm" xlink:href=".." xlink:type="simple" chart:class="chart:bar" chart:style-name="ch1">
        <chart:legend chart:legend-position="end" svg:x="22.899cm" svg:y="8.276cm" style:legend-expansion="high" chart:style-name="ch2"/>
        <chart:plot-area chart:style-name="ch3" table:cell-range-address="'RQ2 operator efficacy O x T x I '.B51:'RQ2 operator efficacy O x T x I '.B97 'RQ2 operator efficacy O x T x I '.M51:'RQ2 operator efficacy O x T x I '.M97 'RQ2 operator efficacy O x T x I '.F2:'RQ2 operator efficacy O x T x I '.F50" chart:data-source-has-labels="column" svg:x="1.564cm" svg:y="0.352cm" svg:width="20.831cm" svg:height="15.914cm">
          <chartooo:coordinate-region svg:x="4cm" svg:y="0.352cm" svg:width="18.395cm" svg:height="12.808cm"/>
          <chart:axis chart:dimension="x" chart:name="primary-x" chart:style-name="ch4" chartooo:axis-type="text">
            <chart:title svg:x="9.507cm" svg:y="16.619cm" chart:style-name="ch5">
              <text:p>target node and ingredient node</text:p>
            </chart:title>
            <chart:categories table:cell-range-address="'RQ2 operator efficacy O x T x I '.B51:'RQ2 operator efficacy O x T x I '.B97"/>
          </chart:axis>
          <chart:axis chart:dimension="y" chart:name="primary-y" chart:style-name="ch6">
            <chart:title svg:x="0.451cm" svg:y="10.781cm" chart:style-name="ch7">
              <text:p>improved and preserved fitness</text:p>
            </chart:title>
            <chart:grid chart:style-name="ch8" chart:class="major"/>
          </chart:axis>
          <chart:series chart:style-name="ch9" chart:values-cell-range-address="'RQ2 operator efficacy O x T x I '.M51:'RQ2 operator efficacy O x T x I '.M97" chart:class="chart:bar">
            <chart:data-point chart:repeated="5"/>
            <chart:data-point chart:style-name="ch10"/>
            <chart:data-point chart:style-name="ch11" chart:repeated="7"/>
            <chart:data-point/>
            <chart:data-point chart:style-name="ch12" chart:repeated="6"/>
            <chart:data-point chart:style-name="ch13" chart:repeated="7"/>
            <chart:data-point chart:style-name="ch14" chart:repeated="7"/>
            <chart:data-point/>
            <chart:data-point chart:style-name="ch15" chart:repeated="6"/>
            <chart:data-point chart:style-name="ch16" chart:repeated="6"/>
          </chart:series>
          <chart:series chart:style-name="ch17" chart:values-cell-range-address="'RQ2 operator efficacy O x T x I '.F2:'RQ2 operator efficacy O x T x I '.F50" chart:class="chart:bar">
            <chart:data-point chart:repeated="4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cl_stmt to decl_stmt</text:p>
                <draw:g>
                  <svg:desc>'RQ2 operator efficacy O x T x I '.B51:'RQ2 operator efficacy O x T x I '.B97</svg:desc>
                </draw:g>
              </table:table-cell>
              <table:table-cell office:value-type="float" office:value="0.0404">
                <text:p>0.0404</text:p>
                <draw:g>
                  <svg:desc>'RQ2 operator efficacy O x T x I '.M51:'RQ2 operator efficacy O x T x I '.M97</svg:desc>
                </draw:g>
              </table:table-cell>
              <table:table-cell office:value-type="float" office:value="2535">
                <text:p>2535</text:p>
                <draw:g>
                  <svg:desc>'RQ2 operator efficacy O x T x I '.F2:'RQ2 operator efficacy O x T x I '.F50</svg:desc>
                </draw:g>
              </table:table-cell>
            </table:table-row>
            <table:table-row>
              <table:table-cell office:value-type="string">
                <text:p>decl_stmt to if</text:p>
              </table:table-cell>
              <table:table-cell office:value-type="float" office:value="0.0272">
                <text:p>0.0272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decl_stmt to expr_stmt</text:p>
              </table:table-cell>
              <table:table-cell office:value-type="float" office:value="0.0271">
                <text:p>0.0271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decl_stmt to return</text:p>
              </table:table-cell>
              <table:table-cell office:value-type="float" office:value="0.0282">
                <text:p>0.0282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decl_stmt to for</text:p>
              </table:table-cell>
              <table:table-cell office:value-type="float" office:value="0.0437">
                <text:p>0.0437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decl_stmt to while</text:p>
              </table:table-cell>
              <table:table-cell office:value-type="float" office:value="0.0024">
                <text:p>0.00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decl_stmt to continue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or to expr_stmt</text:p>
              </table:table-cell>
              <table:table-cell office:value-type="float" office:value="0.1269">
                <text:p>0.1269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for to if</text:p>
              </table:table-cell>
              <table:table-cell office:value-type="float" office:value="0.1666">
                <text:p>0.1666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for to decl_stmt</text:p>
              </table:table-cell>
              <table:table-cell office:value-type="float" office:value="0.1381">
                <text:p>0.138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for to for</text:p>
              </table:table-cell>
              <table:table-cell office:value-type="float" office:value="0.1408">
                <text:p>0.1408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for to return</text:p>
              </table:table-cell>
              <table:table-cell office:value-type="float" office:value="0.1148">
                <text:p>0.1148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for to while</text:p>
              </table:table-cell>
              <table:table-cell office:value-type="float" office:value="0.0175">
                <text:p>0.017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for to continue</text:p>
              </table:table-cell>
              <table:table-cell office:value-type="float" office:value="0.4">
                <text:p>0.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xpr_stmt to decl_stmt</text:p>
              </table:table-cell>
              <table:table-cell office:value-type="float" office:value="0.1395">
                <text:p>0.1395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expr_stmt to if</text:p>
              </table:table-cell>
              <table:table-cell office:value-type="float" office:value="0.3179">
                <text:p>0.3179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expr_stmt to expr_stmt</text:p>
              </table:table-cell>
              <table:table-cell office:value-type="float" office:value="0.311">
                <text:p>0.311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expr_stmt to return</text:p>
              </table:table-cell>
              <table:table-cell office:value-type="float" office:value="0.2829">
                <text:p>0.2829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expr_stmt to for</text:p>
              </table:table-cell>
              <table:table-cell office:value-type="float" office:value="0.1481">
                <text:p>0.148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expr_stmt to while</text:p>
              </table:table-cell>
              <table:table-cell office:value-type="float" office:value="0.2491">
                <text:p>0.249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expr_stmt to continue</text:p>
              </table:table-cell>
              <table:table-cell office:value-type="float" office:value="0.381">
                <text:p>0.3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f to return</text:p>
              </table:table-cell>
              <table:table-cell office:value-type="float" office:value="0.0876">
                <text:p>0.087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if to decl_stmt</text:p>
              </table:table-cell>
              <table:table-cell office:value-type="float" office:value="0.1041">
                <text:p>0.104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if to for</text:p>
              </table:table-cell>
              <table:table-cell office:value-type="float" office:value="0.0722">
                <text:p>0.072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if to expr_stmt</text:p>
              </table:table-cell>
              <table:table-cell office:value-type="float" office:value="0.0986">
                <text:p>0.098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if to if</text:p>
              </table:table-cell>
              <table:table-cell office:value-type="float" office:value="0.2687">
                <text:p>0.2687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if to while</text:p>
              </table:table-cell>
              <table:table-cell office:value-type="float" office:value="0.2328">
                <text:p>0.23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if to continue</text:p>
              </table:table-cell>
              <table:table-cell office:value-type="float" office:value="0.0476">
                <text:p>0.0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eturn to decl_stmt</text:p>
              </table:table-cell>
              <table:table-cell office:value-type="float" office:value="0.0961">
                <text:p>0.0961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return to expr_stmt</text:p>
              </table:table-cell>
              <table:table-cell office:value-type="float" office:value="0.073">
                <text:p>0.07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return to for</text:p>
              </table:table-cell>
              <table:table-cell office:value-type="float" office:value="0.0749">
                <text:p>0.0749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return to if</text:p>
              </table:table-cell>
              <table:table-cell office:value-type="float" office:value="0.1439">
                <text:p>0.1439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return to return</text:p>
              </table:table-cell>
              <table:table-cell office:value-type="float" office:value="0.4382">
                <text:p>0.4382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return to while</text:p>
              </table:table-cell>
              <table:table-cell office:value-type="float" office:value="0.482">
                <text:p>0.48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return to continue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hile to if</text:p>
              </table:table-cell>
              <table:table-cell office:value-type="float" office:value="0.0305">
                <text:p>0.030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while to decl_stmt</text:p>
              </table:table-cell>
              <table:table-cell office:value-type="float" office:value="0.119">
                <text:p>0.11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while to expr_stmt</text:p>
              </table:table-cell>
              <table:table-cell office:value-type="float" office:value="0.0337">
                <text:p>0.033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while to return</text:p>
              </table:table-cell>
              <table:table-cell office:value-type="float" office:value="0.1263">
                <text:p>0.126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while to for</text:p>
              </table:table-cell>
              <table:table-cell office:value-type="float" office:value="0.3854">
                <text:p>0.38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hile to continue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ntinue to expr_stmt</text:p>
              </table:table-cell>
              <table:table-cell office:value-type="float" office:value="0.625">
                <text:p>0.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tinue to if</text:p>
              </table:table-cell>
              <table:table-cell office:value-type="float" office:value="0.7619">
                <text:p>0.76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ontinue to decl_stmt</text:p>
              </table:table-cell>
              <table:table-cell office:value-type="float" office:value="0.119">
                <text:p>0.1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ntinue to return</text:p>
              </table:table-cell>
              <table:table-cell office:value-type="float" office:value="0.8333">
                <text:p>0.8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ntinue to while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tinue to for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